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0.7008in"/>
    </style:style>
    <style:style style:name="co3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428in"/>
    </style:style>
    <style:style style:name="co7" style:family="table-column">
      <style:table-column-properties fo:break-before="auto" style:column-width="1.7846in"/>
    </style:style>
    <style:style style:name="co5" style:family="table-column">
      <style:table-column-properties fo:break-before="auto" style:column-width="1.2492in"/>
    </style:style>
    <style:style style:name="co9" style:family="table-column">
      <style:table-column-properties fo:break-before="auto" style:column-width="1.0709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9634in"/>
    </style:style>
    <style:style style:name="co12" style:family="table-column">
      <style:table-column-properties fo:break-before="auto" style:column-width="1.6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46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transparent" fo:border="0.06pt solid #000000"/>
      <style:text-properties style:text-position="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5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text-position=""/>
    </style:style>
    <style:style style:name="ce16" style:family="table-cell" style:parent-style-name="Default">
      <style:table-cell-properties fo:border-bottom="0.06pt solid #000000" fo:background-color="#ffff99" fo:border-left="none" fo:border-right="none" fo:border-top="0.06pt solid #000000"/>
      <style:text-properties style:text-position=""/>
    </style:style>
    <style:style style:name="ce17" style:family="table-cell" style:parent-style-name="Default">
      <style:table-cell-properties fo:background-color="#ffff99" fo:border="0.06pt solid #000000"/>
      <style:text-properties style:text-position="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ffff66" fo:border="0.06pt solid #000000"/>
    </style:style>
    <style:style style:name="ce12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weight="bold" style:font-weight-asian="bold" style:font-weight-complex="bold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Arial"/>
    </style:style>
    <style:style style:name="ce23" style:family="table-cell" style:parent-style-name="Default">
      <style:text-properties style:font-name="Arial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onth-Data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Month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</table:table-row>
        <table:table-row table:style-name="ro1" table:visibility="filter">
          <table:table-cell office:value-type="string">
            <text:p>January-1980</text:p>
          </table:table-cell>
          <table:table-cell table:number-columns-repeated="3"/>
          <table:table-cell office:value-type="float" office:value="123.54">
            <text:p>123.54</text:p>
          </table:table-cell>
        </table:table-row>
        <table:table-row table:style-name="ro1" table:visibility="filter">
          <table:table-cell office:value-type="string">
            <text:p>February-1980</text:p>
          </table:table-cell>
          <table:table-cell table:number-columns-repeated="3"/>
          <table:table-cell office:value-type="float" office:value="128.21">
            <text:p>128.21</text:p>
          </table:table-cell>
        </table:table-row>
        <table:table-row table:style-name="ro1" table:visibility="filter">
          <table:table-cell office:value-type="string">
            <text:p>March-1980</text:p>
          </table:table-cell>
          <table:table-cell table:number-columns-repeated="3"/>
          <table:table-cell office:value-type="float" office:value="128.57">
            <text:p>128.57</text:p>
          </table:table-cell>
        </table:table-row>
        <table:table-row table:style-name="ro1">
          <table:table-cell office:value-type="string">
            <text:p>April-1980</text:p>
          </table:table-cell>
          <table:table-cell table:number-columns-repeated="3"/>
          <table:table-cell office:value-type="float" office:value="127.25">
            <text:p>127.25</text:p>
          </table:table-cell>
        </table:table-row>
        <table:table-row table:style-name="ro1" table:visibility="filter">
          <table:table-cell office:value-type="string">
            <text:p>May-1980</text:p>
          </table:table-cell>
          <table:table-cell table:number-columns-repeated="3"/>
          <table:table-cell office:value-type="float" office:value="125.97">
            <text:p>125.97</text:p>
          </table:table-cell>
        </table:table-row>
        <table:table-row table:style-name="ro1" table:visibility="filter">
          <table:table-cell office:value-type="string">
            <text:p>June-1980</text:p>
          </table:table-cell>
          <table:table-cell table:number-columns-repeated="3"/>
          <table:table-cell office:value-type="float" office:value="122.15">
            <text:p>122.15</text:p>
          </table:table-cell>
        </table:table-row>
        <table:table-row table:style-name="ro1" table:visibility="filter">
          <table:table-cell office:value-type="string">
            <text:p>July-1980</text:p>
          </table:table-cell>
          <table:table-cell table:number-columns-repeated="3"/>
          <table:table-cell office:value-type="float" office:value="128.6">
            <text:p>128.6</text:p>
          </table:table-cell>
        </table:table-row>
        <table:table-row table:style-name="ro1" table:visibility="filter">
          <table:table-cell office:value-type="string">
            <text:p>August-1980</text:p>
          </table:table-cell>
          <table:table-cell table:number-columns-repeated="3"/>
          <table:table-cell office:value-type="float" office:value="140.75">
            <text:p>140.75</text:p>
          </table:table-cell>
        </table:table-row>
        <table:table-row table:style-name="ro1" table:visibility="filter">
          <table:table-cell office:value-type="string">
            <text:p>September-1980</text:p>
          </table:table-cell>
          <table:table-cell table:number-columns-repeated="3"/>
          <table:table-cell office:value-type="float" office:value="134.41">
            <text:p>134.41</text:p>
          </table:table-cell>
        </table:table-row>
        <table:table-row table:style-name="ro1" table:visibility="filter">
          <table:table-cell office:value-type="string">
            <text:p>October-1980</text:p>
          </table:table-cell>
          <table:table-cell table:number-columns-repeated="3"/>
          <table:table-cell office:value-type="float" office:value="130.92">
            <text:p>130.92</text:p>
          </table:table-cell>
        </table:table-row>
        <table:table-row table:style-name="ro1" table:visibility="filter">
          <table:table-cell office:value-type="string">
            <text:p>November-1980</text:p>
          </table:table-cell>
          <table:table-cell table:number-columns-repeated="3"/>
          <table:table-cell office:value-type="float" office:value="140.14">
            <text:p>140.14</text:p>
          </table:table-cell>
        </table:table-row>
        <table:table-row table:style-name="ro1" table:visibility="filter">
          <table:table-cell office:value-type="string">
            <text:p>December-1980</text:p>
          </table:table-cell>
          <table:table-cell table:number-columns-repeated="3"/>
          <table:table-cell office:value-type="float" office:value="148.25">
            <text:p>148.25</text:p>
          </table:table-cell>
        </table:table-row>
        <table:table-row table:style-name="ro1" table:visibility="filter">
          <table:table-cell office:value-type="string">
            <text:p>January-1981</text:p>
          </table:table-cell>
          <table:table-cell table:number-columns-repeated="3"/>
          <table:table-cell office:value-type="float" office:value="146.63">
            <text:p>146.63</text:p>
          </table:table-cell>
        </table:table-row>
        <table:table-row table:style-name="ro1" table:visibility="filter">
          <table:table-cell office:value-type="string">
            <text:p>February-1981</text:p>
          </table:table-cell>
          <table:table-cell table:number-columns-repeated="3"/>
          <table:table-cell office:value-type="float" office:value="160.16">
            <text:p>160.16</text:p>
          </table:table-cell>
        </table:table-row>
        <table:table-row table:style-name="ro1" table:visibility="filter">
          <table:table-cell office:value-type="string">
            <text:p>March-1981</text:p>
          </table:table-cell>
          <table:table-cell table:number-columns-repeated="3"/>
          <table:table-cell office:value-type="float" office:value="173.44">
            <text:p>173.44</text:p>
          </table:table-cell>
        </table:table-row>
        <table:table-row table:style-name="ro1">
          <table:table-cell office:value-type="string">
            <text:p>April-1981</text:p>
          </table:table-cell>
          <table:table-cell table:number-columns-repeated="3"/>
          <table:table-cell office:value-type="float" office:value="186.29">
            <text:p>186.29</text:p>
          </table:table-cell>
        </table:table-row>
        <table:table-row table:style-name="ro1" table:visibility="filter">
          <table:table-cell office:value-type="string">
            <text:p>May-1981</text:p>
          </table:table-cell>
          <table:table-cell table:number-columns-repeated="3"/>
          <table:table-cell office:value-type="float" office:value="177.06">
            <text:p>177.06</text:p>
          </table:table-cell>
        </table:table-row>
        <table:table-row table:style-name="ro1" table:visibility="filter">
          <table:table-cell office:value-type="string">
            <text:p>June-1981</text:p>
          </table:table-cell>
          <table:table-cell table:number-columns-repeated="3"/>
          <table:table-cell office:value-type="float" office:value="211.64">
            <text:p>211.64</text:p>
          </table:table-cell>
        </table:table-row>
        <table:table-row table:style-name="ro1" table:visibility="filter">
          <table:table-cell office:value-type="string">
            <text:p>July-1981</text:p>
          </table:table-cell>
          <table:table-cell table:number-columns-repeated="3"/>
          <table:table-cell office:value-type="float" office:value="208.02">
            <text:p>208.02</text:p>
          </table:table-cell>
        </table:table-row>
        <table:table-row table:style-name="ro1" table:visibility="filter">
          <table:table-cell office:value-type="string">
            <text:p>August-1981</text:p>
          </table:table-cell>
          <table:table-cell table:number-columns-repeated="3"/>
          <table:table-cell office:value-type="float" office:value="193.49">
            <text:p>193.49</text:p>
          </table:table-cell>
        </table:table-row>
        <table:table-row table:style-name="ro1" table:visibility="filter">
          <table:table-cell office:value-type="string">
            <text:p>September-1981</text:p>
          </table:table-cell>
          <table:table-cell table:number-columns-repeated="3"/>
          <table:table-cell office:value-type="float" office:value="205.4">
            <text:p>205.4</text:p>
          </table:table-cell>
        </table:table-row>
        <table:table-row table:style-name="ro1" table:visibility="filter">
          <table:table-cell office:value-type="string">
            <text:p>October-1981</text:p>
          </table:table-cell>
          <table:table-cell table:number-columns-repeated="3"/>
          <table:table-cell office:value-type="float" office:value="208.4">
            <text:p>208.4</text:p>
          </table:table-cell>
        </table:table-row>
        <table:table-row table:style-name="ro1" table:visibility="filter">
          <table:table-cell office:value-type="string">
            <text:p>November-1981</text:p>
          </table:table-cell>
          <table:table-cell table:number-columns-repeated="3"/>
          <table:table-cell office:value-type="float" office:value="214.56">
            <text:p>214.56</text:p>
          </table:table-cell>
        </table:table-row>
        <table:table-row table:style-name="ro1" table:visibility="filter">
          <table:table-cell office:value-type="string">
            <text:p>December-1981</text:p>
          </table:table-cell>
          <table:table-cell table:number-columns-repeated="3"/>
          <table:table-cell office:value-type="float" office:value="227.72">
            <text:p>227.72</text:p>
          </table:table-cell>
        </table:table-row>
        <table:table-row table:style-name="ro1" table:visibility="filter">
          <table:table-cell office:value-type="string">
            <text:p>January-1982</text:p>
          </table:table-cell>
          <table:table-cell table:number-columns-repeated="3"/>
          <table:table-cell office:value-type="float" office:value="219.93">
            <text:p>219.93</text:p>
          </table:table-cell>
        </table:table-row>
        <table:table-row table:style-name="ro1" table:visibility="filter">
          <table:table-cell office:value-type="string">
            <text:p>February-1982</text:p>
          </table:table-cell>
          <table:table-cell table:number-columns-repeated="3"/>
          <table:table-cell office:value-type="float" office:value="228.07">
            <text:p>228.07</text:p>
          </table:table-cell>
        </table:table-row>
        <table:table-row table:style-name="ro1" table:visibility="filter">
          <table:table-cell office:value-type="string">
            <text:p>March-1982</text:p>
          </table:table-cell>
          <table:table-cell table:number-columns-repeated="3"/>
          <table:table-cell office:value-type="float" office:value="217.71">
            <text:p>217.71</text:p>
          </table:table-cell>
        </table:table-row>
        <table:table-row table:style-name="ro1">
          <table:table-cell office:value-type="string">
            <text:p>April-1982</text:p>
          </table:table-cell>
          <table:table-cell table:number-columns-repeated="3"/>
          <table:table-cell office:value-type="float" office:value="225.9">
            <text:p>225.9</text:p>
          </table:table-cell>
        </table:table-row>
        <table:table-row table:style-name="ro1" table:visibility="filter">
          <table:table-cell office:value-type="string">
            <text:p>May-1982</text:p>
          </table:table-cell>
          <table:table-cell table:number-columns-repeated="3"/>
          <table:table-cell office:value-type="float" office:value="228.92">
            <text:p>228.92</text:p>
          </table:table-cell>
        </table:table-row>
        <table:table-row table:style-name="ro1" table:visibility="filter">
          <table:table-cell office:value-type="string">
            <text:p>June-1982</text:p>
          </table:table-cell>
          <table:table-cell table:number-columns-repeated="3"/>
          <table:table-cell office:value-type="float" office:value="212.81">
            <text:p>212.81</text:p>
          </table:table-cell>
        </table:table-row>
        <table:table-row table:style-name="ro1" table:visibility="filter">
          <table:table-cell office:value-type="string">
            <text:p>July-1982</text:p>
          </table:table-cell>
          <table:table-cell table:number-columns-repeated="3"/>
          <table:table-cell office:value-type="float" office:value="216.12">
            <text:p>216.12</text:p>
          </table:table-cell>
        </table:table-row>
        <table:table-row table:style-name="ro1" table:visibility="filter">
          <table:table-cell office:value-type="string">
            <text:p>August-1982</text:p>
          </table:table-cell>
          <table:table-cell table:number-columns-repeated="3"/>
          <table:table-cell office:value-type="float" office:value="213.99">
            <text:p>213.99</text:p>
          </table:table-cell>
        </table:table-row>
        <table:table-row table:style-name="ro1" table:visibility="filter">
          <table:table-cell office:value-type="string">
            <text:p>September-1982</text:p>
          </table:table-cell>
          <table:table-cell table:number-columns-repeated="3"/>
          <table:table-cell office:value-type="float" office:value="228.22">
            <text:p>228.22</text:p>
          </table:table-cell>
        </table:table-row>
        <table:table-row table:style-name="ro1" table:visibility="filter">
          <table:table-cell office:value-type="string">
            <text:p>October-1982</text:p>
          </table:table-cell>
          <table:table-cell table:number-columns-repeated="3"/>
          <table:table-cell office:value-type="float" office:value="222.14">
            <text:p>222.14</text:p>
          </table:table-cell>
        </table:table-row>
        <table:table-row table:style-name="ro1" table:visibility="filter">
          <table:table-cell office:value-type="string">
            <text:p>November-1982</text:p>
          </table:table-cell>
          <table:table-cell table:number-columns-repeated="3"/>
          <table:table-cell office:value-type="float" office:value="227.97">
            <text:p>227.97</text:p>
          </table:table-cell>
        </table:table-row>
        <table:table-row table:style-name="ro1" table:visibility="filter">
          <table:table-cell office:value-type="string">
            <text:p>December-1982</text:p>
          </table:table-cell>
          <table:table-cell table:number-columns-repeated="3"/>
          <table:table-cell office:value-type="float" office:value="235.83">
            <text:p>235.83</text:p>
          </table:table-cell>
        </table:table-row>
        <table:table-row table:style-name="ro1" table:visibility="filter">
          <table:table-cell office:value-type="string">
            <text:p>January-1983</text:p>
          </table:table-cell>
          <table:table-cell table:number-columns-repeated="3"/>
          <table:table-cell office:value-type="float" office:value="221.66">
            <text:p>221.66</text:p>
          </table:table-cell>
        </table:table-row>
        <table:table-row table:style-name="ro1" table:visibility="filter">
          <table:table-cell office:value-type="string">
            <text:p>February-1983</text:p>
          </table:table-cell>
          <table:table-cell table:number-columns-repeated="3"/>
          <table:table-cell office:value-type="float" office:value="218.82">
            <text:p>218.82</text:p>
          </table:table-cell>
        </table:table-row>
        <table:table-row table:style-name="ro1" table:visibility="filter">
          <table:table-cell office:value-type="string">
            <text:p>March-1983</text:p>
          </table:table-cell>
          <table:table-cell table:number-columns-repeated="3"/>
          <table:table-cell office:value-type="float" office:value="211.51">
            <text:p>211.51</text:p>
          </table:table-cell>
        </table:table-row>
        <table:table-row table:style-name="ro1">
          <table:table-cell office:value-type="string">
            <text:p>April-1983</text:p>
          </table:table-cell>
          <table:table-cell table:number-columns-repeated="3"/>
          <table:table-cell office:value-type="float" office:value="214.16">
            <text:p>214.16</text:p>
          </table:table-cell>
        </table:table-row>
        <table:table-row table:style-name="ro1" table:visibility="filter">
          <table:table-cell office:value-type="string">
            <text:p>May-1983</text:p>
          </table:table-cell>
          <table:table-cell table:number-columns-repeated="3"/>
          <table:table-cell office:value-type="float" office:value="237.42">
            <text:p>237.42</text:p>
          </table:table-cell>
        </table:table-row>
        <table:table-row table:style-name="ro1" table:visibility="filter">
          <table:table-cell office:value-type="string">
            <text:p>June-1983</text:p>
          </table:table-cell>
          <table:table-cell table:number-columns-repeated="3"/>
          <table:table-cell office:value-type="float" office:value="237.45">
            <text:p>237.45</text:p>
          </table:table-cell>
        </table:table-row>
        <table:table-row table:style-name="ro1" table:visibility="filter">
          <table:table-cell office:value-type="string">
            <text:p>July-1983</text:p>
          </table:table-cell>
          <table:table-cell table:number-columns-repeated="3"/>
          <table:table-cell office:value-type="float" office:value="235.46">
            <text:p>235.46</text:p>
          </table:table-cell>
        </table:table-row>
        <table:table-row table:style-name="ro1" table:visibility="filter">
          <table:table-cell office:value-type="string">
            <text:p>August-1983</text:p>
          </table:table-cell>
          <table:table-cell table:number-columns-repeated="3"/>
          <table:table-cell office:value-type="float" office:value="238.57">
            <text:p>238.57</text:p>
          </table:table-cell>
        </table:table-row>
        <table:table-row table:style-name="ro1" table:visibility="filter">
          <table:table-cell office:value-type="string">
            <text:p>September-1983</text:p>
          </table:table-cell>
          <table:table-cell table:number-columns-repeated="3"/>
          <table:table-cell office:value-type="float" office:value="236.21">
            <text:p>236.21</text:p>
          </table:table-cell>
        </table:table-row>
        <table:table-row table:style-name="ro1" table:visibility="filter">
          <table:table-cell office:value-type="string">
            <text:p>October-1983</text:p>
          </table:table-cell>
          <table:table-cell table:number-columns-repeated="3"/>
          <table:table-cell office:value-type="float" office:value="236.92">
            <text:p>236.92</text:p>
          </table:table-cell>
        </table:table-row>
        <table:table-row table:style-name="ro1" table:visibility="filter">
          <table:table-cell office:value-type="string">
            <text:p>November-1983</text:p>
          </table:table-cell>
          <table:table-cell table:number-columns-repeated="3"/>
          <table:table-cell office:value-type="float" office:value="240.21">
            <text:p>240.21</text:p>
          </table:table-cell>
        </table:table-row>
        <table:table-row table:style-name="ro1" table:visibility="filter">
          <table:table-cell office:value-type="string">
            <text:p>December-1983</text:p>
          </table:table-cell>
          <table:table-cell table:number-columns-repeated="3"/>
          <table:table-cell office:value-type="float" office:value="252.92">
            <text:p>252.92</text:p>
          </table:table-cell>
        </table:table-row>
        <table:table-row table:style-name="ro1" table:visibility="filter">
          <table:table-cell office:value-type="string">
            <text:p>January-1984</text:p>
          </table:table-cell>
          <table:table-cell table:number-columns-repeated="3"/>
          <table:table-cell office:value-type="float" office:value="248.46">
            <text:p>248.46</text:p>
          </table:table-cell>
        </table:table-row>
        <table:table-row table:style-name="ro1" table:visibility="filter">
          <table:table-cell office:value-type="string">
            <text:p>February-1984</text:p>
          </table:table-cell>
          <table:table-cell table:number-columns-repeated="3"/>
          <table:table-cell office:value-type="float" office:value="250.47">
            <text:p>250.47</text:p>
          </table:table-cell>
        </table:table-row>
        <table:table-row table:style-name="ro1" table:visibility="filter">
          <table:table-cell office:value-type="string">
            <text:p>March-1984</text:p>
          </table:table-cell>
          <table:table-cell table:number-columns-repeated="3"/>
          <table:table-cell office:value-type="float" office:value="245.33">
            <text:p>245.33</text:p>
          </table:table-cell>
        </table:table-row>
        <table:table-row table:style-name="ro1">
          <table:table-cell office:value-type="string">
            <text:p>April-1984</text:p>
          </table:table-cell>
          <table:table-cell table:number-columns-repeated="3"/>
          <table:table-cell office:value-type="float" office:value="235.27">
            <text:p>235.27</text:p>
          </table:table-cell>
        </table:table-row>
        <table:table-row table:style-name="ro1" table:visibility="filter">
          <table:table-cell office:value-type="string">
            <text:p>May-1984</text:p>
          </table:table-cell>
          <table:table-cell table:number-columns-repeated="3"/>
          <table:table-cell office:value-type="float" office:value="240.75">
            <text:p>240.75</text:p>
          </table:table-cell>
        </table:table-row>
        <table:table-row table:style-name="ro1" table:visibility="filter">
          <table:table-cell office:value-type="string">
            <text:p>June-1984</text:p>
          </table:table-cell>
          <table:table-cell table:number-columns-repeated="3"/>
          <table:table-cell office:value-type="float" office:value="249.44">
            <text:p>249.44</text:p>
          </table:table-cell>
        </table:table-row>
        <table:table-row table:style-name="ro1" table:visibility="filter">
          <table:table-cell office:value-type="string">
            <text:p>July-1984</text:p>
          </table:table-cell>
          <table:table-cell table:number-columns-repeated="3"/>
          <table:table-cell office:value-type="float" office:value="253.73">
            <text:p>253.73</text:p>
          </table:table-cell>
        </table:table-row>
        <table:table-row table:style-name="ro1" table:visibility="filter">
          <table:table-cell office:value-type="string">
            <text:p>August-1984</text:p>
          </table:table-cell>
          <table:table-cell table:number-columns-repeated="3"/>
          <table:table-cell office:value-type="float" office:value="249.14">
            <text:p>249.14</text:p>
          </table:table-cell>
        </table:table-row>
        <table:table-row table:style-name="ro1" table:visibility="filter">
          <table:table-cell office:value-type="string">
            <text:p>September-1984</text:p>
          </table:table-cell>
          <table:table-cell table:number-columns-repeated="3"/>
          <table:table-cell office:value-type="float" office:value="265.61">
            <text:p>265.61</text:p>
          </table:table-cell>
        </table:table-row>
        <table:table-row table:style-name="ro1" table:visibility="filter">
          <table:table-cell office:value-type="string">
            <text:p>October-1984</text:p>
          </table:table-cell>
          <table:table-cell table:number-columns-repeated="3"/>
          <table:table-cell office:value-type="float" office:value="267.81">
            <text:p>267.81</text:p>
          </table:table-cell>
        </table:table-row>
        <table:table-row table:style-name="ro1" table:visibility="filter">
          <table:table-cell office:value-type="string">
            <text:p>November-1984</text:p>
          </table:table-cell>
          <table:table-cell table:number-columns-repeated="3"/>
          <table:table-cell office:value-type="float" office:value="259.44">
            <text:p>259.44</text:p>
          </table:table-cell>
        </table:table-row>
        <table:table-row table:style-name="ro1" table:visibility="filter">
          <table:table-cell office:value-type="string">
            <text:p>December-1984</text:p>
          </table:table-cell>
          <table:table-cell table:number-columns-repeated="3"/>
          <table:table-cell office:value-type="float" office:value="271.87">
            <text:p>271.87</text:p>
          </table:table-cell>
        </table:table-row>
        <table:table-row table:style-name="ro1" table:visibility="filter">
          <table:table-cell office:value-type="string">
            <text:p>January-1985</text:p>
          </table:table-cell>
          <table:table-cell table:number-columns-repeated="3"/>
          <table:table-cell office:value-type="float" office:value="287.62">
            <text:p>287.62</text:p>
          </table:table-cell>
        </table:table-row>
        <table:table-row table:style-name="ro1" table:visibility="filter">
          <table:table-cell office:value-type="string">
            <text:p>February-1985</text:p>
          </table:table-cell>
          <table:table-cell table:number-columns-repeated="3"/>
          <table:table-cell office:value-type="float" office:value="303.63">
            <text:p>303.63</text:p>
          </table:table-cell>
        </table:table-row>
        <table:table-row table:style-name="ro1" table:visibility="filter">
          <table:table-cell office:value-type="string">
            <text:p>March-1985</text:p>
          </table:table-cell>
          <table:table-cell table:number-columns-repeated="3"/>
          <table:table-cell office:value-type="float" office:value="353.86">
            <text:p>353.86</text:p>
          </table:table-cell>
        </table:table-row>
        <table:table-row table:style-name="ro1">
          <table:table-cell office:value-type="string">
            <text:p>April-1985</text:p>
          </table:table-cell>
          <table:table-cell table:number-columns-repeated="3"/>
          <table:table-cell office:value-type="float" office:value="386.95">
            <text:p>386.95</text:p>
          </table:table-cell>
        </table:table-row>
        <table:table-row table:style-name="ro1" table:visibility="filter">
          <table:table-cell office:value-type="string">
            <text:p>May-1985</text:p>
          </table:table-cell>
          <table:table-cell table:number-columns-repeated="3"/>
          <table:table-cell office:value-type="float" office:value="399.42">
            <text:p>399.42</text:p>
          </table:table-cell>
        </table:table-row>
        <table:table-row table:style-name="ro1" table:visibility="filter">
          <table:table-cell office:value-type="string">
            <text:p>June-1985</text:p>
          </table:table-cell>
          <table:table-cell table:number-columns-repeated="3"/>
          <table:table-cell office:value-type="float" office:value="477.96">
            <text:p>477.96</text:p>
          </table:table-cell>
        </table:table-row>
        <table:table-row table:style-name="ro1" table:visibility="filter">
          <table:table-cell office:value-type="string">
            <text:p>July-1985</text:p>
          </table:table-cell>
          <table:table-cell table:number-columns-repeated="3"/>
          <table:table-cell office:value-type="float" office:value="514.85">
            <text:p>514.85</text:p>
          </table:table-cell>
        </table:table-row>
        <table:table-row table:style-name="ro1" table:visibility="filter">
          <table:table-cell office:value-type="string">
            <text:p>August-1985</text:p>
          </table:table-cell>
          <table:table-cell table:number-columns-repeated="3"/>
          <table:table-cell office:value-type="float" office:value="468.14">
            <text:p>468.14</text:p>
          </table:table-cell>
        </table:table-row>
        <table:table-row table:style-name="ro1" table:visibility="filter">
          <table:table-cell office:value-type="string">
            <text:p>September-1985</text:p>
          </table:table-cell>
          <table:table-cell table:number-columns-repeated="3"/>
          <table:table-cell office:value-type="float" office:value="434.97">
            <text:p>434.97</text:p>
          </table:table-cell>
        </table:table-row>
        <table:table-row table:style-name="ro1" table:visibility="filter">
          <table:table-cell office:value-type="string">
            <text:p>October-1985</text:p>
          </table:table-cell>
          <table:table-cell table:number-columns-repeated="3"/>
          <table:table-cell office:value-type="float" office:value="476.14">
            <text:p>476.14</text:p>
          </table:table-cell>
        </table:table-row>
        <table:table-row table:style-name="ro1" table:visibility="filter">
          <table:table-cell office:value-type="string">
            <text:p>November-1985</text:p>
          </table:table-cell>
          <table:table-cell table:number-columns-repeated="3"/>
          <table:table-cell office:value-type="float" office:value="496.35">
            <text:p>496.35</text:p>
          </table:table-cell>
        </table:table-row>
        <table:table-row table:style-name="ro1" table:visibility="filter">
          <table:table-cell office:value-type="string">
            <text:p>December-1985</text:p>
          </table:table-cell>
          <table:table-cell table:number-columns-repeated="3"/>
          <table:table-cell office:value-type="float" office:value="527.36">
            <text:p>527.36</text:p>
          </table:table-cell>
        </table:table-row>
        <table:table-row table:style-name="ro1" table:visibility="filter">
          <table:table-cell office:value-type="string">
            <text:p>January-1986</text:p>
          </table:table-cell>
          <table:table-cell table:number-columns-repeated="3"/>
          <table:table-cell office:value-type="float" office:value="597.86">
            <text:p>597.86</text:p>
          </table:table-cell>
        </table:table-row>
        <table:table-row table:style-name="ro1" table:visibility="filter">
          <table:table-cell office:value-type="string">
            <text:p>February-1986</text:p>
          </table:table-cell>
          <table:table-cell table:number-columns-repeated="3"/>
          <table:table-cell office:value-type="float" office:value="656.89">
            <text:p>656.89</text:p>
          </table:table-cell>
        </table:table-row>
        <table:table-row table:style-name="ro1" table:visibility="filter">
          <table:table-cell office:value-type="string">
            <text:p>March-1986</text:p>
          </table:table-cell>
          <table:table-cell table:number-columns-repeated="3"/>
          <table:table-cell office:value-type="float" office:value="574.11">
            <text:p>574.11</text:p>
          </table:table-cell>
        </table:table-row>
        <table:table-row table:style-name="ro1">
          <table:table-cell office:value-type="string">
            <text:p>April-1986</text:p>
          </table:table-cell>
          <table:table-cell table:number-columns-repeated="3"/>
          <table:table-cell office:value-type="float" office:value="598.53">
            <text:p>598.53</text:p>
          </table:table-cell>
        </table:table-row>
        <table:table-row table:style-name="ro1" table:visibility="filter">
          <table:table-cell office:value-type="string">
            <text:p>May-1986</text:p>
          </table:table-cell>
          <table:table-cell table:number-columns-repeated="3"/>
          <table:table-cell office:value-type="float" office:value="625.64">
            <text:p>625.64</text:p>
          </table:table-cell>
        </table:table-row>
        <table:table-row table:style-name="ro1" table:visibility="filter">
          <table:table-cell office:value-type="string">
            <text:p>June-1986</text:p>
          </table:table-cell>
          <table:table-cell table:number-columns-repeated="3"/>
          <table:table-cell office:value-type="float" office:value="605.57">
            <text:p>605.57</text:p>
          </table:table-cell>
        </table:table-row>
        <table:table-row table:style-name="ro1" table:visibility="filter">
          <table:table-cell office:value-type="string">
            <text:p>July-1986</text:p>
          </table:table-cell>
          <table:table-cell table:number-columns-repeated="3"/>
          <table:table-cell office:value-type="float" office:value="596.7">
            <text:p>596.7</text:p>
          </table:table-cell>
        </table:table-row>
        <table:table-row table:style-name="ro1" table:visibility="filter">
          <table:table-cell office:value-type="string">
            <text:p>August-1986</text:p>
          </table:table-cell>
          <table:table-cell table:number-columns-repeated="3"/>
          <table:table-cell office:value-type="float" office:value="548.4">
            <text:p>548.4</text:p>
          </table:table-cell>
        </table:table-row>
        <table:table-row table:style-name="ro1" table:visibility="filter">
          <table:table-cell office:value-type="string">
            <text:p>September-1986</text:p>
          </table:table-cell>
          <table:table-cell table:number-columns-repeated="3"/>
          <table:table-cell office:value-type="float" office:value="588.4">
            <text:p>588.4</text:p>
          </table:table-cell>
        </table:table-row>
        <table:table-row table:style-name="ro1" table:visibility="filter">
          <table:table-cell office:value-type="string">
            <text:p>October-1986</text:p>
          </table:table-cell>
          <table:table-cell table:number-columns-repeated="3"/>
          <table:table-cell office:value-type="float" office:value="575.74">
            <text:p>575.74</text:p>
          </table:table-cell>
        </table:table-row>
        <table:table-row table:style-name="ro1" table:visibility="filter">
          <table:table-cell office:value-type="string">
            <text:p>November-1986</text:p>
          </table:table-cell>
          <table:table-cell table:number-columns-repeated="3"/>
          <table:table-cell office:value-type="float" office:value="499.81">
            <text:p>499.81</text:p>
          </table:table-cell>
        </table:table-row>
        <table:table-row table:style-name="ro1" table:visibility="filter">
          <table:table-cell office:value-type="string">
            <text:p>December-1986</text:p>
          </table:table-cell>
          <table:table-cell table:number-columns-repeated="3"/>
          <table:table-cell office:value-type="float" office:value="524.45">
            <text:p>524.45</text:p>
          </table:table-cell>
        </table:table-row>
        <table:table-row table:style-name="ro1" table:visibility="filter">
          <table:table-cell office:value-type="string">
            <text:p>January-1987</text:p>
          </table:table-cell>
          <table:table-cell table:number-columns-repeated="3"/>
          <table:table-cell office:value-type="float" office:value="553.8">
            <text:p>553.8</text:p>
          </table:table-cell>
        </table:table-row>
        <table:table-row table:style-name="ro1" table:visibility="filter">
          <table:table-cell office:value-type="string">
            <text:p>February-1987</text:p>
          </table:table-cell>
          <table:table-cell table:number-columns-repeated="3"/>
          <table:table-cell office:value-type="float" office:value="550.43">
            <text:p>550.43</text:p>
          </table:table-cell>
        </table:table-row>
        <table:table-row table:style-name="ro1" table:visibility="filter">
          <table:table-cell office:value-type="string">
            <text:p>March-1987</text:p>
          </table:table-cell>
          <table:table-cell table:number-columns-repeated="3"/>
          <table:table-cell office:value-type="float" office:value="510.36">
            <text:p>510.36</text:p>
          </table:table-cell>
        </table:table-row>
        <table:table-row table:style-name="ro1">
          <table:table-cell office:value-type="string">
            <text:p>April-1987</text:p>
          </table:table-cell>
          <table:table-cell table:number-columns-repeated="3"/>
          <table:table-cell office:value-type="float" office:value="479.87">
            <text:p>479.87</text:p>
          </table:table-cell>
        </table:table-row>
        <table:table-row table:style-name="ro1" table:visibility="filter">
          <table:table-cell office:value-type="string">
            <text:p>May-1987</text:p>
          </table:table-cell>
          <table:table-cell table:number-columns-repeated="3"/>
          <table:table-cell office:value-type="float" office:value="462.27">
            <text:p>462.27</text:p>
          </table:table-cell>
        </table:table-row>
        <table:table-row table:style-name="ro1" table:visibility="filter">
          <table:table-cell office:value-type="string">
            <text:p>June-1987</text:p>
          </table:table-cell>
          <table:table-cell table:number-columns-repeated="3"/>
          <table:table-cell office:value-type="float" office:value="433.98">
            <text:p>433.98</text:p>
          </table:table-cell>
        </table:table-row>
        <table:table-row table:style-name="ro1" table:visibility="filter">
          <table:table-cell office:value-type="string">
            <text:p>July-1987</text:p>
          </table:table-cell>
          <table:table-cell table:number-columns-repeated="3"/>
          <table:table-cell office:value-type="float" office:value="489.11">
            <text:p>489.11</text:p>
          </table:table-cell>
        </table:table-row>
        <table:table-row table:style-name="ro1" table:visibility="filter">
          <table:table-cell office:value-type="string">
            <text:p>August-1987</text:p>
          </table:table-cell>
          <table:table-cell table:number-columns-repeated="3"/>
          <table:table-cell office:value-type="float" office:value="482.79">
            <text:p>482.79</text:p>
          </table:table-cell>
        </table:table-row>
        <table:table-row table:style-name="ro1" table:visibility="filter">
          <table:table-cell office:value-type="string">
            <text:p>September-1987</text:p>
          </table:table-cell>
          <table:table-cell table:number-columns-repeated="3"/>
          <table:table-cell office:value-type="float" office:value="449.52">
            <text:p>449.52</text:p>
          </table:table-cell>
        </table:table-row>
        <table:table-row table:style-name="ro1" table:visibility="filter">
          <table:table-cell office:value-type="string">
            <text:p>October-1987</text:p>
          </table:table-cell>
          <table:table-cell table:number-columns-repeated="3"/>
          <table:table-cell office:value-type="float" office:value="450.31">
            <text:p>450.31</text:p>
          </table:table-cell>
        </table:table-row>
        <table:table-row table:style-name="ro1" table:visibility="filter">
          <table:table-cell office:value-type="string">
            <text:p>November-1987</text:p>
          </table:table-cell>
          <table:table-cell table:number-columns-repeated="3"/>
          <table:table-cell office:value-type="float" office:value="430.18">
            <text:p>430.18</text:p>
          </table:table-cell>
        </table:table-row>
        <table:table-row table:style-name="ro1" table:visibility="filter">
          <table:table-cell office:value-type="string">
            <text:p>December-1987</text:p>
          </table:table-cell>
          <table:table-cell table:number-columns-repeated="3"/>
          <table:table-cell office:value-type="float" office:value="442.17">
            <text:p>442.17</text:p>
          </table:table-cell>
        </table:table-row>
        <table:table-row table:style-name="ro1" table:visibility="filter">
          <table:table-cell office:value-type="string">
            <text:p>January-1988</text:p>
          </table:table-cell>
          <table:table-cell table:number-columns-repeated="3"/>
          <table:table-cell office:value-type="float" office:value="441.95">
            <text:p>441.95</text:p>
          </table:table-cell>
        </table:table-row>
        <table:table-row table:style-name="ro1" table:visibility="filter">
          <table:table-cell office:value-type="string">
            <text:p>February-1988</text:p>
          </table:table-cell>
          <table:table-cell table:number-columns-repeated="3"/>
          <table:table-cell office:value-type="float" office:value="411.22">
            <text:p>411.22</text:p>
          </table:table-cell>
        </table:table-row>
        <table:table-row table:style-name="ro1" table:visibility="filter">
          <table:table-cell office:value-type="string">
            <text:p>March-1988</text:p>
          </table:table-cell>
          <table:table-cell table:number-columns-repeated="3"/>
          <table:table-cell office:value-type="float" office:value="398.37">
            <text:p>398.37</text:p>
          </table:table-cell>
        </table:table-row>
        <table:table-row table:style-name="ro1">
          <table:table-cell office:value-type="string">
            <text:p>April-1988</text:p>
          </table:table-cell>
          <table:table-cell table:number-columns-repeated="3"/>
          <table:table-cell office:value-type="float" office:value="471.5">
            <text:p>471.5</text:p>
          </table:table-cell>
        </table:table-row>
        <table:table-row table:style-name="ro1" table:visibility="filter">
          <table:table-cell office:value-type="string">
            <text:p>May-1988</text:p>
          </table:table-cell>
          <table:table-cell table:number-columns-repeated="3"/>
          <table:table-cell office:value-type="float" office:value="579.81">
            <text:p>579.81</text:p>
          </table:table-cell>
        </table:table-row>
        <table:table-row table:style-name="ro1" table:visibility="filter">
          <table:table-cell office:value-type="string">
            <text:p>June-1988</text:p>
          </table:table-cell>
          <table:table-cell table:number-columns-repeated="3"/>
          <table:table-cell office:value-type="float" office:value="583.5">
            <text:p>583.5</text:p>
          </table:table-cell>
        </table:table-row>
        <table:table-row table:style-name="ro1" table:visibility="filter">
          <table:table-cell office:value-type="string">
            <text:p>July-1988</text:p>
          </table:table-cell>
          <table:table-cell table:number-columns-repeated="3"/>
          <table:table-cell office:value-type="float" office:value="603.59">
            <text:p>603.59</text:p>
          </table:table-cell>
        </table:table-row>
        <table:table-row table:style-name="ro1" table:visibility="filter">
          <table:table-cell office:value-type="string">
            <text:p>August-1988</text:p>
          </table:table-cell>
          <table:table-cell table:number-columns-repeated="3"/>
          <table:table-cell office:value-type="float" office:value="593.76">
            <text:p>593.76</text:p>
          </table:table-cell>
        </table:table-row>
        <table:table-row table:style-name="ro1" table:visibility="filter">
          <table:table-cell office:value-type="string">
            <text:p>September-1988</text:p>
          </table:table-cell>
          <table:table-cell table:number-columns-repeated="3"/>
          <table:table-cell office:value-type="float" office:value="662.71">
            <text:p>662.71</text:p>
          </table:table-cell>
        </table:table-row>
        <table:table-row table:style-name="ro1" table:visibility="filter">
          <table:table-cell office:value-type="string">
            <text:p>October-1988</text:p>
          </table:table-cell>
          <table:table-cell table:number-columns-repeated="3"/>
          <table:table-cell office:value-type="float" office:value="654.18">
            <text:p>654.18</text:p>
          </table:table-cell>
        </table:table-row>
        <table:table-row table:style-name="ro1" table:visibility="filter">
          <table:table-cell office:value-type="string">
            <text:p>November-1988</text:p>
          </table:table-cell>
          <table:table-cell table:number-columns-repeated="3"/>
          <table:table-cell office:value-type="float" office:value="707.44">
            <text:p>707.44</text:p>
          </table:table-cell>
        </table:table-row>
        <table:table-row table:style-name="ro1" table:visibility="filter">
          <table:table-cell office:value-type="string">
            <text:p>December-1988</text:p>
          </table:table-cell>
          <table:table-cell table:number-columns-repeated="3"/>
          <table:table-cell office:value-type="float" office:value="666.26">
            <text:p>666.26</text:p>
          </table:table-cell>
        </table:table-row>
        <table:table-row table:style-name="ro1" table:visibility="filter">
          <table:table-cell office:value-type="string">
            <text:p>January-1989</text:p>
          </table:table-cell>
          <table:table-cell table:number-columns-repeated="3"/>
          <table:table-cell office:value-type="float" office:value="678.72">
            <text:p>678.72</text:p>
          </table:table-cell>
        </table:table-row>
        <table:table-row table:style-name="ro1" table:visibility="filter">
          <table:table-cell office:value-type="string">
            <text:p>February-1989</text:p>
          </table:table-cell>
          <table:table-cell table:number-columns-repeated="3"/>
          <table:table-cell office:value-type="float" office:value="654.96">
            <text:p>654.96</text:p>
          </table:table-cell>
        </table:table-row>
        <table:table-row table:style-name="ro1" table:visibility="filter">
          <table:table-cell office:value-type="string">
            <text:p>March-1989</text:p>
          </table:table-cell>
          <table:table-cell table:number-columns-repeated="3"/>
          <table:table-cell office:value-type="float" office:value="713.6">
            <text:p>713.6</text:p>
          </table:table-cell>
        </table:table-row>
        <table:table-row table:style-name="ro1">
          <table:table-cell office:value-type="string">
            <text:p>April-1989</text:p>
          </table:table-cell>
          <table:table-cell table:number-columns-repeated="3"/>
          <table:table-cell office:value-type="float" office:value="780.36">
            <text:p>780.36</text:p>
          </table:table-cell>
        </table:table-row>
        <table:table-row table:style-name="ro1" table:visibility="filter">
          <table:table-cell office:value-type="string">
            <text:p>May-1989</text:p>
          </table:table-cell>
          <table:table-cell table:number-columns-repeated="3"/>
          <table:table-cell office:value-type="float" office:value="691.15">
            <text:p>691.15</text:p>
          </table:table-cell>
        </table:table-row>
        <table:table-row table:style-name="ro1" table:visibility="filter">
          <table:table-cell office:value-type="string">
            <text:p>June-1989</text:p>
          </table:table-cell>
          <table:table-cell table:number-columns-repeated="3"/>
          <table:table-cell office:value-type="float" office:value="792.17">
            <text:p>792.17</text:p>
          </table:table-cell>
        </table:table-row>
        <table:table-row table:style-name="ro1" table:visibility="filter">
          <table:table-cell office:value-type="string">
            <text:p>July-1989</text:p>
          </table:table-cell>
          <table:table-cell table:number-columns-repeated="3"/>
          <table:table-cell office:value-type="float" office:value="716.35">
            <text:p>716.35</text:p>
          </table:table-cell>
        </table:table-row>
        <table:table-row table:style-name="ro1" table:visibility="filter">
          <table:table-cell office:value-type="string">
            <text:p>August-1989</text:p>
          </table:table-cell>
          <table:table-cell table:number-columns-repeated="3"/>
          <table:table-cell office:value-type="float" office:value="733.3">
            <text:p>733.3</text:p>
          </table:table-cell>
        </table:table-row>
        <table:table-row table:style-name="ro1" table:visibility="filter">
          <table:table-cell office:value-type="string">
            <text:p>September-1989</text:p>
          </table:table-cell>
          <table:table-cell table:number-columns-repeated="3"/>
          <table:table-cell office:value-type="float" office:value="748.06">
            <text:p>748.06</text:p>
          </table:table-cell>
        </table:table-row>
        <table:table-row table:style-name="ro1" table:visibility="filter">
          <table:table-cell office:value-type="string">
            <text:p>October-1989</text:p>
          </table:table-cell>
          <table:table-cell table:number-columns-repeated="3"/>
          <table:table-cell office:value-type="float" office:value="746.58">
            <text:p>746.58</text:p>
          </table:table-cell>
        </table:table-row>
        <table:table-row table:style-name="ro1" table:visibility="filter">
          <table:table-cell office:value-type="string">
            <text:p>November-1989</text:p>
          </table:table-cell>
          <table:table-cell table:number-columns-repeated="3"/>
          <table:table-cell office:value-type="float" office:value="689.72">
            <text:p>689.72</text:p>
          </table:table-cell>
        </table:table-row>
        <table:table-row table:style-name="ro1" table:visibility="filter">
          <table:table-cell office:value-type="string">
            <text:p>December-1989</text:p>
          </table:table-cell>
          <table:table-cell table:number-columns-repeated="3"/>
          <table:table-cell office:value-type="float" office:value="778.64">
            <text:p>778.64</text:p>
          </table:table-cell>
        </table:table-row>
        <table:table-row table:style-name="ro1" table:visibility="filter">
          <table:table-cell office:value-type="string">
            <text:p>January-1990</text:p>
          </table:table-cell>
          <table:table-cell table:number-columns-repeated="3"/>
          <table:table-cell office:value-type="float" office:value="683.32">
            <text:p>683.32</text:p>
          </table:table-cell>
        </table:table-row>
        <table:table-row table:style-name="ro1" table:visibility="filter">
          <table:table-cell office:value-type="string">
            <text:p>February-1990</text:p>
          </table:table-cell>
          <table:table-cell table:number-columns-repeated="3"/>
          <table:table-cell office:value-type="float" office:value="676.23">
            <text:p>676.23</text:p>
          </table:table-cell>
        </table:table-row>
        <table:table-row table:style-name="ro1" table:visibility="filter">
          <table:table-cell office:value-type="string">
            <text:p>March-1990</text:p>
          </table:table-cell>
          <table:table-cell table:number-columns-repeated="3"/>
          <table:table-cell office:value-type="float" office:value="781.05">
            <text:p>781.05</text:p>
          </table:table-cell>
        </table:table-row>
        <table:table-row table:style-name="ro1">
          <table:table-cell office:value-type="string">
            <text:p>April-1990</text:p>
          </table:table-cell>
          <table:table-cell table:number-columns-repeated="3"/>
          <table:table-cell office:value-type="float" office:value="795.13">
            <text:p>795.13</text:p>
          </table:table-cell>
        </table:table-row>
        <table:table-row table:style-name="ro1" table:visibility="filter">
          <table:table-cell office:value-type="string">
            <text:p>May-1990</text:p>
          </table:table-cell>
          <table:table-cell table:number-columns-repeated="3"/>
          <table:table-cell office:value-type="float" office:value="800.8">
            <text:p>800.8</text:p>
          </table:table-cell>
        </table:table-row>
        <table:table-row table:style-name="ro1" table:visibility="filter">
          <table:table-cell office:value-type="string">
            <text:p>June-1990</text:p>
          </table:table-cell>
          <table:table-cell table:number-columns-repeated="3"/>
          <table:table-cell office:value-type="float" office:value="850.5">
            <text:p>850.5</text:p>
          </table:table-cell>
        </table:table-row>
        <table:table-row table:style-name="ro1" table:visibility="filter">
          <table:table-cell office:value-type="string">
            <text:p>July-1990</text:p>
          </table:table-cell>
          <table:table-cell table:number-columns-repeated="3"/>
          <table:table-cell office:value-type="float" office:value="1098.95">
            <text:p>1098.95</text:p>
          </table:table-cell>
        </table:table-row>
        <table:table-row table:style-name="ro1" table:visibility="filter">
          <table:table-cell office:value-type="string">
            <text:p>August-1990</text:p>
          </table:table-cell>
          <table:table-cell table:number-columns-repeated="3"/>
          <table:table-cell office:value-type="float" office:value="1247.53">
            <text:p>1247.53</text:p>
          </table:table-cell>
        </table:table-row>
        <table:table-row table:style-name="ro1" table:visibility="filter">
          <table:table-cell office:value-type="string">
            <text:p>September-1990</text:p>
          </table:table-cell>
          <table:table-cell table:number-columns-repeated="3"/>
          <table:table-cell office:value-type="float" office:value="1420.08">
            <text:p>1420.08</text:p>
          </table:table-cell>
        </table:table-row>
        <table:table-row table:style-name="ro1" table:visibility="filter">
          <table:table-cell office:value-type="string">
            <text:p>October-1990</text:p>
          </table:table-cell>
          <table:table-cell table:number-columns-repeated="3"/>
          <table:table-cell office:value-type="float" office:value="1295.21">
            <text:p>1295.21</text:p>
          </table:table-cell>
        </table:table-row>
        <table:table-row table:style-name="ro1" table:visibility="filter">
          <table:table-cell office:value-type="string">
            <text:p>November-1990</text:p>
          </table:table-cell>
          <table:table-cell table:number-columns-repeated="3"/>
          <table:table-cell office:value-type="float" office:value="1196.25">
            <text:p>1196.25</text:p>
          </table:table-cell>
        </table:table-row>
        <table:table-row table:style-name="ro1" table:visibility="filter">
          <table:table-cell office:value-type="string">
            <text:p>December-1990</text:p>
          </table:table-cell>
          <table:table-cell table:number-columns-repeated="3"/>
          <table:table-cell office:value-type="float" office:value="1048.29">
            <text:p>1048.29</text:p>
          </table:table-cell>
        </table:table-row>
        <table:table-row table:style-name="ro1" table:visibility="filter">
          <table:table-cell office:value-type="string">
            <text:p>January-1991</text:p>
          </table:table-cell>
          <table:table-cell office:value-type="float" office:value="1027.38">
            <text:p>1027.38</text:p>
          </table:table-cell>
          <table:table-cell office:value-type="float" office:value="1034.3">
            <text:p>1034.3</text:p>
          </table:table-cell>
          <table:table-cell office:value-type="float" office:value="947.14">
            <text:p>947.14</text:p>
          </table:table-cell>
          <table:table-cell office:value-type="float" office:value="982.32">
            <text:p>982.32</text:p>
          </table:table-cell>
        </table:table-row>
        <table:table-row table:style-name="ro1" table:visibility="filter">
          <table:table-cell office:value-type="string">
            <text:p>February-1991</text:p>
          </table:table-cell>
          <table:table-cell office:value-type="float" office:value="987.11">
            <text:p>987.11</text:p>
          </table:table-cell>
          <table:table-cell office:value-type="float" office:value="1249.36">
            <text:p>1249.36</text:p>
          </table:table-cell>
          <table:table-cell office:value-type="float" office:value="983.23">
            <text:p>983.23</text:p>
          </table:table-cell>
          <table:table-cell office:value-type="float" office:value="1220.41">
            <text:p>1220.41</text:p>
          </table:table-cell>
        </table:table-row>
        <table:table-row table:style-name="ro1" table:visibility="filter">
          <table:table-cell office:value-type="string">
            <text:p>March-1991</text:p>
          </table:table-cell>
          <table:table-cell office:value-type="float" office:value="1200.43">
            <text:p>1200.43</text:p>
          </table:table-cell>
          <table:table-cell office:value-type="float" office:value="1251.07">
            <text:p>1251.07</text:p>
          </table:table-cell>
          <table:table-cell office:value-type="float" office:value="1137.59">
            <text:p>1137.59</text:p>
          </table:table-cell>
          <table:table-cell office:value-type="float" office:value="1167.97">
            <text:p>1167.97</text:p>
          </table:table-cell>
        </table:table-row>
        <table:table-row table:style-name="ro1">
          <table:table-cell office:value-type="string">
            <text:p>April-1991</text:p>
          </table:table-cell>
          <table:table-cell office:value-type="float" office:value="1179.18">
            <text:p>1179.18</text:p>
          </table:table-cell>
          <table:table-cell office:value-type="float" office:value="1316.38">
            <text:p>1316.38</text:p>
          </table:table-cell>
          <table:table-cell office:value-type="float" office:value="1179.18">
            <text:p>1179.18</text:p>
          </table:table-cell>
          <table:table-cell office:value-type="float" office:value="1235.11">
            <text:p>1235.11</text:p>
          </table:table-cell>
        </table:table-row>
        <table:table-row table:style-name="ro1" table:visibility="filter">
          <table:table-cell office:value-type="string">
            <text:p>May-1991</text:p>
          </table:table-cell>
          <table:table-cell office:value-type="float" office:value="1269.39">
            <text:p>1269.39</text:p>
          </table:table-cell>
          <table:table-cell office:value-type="float" office:value="1338.46">
            <text:p>1338.46</text:p>
          </table:table-cell>
          <table:table-cell/>
          <table:table-cell office:value-type="float" office:value="1307.34">
            <text:p>1307.34</text:p>
          </table:table-cell>
        </table:table-row>
        <table:table-row table:style-name="ro1" table:visibility="filter">
          <table:table-cell office:value-type="string">
            <text:p>June-1991</text:p>
          </table:table-cell>
          <table:table-cell office:value-type="float" office:value="1302.82">
            <text:p>1302.82</text:p>
          </table:table-cell>
          <table:table-cell office:value-type="float" office:value="1372.25">
            <text:p>1372.25</text:p>
          </table:table-cell>
          <table:table-cell office:value-type="float" office:value="1245.15">
            <text:p>1245.15</text:p>
          </table:table-cell>
          <table:table-cell office:value-type="float" office:value="1269.91">
            <text:p>1269.91</text:p>
          </table:table-cell>
        </table:table-row>
        <table:table-row table:style-name="ro1" table:visibility="filter">
          <table:table-cell office:value-type="string">
            <text:p>July-1991</text:p>
          </table:table-cell>
          <table:table-cell office:value-type="float" office:value="1253.08">
            <text:p>1253.08</text:p>
          </table:table-cell>
          <table:table-cell office:value-type="float" office:value="1679.95">
            <text:p>1679.95</text:p>
          </table:table-cell>
          <table:table-cell/>
          <table:table-cell office:value-type="float" office:value="1632.67">
            <text:p>1632.67</text:p>
          </table:table-cell>
        </table:table-row>
        <table:table-row table:style-name="ro1" table:visibility="filter">
          <table:table-cell office:value-type="string">
            <text:p>August-1991</text:p>
          </table:table-cell>
          <table:table-cell office:value-type="float" office:value="1647.29">
            <text:p>1647.29</text:p>
          </table:table-cell>
          <table:table-cell office:value-type="float" office:value="1861.94">
            <text:p>1861.94</text:p>
          </table:table-cell>
          <table:table-cell office:value-type="float" office:value="1598.85">
            <text:p>1598.85</text:p>
          </table:table-cell>
          <table:table-cell office:value-type="float" office:value="1795.99">
            <text:p>1795.99</text:p>
          </table:table-cell>
        </table:table-row>
        <table:table-row table:style-name="ro1" table:visibility="filter">
          <table:table-cell office:value-type="string">
            <text:p>September-1991</text:p>
          </table:table-cell>
          <table:table-cell office:value-type="float" office:value="1802.43">
            <text:p>1802.43</text:p>
          </table:table-cell>
          <table:table-cell office:value-type="float" office:value="1918.21">
            <text:p>1918.21</text:p>
          </table:table-cell>
          <table:table-cell/>
          <table:table-cell office:value-type="float" office:value="1885.28">
            <text:p>1885.28</text:p>
          </table:table-cell>
        </table:table-row>
        <table:table-row table:style-name="ro1" table:visibility="filter">
          <table:table-cell office:value-type="string">
            <text:p>October-1991</text:p>
          </table:table-cell>
          <table:table-cell office:value-type="float" office:value="1872.69">
            <text:p>1872.69</text:p>
          </table:table-cell>
          <table:table-cell office:value-type="float" office:value="1897.71">
            <text:p>1897.71</text:p>
          </table:table-cell>
          <table:table-cell office:value-type="float" office:value="1685.57">
            <text:p>1685.57</text:p>
          </table:table-cell>
          <table:table-cell office:value-type="float" office:value="1889.84">
            <text:p>1889.84</text:p>
          </table:table-cell>
        </table:table-row>
        <table:table-row table:style-name="ro1" table:visibility="filter">
          <table:table-cell office:value-type="string">
            <text:p>November-1991</text:p>
          </table:table-cell>
          <table:table-cell office:value-type="float" office:value="1914.12">
            <text:p>1914.12</text:p>
          </table:table-cell>
          <table:table-cell office:value-type="float" office:value="1955.29">
            <text:p>1955.29</text:p>
          </table:table-cell>
          <table:table-cell/>
          <table:table-cell office:value-type="float" office:value="1903.31">
            <text:p>1903.31</text:p>
          </table:table-cell>
        </table:table-row>
        <table:table-row table:style-name="ro1" table:visibility="filter">
          <table:table-cell office:value-type="string">
            <text:p>December-1991</text:p>
          </table:table-cell>
          <table:table-cell office:value-type="float" office:value="1918.61">
            <text:p>1918.61</text:p>
          </table:table-cell>
          <table:table-cell office:value-type="float" office:value="1946.28">
            <text:p>1946.28</text:p>
          </table:table-cell>
          <table:table-cell office:value-type="float" office:value="1804.81">
            <text:p>1804.81</text:p>
          </table:table-cell>
          <table:table-cell office:value-type="float" office:value="1908.85">
            <text:p>1908.85</text:p>
          </table:table-cell>
        </table:table-row>
        <table:table-row table:style-name="ro1" table:visibility="filter">
          <table:table-cell office:value-type="string">
            <text:p>January-1992</text:p>
          </table:table-cell>
          <table:table-cell/>
          <table:table-cell office:value-type="float" office:value="2329.95">
            <text:p>2329.95</text:p>
          </table:table-cell>
          <table:table-cell/>
          <table:table-cell office:value-type="float" office:value="2302.54">
            <text:p>2302.54</text:p>
          </table:table-cell>
        </table:table-row>
        <table:table-row table:style-name="ro1" table:visibility="filter">
          <table:table-cell office:value-type="string">
            <text:p>February-1992</text:p>
          </table:table-cell>
          <table:table-cell/>
          <table:table-cell office:value-type="float" office:value="3049.9">
            <text:p>3049.9</text:p>
          </table:table-cell>
          <table:table-cell/>
          <table:table-cell office:value-type="float" office:value="3017.68">
            <text:p>3017.68</text:p>
          </table:table-cell>
        </table:table-row>
        <table:table-row table:style-name="ro1" table:visibility="filter">
          <table:table-cell office:value-type="string">
            <text:p>March-1992</text:p>
          </table:table-cell>
          <table:table-cell office:value-type="float" office:value="3273.47">
            <text:p>3273.47</text:p>
          </table:table-cell>
          <table:table-cell office:value-type="float" office:value="4318.95">
            <text:p>4318.95</text:p>
          </table:table-cell>
          <table:table-cell/>
          <table:table-cell office:value-type="float" office:value="4285">
            <text:p>4285</text:p>
          </table:table-cell>
        </table:table-row>
        <table:table-row table:style-name="ro1">
          <table:table-cell office:value-type="string">
            <text:p>April-1992</text:p>
          </table:table-cell>
          <table:table-cell table:number-columns-repeated="2" office:value-type="float" office:value="4546.58">
            <text:p>4546.58</text:p>
          </table:table-cell>
          <table:table-cell/>
          <table:table-cell office:value-type="float" office:value="3887.72">
            <text:p>3887.72</text:p>
          </table:table-cell>
        </table:table-row>
        <table:table-row table:style-name="ro1" table:visibility="filter">
          <table:table-cell office:value-type="string">
            <text:p>May-1992</text:p>
          </table:table-cell>
          <table:table-cell office:value-type="float" office:value="3531.21">
            <text:p>3531.21</text:p>
          </table:table-cell>
          <table:table-cell office:value-type="float" office:value="3710.86">
            <text:p>3710.86</text:p>
          </table:table-cell>
          <table:table-cell office:value-type="float" office:value="2963.49">
            <text:p>2963.49</text:p>
          </table:table-cell>
          <table:table-cell office:value-type="float" office:value="3006.08">
            <text:p>3006.08</text:p>
          </table:table-cell>
        </table:table-row>
        <table:table-row table:style-name="ro1" table:visibility="filter">
          <table:table-cell office:value-type="string">
            <text:p>June-1992</text:p>
          </table:table-cell>
          <table:table-cell office:value-type="float" office:value="2958.39">
            <text:p>2958.39</text:p>
          </table:table-cell>
          <table:table-cell office:value-type="float" office:value="3198.77">
            <text:p>3198.77</text:p>
          </table:table-cell>
          <table:table-cell/>
          <table:table-cell office:value-type="float" office:value="3080.54">
            <text:p>3080.54</text:p>
          </table:table-cell>
        </table:table-row>
        <table:table-row table:style-name="ro1" table:visibility="filter">
          <table:table-cell office:value-type="string">
            <text:p>July-1992</text:p>
          </table:table-cell>
          <table:table-cell table:number-columns-repeated="2" office:value-type="float" office:value="2972.96">
            <text:p>2972.96</text:p>
          </table:table-cell>
          <table:table-cell office:value-type="float" office:value="2677.07">
            <text:p>2677.07</text:p>
          </table:table-cell>
          <table:table-cell office:value-type="float" office:value="2727.06">
            <text:p>2727.06</text:p>
          </table:table-cell>
        </table:table-row>
        <table:table-row table:style-name="ro1" table:visibility="filter">
          <table:table-cell office:value-type="string">
            <text:p>August-1992</text:p>
          </table:table-cell>
          <table:table-cell office:value-type="float" office:value="2721.02">
            <text:p>2721.02</text:p>
          </table:table-cell>
          <table:table-cell office:value-type="float" office:value="3071.52">
            <text:p>3071.52</text:p>
          </table:table-cell>
          <table:table-cell office:value-type="float" office:value="2529.59">
            <text:p>2529.59</text:p>
          </table:table-cell>
          <table:table-cell office:value-type="float" office:value="3031.63">
            <text:p>3031.63</text:p>
          </table:table-cell>
        </table:table-row>
        <table:table-row table:style-name="ro1" table:visibility="filter">
          <table:table-cell office:value-type="string">
            <text:p>September-1992</text:p>
          </table:table-cell>
          <table:table-cell office:value-type="float" office:value="3080.79">
            <text:p>3080.79</text:p>
          </table:table-cell>
          <table:table-cell office:value-type="float" office:value="3463.14">
            <text:p>3463.14</text:p>
          </table:table-cell>
          <table:table-cell office:value-type="float" office:value="3017.04">
            <text:p>3017.04</text:p>
          </table:table-cell>
          <table:table-cell office:value-type="float" office:value="3294.42">
            <text:p>3294.42</text:p>
          </table:table-cell>
        </table:table-row>
        <table:table-row table:style-name="ro1" table:visibility="filter">
          <table:table-cell office:value-type="string">
            <text:p>October-1992</text:p>
          </table:table-cell>
          <table:table-cell office:value-type="float" office:value="3303.93">
            <text:p>3303.93</text:p>
          </table:table-cell>
          <table:table-cell office:value-type="float" office:value="3329.8">
            <text:p>3329.8</text:p>
          </table:table-cell>
          <table:table-cell office:value-type="float" office:value="2825.58">
            <text:p>2825.58</text:p>
          </table:table-cell>
          <table:table-cell office:value-type="float" office:value="2833.34">
            <text:p>2833.34</text:p>
          </table:table-cell>
        </table:table-row>
        <table:table-row table:style-name="ro1" table:visibility="filter">
          <table:table-cell office:value-type="string">
            <text:p>November-1992</text:p>
          </table:table-cell>
          <table:table-cell office:value-type="float" office:value="2867.57">
            <text:p>2867.57</text:p>
          </table:table-cell>
          <table:table-cell office:value-type="float" office:value="2982.9">
            <text:p>2982.9</text:p>
          </table:table-cell>
          <table:table-cell office:value-type="float" office:value="2413.62">
            <text:p>2413.62</text:p>
          </table:table-cell>
          <table:table-cell office:value-type="float" office:value="2518.1">
            <text:p>2518.1</text:p>
          </table:table-cell>
        </table:table-row>
        <table:table-row table:style-name="ro1" table:visibility="filter">
          <table:table-cell office:value-type="string">
            <text:p>December-1992</text:p>
          </table:table-cell>
          <table:table-cell office:value-type="float" office:value="2522.07">
            <text:p>2522.07</text:p>
          </table:table-cell>
          <table:table-cell office:value-type="float" office:value="2708.62">
            <text:p>2708.62</text:p>
          </table:table-cell>
          <table:table-cell office:value-type="float" office:value="2359.34">
            <text:p>2359.34</text:p>
          </table:table-cell>
          <table:table-cell office:value-type="float" office:value="2615.37">
            <text:p>2615.37</text:p>
          </table:table-cell>
        </table:table-row>
        <table:table-row table:style-name="ro1" table:visibility="filter">
          <table:table-cell office:value-type="string">
            <text:p>January-1993</text:p>
          </table:table-cell>
          <table:table-cell office:value-type="float" office:value="2617.78">
            <text:p>2617.78</text:p>
          </table:table-cell>
          <table:table-cell office:value-type="float" office:value="2954.25">
            <text:p>2954.25</text:p>
          </table:table-cell>
          <table:table-cell office:value-type="float" office:value="2389.8">
            <text:p>2389.8</text:p>
          </table:table-cell>
          <table:table-cell office:value-type="float" office:value="2680.79">
            <text:p>2680.79</text:p>
          </table:table-cell>
        </table:table-row>
        <table:table-row table:style-name="ro1" table:visibility="filter">
          <table:table-cell office:value-type="string">
            <text:p>February-1993</text:p>
          </table:table-cell>
          <table:table-cell office:value-type="float" office:value="2667.38">
            <text:p>2667.38</text:p>
          </table:table-cell>
          <table:table-cell office:value-type="float" office:value="2842.33">
            <text:p>2842.33</text:p>
          </table:table-cell>
          <table:table-cell office:value-type="float" office:value="2605.02">
            <text:p>2605.02</text:p>
          </table:table-cell>
          <table:table-cell office:value-type="float" office:value="2783.58">
            <text:p>2783.58</text:p>
          </table:table-cell>
        </table:table-row>
        <table:table-row table:style-name="ro1" table:visibility="filter">
          <table:table-cell office:value-type="string">
            <text:p>March-1993</text:p>
          </table:table-cell>
          <table:table-cell table:number-columns-repeated="2" office:value-type="float" office:value="2677.93">
            <text:p>2677.93</text:p>
          </table:table-cell>
          <table:table-cell/>
          <table:table-cell office:value-type="float" office:value="2280.52">
            <text:p>2280.52</text:p>
          </table:table-cell>
        </table:table-row>
        <table:table-row table:style-name="ro1">
          <table:table-cell office:value-type="string">
            <text:p>April-1993</text:p>
          </table:table-cell>
          <table:table-cell office:value-type="float" office:value="2294.41">
            <text:p>2294.41</text:p>
          </table:table-cell>
          <table:table-cell office:value-type="float" office:value="2412.15">
            <text:p>2412.15</text:p>
          </table:table-cell>
          <table:table-cell office:value-type="float" office:value="1980.06">
            <text:p>1980.06</text:p>
          </table:table-cell>
          <table:table-cell office:value-type="float" office:value="2122.3">
            <text:p>2122.3</text:p>
          </table:table-cell>
        </table:table-row>
        <table:table-row table:style-name="ro1" table:visibility="filter">
          <table:table-cell office:value-type="string">
            <text:p>May-1993</text:p>
          </table:table-cell>
          <table:table-cell office:value-type="float" office:value="2099.18">
            <text:p>2099.18</text:p>
          </table:table-cell>
          <table:table-cell office:value-type="float" office:value="2369.31">
            <text:p>2369.31</text:p>
          </table:table-cell>
          <table:table-cell office:value-type="float" office:value="2059.77">
            <text:p>2059.77</text:p>
          </table:table-cell>
          <table:table-cell office:value-type="float" office:value="2192.74">
            <text:p>2192.74</text:p>
          </table:table-cell>
        </table:table-row>
        <table:table-row table:style-name="ro1" table:visibility="filter">
          <table:table-cell office:value-type="string">
            <text:p>June-1993</text:p>
          </table:table-cell>
          <table:table-cell office:value-type="float" office:value="2232.29">
            <text:p>2232.29</text:p>
          </table:table-cell>
          <table:table-cell office:value-type="float" office:value="2437.71">
            <text:p>2437.71</text:p>
          </table:table-cell>
          <table:table-cell office:value-type="float" office:value="2140.39">
            <text:p>2140.39</text:p>
          </table:table-cell>
          <table:table-cell office:value-type="float" office:value="2227.54">
            <text:p>2227.54</text:p>
          </table:table-cell>
        </table:table-row>
        <table:table-row table:style-name="ro1" table:visibility="filter">
          <table:table-cell office:value-type="string">
            <text:p>July-1993</text:p>
          </table:table-cell>
          <table:table-cell office:value-type="float" office:value="2243.81">
            <text:p>2243.81</text:p>
          </table:table-cell>
          <table:table-cell office:value-type="float" office:value="2336.6">
            <text:p>2336.6</text:p>
          </table:table-cell>
          <table:table-cell office:value-type="float" office:value="2082.38">
            <text:p>2082.38</text:p>
          </table:table-cell>
          <table:table-cell office:value-type="float" office:value="2328.21">
            <text:p>2328.21</text:p>
          </table:table-cell>
        </table:table-row>
        <table:table-row table:style-name="ro1" table:visibility="filter">
          <table:table-cell office:value-type="string">
            <text:p>August-1993</text:p>
          </table:table-cell>
          <table:table-cell office:value-type="float" office:value="2354.99">
            <text:p>2354.99</text:p>
          </table:table-cell>
          <table:table-cell office:value-type="float" office:value="2768.54">
            <text:p>2768.54</text:p>
          </table:table-cell>
          <table:table-cell office:value-type="float" office:value="2322.71">
            <text:p>2322.71</text:p>
          </table:table-cell>
          <table:table-cell office:value-type="float" office:value="2633.79">
            <text:p>2633.79</text:p>
          </table:table-cell>
        </table:table-row>
        <table:table-row table:style-name="ro1" table:visibility="filter">
          <table:table-cell office:value-type="string">
            <text:p>September-1993</text:p>
          </table:table-cell>
          <table:table-cell office:value-type="float" office:value="2627.29">
            <text:p>2627.29</text:p>
          </table:table-cell>
          <table:table-cell office:value-type="float" office:value="2838.9">
            <text:p>2838.9</text:p>
          </table:table-cell>
          <table:table-cell office:value-type="float" office:value="2513.61">
            <text:p>2513.61</text:p>
          </table:table-cell>
          <table:table-cell office:value-type="float" office:value="2709.64">
            <text:p>2709.64</text:p>
          </table:table-cell>
        </table:table-row>
        <table:table-row table:style-name="ro1" table:visibility="filter">
          <table:table-cell office:value-type="string">
            <text:p>October-1993</text:p>
          </table:table-cell>
          <table:table-cell office:value-type="float" office:value="2712.72">
            <text:p>2712.72</text:p>
          </table:table-cell>
          <table:table-cell office:value-type="float" office:value="2756.85">
            <text:p>2756.85</text:p>
          </table:table-cell>
          <table:table-cell office:value-type="float" office:value="2612.03">
            <text:p>2612.03</text:p>
          </table:table-cell>
          <table:table-cell office:value-type="float" office:value="2673.74">
            <text:p>2673.74</text:p>
          </table:table-cell>
        </table:table-row>
        <table:table-row table:style-name="ro1" table:visibility="filter">
          <table:table-cell office:value-type="string">
            <text:p>November-1993</text:p>
          </table:table-cell>
          <table:table-cell office:value-type="float" office:value="2648.26">
            <text:p>2648.26</text:p>
          </table:table-cell>
          <table:table-cell office:value-type="float" office:value="3243.33">
            <text:p>3243.33</text:p>
          </table:table-cell>
          <table:table-cell office:value-type="float" office:value="2609.37">
            <text:p>2609.37</text:p>
          </table:table-cell>
          <table:table-cell office:value-type="float" office:value="3233.14">
            <text:p>3233.14</text:p>
          </table:table-cell>
        </table:table-row>
        <table:table-row table:style-name="ro1" table:visibility="filter">
          <table:table-cell office:value-type="string">
            <text:p>December-1993</text:p>
          </table:table-cell>
          <table:table-cell office:value-type="float" office:value="3270.84">
            <text:p>3270.84</text:p>
          </table:table-cell>
          <table:table-cell office:value-type="float" office:value="3459.07">
            <text:p>3459.07</text:p>
          </table:table-cell>
          <table:table-cell office:value-type="float" office:value="3149.8">
            <text:p>3149.8</text:p>
          </table:table-cell>
          <table:table-cell office:value-type="float" office:value="3346.06">
            <text:p>3346.06</text:p>
          </table:table-cell>
        </table:table-row>
        <table:table-row table:style-name="ro1" table:visibility="filter">
          <table:table-cell office:value-type="string">
            <text:p>January-1994</text:p>
          </table:table-cell>
          <table:table-cell office:value-type="float" office:value="3436.87">
            <text:p>3436.87</text:p>
          </table:table-cell>
          <table:table-cell office:value-type="float" office:value="4152.74">
            <text:p>4152.74</text:p>
          </table:table-cell>
          <table:table-cell office:value-type="float" office:value="3405.88">
            <text:p>3405.88</text:p>
          </table:table-cell>
          <table:table-cell office:value-type="float" office:value="3994.86">
            <text:p>3994.86</text:p>
          </table:table-cell>
        </table:table-row>
        <table:table-row table:style-name="ro1" table:visibility="filter">
          <table:table-cell office:value-type="string">
            <text:p>February-1994</text:p>
          </table:table-cell>
          <table:table-cell office:value-type="float" office:value="3939.17">
            <text:p>3939.17</text:p>
          </table:table-cell>
          <table:table-cell office:value-type="float" office:value="4288.44">
            <text:p>4288.44</text:p>
          </table:table-cell>
          <table:table-cell/>
          <table:table-cell office:value-type="float" office:value="4286.2">
            <text:p>4286.2</text:p>
          </table:table-cell>
        </table:table-row>
        <table:table-row table:style-name="ro1" table:visibility="filter">
          <table:table-cell office:value-type="string">
            <text:p>March-1994</text:p>
          </table:table-cell>
          <table:table-cell table:number-columns-repeated="2" office:value-type="float" office:value="4273.48">
            <text:p>4273.48</text:p>
          </table:table-cell>
          <table:table-cell office:value-type="float" office:value="3643.33">
            <text:p>3643.33</text:p>
          </table:table-cell>
          <table:table-cell office:value-type="float" office:value="3778.99">
            <text:p>3778.99</text:p>
          </table:table-cell>
        </table:table-row>
        <table:table-row table:style-name="ro1">
          <table:table-cell office:value-type="string">
            <text:p>April-1994</text:p>
          </table:table-cell>
          <table:table-cell office:value-type="float" office:value="3766.82">
            <text:p>3766.82</text:p>
          </table:table-cell>
          <table:table-cell office:value-type="float" office:value="3944.95">
            <text:p>3944.95</text:p>
          </table:table-cell>
          <table:table-cell office:value-type="float" office:value="3694.55">
            <text:p>3694.55</text:p>
          </table:table-cell>
          <table:table-cell office:value-type="float" office:value="3746.1">
            <text:p>3746.1</text:p>
          </table:table-cell>
        </table:table-row>
        <table:table-row table:style-name="ro1" table:visibility="filter">
          <table:table-cell office:value-type="string">
            <text:p>May-1994</text:p>
          </table:table-cell>
          <table:table-cell office:value-type="float" office:value="3728.57">
            <text:p>3728.57</text:p>
          </table:table-cell>
          <table:table-cell office:value-type="float" office:value="3851.15">
            <text:p>3851.15</text:p>
          </table:table-cell>
          <table:table-cell office:value-type="float" office:value="3575.77">
            <text:p>3575.77</text:p>
          </table:table-cell>
          <table:table-cell office:value-type="float" office:value="3829.36">
            <text:p>3829.36</text:p>
          </table:table-cell>
        </table:table-row>
        <table:table-row table:style-name="ro1" table:visibility="filter">
          <table:table-cell office:value-type="string">
            <text:p>June-1994</text:p>
          </table:table-cell>
          <table:table-cell office:value-type="float" office:value="3820.11">
            <text:p>3820.11</text:p>
          </table:table-cell>
          <table:table-cell office:value-type="float" office:value="4334.48">
            <text:p>4334.48</text:p>
          </table:table-cell>
          <table:table-cell office:value-type="float" office:value="3811.26">
            <text:p>3811.26</text:p>
          </table:table-cell>
          <table:table-cell office:value-type="float" office:value="4086.72">
            <text:p>4086.72</text:p>
          </table:table-cell>
        </table:table-row>
        <table:table-row table:style-name="ro1" table:visibility="filter">
          <table:table-cell office:value-type="string">
            <text:p>July-1994</text:p>
          </table:table-cell>
          <table:table-cell office:value-type="float" office:value="4098.67">
            <text:p>4098.67</text:p>
          </table:table-cell>
          <table:table-cell office:value-type="float" office:value="4217.21">
            <text:p>4217.21</text:p>
          </table:table-cell>
          <table:table-cell office:value-type="float" office:value="4047.55">
            <text:p>4047.55</text:p>
          </table:table-cell>
          <table:table-cell office:value-type="float" office:value="4191.3">
            <text:p>4191.3</text:p>
          </table:table-cell>
        </table:table-row>
        <table:table-row table:style-name="ro1" table:visibility="filter">
          <table:table-cell office:value-type="string">
            <text:p>August-1994</text:p>
          </table:table-cell>
          <table:table-cell office:value-type="float" office:value="4227.6">
            <text:p>4227.6</text:p>
          </table:table-cell>
          <table:table-cell office:value-type="float" office:value="4588.16">
            <text:p>4588.16</text:p>
          </table:table-cell>
          <table:table-cell office:value-type="float" office:value="4227.6">
            <text:p>4227.6</text:p>
          </table:table-cell>
          <table:table-cell office:value-type="float" office:value="4588.16">
            <text:p>4588.16</text:p>
          </table:table-cell>
        </table:table-row>
        <table:table-row table:style-name="ro1" table:visibility="filter">
          <table:table-cell office:value-type="string">
            <text:p>September-1994</text:p>
          </table:table-cell>
          <table:table-cell office:value-type="float" office:value="4573.86">
            <text:p>4573.86</text:p>
          </table:table-cell>
          <table:table-cell office:value-type="float" office:value="4643.31">
            <text:p>4643.31</text:p>
          </table:table-cell>
          <table:table-cell table:number-columns-repeated="2" office:value-type="float" office:value="4281">
            <text:p>4281</text:p>
          </table:table-cell>
        </table:table-row>
        <table:table-row table:style-name="ro1" table:visibility="filter">
          <table:table-cell office:value-type="string">
            <text:p>October-1994</text:p>
          </table:table-cell>
          <table:table-cell office:value-type="float" office:value="4267.97">
            <text:p>4267.97</text:p>
          </table:table-cell>
          <table:table-cell office:value-type="float" office:value="4449.7">
            <text:p>4449.7</text:p>
          </table:table-cell>
          <table:table-cell/>
          <table:table-cell office:value-type="float" office:value="4269.86">
            <text:p>4269.86</text:p>
          </table:table-cell>
        </table:table-row>
        <table:table-row table:style-name="ro1" table:visibility="filter">
          <table:table-cell office:value-type="string">
            <text:p>November-1994</text:p>
          </table:table-cell>
          <table:table-cell office:value-type="float" office:value="4293.51">
            <text:p>4293.51</text:p>
          </table:table-cell>
          <table:table-cell office:value-type="float" office:value="4308.7">
            <text:p>4308.7</text:p>
          </table:table-cell>
          <table:table-cell office:value-type="float" office:value="3999.01">
            <text:p>3999.01</text:p>
          </table:table-cell>
          <table:table-cell office:value-type="float" office:value="4124.18">
            <text:p>4124.18</text:p>
          </table:table-cell>
        </table:table-row>
        <table:table-row table:style-name="ro1" table:visibility="filter">
          <table:table-cell office:value-type="string">
            <text:p>December-1994</text:p>
          </table:table-cell>
          <table:table-cell office:value-type="float" office:value="4106.18">
            <text:p>4106.18</text:p>
          </table:table-cell>
          <table:table-cell office:value-type="float" office:value="4109.09">
            <text:p>4109.09</text:p>
          </table:table-cell>
          <table:table-cell office:value-type="float" office:value="3806.3">
            <text:p>3806.3</text:p>
          </table:table-cell>
          <table:table-cell office:value-type="float" office:value="3926.9">
            <text:p>3926.9</text:p>
          </table:table-cell>
        </table:table-row>
        <table:table-row table:style-name="ro1" table:visibility="filter">
          <table:table-cell office:value-type="string">
            <text:p>January-1995</text:p>
          </table:table-cell>
          <table:table-cell office:value-type="float" office:value="3910.16">
            <text:p>3910.16</text:p>
          </table:table-cell>
          <table:table-cell office:value-type="float" office:value="3943.66">
            <text:p>3943.66</text:p>
          </table:table-cell>
          <table:table-cell office:value-type="float" office:value="3394.94">
            <text:p>3394.94</text:p>
          </table:table-cell>
          <table:table-cell office:value-type="float" office:value="3618.54">
            <text:p>3618.54</text:p>
          </table:table-cell>
        </table:table-row>
        <table:table-row table:style-name="ro1" table:visibility="filter">
          <table:table-cell office:value-type="string">
            <text:p>February-1995</text:p>
          </table:table-cell>
          <table:table-cell office:value-type="float" office:value="3636.89">
            <text:p>3636.89</text:p>
          </table:table-cell>
          <table:table-cell office:value-type="float" office:value="3642.12">
            <text:p>3642.12</text:p>
          </table:table-cell>
          <table:table-cell/>
          <table:table-cell office:value-type="float" office:value="3421.47">
            <text:p>3421.47</text:p>
          </table:table-cell>
        </table:table-row>
        <table:table-row table:style-name="ro1" table:visibility="filter">
          <table:table-cell office:value-type="string">
            <text:p>March-1995</text:p>
          </table:table-cell>
          <table:table-cell office:value-type="float" office:value="3454.97">
            <text:p>3454.97</text:p>
          </table:table-cell>
          <table:table-cell office:value-type="float" office:value="3548.47">
            <text:p>3548.47</text:p>
          </table:table-cell>
          <table:table-cell/>
          <table:table-cell office:value-type="float" office:value="3260.96">
            <text:p>3260.96</text:p>
          </table:table-cell>
        </table:table-row>
        <table:table-row table:style-name="ro1">
          <table:table-cell office:value-type="string">
            <text:p>April-1995</text:p>
          </table:table-cell>
          <table:table-cell office:value-type="float" office:value="3287.84">
            <text:p>3287.84</text:p>
          </table:table-cell>
          <table:table-cell office:value-type="float" office:value="3508.61">
            <text:p>3508.61</text:p>
          </table:table-cell>
          <table:table-cell table:number-columns-repeated="2" office:value-type="float" office:value="3133.28">
            <text:p>3133.28</text:p>
          </table:table-cell>
        </table:table-row>
        <table:table-row table:style-name="ro1" table:visibility="filter">
          <table:table-cell office:value-type="string">
            <text:p>May-1995</text:p>
          </table:table-cell>
          <table:table-cell office:value-type="float" office:value="3061.88">
            <text:p>3061.88</text:p>
          </table:table-cell>
          <table:table-cell office:value-type="float" office:value="3351.48">
            <text:p>3351.48</text:p>
          </table:table-cell>
          <table:table-cell/>
          <table:table-cell office:value-type="float" office:value="3351.48">
            <text:p>3351.48</text:p>
          </table:table-cell>
        </table:table-row>
        <table:table-row table:style-name="ro1" table:visibility="filter">
          <table:table-cell office:value-type="string">
            <text:p>June-1995</text:p>
          </table:table-cell>
          <table:table-cell office:value-type="float" office:value="3351.11">
            <text:p>3351.11</text:p>
          </table:table-cell>
          <table:table-cell office:value-type="float" office:value="3438.98">
            <text:p>3438.98</text:p>
          </table:table-cell>
          <table:table-cell/>
          <table:table-cell office:value-type="float" office:value="3247.36">
            <text:p>3247.36</text:p>
          </table:table-cell>
        </table:table-row>
        <table:table-row table:style-name="ro1" table:visibility="filter">
          <table:table-cell office:value-type="string">
            <text:p>July-1995</text:p>
          </table:table-cell>
          <table:table-cell office:value-type="float" office:value="3217.01">
            <text:p>3217.01</text:p>
          </table:table-cell>
          <table:table-cell office:value-type="float" office:value="3595.55">
            <text:p>3595.55</text:p>
          </table:table-cell>
          <table:table-cell/>
          <table:table-cell office:value-type="float" office:value="3386.97">
            <text:p>3386.97</text:p>
          </table:table-cell>
        </table:table-row>
        <table:table-row table:style-name="ro1" table:visibility="filter">
          <table:table-cell office:value-type="string">
            <text:p>August-1995</text:p>
          </table:table-cell>
          <table:table-cell office:value-type="float" office:value="3383.29">
            <text:p>3383.29</text:p>
          </table:table-cell>
          <table:table-cell office:value-type="float" office:value="3462.75">
            <text:p>3462.75</text:p>
          </table:table-cell>
          <table:table-cell office:value-type="float" office:value="3327.72">
            <text:p>3327.72</text:p>
          </table:table-cell>
          <table:table-cell office:value-type="float" office:value="3346.76">
            <text:p>3346.76</text:p>
          </table:table-cell>
        </table:table-row>
        <table:table-row table:style-name="ro1" table:visibility="filter">
          <table:table-cell office:value-type="string">
            <text:p>September-1995</text:p>
          </table:table-cell>
          <table:table-cell office:value-type="float" office:value="3345.56">
            <text:p>3345.56</text:p>
          </table:table-cell>
          <table:table-cell office:value-type="float" office:value="3519.14">
            <text:p>3519.14</text:p>
          </table:table-cell>
          <table:table-cell office:value-type="float" office:value="3289.4">
            <text:p>3289.4</text:p>
          </table:table-cell>
          <table:table-cell office:value-type="float" office:value="3493.21">
            <text:p>3493.21</text:p>
          </table:table-cell>
        </table:table-row>
        <table:table-row table:style-name="ro1" table:visibility="filter">
          <table:table-cell office:value-type="string">
            <text:p>October-1995</text:p>
          </table:table-cell>
          <table:table-cell/>
          <table:table-cell office:value-type="float" office:value="3611.56">
            <text:p>3611.56</text:p>
          </table:table-cell>
          <table:table-cell/>
          <table:table-cell office:value-type="float" office:value="3423.47">
            <text:p>3423.47</text:p>
          </table:table-cell>
        </table:table-row>
        <table:table-row table:style-name="ro1" table:visibility="filter">
          <table:table-cell office:value-type="string">
            <text:p>November-1995</text:p>
          </table:table-cell>
          <table:table-cell office:value-type="float" office:value="3428.79">
            <text:p>3428.79</text:p>
          </table:table-cell>
          <table:table-cell office:value-type="float" office:value="3509.26">
            <text:p>3509.26</text:p>
          </table:table-cell>
          <table:table-cell office:value-type="float" office:value="2891.45">
            <text:p>2891.45</text:p>
          </table:table-cell>
          <table:table-cell office:value-type="float" office:value="2994.29">
            <text:p>2994.29</text:p>
          </table:table-cell>
        </table:table-row>
        <table:table-row table:style-name="ro1" table:visibility="filter">
          <table:table-cell office:value-type="string">
            <text:p>December-1995</text:p>
          </table:table-cell>
          <table:table-cell office:value-type="float" office:value="3064.38">
            <text:p>3064.38</text:p>
          </table:table-cell>
          <table:table-cell office:value-type="float" office:value="3149.04">
            <text:p>3149.04</text:p>
          </table:table-cell>
          <table:table-cell office:value-type="float" office:value="2991.84">
            <text:p>2991.84</text:p>
          </table:table-cell>
          <table:table-cell office:value-type="float" office:value="3110.49">
            <text:p>3110.49</text:p>
          </table:table-cell>
        </table:table-row>
        <table:table-row table:style-name="ro1" table:visibility="filter">
          <table:table-cell office:value-type="string">
            <text:p>January-1996</text:p>
          </table:table-cell>
          <table:table-cell office:value-type="float" office:value="3114.08">
            <text:p>3114.08</text:p>
          </table:table-cell>
          <table:table-cell office:value-type="float" office:value="3131.37">
            <text:p>3131.37</text:p>
          </table:table-cell>
          <table:table-cell office:value-type="float" office:value="2820.26">
            <text:p>2820.26</text:p>
          </table:table-cell>
          <table:table-cell office:value-type="float" office:value="2931.84">
            <text:p>2931.84</text:p>
          </table:table-cell>
        </table:table-row>
        <table:table-row table:style-name="ro1" table:visibility="filter">
          <table:table-cell office:value-type="string">
            <text:p>February-1996</text:p>
          </table:table-cell>
          <table:table-cell office:value-type="float" office:value="2929.04">
            <text:p>2929.04</text:p>
          </table:table-cell>
          <table:table-cell office:value-type="float" office:value="3607.27">
            <text:p>3607.27</text:p>
          </table:table-cell>
          <table:table-cell office:value-type="float" office:value="2929.04">
            <text:p>2929.04</text:p>
          </table:table-cell>
          <table:table-cell office:value-type="float" office:value="3391.99">
            <text:p>3391.99</text:p>
          </table:table-cell>
        </table:table-row>
        <table:table-row table:style-name="ro1" table:visibility="filter">
          <table:table-cell office:value-type="string">
            <text:p>March-1996</text:p>
          </table:table-cell>
          <table:table-cell office:value-type="float" office:value="3391.08">
            <text:p>3391.08</text:p>
          </table:table-cell>
          <table:table-cell office:value-type="float" office:value="3435.85">
            <text:p>3435.85</text:p>
          </table:table-cell>
          <table:table-cell office:value-type="float" office:value="3210.7">
            <text:p>3210.7</text:p>
          </table:table-cell>
          <table:table-cell office:value-type="float" office:value="3366.61">
            <text:p>3366.61</text:p>
          </table:table-cell>
        </table:table-row>
        <table:table-row table:style-name="ro1">
          <table:table-cell office:value-type="string">
            <text:p>April-1996</text:p>
          </table:table-cell>
          <table:table-cell office:value-type="float" office:value="3376.64">
            <text:p>3376.64</text:p>
          </table:table-cell>
          <table:table-cell office:value-type="float" office:value="3950.82">
            <text:p>3950.82</text:p>
          </table:table-cell>
          <table:table-cell office:value-type="float" office:value="3376.64">
            <text:p>3376.64</text:p>
          </table:table-cell>
          <table:table-cell office:value-type="float" office:value="3826.72">
            <text:p>3826.72</text:p>
          </table:table-cell>
        </table:table-row>
        <table:table-row table:style-name="ro1" table:visibility="filter">
          <table:table-cell office:value-type="string">
            <text:p>May-1996</text:p>
          </table:table-cell>
          <table:table-cell office:value-type="float" office:value="3827.6">
            <text:p>3827.6</text:p>
          </table:table-cell>
          <table:table-cell office:value-type="float" office:value="3879.55">
            <text:p>3879.55</text:p>
          </table:table-cell>
          <table:table-cell office:value-type="float" office:value="3578.29">
            <text:p>3578.29</text:p>
          </table:table-cell>
          <table:table-cell office:value-type="float" office:value="3724.97">
            <text:p>3724.97</text:p>
          </table:table-cell>
        </table:table-row>
        <table:table-row table:style-name="ro1" table:visibility="filter">
          <table:table-cell office:value-type="string">
            <text:p>June-1996</text:p>
          </table:table-cell>
          <table:table-cell office:value-type="float" office:value="3731.96">
            <text:p>3731.96</text:p>
          </table:table-cell>
          <table:table-cell office:value-type="float" office:value="4131.22">
            <text:p>4131.22</text:p>
          </table:table-cell>
          <table:table-cell office:value-type="float" office:value="3731.96">
            <text:p>3731.96</text:p>
          </table:table-cell>
          <table:table-cell office:value-type="float" office:value="3812.52">
            <text:p>3812.52</text:p>
          </table:table-cell>
        </table:table-row>
        <table:table-row table:style-name="ro1" table:visibility="filter">
          <table:table-cell office:value-type="string">
            <text:p>July-1996</text:p>
          </table:table-cell>
          <table:table-cell office:value-type="float" office:value="3798.87">
            <text:p>3798.87</text:p>
          </table:table-cell>
          <table:table-cell office:value-type="float" office:value="3820.95">
            <text:p>3820.95</text:p>
          </table:table-cell>
          <table:table-cell office:value-type="float" office:value="3387.39">
            <text:p>3387.39</text:p>
          </table:table-cell>
          <table:table-cell office:value-type="float" office:value="3536.94">
            <text:p>3536.94</text:p>
          </table:table-cell>
        </table:table-row>
        <table:table-row table:style-name="ro1" table:visibility="filter">
          <table:table-cell office:value-type="string">
            <text:p>August-1996</text:p>
          </table:table-cell>
          <table:table-cell office:value-type="float" office:value="3539.97">
            <text:p>3539.97</text:p>
          </table:table-cell>
          <table:table-cell office:value-type="float" office:value="3585.15">
            <text:p>3585.15</text:p>
          </table:table-cell>
          <table:table-cell office:value-type="float" office:value="3276.15">
            <text:p>3276.15</text:p>
          </table:table-cell>
          <table:table-cell office:value-type="float" office:value="3514.61">
            <text:p>3514.61</text:p>
          </table:table-cell>
        </table:table-row>
        <table:table-row table:style-name="ro1" table:visibility="filter">
          <table:table-cell office:value-type="string">
            <text:p>September-1996</text:p>
          </table:table-cell>
          <table:table-cell office:value-type="float" office:value="3519.42">
            <text:p>3519.42</text:p>
          </table:table-cell>
          <table:table-cell office:value-type="float" office:value="3586.89">
            <text:p>3586.89</text:p>
          </table:table-cell>
          <table:table-cell office:value-type="float" office:value="3205.23">
            <text:p>3205.23</text:p>
          </table:table-cell>
          <table:table-cell office:value-type="float" office:value="3239.48">
            <text:p>3239.48</text:p>
          </table:table-cell>
        </table:table-row>
        <table:table-row table:style-name="ro1" table:visibility="filter">
          <table:table-cell office:value-type="string">
            <text:p>October-1996</text:p>
          </table:table-cell>
          <table:table-cell office:value-type="float" office:value="3249.15">
            <text:p>3249.15</text:p>
          </table:table-cell>
          <table:table-cell office:value-type="float" office:value="3344.67">
            <text:p>3344.67</text:p>
          </table:table-cell>
          <table:table-cell office:value-type="float" office:value="2930.93">
            <text:p>2930.93</text:p>
          </table:table-cell>
          <table:table-cell office:value-type="float" office:value="3163.78">
            <text:p>3163.78</text:p>
          </table:table-cell>
        </table:table-row>
        <table:table-row table:style-name="ro1" table:visibility="filter">
          <table:table-cell office:value-type="string">
            <text:p>November-1996</text:p>
          </table:table-cell>
          <table:table-cell office:value-type="float" office:value="3164.03">
            <text:p>3164.03</text:p>
          </table:table-cell>
          <table:table-cell office:value-type="float" office:value="3190.82">
            <text:p>3190.82</text:p>
          </table:table-cell>
          <table:table-cell office:value-type="float" office:value="2847.48">
            <text:p>2847.48</text:p>
          </table:table-cell>
          <table:table-cell office:value-type="float" office:value="2890.5">
            <text:p>2890.5</text:p>
          </table:table-cell>
        </table:table-row>
        <table:table-row table:style-name="ro1" table:visibility="filter">
          <table:table-cell office:value-type="string">
            <text:p>December-1996</text:p>
          </table:table-cell>
          <table:table-cell office:value-type="float" office:value="2883.88">
            <text:p>2883.88</text:p>
          </table:table-cell>
          <table:table-cell office:value-type="float" office:value="3127.19">
            <text:p>3127.19</text:p>
          </table:table-cell>
          <table:table-cell office:value-type="float" office:value="2713.12">
            <text:p>2713.12</text:p>
          </table:table-cell>
          <table:table-cell office:value-type="float" office:value="3085.2">
            <text:p>3085.2</text:p>
          </table:table-cell>
        </table:table-row>
        <table:table-row table:style-name="ro1" table:visibility="filter">
          <table:table-cell office:value-type="string">
            <text:p>January-1997</text:p>
          </table:table-cell>
          <table:table-cell office:value-type="float" office:value="3096.65">
            <text:p>3096.65</text:p>
          </table:table-cell>
          <table:table-cell office:value-type="float" office:value="3812.31">
            <text:p>3812.31</text:p>
          </table:table-cell>
          <table:table-cell office:value-type="float" office:value="3096.65">
            <text:p>3096.65</text:p>
          </table:table-cell>
          <table:table-cell office:value-type="float" office:value="3382.47">
            <text:p>3382.47</text:p>
          </table:table-cell>
        </table:table-row>
        <table:table-row table:style-name="ro1" table:visibility="filter">
          <table:table-cell office:value-type="string">
            <text:p>February-1997</text:p>
          </table:table-cell>
          <table:table-cell office:value-type="float" office:value="3379.76">
            <text:p>3379.76</text:p>
          </table:table-cell>
          <table:table-cell office:value-type="float" office:value="3735.89">
            <text:p>3735.89</text:p>
          </table:table-cell>
          <table:table-cell office:value-type="float" office:value="3316.15">
            <text:p>3316.15</text:p>
          </table:table-cell>
          <table:table-cell office:value-type="float" office:value="3651.91">
            <text:p>3651.91</text:p>
          </table:table-cell>
        </table:table-row>
        <table:table-row table:style-name="ro1" table:visibility="filter">
          <table:table-cell office:value-type="string">
            <text:p>March-1997</text:p>
          </table:table-cell>
          <table:table-cell office:value-type="float" office:value="3713.74">
            <text:p>3713.74</text:p>
          </table:table-cell>
          <table:table-cell office:value-type="float" office:value="4029.56">
            <text:p>4029.56</text:p>
          </table:table-cell>
          <table:table-cell office:value-type="float" office:value="3318.9">
            <text:p>3318.9</text:p>
          </table:table-cell>
          <table:table-cell office:value-type="float" office:value="3360.89">
            <text:p>3360.89</text:p>
          </table:table-cell>
        </table:table-row>
        <table:table-row table:style-name="ro1">
          <table:table-cell office:value-type="string">
            <text:p>April-1997</text:p>
          </table:table-cell>
          <table:table-cell office:value-type="float" office:value="3339.47">
            <text:p>3339.47</text:p>
          </table:table-cell>
          <table:table-cell office:value-type="float" office:value="3879.21">
            <text:p>3879.21</text:p>
          </table:table-cell>
          <table:table-cell office:value-type="float" office:value="3315.36">
            <text:p>3315.36</text:p>
          </table:table-cell>
          <table:table-cell office:value-type="float" office:value="3841.11">
            <text:p>3841.11</text:p>
          </table:table-cell>
        </table:table-row>
        <table:table-row table:style-name="ro1" table:visibility="filter">
          <table:table-cell office:value-type="string">
            <text:p>May-1997</text:p>
          </table:table-cell>
          <table:table-cell table:number-columns-repeated="2" office:value-type="float" office:value="3838.44">
            <text:p>3838.44</text:p>
          </table:table-cell>
          <table:table-cell office:value-type="float" office:value="3652.2">
            <text:p>3652.2</text:p>
          </table:table-cell>
          <table:table-cell office:value-type="float" office:value="3755.1">
            <text:p>3755.1</text:p>
          </table:table-cell>
        </table:table-row>
        <table:table-row table:style-name="ro1" table:visibility="filter">
          <table:table-cell office:value-type="string">
            <text:p>June-1997</text:p>
          </table:table-cell>
          <table:table-cell office:value-type="float" office:value="3758.39">
            <text:p>3758.39</text:p>
          </table:table-cell>
          <table:table-cell office:value-type="float" office:value="4272.44">
            <text:p>4272.44</text:p>
          </table:table-cell>
          <table:table-cell office:value-type="float" office:value="3747.14">
            <text:p>3747.14</text:p>
          </table:table-cell>
          <table:table-cell office:value-type="float" office:value="4256.09">
            <text:p>4256.09</text:p>
          </table:table-cell>
        </table:table-row>
        <table:table-row table:style-name="ro1" table:visibility="filter">
          <table:table-cell office:value-type="string">
            <text:p>July-1997</text:p>
          </table:table-cell>
          <table:table-cell office:value-type="float" office:value="4263.11">
            <text:p>4263.11</text:p>
          </table:table-cell>
          <table:table-cell office:value-type="float" office:value="4448.06">
            <text:p>4448.06</text:p>
          </table:table-cell>
          <table:table-cell office:value-type="float" office:value="4105.28">
            <text:p>4105.28</text:p>
          </table:table-cell>
          <table:table-cell office:value-type="float" office:value="4305.76">
            <text:p>4305.76</text:p>
          </table:table-cell>
        </table:table-row>
        <table:table-row table:style-name="ro1" table:visibility="filter">
          <table:table-cell office:value-type="string">
            <text:p>August-1997</text:p>
          </table:table-cell>
          <table:table-cell office:value-type="float" office:value="4322.19">
            <text:p>4322.19</text:p>
          </table:table-cell>
          <table:table-cell office:value-type="float" office:value="4605.41">
            <text:p>4605.41</text:p>
          </table:table-cell>
          <table:table-cell office:value-type="float" office:value="3851.04">
            <text:p>3851.04</text:p>
          </table:table-cell>
          <table:table-cell office:value-type="float" office:value="3876.08">
            <text:p>3876.08</text:p>
          </table:table-cell>
        </table:table-row>
        <table:table-row table:style-name="ro1" table:visibility="filter">
          <table:table-cell office:value-type="string">
            <text:p>September-1997</text:p>
          </table:table-cell>
          <table:table-cell office:value-type="float" office:value="3875.26">
            <text:p>3875.26</text:p>
          </table:table-cell>
          <table:table-cell office:value-type="float" office:value="4112.48">
            <text:p>4112.48</text:p>
          </table:table-cell>
          <table:table-cell office:value-type="float" office:value="3758.52">
            <text:p>3758.52</text:p>
          </table:table-cell>
          <table:table-cell office:value-type="float" office:value="3902.03">
            <text:p>3902.03</text:p>
          </table:table-cell>
        </table:table-row>
        <table:table-row table:style-name="ro1" table:visibility="filter">
          <table:table-cell office:value-type="string">
            <text:p>October-1997</text:p>
          </table:table-cell>
          <table:table-cell office:value-type="float" office:value="3885.41">
            <text:p>3885.41</text:p>
          </table:table-cell>
          <table:table-cell office:value-type="float" office:value="4166.14">
            <text:p>4166.14</text:p>
          </table:table-cell>
          <table:table-cell office:value-type="float" office:value="3795.66">
            <text:p>3795.66</text:p>
          </table:table-cell>
          <table:table-cell office:value-type="float" office:value="3803.24">
            <text:p>3803.24</text:p>
          </table:table-cell>
        </table:table-row>
        <table:table-row table:style-name="ro1" table:visibility="filter">
          <table:table-cell office:value-type="string">
            <text:p>November-1997</text:p>
          </table:table-cell>
          <table:table-cell office:value-type="float" office:value="3814.75">
            <text:p>3814.75</text:p>
          </table:table-cell>
          <table:table-cell office:value-type="float" office:value="3852.24">
            <text:p>3852.24</text:p>
          </table:table-cell>
          <table:table-cell office:value-type="float" office:value="3388.46">
            <text:p>3388.46</text:p>
          </table:table-cell>
          <table:table-cell office:value-type="float" office:value="3560.29">
            <text:p>3560.29</text:p>
          </table:table-cell>
        </table:table-row>
        <table:table-row table:style-name="ro1" table:visibility="filter">
          <table:table-cell office:value-type="string">
            <text:p>December-1997</text:p>
          </table:table-cell>
          <table:table-cell office:value-type="float" office:value="3536.07">
            <text:p>3536.07</text:p>
          </table:table-cell>
          <table:table-cell office:value-type="float" office:value="3711.26">
            <text:p>3711.26</text:p>
          </table:table-cell>
          <table:table-cell office:value-type="float" office:value="3247.63">
            <text:p>3247.63</text:p>
          </table:table-cell>
          <table:table-cell office:value-type="float" office:value="3658.98">
            <text:p>3658.98</text:p>
          </table:table-cell>
        </table:table-row>
        <table:table-row table:style-name="ro1" table:visibility="filter">
          <table:table-cell office:value-type="string">
            <text:p>January-1998</text:p>
          </table:table-cell>
          <table:table-cell office:value-type="float" office:value="3658.34">
            <text:p>3658.34</text:p>
          </table:table-cell>
          <table:table-cell office:value-type="float" office:value="3792.86">
            <text:p>3792.86</text:p>
          </table:table-cell>
          <table:table-cell office:value-type="float" office:value="3164.66">
            <text:p>3164.66</text:p>
          </table:table-cell>
          <table:table-cell office:value-type="float" office:value="3224.36">
            <text:p>3224.36</text:p>
          </table:table-cell>
        </table:table-row>
        <table:table-row table:style-name="ro1" table:visibility="filter">
          <table:table-cell office:value-type="string">
            <text:p>February-1998</text:p>
          </table:table-cell>
          <table:table-cell office:value-type="float" office:value="3288.78">
            <text:p>3288.78</text:p>
          </table:table-cell>
          <table:table-cell office:value-type="float" office:value="3639.84">
            <text:p>3639.84</text:p>
          </table:table-cell>
          <table:table-cell office:value-type="float" office:value="3261.38">
            <text:p>3261.38</text:p>
          </table:table-cell>
          <table:table-cell office:value-type="float" office:value="3622.22">
            <text:p>3622.22</text:p>
          </table:table-cell>
        </table:table-row>
        <table:table-row table:style-name="ro1" table:visibility="filter">
          <table:table-cell office:value-type="string">
            <text:p>March-1998</text:p>
          </table:table-cell>
          <table:table-cell office:value-type="float" office:value="3657.57">
            <text:p>3657.57</text:p>
          </table:table-cell>
          <table:table-cell office:value-type="float" office:value="3999.03">
            <text:p>3999.03</text:p>
          </table:table-cell>
          <table:table-cell office:value-type="float" office:value="3600.06">
            <text:p>3600.06</text:p>
          </table:table-cell>
          <table:table-cell office:value-type="float" office:value="3892.75">
            <text:p>3892.75</text:p>
          </table:table-cell>
        </table:table-row>
        <table:table-row table:style-name="ro1">
          <table:table-cell office:value-type="string">
            <text:p>April-1998</text:p>
          </table:table-cell>
          <table:table-cell office:value-type="float" office:value="3901.44">
            <text:p>3901.44</text:p>
          </table:table-cell>
          <table:table-cell office:value-type="float" office:value="4322">
            <text:p>4322</text:p>
          </table:table-cell>
          <table:table-cell office:value-type="float" office:value="3901.44">
            <text:p>3901.44</text:p>
          </table:table-cell>
          <table:table-cell office:value-type="float" office:value="4006.81">
            <text:p>4006.81</text:p>
          </table:table-cell>
        </table:table-row>
        <table:table-row table:style-name="ro1" table:visibility="filter">
          <table:table-cell office:value-type="string">
            <text:p>May-1998</text:p>
          </table:table-cell>
          <table:table-cell office:value-type="float" office:value="4058.75">
            <text:p>4058.75</text:p>
          </table:table-cell>
          <table:table-cell office:value-type="float" office:value="4156.58">
            <text:p>4156.58</text:p>
          </table:table-cell>
          <table:table-cell office:value-type="float" office:value="3589.24">
            <text:p>3589.24</text:p>
          </table:table-cell>
          <table:table-cell office:value-type="float" office:value="3686.39">
            <text:p>3686.39</text:p>
          </table:table-cell>
        </table:table-row>
        <table:table-row table:style-name="ro1" table:visibility="filter">
          <table:table-cell office:value-type="string">
            <text:p>June-1998</text:p>
          </table:table-cell>
          <table:table-cell office:value-type="float" office:value="3737.25">
            <text:p>3737.25</text:p>
          </table:table-cell>
          <table:table-cell office:value-type="float" office:value="3823.15">
            <text:p>3823.15</text:p>
          </table:table-cell>
          <table:table-cell office:value-type="float" office:value="2951.45">
            <text:p>2951.45</text:p>
          </table:table-cell>
          <table:table-cell office:value-type="float" office:value="3250.69">
            <text:p>3250.69</text:p>
          </table:table-cell>
        </table:table-row>
        <table:table-row table:style-name="ro1" table:visibility="filter">
          <table:table-cell office:value-type="string">
            <text:p>July-1998</text:p>
          </table:table-cell>
          <table:table-cell office:value-type="float" office:value="3210.6">
            <text:p>3210.6</text:p>
          </table:table-cell>
          <table:table-cell office:value-type="float" office:value="3525.9">
            <text:p>3525.9</text:p>
          </table:table-cell>
          <table:table-cell office:value-type="float" office:value="3079.43">
            <text:p>3079.43</text:p>
          </table:table-cell>
          <table:table-cell office:value-type="float" office:value="3211.31">
            <text:p>3211.31</text:p>
          </table:table-cell>
        </table:table-row>
        <table:table-row table:style-name="ro1" table:visibility="filter">
          <table:table-cell office:value-type="string">
            <text:p>August-1998</text:p>
          </table:table-cell>
          <table:table-cell office:value-type="float" office:value="3159.02">
            <text:p>3159.02</text:p>
          </table:table-cell>
          <table:table-cell office:value-type="float" office:value="3163.28">
            <text:p>3163.28</text:p>
          </table:table-cell>
          <table:table-cell office:value-type="float" office:value="2838.99">
            <text:p>2838.99</text:p>
          </table:table-cell>
          <table:table-cell office:value-type="float" office:value="2933.85">
            <text:p>2933.85</text:p>
          </table:table-cell>
        </table:table-row>
        <table:table-row table:style-name="ro1" table:visibility="filter">
          <table:table-cell office:value-type="string">
            <text:p>September-1998</text:p>
          </table:table-cell>
          <table:table-cell office:value-type="float" office:value="2862.24">
            <text:p>2862.24</text:p>
          </table:table-cell>
          <table:table-cell office:value-type="float" office:value="3266.71">
            <text:p>3266.71</text:p>
          </table:table-cell>
          <table:table-cell office:value-type="float" office:value="2850.3">
            <text:p>2850.3</text:p>
          </table:table-cell>
          <table:table-cell office:value-type="float" office:value="3102.29">
            <text:p>3102.29</text:p>
          </table:table-cell>
        </table:table-row>
        <table:table-row table:style-name="ro1" table:visibility="filter">
          <table:table-cell office:value-type="string">
            <text:p>October-1998</text:p>
          </table:table-cell>
          <table:table-cell office:value-type="float" office:value="3036.15">
            <text:p>3036.15</text:p>
          </table:table-cell>
          <table:table-cell office:value-type="float" office:value="3045.54">
            <text:p>3045.54</text:p>
          </table:table-cell>
          <table:table-cell office:value-type="float" office:value="2741.22">
            <text:p>2741.22</text:p>
          </table:table-cell>
          <table:table-cell office:value-type="float" office:value="2812.49">
            <text:p>2812.49</text:p>
          </table:table-cell>
        </table:table-row>
        <table:table-row table:style-name="ro1" table:visibility="filter">
          <table:table-cell office:value-type="string">
            <text:p>November-1998</text:p>
          </table:table-cell>
          <table:table-cell office:value-type="float" office:value="2820.23">
            <text:p>2820.23</text:p>
          </table:table-cell>
          <table:table-cell office:value-type="float" office:value="3027.2">
            <text:p>3027.2</text:p>
          </table:table-cell>
          <table:table-cell office:value-type="float" office:value="2741.7">
            <text:p>2741.7</text:p>
          </table:table-cell>
          <table:table-cell office:value-type="float" office:value="2810.66">
            <text:p>2810.66</text:p>
          </table:table-cell>
        </table:table-row>
        <table:table-row table:style-name="ro1" table:visibility="filter">
          <table:table-cell office:value-type="string">
            <text:p>December-1998</text:p>
          </table:table-cell>
          <table:table-cell office:value-type="float" office:value="2803.73">
            <text:p>2803.73</text:p>
          </table:table-cell>
          <table:table-cell office:value-type="float" office:value="3118.59">
            <text:p>3118.59</text:p>
          </table:table-cell>
          <table:table-cell office:value-type="float" office:value="2790.32">
            <text:p>2790.32</text:p>
          </table:table-cell>
          <table:table-cell office:value-type="float" office:value="3055.41">
            <text:p>3055.41</text:p>
          </table:table-cell>
        </table:table-row>
        <table:table-row table:style-name="ro1" table:visibility="filter">
          <table:table-cell office:value-type="string">
            <text:p>January-1999</text:p>
          </table:table-cell>
          <table:table-cell office:value-type="float" office:value="3064.95">
            <text:p>3064.95</text:p>
          </table:table-cell>
          <table:table-cell office:value-type="float" office:value="3515.49">
            <text:p>3515.49</text:p>
          </table:table-cell>
          <table:table-cell office:value-type="float" office:value="3042.25">
            <text:p>3042.25</text:p>
          </table:table-cell>
          <table:table-cell office:value-type="float" office:value="3315.57">
            <text:p>3315.57</text:p>
          </table:table-cell>
        </table:table-row>
        <table:table-row table:style-name="ro1" table:visibility="filter">
          <table:table-cell office:value-type="string">
            <text:p>February-1999</text:p>
          </table:table-cell>
          <table:table-cell office:value-type="float" office:value="3331.91">
            <text:p>3331.91</text:p>
          </table:table-cell>
          <table:table-cell office:value-type="float" office:value="3406.28">
            <text:p>3406.28</text:p>
          </table:table-cell>
          <table:table-cell office:value-type="float" office:value="3157.7">
            <text:p>3157.7</text:p>
          </table:table-cell>
          <table:table-cell office:value-type="float" office:value="3399.63">
            <text:p>3399.63</text:p>
          </table:table-cell>
        </table:table-row>
        <table:table-row table:style-name="ro1" table:visibility="filter">
          <table:table-cell office:value-type="string">
            <text:p>March-1999</text:p>
          </table:table-cell>
          <table:table-cell office:value-type="float" office:value="3447.5">
            <text:p>3447.5</text:p>
          </table:table-cell>
          <table:table-cell office:value-type="float" office:value="3817.94">
            <text:p>3817.94</text:p>
          </table:table-cell>
          <table:table-cell office:value-type="float" office:value="3417.22">
            <text:p>3417.22</text:p>
          </table:table-cell>
          <table:table-cell office:value-type="float" office:value="3739.96">
            <text:p>3739.96</text:p>
          </table:table-cell>
        </table:table-row>
        <table:table-row table:style-name="ro1">
          <table:table-cell office:value-type="string">
            <text:p>April-1999</text:p>
          </table:table-cell>
          <table:table-cell office:value-type="float" office:value="3750.22">
            <text:p>3750.22</text:p>
          </table:table-cell>
          <table:table-cell office:value-type="float" office:value="3754.73">
            <text:p>3754.73</text:p>
          </table:table-cell>
          <table:table-cell office:value-type="float" office:value="3183.47">
            <text:p>3183.47</text:p>
          </table:table-cell>
          <table:table-cell office:value-type="float" office:value="3325.69">
            <text:p>3325.69</text:p>
          </table:table-cell>
        </table:table-row>
        <table:table-row table:style-name="ro1" table:visibility="filter">
          <table:table-cell office:value-type="string">
            <text:p>May-1999</text:p>
          </table:table-cell>
          <table:table-cell office:value-type="float" office:value="3380.61">
            <text:p>3380.61</text:p>
          </table:table-cell>
          <table:table-cell office:value-type="float" office:value="4197.08">
            <text:p>4197.08</text:p>
          </table:table-cell>
          <table:table-cell office:value-type="float" office:value="3363.06">
            <text:p>3363.06</text:p>
          </table:table-cell>
          <table:table-cell office:value-type="float" office:value="3963.56">
            <text:p>3963.56</text:p>
          </table:table-cell>
        </table:table-row>
        <table:table-row table:style-name="ro1" table:visibility="filter">
          <table:table-cell office:value-type="string">
            <text:p>June-1999</text:p>
          </table:table-cell>
          <table:table-cell office:value-type="float" office:value="3954.26">
            <text:p>3954.26</text:p>
          </table:table-cell>
          <table:table-cell office:value-type="float" office:value="4285.99">
            <text:p>4285.99</text:p>
          </table:table-cell>
          <table:table-cell office:value-type="float" office:value="3830.15">
            <text:p>3830.15</text:p>
          </table:table-cell>
          <table:table-cell office:value-type="float" office:value="4140.73">
            <text:p>4140.73</text:p>
          </table:table-cell>
        </table:table-row>
        <table:table-row table:style-name="ro1" table:visibility="filter">
          <table:table-cell office:value-type="string">
            <text:p>July-1999</text:p>
          </table:table-cell>
          <table:table-cell office:value-type="float" office:value="4156.62">
            <text:p>4156.62</text:p>
          </table:table-cell>
          <table:table-cell office:value-type="float" office:value="4810.33">
            <text:p>4810.33</text:p>
          </table:table-cell>
          <table:table-cell office:value-type="float" office:value="4120.73">
            <text:p>4120.73</text:p>
          </table:table-cell>
          <table:table-cell office:value-type="float" office:value="4542.34">
            <text:p>4542.34</text:p>
          </table:table-cell>
        </table:table-row>
        <table:table-row table:style-name="ro1" table:visibility="filter">
          <table:table-cell office:value-type="string">
            <text:p>August-1999</text:p>
          </table:table-cell>
          <table:table-cell office:value-type="float" office:value="4571.36">
            <text:p>4571.36</text:p>
          </table:table-cell>
          <table:table-cell office:value-type="float" office:value="4965.79">
            <text:p>4965.79</text:p>
          </table:table-cell>
          <table:table-cell office:value-type="float" office:value="4470.52">
            <text:p>4470.52</text:p>
          </table:table-cell>
          <table:table-cell office:value-type="float" office:value="4898.21">
            <text:p>4898.21</text:p>
          </table:table-cell>
        </table:table-row>
        <table:table-row table:style-name="ro1" table:visibility="filter">
          <table:table-cell office:value-type="string">
            <text:p>September-1999</text:p>
          </table:table-cell>
          <table:table-cell office:value-type="float" office:value="4910.64">
            <text:p>4910.64</text:p>
          </table:table-cell>
          <table:table-cell office:value-type="float" office:value="4914.12">
            <text:p>4914.12</text:p>
          </table:table-cell>
          <table:table-cell office:value-type="float" office:value="4513.55">
            <text:p>4513.55</text:p>
          </table:table-cell>
          <table:table-cell office:value-type="float" office:value="4764.42">
            <text:p>4764.42</text:p>
          </table:table-cell>
        </table:table-row>
        <table:table-row table:style-name="ro1" table:visibility="filter">
          <table:table-cell office:value-type="string">
            <text:p>October-1999</text:p>
          </table:table-cell>
          <table:table-cell office:value-type="float" office:value="4808.63">
            <text:p>4808.63</text:p>
          </table:table-cell>
          <table:table-cell office:value-type="float" office:value="5150.99">
            <text:p>5150.99</text:p>
          </table:table-cell>
          <table:table-cell office:value-type="float" office:value="4368.85">
            <text:p>4368.85</text:p>
          </table:table-cell>
          <table:table-cell office:value-type="float" office:value="4444.56">
            <text:p>4444.56</text:p>
          </table:table-cell>
        </table:table-row>
        <table:table-row table:style-name="ro1" table:visibility="filter">
          <table:table-cell office:value-type="string">
            <text:p>November-1999</text:p>
          </table:table-cell>
          <table:table-cell office:value-type="float" office:value="4490.06">
            <text:p>4490.06</text:p>
          </table:table-cell>
          <table:table-cell office:value-type="float" office:value="4770.11">
            <text:p>4770.11</text:p>
          </table:table-cell>
          <table:table-cell office:value-type="float" office:value="4209.41">
            <text:p>4209.41</text:p>
          </table:table-cell>
          <table:table-cell office:value-type="float" office:value="4622.21">
            <text:p>4622.21</text:p>
          </table:table-cell>
        </table:table-row>
        <table:table-row table:style-name="ro1" table:visibility="filter">
          <table:table-cell office:value-type="string">
            <text:p>December-1999</text:p>
          </table:table-cell>
          <table:table-cell office:value-type="float" office:value="4609.66">
            <text:p>4609.66</text:p>
          </table:table-cell>
          <table:table-cell office:value-type="float" office:value="5077.23">
            <text:p>5077.23</text:p>
          </table:table-cell>
          <table:table-cell office:value-type="float" office:value="4584.74">
            <text:p>4584.74</text:p>
          </table:table-cell>
          <table:table-cell office:value-type="float" office:value="5005.82">
            <text:p>5005.82</text:p>
          </table:table-cell>
        </table:table-row>
        <table:table-row table:style-name="ro1" table:visibility="filter">
          <table:table-cell office:value-type="string">
            <text:p>January-2000</text:p>
          </table:table-cell>
          <table:table-cell office:value-type="float" office:value="5209.54">
            <text:p>5209.54</text:p>
          </table:table-cell>
          <table:table-cell office:value-type="float" office:value="5668.28">
            <text:p>5668.28</text:p>
          </table:table-cell>
          <table:table-cell office:value-type="float" office:value="5184.48">
            <text:p>5184.48</text:p>
          </table:table-cell>
          <table:table-cell office:value-type="float" office:value="5205.29">
            <text:p>5205.29</text:p>
          </table:table-cell>
        </table:table-row>
        <table:table-row table:style-name="ro1" table:visibility="filter">
          <table:table-cell office:value-type="string">
            <text:p>February-2000</text:p>
          </table:table-cell>
          <table:table-cell office:value-type="float" office:value="5217.65">
            <text:p>5217.65</text:p>
          </table:table-cell>
          <table:table-cell office:value-type="float" office:value="6150.69">
            <text:p>6150.69</text:p>
          </table:table-cell>
          <table:table-cell office:value-type="float" office:value="5127.79">
            <text:p>5127.79</text:p>
          </table:table-cell>
          <table:table-cell office:value-type="float" office:value="5446.98">
            <text:p>5446.98</text:p>
          </table:table-cell>
        </table:table-row>
        <table:table-row table:style-name="ro1" table:visibility="filter">
          <table:table-cell office:value-type="string">
            <text:p>March-2000</text:p>
          </table:table-cell>
          <table:table-cell office:value-type="float" office:value="5464.65">
            <text:p>5464.65</text:p>
          </table:table-cell>
          <table:table-cell office:value-type="float" office:value="5828.79">
            <text:p>5828.79</text:p>
          </table:table-cell>
          <table:table-cell office:value-type="float" office:value="4867.23">
            <text:p>4867.23</text:p>
          </table:table-cell>
          <table:table-cell office:value-type="float" office:value="5001.28">
            <text:p>5001.28</text:p>
          </table:table-cell>
        </table:table-row>
        <table:table-row table:style-name="ro1">
          <table:table-cell office:value-type="string">
            <text:p>April-2000</text:p>
          </table:table-cell>
          <table:table-cell office:value-type="float" office:value="5070.5">
            <text:p>5070.5</text:p>
          </table:table-cell>
          <table:table-cell office:value-type="float" office:value="5542.81">
            <text:p>5542.81</text:p>
          </table:table-cell>
          <table:table-cell office:value-type="float" office:value="4284.17">
            <text:p>4284.17</text:p>
          </table:table-cell>
          <table:table-cell office:value-type="float" office:value="4657.55">
            <text:p>4657.55</text:p>
          </table:table-cell>
        </table:table-row>
        <table:table-row table:style-name="ro1" table:visibility="filter">
          <table:table-cell office:value-type="string">
            <text:p>May-2000</text:p>
          </table:table-cell>
          <table:table-cell office:value-type="float" office:value="4736.02">
            <text:p>4736.02</text:p>
          </table:table-cell>
          <table:table-cell office:value-type="float" office:value="4757.89">
            <text:p>4757.89</text:p>
          </table:table-cell>
          <table:table-cell office:value-type="float" office:value="3831.86">
            <text:p>3831.86</text:p>
          </table:table-cell>
          <table:table-cell office:value-type="float" office:value="4433.61">
            <text:p>4433.61</text:p>
          </table:table-cell>
        </table:table-row>
        <table:table-row table:style-name="ro1" table:visibility="filter">
          <table:table-cell office:value-type="string">
            <text:p>June-2000</text:p>
          </table:table-cell>
          <table:table-cell office:value-type="float" office:value="4406.52">
            <text:p>4406.52</text:p>
          </table:table-cell>
          <table:table-cell office:value-type="float" office:value="4919.63">
            <text:p>4919.63</text:p>
          </table:table-cell>
          <table:table-cell office:value-type="float" office:value="4321.26">
            <text:p>4321.26</text:p>
          </table:table-cell>
          <table:table-cell office:value-type="float" office:value="4748.77">
            <text:p>4748.77</text:p>
          </table:table-cell>
        </table:table-row>
        <table:table-row table:style-name="ro1" table:visibility="filter">
          <table:table-cell office:value-type="string">
            <text:p>July-2000</text:p>
          </table:table-cell>
          <table:table-cell office:value-type="float" office:value="4846.69">
            <text:p>4846.69</text:p>
          </table:table-cell>
          <table:table-cell office:value-type="float" office:value="5058.9">
            <text:p>5058.9</text:p>
          </table:table-cell>
          <table:table-cell office:value-type="float" office:value="4052.61">
            <text:p>4052.61</text:p>
          </table:table-cell>
          <table:table-cell office:value-type="float" office:value="4279.86">
            <text:p>4279.86</text:p>
          </table:table-cell>
        </table:table-row>
        <table:table-row table:style-name="ro1" table:visibility="filter">
          <table:table-cell office:value-type="string">
            <text:p>August-2000</text:p>
          </table:table-cell>
          <table:table-cell office:value-type="float" office:value="4295.35">
            <text:p>4295.35</text:p>
          </table:table-cell>
          <table:table-cell office:value-type="float" office:value="4500.3">
            <text:p>4500.3</text:p>
          </table:table-cell>
          <table:table-cell office:value-type="float" office:value="4142.81">
            <text:p>4142.81</text:p>
          </table:table-cell>
          <table:table-cell office:value-type="float" office:value="4477.31">
            <text:p>4477.31</text:p>
          </table:table-cell>
        </table:table-row>
        <table:table-row table:style-name="ro1" table:visibility="filter">
          <table:table-cell office:value-type="string">
            <text:p>September-2000</text:p>
          </table:table-cell>
          <table:table-cell office:value-type="float" office:value="4571.89">
            <text:p>4571.89</text:p>
          </table:table-cell>
          <table:table-cell office:value-type="float" office:value="4790.63">
            <text:p>4790.63</text:p>
          </table:table-cell>
          <table:table-cell office:value-type="float" office:value="4004.73">
            <text:p>4004.73</text:p>
          </table:table-cell>
          <table:table-cell office:value-type="float" office:value="4090.38">
            <text:p>4090.38</text:p>
          </table:table-cell>
        </table:table-row>
        <table:table-row table:style-name="ro1" table:visibility="filter">
          <table:table-cell office:value-type="string">
            <text:p>October-2000</text:p>
          </table:table-cell>
          <table:table-cell office:value-type="float" office:value="4035.64">
            <text:p>4035.64</text:p>
          </table:table-cell>
          <table:table-cell office:value-type="float" office:value="4197.39">
            <text:p>4197.39</text:p>
          </table:table-cell>
          <table:table-cell office:value-type="float" office:value="3491.55">
            <text:p>3491.55</text:p>
          </table:table-cell>
          <table:table-cell office:value-type="float" office:value="3711.02">
            <text:p>3711.02</text:p>
          </table:table-cell>
        </table:table-row>
        <table:table-row table:style-name="ro1" table:visibility="filter">
          <table:table-cell office:value-type="string">
            <text:p>November-2000</text:p>
          </table:table-cell>
          <table:table-cell office:value-type="float" office:value="3749.35">
            <text:p>3749.35</text:p>
          </table:table-cell>
          <table:table-cell office:value-type="float" office:value="4046.19">
            <text:p>4046.19</text:p>
          </table:table-cell>
          <table:table-cell office:value-type="float" office:value="3734.98">
            <text:p>3734.98</text:p>
          </table:table-cell>
          <table:table-cell office:value-type="float" office:value="3997.99">
            <text:p>3997.99</text:p>
          </table:table-cell>
        </table:table-row>
        <table:table-row table:style-name="ro1" table:visibility="filter">
          <table:table-cell office:value-type="string">
            <text:p>December-2000</text:p>
          </table:table-cell>
          <table:table-cell office:value-type="float" office:value="3968.89">
            <text:p>3968.89</text:p>
          </table:table-cell>
          <table:table-cell office:value-type="float" office:value="4332.65">
            <text:p>4332.65</text:p>
          </table:table-cell>
          <table:table-cell office:value-type="float" office:value="3803.69">
            <text:p>3803.69</text:p>
          </table:table-cell>
          <table:table-cell office:value-type="float" office:value="3972.12">
            <text:p>3972.12</text:p>
          </table:table-cell>
        </table:table-row>
        <table:table-row table:style-name="ro1" table:visibility="filter">
          <table:table-cell office:value-type="string">
            <text:p>January-2001</text:p>
          </table:table-cell>
          <table:table-cell office:value-type="float" office:value="3990.65">
            <text:p>3990.65</text:p>
          </table:table-cell>
          <table:table-cell office:value-type="float" office:value="4409.33">
            <text:p>4409.33</text:p>
          </table:table-cell>
          <table:table-cell office:value-type="float" office:value="3929.37">
            <text:p>3929.37</text:p>
          </table:table-cell>
          <table:table-cell office:value-type="float" office:value="4326.72">
            <text:p>4326.72</text:p>
          </table:table-cell>
        </table:table-row>
        <table:table-row table:style-name="ro1" table:visibility="filter">
          <table:table-cell office:value-type="string">
            <text:p>February-2001</text:p>
          </table:table-cell>
          <table:table-cell office:value-type="float" office:value="4303.13">
            <text:p>4303.13</text:p>
          </table:table-cell>
          <table:table-cell office:value-type="float" office:value="4462.11">
            <text:p>4462.11</text:p>
          </table:table-cell>
          <table:table-cell office:value-type="float" office:value="4020.68">
            <text:p>4020.68</text:p>
          </table:table-cell>
          <table:table-cell office:value-type="float" office:value="4247.04">
            <text:p>4247.04</text:p>
          </table:table-cell>
        </table:table-row>
        <table:table-row table:style-name="ro1" table:visibility="filter">
          <table:table-cell office:value-type="string">
            <text:p>March-2001</text:p>
          </table:table-cell>
          <table:table-cell office:value-type="float" office:value="4288.23">
            <text:p>4288.23</text:p>
          </table:table-cell>
          <table:table-cell office:value-type="float" office:value="4386.98">
            <text:p>4386.98</text:p>
          </table:table-cell>
          <table:table-cell office:value-type="float" office:value="3436.75">
            <text:p>3436.75</text:p>
          </table:table-cell>
          <table:table-cell office:value-type="float" office:value="3604.38">
            <text:p>3604.38</text:p>
          </table:table-cell>
        </table:table-row>
        <table:table-row table:style-name="ro1">
          <table:table-cell office:value-type="string">
            <text:p>April-2001</text:p>
          </table:table-cell>
          <table:table-cell office:value-type="float" office:value="3491.41">
            <text:p>3491.41</text:p>
          </table:table-cell>
          <table:table-cell office:value-type="float" office:value="3676.82">
            <text:p>3676.82</text:p>
          </table:table-cell>
          <table:table-cell office:value-type="float" office:value="3096.51">
            <text:p>3096.51</text:p>
          </table:table-cell>
          <table:table-cell office:value-type="float" office:value="3519.16">
            <text:p>3519.16</text:p>
          </table:table-cell>
        </table:table-row>
        <table:table-row table:style-name="ro1" table:visibility="filter">
          <table:table-cell office:value-type="string">
            <text:p>May-2001</text:p>
          </table:table-cell>
          <table:table-cell office:value-type="float" office:value="3565.53">
            <text:p>3565.53</text:p>
          </table:table-cell>
          <table:table-cell office:value-type="float" office:value="3759.96">
            <text:p>3759.96</text:p>
          </table:table-cell>
          <table:table-cell office:value-type="float" office:value="3420.14">
            <text:p>3420.14</text:p>
          </table:table-cell>
          <table:table-cell office:value-type="float" office:value="3631.91">
            <text:p>3631.91</text:p>
          </table:table-cell>
        </table:table-row>
        <table:table-row table:style-name="ro1" table:visibility="filter">
          <table:table-cell office:value-type="string">
            <text:p>June-2001</text:p>
          </table:table-cell>
          <table:table-cell office:value-type="float" office:value="3637.03">
            <text:p>3637.03</text:p>
          </table:table-cell>
          <table:table-cell office:value-type="float" office:value="3651.32">
            <text:p>3651.32</text:p>
          </table:table-cell>
          <table:table-cell office:value-type="float" office:value="3287.94">
            <text:p>3287.94</text:p>
          </table:table-cell>
          <table:table-cell office:value-type="float" office:value="3456.78">
            <text:p>3456.78</text:p>
          </table:table-cell>
        </table:table-row>
        <table:table-row table:style-name="ro1" table:visibility="filter">
          <table:table-cell office:value-type="string">
            <text:p>July-2001</text:p>
          </table:table-cell>
          <table:table-cell office:value-type="float" office:value="3480.06">
            <text:p>3480.06</text:p>
          </table:table-cell>
          <table:table-cell office:value-type="float" office:value="3513.79">
            <text:p>3513.79</text:p>
          </table:table-cell>
          <table:table-cell office:value-type="float" office:value="3241.66">
            <text:p>3241.66</text:p>
          </table:table-cell>
          <table:table-cell office:value-type="float" office:value="3329.28">
            <text:p>3329.28</text:p>
          </table:table-cell>
        </table:table-row>
        <table:table-row table:style-name="ro1" table:visibility="filter">
          <table:table-cell office:value-type="string">
            <text:p>August-2001</text:p>
          </table:table-cell>
          <table:table-cell office:value-type="float" office:value="3335">
            <text:p>3335</text:p>
          </table:table-cell>
          <table:table-cell office:value-type="float" office:value="3359.07">
            <text:p>3359.07</text:p>
          </table:table-cell>
          <table:table-cell office:value-type="float" office:value="3241.12">
            <text:p>3241.12</text:p>
          </table:table-cell>
          <table:table-cell office:value-type="float" office:value="3244.95">
            <text:p>3244.95</text:p>
          </table:table-cell>
        </table:table-row>
        <table:table-row table:style-name="ro1" table:visibility="filter">
          <table:table-cell office:value-type="string">
            <text:p>September-2001</text:p>
          </table:table-cell>
          <table:table-cell office:value-type="float" office:value="3245.71">
            <text:p>3245.71</text:p>
          </table:table-cell>
          <table:table-cell office:value-type="float" office:value="3267.93">
            <text:p>3267.93</text:p>
          </table:table-cell>
          <table:table-cell office:value-type="float" office:value="2594.87">
            <text:p>2594.87</text:p>
          </table:table-cell>
          <table:table-cell office:value-type="float" office:value="2811.6">
            <text:p>2811.6</text:p>
          </table:table-cell>
        </table:table-row>
        <table:table-row table:style-name="ro1" table:visibility="filter">
          <table:table-cell office:value-type="string">
            <text:p>October-2001</text:p>
          </table:table-cell>
          <table:table-cell office:value-type="float" office:value="2817.74">
            <text:p>2817.74</text:p>
          </table:table-cell>
          <table:table-cell office:value-type="float" office:value="3083.65">
            <text:p>3083.65</text:p>
          </table:table-cell>
          <table:table-cell office:value-type="float" office:value="2718.41">
            <text:p>2718.41</text:p>
          </table:table-cell>
          <table:table-cell office:value-type="float" office:value="2989.35">
            <text:p>2989.35</text:p>
          </table:table-cell>
        </table:table-row>
        <table:table-row table:style-name="ro1" table:visibility="filter">
          <table:table-cell office:value-type="string">
            <text:p>November-2001</text:p>
          </table:table-cell>
          <table:table-cell office:value-type="float" office:value="3003.95">
            <text:p>3003.95</text:p>
          </table:table-cell>
          <table:table-cell office:value-type="float" office:value="3377.81">
            <text:p>3377.81</text:p>
          </table:table-cell>
          <table:table-cell office:value-type="float" office:value="3003.95">
            <text:p>3003.95</text:p>
          </table:table-cell>
          <table:table-cell office:value-type="float" office:value="3287.56">
            <text:p>3287.56</text:p>
          </table:table-cell>
        </table:table-row>
        <table:table-row table:style-name="ro1" table:visibility="filter">
          <table:table-cell office:value-type="string">
            <text:p>December-2001</text:p>
          </table:table-cell>
          <table:table-cell office:value-type="float" office:value="3301.05">
            <text:p>3301.05</text:p>
          </table:table-cell>
          <table:table-cell office:value-type="float" office:value="3500.2">
            <text:p>3500.2</text:p>
          </table:table-cell>
          <table:table-cell office:value-type="float" office:value="3100.57">
            <text:p>3100.57</text:p>
          </table:table-cell>
          <table:table-cell office:value-type="float" office:value="3262.33">
            <text:p>3262.33</text:p>
          </table:table-cell>
        </table:table-row>
        <table:table-row table:style-name="ro1" table:visibility="filter">
          <table:table-cell office:value-type="string">
            <text:p>January-2002</text:p>
          </table:table-cell>
          <table:table-cell office:value-type="float" office:value="3262.01">
            <text:p>3262.01</text:p>
          </table:table-cell>
          <table:table-cell office:value-type="float" office:value="3466.73">
            <text:p>3466.73</text:p>
          </table:table-cell>
          <table:table-cell office:value-type="float" office:value="3236.76">
            <text:p>3236.76</text:p>
          </table:table-cell>
          <table:table-cell office:value-type="float" office:value="3311.03">
            <text:p>3311.03</text:p>
          </table:table-cell>
        </table:table-row>
        <table:table-row table:style-name="ro1" table:visibility="filter">
          <table:table-cell office:value-type="string">
            <text:p>February-2002</text:p>
          </table:table-cell>
          <table:table-cell office:value-type="float" office:value="3334.69">
            <text:p>3334.69</text:p>
          </table:table-cell>
          <table:table-cell office:value-type="float" office:value="3758.11">
            <text:p>3758.11</text:p>
          </table:table-cell>
          <table:table-cell office:value-type="float" office:value="3290">
            <text:p>3290</text:p>
          </table:table-cell>
          <table:table-cell office:value-type="float" office:value="3562.31">
            <text:p>3562.31</text:p>
          </table:table-cell>
        </table:table-row>
        <table:table-row table:style-name="ro1" table:visibility="filter">
          <table:table-cell office:value-type="string">
            <text:p>March-2002</text:p>
          </table:table-cell>
          <table:table-cell office:value-type="float" office:value="3551.56">
            <text:p>3551.56</text:p>
          </table:table-cell>
          <table:table-cell office:value-type="float" office:value="3758.27">
            <text:p>3758.27</text:p>
          </table:table-cell>
          <table:table-cell office:value-type="float" office:value="3454.27">
            <text:p>3454.27</text:p>
          </table:table-cell>
          <table:table-cell office:value-type="float" office:value="3469.35">
            <text:p>3469.35</text:p>
          </table:table-cell>
        </table:table-row>
        <table:table-row table:style-name="ro1">
          <table:table-cell office:value-type="string">
            <text:p>April-2002</text:p>
          </table:table-cell>
          <table:table-cell office:value-type="float" office:value="3482.94">
            <text:p>3482.94</text:p>
          </table:table-cell>
          <table:table-cell office:value-type="float" office:value="3538.49">
            <text:p>3538.49</text:p>
          </table:table-cell>
          <table:table-cell office:value-type="float" office:value="3296.88">
            <text:p>3296.88</text:p>
          </table:table-cell>
          <table:table-cell office:value-type="float" office:value="3338.16">
            <text:p>3338.16</text:p>
          </table:table-cell>
        </table:table-row>
        <table:table-row table:style-name="ro1" table:visibility="filter">
          <table:table-cell office:value-type="string">
            <text:p>May-2002</text:p>
          </table:table-cell>
          <table:table-cell office:value-type="float" office:value="3361.33">
            <text:p>3361.33</text:p>
          </table:table-cell>
          <table:table-cell office:value-type="float" office:value="3478.02">
            <text:p>3478.02</text:p>
          </table:table-cell>
          <table:table-cell office:value-type="float" office:value="3097.73">
            <text:p>3097.73</text:p>
          </table:table-cell>
          <table:table-cell office:value-type="float" office:value="3125.73">
            <text:p>3125.73</text:p>
          </table:table-cell>
        </table:table-row>
        <table:table-row table:style-name="ro1" table:visibility="filter">
          <table:table-cell office:value-type="string">
            <text:p>June-2002</text:p>
          </table:table-cell>
          <table:table-cell office:value-type="float" office:value="3162.27">
            <text:p>3162.27</text:p>
          </table:table-cell>
          <table:table-cell office:value-type="float" office:value="3377.88">
            <text:p>3377.88</text:p>
          </table:table-cell>
          <table:table-cell office:value-type="float" office:value="3148.57">
            <text:p>3148.57</text:p>
          </table:table-cell>
          <table:table-cell office:value-type="float" office:value="3244.7">
            <text:p>3244.7</text:p>
          </table:table-cell>
        </table:table-row>
        <table:table-row table:style-name="ro1" table:visibility="filter">
          <table:table-cell office:value-type="string">
            <text:p>July-2002</text:p>
          </table:table-cell>
          <table:table-cell office:value-type="float" office:value="3246.44">
            <text:p>3246.44</text:p>
          </table:table-cell>
          <table:table-cell office:value-type="float" office:value="3366.74">
            <text:p>3366.74</text:p>
          </table:table-cell>
          <table:table-cell office:value-type="float" office:value="2932.35">
            <text:p>2932.35</text:p>
          </table:table-cell>
          <table:table-cell office:value-type="float" office:value="2987.65">
            <text:p>2987.65</text:p>
          </table:table-cell>
        </table:table-row>
        <table:table-row table:style-name="ro1" table:visibility="filter">
          <table:table-cell office:value-type="string">
            <text:p>August-2002</text:p>
          </table:table-cell>
          <table:table-cell office:value-type="float" office:value="2998.46">
            <text:p>2998.46</text:p>
          </table:table-cell>
          <table:table-cell office:value-type="float" office:value="3185.08">
            <text:p>3185.08</text:p>
          </table:table-cell>
          <table:table-cell office:value-type="float" office:value="2931.78">
            <text:p>2931.78</text:p>
          </table:table-cell>
          <table:table-cell office:value-type="float" office:value="3181.23">
            <text:p>3181.23</text:p>
          </table:table-cell>
        </table:table-row>
        <table:table-row table:style-name="ro1" table:visibility="filter">
          <table:table-cell office:value-type="string">
            <text:p>September-2002</text:p>
          </table:table-cell>
          <table:table-cell office:value-type="float" office:value="3206.81">
            <text:p>3206.81</text:p>
          </table:table-cell>
          <table:table-cell office:value-type="float" office:value="3227.62">
            <text:p>3227.62</text:p>
          </table:table-cell>
          <table:table-cell office:value-type="float" office:value="2973.97">
            <text:p>2973.97</text:p>
          </table:table-cell>
          <table:table-cell office:value-type="float" office:value="2991.36">
            <text:p>2991.36</text:p>
          </table:table-cell>
        </table:table-row>
        <table:table-row table:style-name="ro1" table:visibility="filter">
          <table:table-cell office:value-type="string">
            <text:p>October-2002</text:p>
          </table:table-cell>
          <table:table-cell office:value-type="float" office:value="2976.04">
            <text:p>2976.04</text:p>
          </table:table-cell>
          <table:table-cell office:value-type="float" office:value="3038.92">
            <text:p>3038.92</text:p>
          </table:table-cell>
          <table:table-cell office:value-type="float" office:value="2828.48">
            <text:p>2828.48</text:p>
          </table:table-cell>
          <table:table-cell office:value-type="float" office:value="2949.32">
            <text:p>2949.32</text:p>
          </table:table-cell>
        </table:table-row>
        <table:table-row table:style-name="ro1" table:visibility="filter">
          <table:table-cell office:value-type="string">
            <text:p>November-2002</text:p>
          </table:table-cell>
          <table:table-cell office:value-type="float" office:value="2956.94">
            <text:p>2956.94</text:p>
          </table:table-cell>
          <table:table-cell office:value-type="float" office:value="3245.98">
            <text:p>3245.98</text:p>
          </table:table-cell>
          <table:table-cell office:value-type="float" office:value="2928.63">
            <text:p>2928.63</text:p>
          </table:table-cell>
          <table:table-cell office:value-type="float" office:value="3228.82">
            <text:p>3228.82</text:p>
          </table:table-cell>
        </table:table-row>
        <table:table-row table:style-name="ro1" table:visibility="filter">
          <table:table-cell office:value-type="string">
            <text:p>December-2002</text:p>
          </table:table-cell>
          <table:table-cell office:value-type="float" office:value="3247.6">
            <text:p>3247.6</text:p>
          </table:table-cell>
          <table:table-cell office:value-type="float" office:value="3413.83">
            <text:p>3413.83</text:p>
          </table:table-cell>
          <table:table-cell office:value-type="float" office:value="3186.62">
            <text:p>3186.62</text:p>
          </table:table-cell>
          <table:table-cell office:value-type="float" office:value="3377.28">
            <text:p>3377.28</text:p>
          </table:table-cell>
        </table:table-row>
        <table:table-row table:style-name="ro1" table:visibility="filter">
          <table:table-cell office:value-type="string">
            <text:p>January-2003</text:p>
          </table:table-cell>
          <table:table-cell office:value-type="float" office:value="3383.85">
            <text:p>3383.85</text:p>
          </table:table-cell>
          <table:table-cell office:value-type="float" office:value="3416.92">
            <text:p>3416.92</text:p>
          </table:table-cell>
          <table:table-cell office:value-type="float" office:value="3199.18">
            <text:p>3199.18</text:p>
          </table:table-cell>
          <table:table-cell office:value-type="float" office:value="3250.38">
            <text:p>3250.38</text:p>
          </table:table-cell>
        </table:table-row>
        <table:table-row table:style-name="ro1" table:visibility="filter">
          <table:table-cell office:value-type="string">
            <text:p>February-2003</text:p>
          </table:table-cell>
          <table:table-cell office:value-type="float" office:value="3260.04">
            <text:p>3260.04</text:p>
          </table:table-cell>
          <table:table-cell office:value-type="float" office:value="3341.61">
            <text:p>3341.61</text:p>
          </table:table-cell>
          <table:table-cell office:value-type="float" office:value="3218.37">
            <text:p>3218.37</text:p>
          </table:table-cell>
          <table:table-cell office:value-type="float" office:value="3283.66">
            <text:p>3283.66</text:p>
          </table:table-cell>
        </table:table-row>
        <table:table-row table:style-name="ro1" table:visibility="filter">
          <table:table-cell office:value-type="string">
            <text:p>March-2003</text:p>
          </table:table-cell>
          <table:table-cell office:value-type="float" office:value="3301.67">
            <text:p>3301.67</text:p>
          </table:table-cell>
          <table:table-cell office:value-type="float" office:value="3311.57">
            <text:p>3311.57</text:p>
          </table:table-cell>
          <table:table-cell office:value-type="float" office:value="3039.83">
            <text:p>3039.83</text:p>
          </table:table-cell>
          <table:table-cell office:value-type="float" office:value="3048.72">
            <text:p>3048.72</text:p>
          </table:table-cell>
        </table:table-row>
        <table:table-row table:style-name="ro1">
          <table:table-cell office:value-type="string">
            <text:p>April-2003</text:p>
          </table:table-cell>
          <table:table-cell office:value-type="float" office:value="3037.54">
            <text:p>3037.54</text:p>
          </table:table-cell>
          <table:table-cell office:value-type="float" office:value="3221.9">
            <text:p>3221.9</text:p>
          </table:table-cell>
          <table:table-cell office:value-type="float" office:value="2904.44">
            <text:p>2904.44</text:p>
          </table:table-cell>
          <table:table-cell office:value-type="float" office:value="2959.79">
            <text:p>2959.79</text:p>
          </table:table-cell>
        </table:table-row>
        <table:table-row table:style-name="ro1" table:visibility="filter">
          <table:table-cell office:value-type="string">
            <text:p>May-2003</text:p>
          </table:table-cell>
          <table:table-cell office:value-type="float" office:value="2949.04">
            <text:p>2949.04</text:p>
          </table:table-cell>
          <table:table-cell office:value-type="float" office:value="3200.48">
            <text:p>3200.48</text:p>
          </table:table-cell>
          <table:table-cell office:value-type="float" office:value="2934.78">
            <text:p>2934.78</text:p>
          </table:table-cell>
          <table:table-cell office:value-type="float" office:value="3180.75">
            <text:p>3180.75</text:p>
          </table:table-cell>
        </table:table-row>
        <table:table-row table:style-name="ro1" table:visibility="filter">
          <table:table-cell office:value-type="string">
            <text:p>June-2003</text:p>
          </table:table-cell>
          <table:table-cell office:value-type="float" office:value="3176.56">
            <text:p>3176.56</text:p>
          </table:table-cell>
          <table:table-cell office:value-type="float" office:value="3632.84">
            <text:p>3632.84</text:p>
          </table:table-cell>
          <table:table-cell office:value-type="float" office:value="3170.38">
            <text:p>3170.38</text:p>
          </table:table-cell>
          <table:table-cell office:value-type="float" office:value="3607.13">
            <text:p>3607.13</text:p>
          </table:table-cell>
        </table:table-row>
        <table:table-row table:style-name="ro1" table:visibility="filter">
          <table:table-cell office:value-type="string">
            <text:p>July-2003</text:p>
          </table:table-cell>
          <table:table-cell office:value-type="float" office:value="3617.74">
            <text:p>3617.74</text:p>
          </table:table-cell>
          <table:table-cell office:value-type="float" office:value="3835.75">
            <text:p>3835.75</text:p>
          </table:table-cell>
          <table:table-cell office:value-type="float" office:value="3534.06">
            <text:p>3534.06</text:p>
          </table:table-cell>
          <table:table-cell office:value-type="float" office:value="3792.61">
            <text:p>3792.61</text:p>
          </table:table-cell>
        </table:table-row>
        <table:table-row table:style-name="ro1" table:visibility="filter">
          <table:table-cell office:value-type="string">
            <text:p>August-2003</text:p>
          </table:table-cell>
          <table:table-cell office:value-type="float" office:value="3800.73">
            <text:p>3800.73</text:p>
          </table:table-cell>
          <table:table-cell office:value-type="float" office:value="4277.64">
            <text:p>4277.64</text:p>
          </table:table-cell>
          <table:table-cell office:value-type="float" office:value="3722.08">
            <text:p>3722.08</text:p>
          </table:table-cell>
          <table:table-cell office:value-type="float" office:value="4244.73">
            <text:p>4244.73</text:p>
          </table:table-cell>
        </table:table-row>
        <table:table-row table:style-name="ro1" table:visibility="filter">
          <table:table-cell office:value-type="string">
            <text:p>September-2003</text:p>
          </table:table-cell>
          <table:table-cell office:value-type="float" office:value="4248.07">
            <text:p>4248.07</text:p>
          </table:table-cell>
          <table:table-cell office:value-type="float" office:value="4473.57">
            <text:p>4473.57</text:p>
          </table:table-cell>
          <table:table-cell office:value-type="float" office:value="4097.55">
            <text:p>4097.55</text:p>
          </table:table-cell>
          <table:table-cell office:value-type="float" office:value="4453.24">
            <text:p>4453.24</text:p>
          </table:table-cell>
        </table:table-row>
        <table:table-row table:style-name="ro1" table:visibility="filter">
          <table:table-cell office:value-type="string">
            <text:p>October-2003</text:p>
          </table:table-cell>
          <table:table-cell office:value-type="float" office:value="4452.07">
            <text:p>4452.07</text:p>
          </table:table-cell>
          <table:table-cell office:value-type="float" office:value="4951.11">
            <text:p>4951.11</text:p>
          </table:table-cell>
          <table:table-cell office:value-type="float" office:value="4432.93">
            <text:p>4432.93</text:p>
          </table:table-cell>
          <table:table-cell office:value-type="float" office:value="4906.87">
            <text:p>4906.87</text:p>
          </table:table-cell>
        </table:table-row>
        <table:table-row table:style-name="ro1" table:visibility="filter">
          <table:table-cell office:value-type="string">
            <text:p>November-2003</text:p>
          </table:table-cell>
          <table:table-cell office:value-type="float" office:value="4946.93">
            <text:p>4946.93</text:p>
          </table:table-cell>
          <table:table-cell office:value-type="float" office:value="5135">
            <text:p>5135</text:p>
          </table:table-cell>
          <table:table-cell office:value-type="float" office:value="4736.7">
            <text:p>4736.7</text:p>
          </table:table-cell>
          <table:table-cell office:value-type="float" office:value="5044.82">
            <text:p>5044.82</text:p>
          </table:table-cell>
        </table:table-row>
        <table:table-row table:style-name="ro1" table:visibility="filter">
          <table:table-cell office:value-type="string">
            <text:p>December-2003</text:p>
          </table:table-cell>
          <table:table-cell office:value-type="float" office:value="5086.86">
            <text:p>5086.86</text:p>
          </table:table-cell>
          <table:table-cell office:value-type="float" office:value="5920.76">
            <text:p>5920.76</text:p>
          </table:table-cell>
          <table:table-cell office:value-type="float" office:value="5082.82">
            <text:p>5082.82</text:p>
          </table:table-cell>
          <table:table-cell office:value-type="float" office:value="5838.96">
            <text:p>5838.96</text:p>
          </table:table-cell>
        </table:table-row>
        <table:table-row table:style-name="ro1" table:visibility="filter">
          <table:table-cell office:value-type="string">
            <text:p>January-2004</text:p>
          </table:table-cell>
          <table:table-cell office:value-type="float" office:value="5872.48">
            <text:p>5872.48</text:p>
          </table:table-cell>
          <table:table-cell office:value-type="float" office:value="6249.6">
            <text:p>6249.6</text:p>
          </table:table-cell>
          <table:table-cell office:value-type="float" office:value="5567.68">
            <text:p>5567.68</text:p>
          </table:table-cell>
          <table:table-cell office:value-type="float" office:value="5695.67">
            <text:p>5695.67</text:p>
          </table:table-cell>
        </table:table-row>
        <table:table-row table:style-name="ro1" table:visibility="filter">
          <table:table-cell office:value-type="string">
            <text:p>February-2004</text:p>
          </table:table-cell>
          <table:table-cell office:value-type="float" office:value="5715.46">
            <text:p>5715.46</text:p>
          </table:table-cell>
          <table:table-cell office:value-type="float" office:value="6082.8">
            <text:p>6082.8</text:p>
          </table:table-cell>
          <table:table-cell office:value-type="float" office:value="5550.17">
            <text:p>5550.17</text:p>
          </table:table-cell>
          <table:table-cell office:value-type="float" office:value="5667.51">
            <text:p>5667.51</text:p>
          </table:table-cell>
        </table:table-row>
        <table:table-row table:style-name="ro1" table:visibility="filter">
          <table:table-cell office:value-type="string">
            <text:p>March-2004</text:p>
          </table:table-cell>
          <table:table-cell office:value-type="float" office:value="5649.3">
            <text:p>5649.3</text:p>
          </table:table-cell>
          <table:table-cell office:value-type="float" office:value="5951.03">
            <text:p>5951.03</text:p>
          </table:table-cell>
          <table:table-cell office:value-type="float" office:value="5324.78">
            <text:p>5324.78</text:p>
          </table:table-cell>
          <table:table-cell office:value-type="float" office:value="5590.6">
            <text:p>5590.6</text:p>
          </table:table-cell>
        </table:table-row>
        <table:table-row table:style-name="ro1">
          <table:table-cell office:value-type="string">
            <text:p>April-2004</text:p>
          </table:table-cell>
          <table:table-cell office:value-type="float" office:value="5599.12">
            <text:p>5599.12</text:p>
          </table:table-cell>
          <table:table-cell office:value-type="float" office:value="5979.25">
            <text:p>5979.25</text:p>
          </table:table-cell>
          <table:table-cell office:value-type="float" office:value="5599.12">
            <text:p>5599.12</text:p>
          </table:table-cell>
          <table:table-cell office:value-type="float" office:value="5655.09">
            <text:p>5655.09</text:p>
          </table:table-cell>
        </table:table-row>
        <table:table-row table:style-name="ro1" table:visibility="filter">
          <table:table-cell office:value-type="string">
            <text:p>May-2004</text:p>
          </table:table-cell>
          <table:table-cell office:value-type="float" office:value="5645.86">
            <text:p>5645.86</text:p>
          </table:table-cell>
          <table:table-cell office:value-type="float" office:value="5772.64">
            <text:p>5772.64</text:p>
          </table:table-cell>
          <table:table-cell office:value-type="float" office:value="4227.5">
            <text:p>4227.5</text:p>
          </table:table-cell>
          <table:table-cell office:value-type="float" office:value="4759.62">
            <text:p>4759.62</text:p>
          </table:table-cell>
        </table:table-row>
        <table:table-row table:style-name="ro1" table:visibility="filter">
          <table:table-cell office:value-type="string">
            <text:p>June-2004</text:p>
          </table:table-cell>
          <table:table-cell office:value-type="float" office:value="4792.01">
            <text:p>4792.01</text:p>
          </table:table-cell>
          <table:table-cell office:value-type="float" office:value="5012.52">
            <text:p>5012.52</text:p>
          </table:table-cell>
          <table:table-cell office:value-type="float" office:value="4613.94">
            <text:p>4613.94</text:p>
          </table:table-cell>
          <table:table-cell office:value-type="float" office:value="4795.46">
            <text:p>4795.46</text:p>
          </table:table-cell>
        </table:table-row>
        <table:table-row table:style-name="ro1" table:visibility="filter">
          <table:table-cell office:value-type="string">
            <text:p>July-2004</text:p>
          </table:table-cell>
          <table:table-cell office:value-type="float" office:value="4813.76">
            <text:p>4813.76</text:p>
          </table:table-cell>
          <table:table-cell office:value-type="float" office:value="5200.85">
            <text:p>5200.85</text:p>
          </table:table-cell>
          <table:table-cell office:value-type="float" office:value="4723.04">
            <text:p>4723.04</text:p>
          </table:table-cell>
          <table:table-cell office:value-type="float" office:value="5170.32">
            <text:p>5170.32</text:p>
          </table:table-cell>
        </table:table-row>
        <table:table-row table:style-name="ro1" table:visibility="filter">
          <table:table-cell office:value-type="string">
            <text:p>August-2004</text:p>
          </table:table-cell>
          <table:table-cell office:value-type="float" office:value="5193.25">
            <text:p>5193.25</text:p>
          </table:table-cell>
          <table:table-cell office:value-type="float" office:value="5269.22">
            <text:p>5269.22</text:p>
          </table:table-cell>
          <table:table-cell office:value-type="float" office:value="5022.29">
            <text:p>5022.29</text:p>
          </table:table-cell>
          <table:table-cell office:value-type="float" office:value="5192.08">
            <text:p>5192.08</text:p>
          </table:table-cell>
        </table:table-row>
        <table:table-row table:style-name="ro1" table:visibility="filter">
          <table:table-cell office:value-type="string">
            <text:p>September-2004</text:p>
          </table:table-cell>
          <table:table-cell office:value-type="float" office:value="5202.16">
            <text:p>5202.16</text:p>
          </table:table-cell>
          <table:table-cell office:value-type="float" office:value="5638.79">
            <text:p>5638.79</text:p>
          </table:table-cell>
          <table:table-cell office:value-type="float" office:value="5178.57">
            <text:p>5178.57</text:p>
          </table:table-cell>
          <table:table-cell office:value-type="float" office:value="5583.61">
            <text:p>5583.61</text:p>
          </table:table-cell>
        </table:table-row>
        <table:table-row table:style-name="ro1" table:visibility="filter">
          <table:table-cell office:value-type="string">
            <text:p>October-2004</text:p>
          </table:table-cell>
          <table:table-cell office:value-type="float" office:value="5587.46">
            <text:p>5587.46</text:p>
          </table:table-cell>
          <table:table-cell office:value-type="float" office:value="5803.82">
            <text:p>5803.82</text:p>
          </table:table-cell>
          <table:table-cell office:value-type="float" office:value="5558.14">
            <text:p>5558.14</text:p>
          </table:table-cell>
          <table:table-cell office:value-type="float" office:value="5672.27">
            <text:p>5672.27</text:p>
          </table:table-cell>
        </table:table-row>
        <table:table-row table:style-name="ro1" table:visibility="filter">
          <table:table-cell office:value-type="string">
            <text:p>November-2004</text:p>
          </table:table-cell>
          <table:table-cell office:value-type="float" office:value="5678.65">
            <text:p>5678.65</text:p>
          </table:table-cell>
          <table:table-cell office:value-type="float" office:value="6248.43">
            <text:p>6248.43</text:p>
          </table:table-cell>
          <table:table-cell office:value-type="float" office:value="5649.03">
            <text:p>5649.03</text:p>
          </table:table-cell>
          <table:table-cell office:value-type="float" office:value="6234.29">
            <text:p>6234.29</text:p>
          </table:table-cell>
        </table:table-row>
        <table:table-row table:style-name="ro1" table:visibility="filter">
          <table:table-cell office:value-type="string">
            <text:p>December-2004</text:p>
          </table:table-cell>
          <table:table-cell office:value-type="float" office:value="6259.28">
            <text:p>6259.28</text:p>
          </table:table-cell>
          <table:table-cell office:value-type="float" office:value="6617.15">
            <text:p>6617.15</text:p>
          </table:table-cell>
          <table:table-cell office:value-type="float" office:value="6176.09">
            <text:p>6176.09</text:p>
          </table:table-cell>
          <table:table-cell office:value-type="float" office:value="6602.69">
            <text:p>6602.69</text:p>
          </table:table-cell>
        </table:table-row>
        <table:table-row table:style-name="ro1" table:visibility="filter">
          <table:table-cell office:value-type="string">
            <text:p>January-2005</text:p>
          </table:table-cell>
          <table:table-cell office:value-type="float" office:value="6626.49">
            <text:p>6626.49</text:p>
          </table:table-cell>
          <table:table-cell office:value-type="float" office:value="6696.31">
            <text:p>6696.31</text:p>
          </table:table-cell>
          <table:table-cell office:value-type="float" office:value="6069.33">
            <text:p>6069.33</text:p>
          </table:table-cell>
          <table:table-cell office:value-type="float" office:value="6555.94">
            <text:p>6555.94</text:p>
          </table:table-cell>
        </table:table-row>
        <table:table-row table:style-name="ro1" table:visibility="filter">
          <table:table-cell office:value-type="string">
            <text:p>February-2005</text:p>
          </table:table-cell>
          <table:table-cell office:value-type="float" office:value="6565.21">
            <text:p>6565.21</text:p>
          </table:table-cell>
          <table:table-cell office:value-type="float" office:value="6721.08">
            <text:p>6721.08</text:p>
          </table:table-cell>
          <table:table-cell office:value-type="float" office:value="6508.33">
            <text:p>6508.33</text:p>
          </table:table-cell>
          <table:table-cell office:value-type="float" office:value="6713.86">
            <text:p>6713.86</text:p>
          </table:table-cell>
        </table:table-row>
        <table:table-row table:style-name="ro1" table:visibility="filter">
          <table:table-cell office:value-type="string">
            <text:p>March-2005</text:p>
          </table:table-cell>
          <table:table-cell office:value-type="float" office:value="6725.92">
            <text:p>6725.92</text:p>
          </table:table-cell>
          <table:table-cell office:value-type="float" office:value="6954.86">
            <text:p>6954.86</text:p>
          </table:table-cell>
          <table:table-cell office:value-type="float" office:value="6321.31">
            <text:p>6321.31</text:p>
          </table:table-cell>
          <table:table-cell office:value-type="float" office:value="6492.82">
            <text:p>6492.82</text:p>
          </table:table-cell>
        </table:table-row>
        <table:table-row table:style-name="ro1">
          <table:table-cell office:value-type="string">
            <text:p>April-2005</text:p>
          </table:table-cell>
          <table:table-cell office:value-type="float" office:value="6506.6">
            <text:p>6506.6</text:p>
          </table:table-cell>
          <table:table-cell office:value-type="float" office:value="6649.42">
            <text:p>6649.42</text:p>
          </table:table-cell>
          <table:table-cell office:value-type="float" office:value="6118.42">
            <text:p>6118.42</text:p>
          </table:table-cell>
          <table:table-cell office:value-type="float" office:value="6154.44">
            <text:p>6154.44</text:p>
          </table:table-cell>
        </table:table-row>
        <table:table-row table:style-name="ro1" table:visibility="filter">
          <table:table-cell office:value-type="string">
            <text:p>May-2005</text:p>
          </table:table-cell>
          <table:table-cell office:value-type="float" office:value="6183.07">
            <text:p>6183.07</text:p>
          </table:table-cell>
          <table:table-cell office:value-type="float" office:value="6772.74">
            <text:p>6772.74</text:p>
          </table:table-cell>
          <table:table-cell office:value-type="float" office:value="6140.97">
            <text:p>6140.97</text:p>
          </table:table-cell>
          <table:table-cell office:value-type="float" office:value="6715.11">
            <text:p>6715.11</text:p>
          </table:table-cell>
        </table:table-row>
        <table:table-row table:style-name="ro1" table:visibility="filter">
          <table:table-cell office:value-type="string">
            <text:p>June-2005</text:p>
          </table:table-cell>
          <table:table-cell office:value-type="float" office:value="6729.39">
            <text:p>6729.39</text:p>
          </table:table-cell>
          <table:table-cell office:value-type="float" office:value="7228.21">
            <text:p>7228.21</text:p>
          </table:table-cell>
          <table:table-cell office:value-type="float" office:value="6647.36">
            <text:p>6647.36</text:p>
          </table:table-cell>
          <table:table-cell office:value-type="float" office:value="7193.85">
            <text:p>7193.85</text:p>
          </table:table-cell>
        </table:table-row>
        <table:table-row table:style-name="ro1" table:visibility="filter">
          <table:table-cell office:value-type="string">
            <text:p>July-2005</text:p>
          </table:table-cell>
          <table:table-cell office:value-type="float" office:value="7165.45">
            <text:p>7165.45</text:p>
          </table:table-cell>
          <table:table-cell office:value-type="float" office:value="7708.59">
            <text:p>7708.59</text:p>
          </table:table-cell>
          <table:table-cell office:value-type="float" office:value="7123.11">
            <text:p>7123.11</text:p>
          </table:table-cell>
          <table:table-cell office:value-type="float" office:value="7635.42">
            <text:p>7635.42</text:p>
          </table:table-cell>
        </table:table-row>
        <table:table-row table:style-name="ro1" table:visibility="filter">
          <table:table-cell office:value-type="string">
            <text:p>August-2005</text:p>
          </table:table-cell>
          <table:table-cell office:value-type="float" office:value="7632.01">
            <text:p>7632.01</text:p>
          </table:table-cell>
          <table:table-cell office:value-type="float" office:value="7921.39">
            <text:p>7921.39</text:p>
          </table:table-cell>
          <table:table-cell office:value-type="float" office:value="7537.5">
            <text:p>7537.5</text:p>
          </table:table-cell>
          <table:table-cell office:value-type="float" office:value="7805.43">
            <text:p>7805.43</text:p>
          </table:table-cell>
        </table:table-row>
        <table:table-row table:style-name="ro1" table:visibility="filter">
          <table:table-cell office:value-type="string">
            <text:p>September-2005</text:p>
          </table:table-cell>
          <table:table-cell office:value-type="float" office:value="7818.9">
            <text:p>7818.9</text:p>
          </table:table-cell>
          <table:table-cell office:value-type="float" office:value="8722.17">
            <text:p>8722.17</text:p>
          </table:table-cell>
          <table:table-cell office:value-type="float" office:value="7818.9">
            <text:p>7818.9</text:p>
          </table:table-cell>
          <table:table-cell office:value-type="float" office:value="8634.48">
            <text:p>8634.48</text:p>
          </table:table-cell>
        </table:table-row>
        <table:table-row table:style-name="ro1" table:visibility="filter">
          <table:table-cell office:value-type="string">
            <text:p>October-2005</text:p>
          </table:table-cell>
          <table:table-cell office:value-type="float" office:value="8662.99">
            <text:p>8662.99</text:p>
          </table:table-cell>
          <table:table-cell office:value-type="float" office:value="8821.84">
            <text:p>8821.84</text:p>
          </table:table-cell>
          <table:table-cell office:value-type="float" office:value="7656.15">
            <text:p>7656.15</text:p>
          </table:table-cell>
          <table:table-cell office:value-type="float" office:value="7892.32">
            <text:p>7892.32</text:p>
          </table:table-cell>
        </table:table-row>
        <table:table-row table:style-name="ro1" table:visibility="filter">
          <table:table-cell office:value-type="string">
            <text:p>November-2005</text:p>
          </table:table-cell>
          <table:table-cell office:value-type="float" office:value="7989.86">
            <text:p>7989.86</text:p>
          </table:table-cell>
          <table:table-cell office:value-type="float" office:value="9033.99">
            <text:p>9033.99</text:p>
          </table:table-cell>
          <table:table-cell office:value-type="float" office:value="7891.23">
            <text:p>7891.23</text:p>
          </table:table-cell>
          <table:table-cell office:value-type="float" office:value="8788.81">
            <text:p>8788.81</text:p>
          </table:table-cell>
        </table:table-row>
        <table:table-row table:style-name="ro1" table:visibility="filter">
          <table:table-cell office:value-type="string">
            <text:p>December-2005</text:p>
          </table:table-cell>
          <table:table-cell office:value-type="float" office:value="8813.82">
            <text:p>8813.82</text:p>
          </table:table-cell>
          <table:table-cell office:value-type="float" office:value="9442.98">
            <text:p>9442.98</text:p>
          </table:table-cell>
          <table:table-cell office:value-type="float" office:value="8769.56">
            <text:p>8769.56</text:p>
          </table:table-cell>
          <table:table-cell office:value-type="float" office:value="9397.93">
            <text:p>9397.93</text:p>
          </table:table-cell>
        </table:table-row>
        <table:table-row table:style-name="ro1" table:visibility="filter">
          <table:table-cell office:value-type="string">
            <text:p>January-2006</text:p>
          </table:table-cell>
          <table:table-cell office:value-type="float" office:value="9422.49">
            <text:p>9422.49</text:p>
          </table:table-cell>
          <table:table-cell office:value-type="float" office:value="9945.19">
            <text:p>9945.19</text:p>
          </table:table-cell>
          <table:table-cell office:value-type="float" office:value="9158.44">
            <text:p>9158.44</text:p>
          </table:table-cell>
          <table:table-cell office:value-type="float" office:value="9919.89">
            <text:p>9919.89</text:p>
          </table:table-cell>
        </table:table-row>
        <table:table-row table:style-name="ro1" table:visibility="filter">
          <table:table-cell office:value-type="string">
            <text:p>February-2006</text:p>
          </table:table-cell>
          <table:table-cell office:value-type="float" office:value="9959.24">
            <text:p>9959.24</text:p>
          </table:table-cell>
          <table:table-cell office:value-type="float" office:value="10422.65">
            <text:p>10422.65</text:p>
          </table:table-cell>
          <table:table-cell office:value-type="float" office:value="9713.51">
            <text:p>9713.51</text:p>
          </table:table-cell>
          <table:table-cell office:value-type="float" office:value="10370.24">
            <text:p>10370.24</text:p>
          </table:table-cell>
        </table:table-row>
        <table:table-row table:style-name="ro1" table:visibility="filter">
          <table:table-cell office:value-type="string">
            <text:p>March-2006</text:p>
          </table:table-cell>
          <table:table-cell office:value-type="float" office:value="10368.75">
            <text:p>10368.75</text:p>
          </table:table-cell>
          <table:table-cell office:value-type="float" office:value="11356.95">
            <text:p>11356.95</text:p>
          </table:table-cell>
          <table:table-cell office:value-type="float" office:value="10344.26">
            <text:p>10344.26</text:p>
          </table:table-cell>
          <table:table-cell office:value-type="float" office:value="11279.96">
            <text:p>11279.96</text:p>
          </table:table-cell>
        </table:table-row>
        <table:table-row table:style-name="ro1">
          <table:table-cell office:value-type="string">
            <text:p>April-2006</text:p>
          </table:table-cell>
          <table:table-cell office:value-type="float" office:value="11342.96">
            <text:p>11342.96</text:p>
          </table:table-cell>
          <table:table-cell office:value-type="float" office:value="12102">
            <text:p>12102</text:p>
          </table:table-cell>
          <table:table-cell office:value-type="float" office:value="11008.43">
            <text:p>11008.43</text:p>
          </table:table-cell>
          <table:table-cell office:value-type="float" office:value="12042.56">
            <text:p>12042.56</text:p>
          </table:table-cell>
        </table:table-row>
        <table:table-row table:style-name="ro1" table:visibility="filter">
          <table:table-cell office:value-type="string">
            <text:p>May-2006</text:p>
          </table:table-cell>
          <table:table-cell office:value-type="float" office:value="12103.78">
            <text:p>12103.78</text:p>
          </table:table-cell>
          <table:table-cell office:value-type="float" office:value="12671.11">
            <text:p>12671.11</text:p>
          </table:table-cell>
          <table:table-cell office:value-type="float" office:value="9826.91">
            <text:p>9826.91</text:p>
          </table:table-cell>
          <table:table-cell office:value-type="float" office:value="10398.61">
            <text:p>10398.61</text:p>
          </table:table-cell>
        </table:table-row>
        <table:table-row table:style-name="ro1" table:visibility="filter">
          <table:table-cell office:value-type="string">
            <text:p>June-2006</text:p>
          </table:table-cell>
          <table:table-cell office:value-type="float" office:value="10472.46">
            <text:p>10472.46</text:p>
          </table:table-cell>
          <table:table-cell office:value-type="float" office:value="10626.84">
            <text:p>10626.84</text:p>
          </table:table-cell>
          <table:table-cell office:value-type="float" office:value="8799.01">
            <text:p>8799.01</text:p>
          </table:table-cell>
          <table:table-cell office:value-type="float" office:value="10609.25">
            <text:p>10609.25</text:p>
          </table:table-cell>
        </table:table-row>
        <table:table-row table:style-name="ro1" table:visibility="filter">
          <table:table-cell office:value-type="string">
            <text:p>July-2006</text:p>
          </table:table-cell>
          <table:table-cell office:value-type="float" office:value="10616.97">
            <text:p>10616.97</text:p>
          </table:table-cell>
          <table:table-cell office:value-type="float" office:value="10940.45">
            <text:p>10940.45</text:p>
          </table:table-cell>
          <table:table-cell office:value-type="float" office:value="9875.35">
            <text:p>9875.35</text:p>
          </table:table-cell>
          <table:table-cell office:value-type="float" office:value="10743.88">
            <text:p>10743.88</text:p>
          </table:table-cell>
        </table:table-row>
        <table:table-row table:style-name="ro1" table:visibility="filter">
          <table:table-cell office:value-type="string">
            <text:p>August-2006</text:p>
          </table:table-cell>
          <table:table-cell office:value-type="float" office:value="10737.5">
            <text:p>10737.5</text:p>
          </table:table-cell>
          <table:table-cell office:value-type="float" office:value="11794.43">
            <text:p>11794.43</text:p>
          </table:table-cell>
          <table:table-cell office:value-type="float" office:value="10645.99">
            <text:p>10645.99</text:p>
          </table:table-cell>
          <table:table-cell office:value-type="float" office:value="11699.05">
            <text:p>11699.05</text:p>
          </table:table-cell>
        </table:table-row>
        <table:table-row table:style-name="ro1" table:visibility="filter">
          <table:table-cell office:value-type="string">
            <text:p>September-2006</text:p>
          </table:table-cell>
          <table:table-cell office:value-type="float" office:value="11699.57">
            <text:p>11699.57</text:p>
          </table:table-cell>
          <table:table-cell office:value-type="float" office:value="12485.17">
            <text:p>12485.17</text:p>
          </table:table-cell>
          <table:table-cell office:value-type="float" office:value="11444.18">
            <text:p>11444.18</text:p>
          </table:table-cell>
          <table:table-cell office:value-type="float" office:value="12454.42">
            <text:p>12454.42</text:p>
          </table:table-cell>
        </table:table-row>
        <table:table-row table:style-name="ro1" table:visibility="filter">
          <table:table-cell office:value-type="string">
            <text:p>October-2006</text:p>
          </table:table-cell>
          <table:table-cell office:value-type="float" office:value="12473.79">
            <text:p>12473.79</text:p>
          </table:table-cell>
          <table:table-cell office:value-type="float" office:value="13075.85">
            <text:p>13075.85</text:p>
          </table:table-cell>
          <table:table-cell office:value-type="float" office:value="12178.83">
            <text:p>12178.83</text:p>
          </table:table-cell>
          <table:table-cell office:value-type="float" office:value="12961.9">
            <text:p>12961.9</text:p>
          </table:table-cell>
        </table:table-row>
        <table:table-row table:style-name="ro1" table:visibility="filter">
          <table:table-cell office:value-type="string">
            <text:p>November-2006</text:p>
          </table:table-cell>
          <table:table-cell office:value-type="float" office:value="12992.62">
            <text:p>12992.62</text:p>
          </table:table-cell>
          <table:table-cell office:value-type="float" office:value="13799.08">
            <text:p>13799.08</text:p>
          </table:table-cell>
          <table:table-cell office:value-type="float" office:value="12937.3">
            <text:p>12937.3</text:p>
          </table:table-cell>
          <table:table-cell office:value-type="float" office:value="13696.31">
            <text:p>13696.31</text:p>
          </table:table-cell>
        </table:table-row>
        <table:table-row table:style-name="ro1" table:visibility="filter">
          <table:table-cell office:value-type="string">
            <text:p>December-2006</text:p>
          </table:table-cell>
          <table:table-cell office:value-type="float" office:value="13729.67">
            <text:p>13729.67</text:p>
          </table:table-cell>
          <table:table-cell office:value-type="float" office:value="14035.3">
            <text:p>14035.3</text:p>
          </table:table-cell>
          <table:table-cell office:value-type="float" office:value="12801.65">
            <text:p>12801.65</text:p>
          </table:table-cell>
          <table:table-cell office:value-type="float" office:value="13786.91">
            <text:p>13786.91</text:p>
          </table:table-cell>
        </table:table-row>
        <table:table-row table:style-name="ro1" table:visibility="filter">
          <table:table-cell office:value-type="string">
            <text:p>January-2007</text:p>
          </table:table-cell>
          <table:table-cell office:value-type="float" office:value="13827.77">
            <text:p>13827.77</text:p>
          </table:table-cell>
          <table:table-cell office:value-type="float" office:value="14325.92">
            <text:p>14325.92</text:p>
          </table:table-cell>
          <table:table-cell office:value-type="float" office:value="13303.22">
            <text:p>13303.22</text:p>
          </table:table-cell>
          <table:table-cell office:value-type="float" office:value="14090.92">
            <text:p>14090.92</text:p>
          </table:table-cell>
        </table:table-row>
        <table:table-row table:style-name="ro1" table:visibility="filter">
          <table:table-cell office:value-type="string">
            <text:p>February-2007</text:p>
          </table:table-cell>
          <table:table-cell office:value-type="float" office:value="14124.36">
            <text:p>14124.36</text:p>
          </table:table-cell>
          <table:table-cell office:value-type="float" office:value="14723.88">
            <text:p>14723.88</text:p>
          </table:table-cell>
          <table:table-cell office:value-type="float" office:value="12800.91">
            <text:p>12800.91</text:p>
          </table:table-cell>
          <table:table-cell office:value-type="float" office:value="12938.09">
            <text:p>12938.09</text:p>
          </table:table-cell>
        </table:table-row>
        <table:table-row table:style-name="ro1" table:visibility="filter">
          <table:table-cell office:value-type="string">
            <text:p>March-2007</text:p>
          </table:table-cell>
          <table:table-cell office:value-type="float" office:value="13013.74">
            <text:p>13013.74</text:p>
          </table:table-cell>
          <table:table-cell office:value-type="float" office:value="13386.95">
            <text:p>13386.95</text:p>
          </table:table-cell>
          <table:table-cell office:value-type="float" office:value="12316.1">
            <text:p>12316.1</text:p>
          </table:table-cell>
          <table:table-cell office:value-type="float" office:value="13072.1">
            <text:p>13072.1</text:p>
          </table:table-cell>
        </table:table-row>
        <table:table-row table:style-name="ro1">
          <table:table-cell office:value-type="string">
            <text:p>April-2007</text:p>
          </table:table-cell>
          <table:table-cell office:value-type="float" office:value="12811.93">
            <text:p>12811.93</text:p>
          </table:table-cell>
          <table:table-cell office:value-type="float" office:value="14383.72">
            <text:p>14383.72</text:p>
          </table:table-cell>
          <table:table-cell office:value-type="float" office:value="12425.52">
            <text:p>12425.52</text:p>
          </table:table-cell>
          <table:table-cell office:value-type="float" office:value="13872.37">
            <text:p>13872.37</text:p>
          </table:table-cell>
        </table:table-row>
        <table:table-row table:style-name="ro1" table:visibility="filter">
          <table:table-cell office:value-type="string">
            <text:p>May-2007</text:p>
          </table:table-cell>
          <table:table-cell office:value-type="float" office:value="13987.77">
            <text:p>13987.77</text:p>
          </table:table-cell>
          <table:table-cell office:value-type="float" office:value="14576.37">
            <text:p>14576.37</text:p>
          </table:table-cell>
          <table:table-cell office:value-type="float" office:value="13554.34">
            <text:p>13554.34</text:p>
          </table:table-cell>
          <table:table-cell office:value-type="float" office:value="14544.46">
            <text:p>14544.46</text:p>
          </table:table-cell>
        </table:table-row>
        <table:table-row table:style-name="ro1" table:visibility="filter">
          <table:table-cell office:value-type="string">
            <text:p>June-2007</text:p>
          </table:table-cell>
          <table:table-cell office:value-type="float" office:value="14610.28">
            <text:p>14610.28</text:p>
          </table:table-cell>
          <table:table-cell office:value-type="float" office:value="14683.36">
            <text:p>14683.36</text:p>
          </table:table-cell>
          <table:table-cell office:value-type="float" office:value="13946.99">
            <text:p>13946.99</text:p>
          </table:table-cell>
          <table:table-cell office:value-type="float" office:value="14650.51">
            <text:p>14650.51</text:p>
          </table:table-cell>
        </table:table-row>
        <table:table-row table:style-name="ro1" table:visibility="filter">
          <table:table-cell office:value-type="string">
            <text:p>July-2007</text:p>
          </table:table-cell>
          <table:table-cell office:value-type="float" office:value="14685.16">
            <text:p>14685.16</text:p>
          </table:table-cell>
          <table:table-cell office:value-type="float" office:value="15868.85">
            <text:p>15868.85</text:p>
          </table:table-cell>
          <table:table-cell office:value-type="float" office:value="14638.88">
            <text:p>14638.88</text:p>
          </table:table-cell>
          <table:table-cell office:value-type="float" office:value="15550.99">
            <text:p>15550.99</text:p>
          </table:table-cell>
        </table:table-row>
        <table:table-row table:style-name="ro1" table:visibility="filter">
          <table:table-cell office:value-type="string">
            <text:p>August-2007</text:p>
          </table:table-cell>
          <table:table-cell office:value-type="float" office:value="15344.02">
            <text:p>15344.02</text:p>
          </table:table-cell>
          <table:table-cell office:value-type="float" office:value="15542.4">
            <text:p>15542.4</text:p>
          </table:table-cell>
          <table:table-cell office:value-type="float" office:value="13779.88">
            <text:p>13779.88</text:p>
          </table:table-cell>
          <table:table-cell office:value-type="float" office:value="15318.6">
            <text:p>15318.6</text:p>
          </table:table-cell>
        </table:table-row>
        <table:table-row table:style-name="ro1" table:visibility="filter">
          <table:table-cell office:value-type="string">
            <text:p>September-2007</text:p>
          </table:table-cell>
          <table:table-cell office:value-type="float" office:value="15401.99">
            <text:p>15401.99</text:p>
          </table:table-cell>
          <table:table-cell office:value-type="float" office:value="17361.47">
            <text:p>17361.47</text:p>
          </table:table-cell>
          <table:table-cell office:value-type="float" office:value="15323.05">
            <text:p>15323.05</text:p>
          </table:table-cell>
          <table:table-cell office:value-type="float" office:value="17291.1">
            <text:p>17291.1</text:p>
          </table:table-cell>
        </table:table-row>
        <table:table-row table:style-name="ro1" table:visibility="filter">
          <table:table-cell office:value-type="string">
            <text:p>October-2007</text:p>
          </table:table-cell>
          <table:table-cell office:value-type="float" office:value="17356.99">
            <text:p>17356.99</text:p>
          </table:table-cell>
          <table:table-cell office:value-type="float" office:value="20238.16">
            <text:p>20238.16</text:p>
          </table:table-cell>
          <table:table-cell office:value-type="float" office:value="17144.58">
            <text:p>17144.58</text:p>
          </table:table-cell>
          <table:table-cell office:value-type="float" office:value="19837.99">
            <text:p>19837.99</text:p>
          </table:table-cell>
        </table:table-row>
        <table:table-row table:style-name="ro1" table:visibility="filter">
          <table:table-cell office:value-type="string">
            <text:p>November-2007</text:p>
          </table:table-cell>
          <table:table-cell office:value-type="float" office:value="20130.23">
            <text:p>20130.23</text:p>
          </table:table-cell>
          <table:table-cell office:value-type="float" office:value="20204.21">
            <text:p>20204.21</text:p>
          </table:table-cell>
          <table:table-cell office:value-type="float" office:value="18182.83">
            <text:p>18182.83</text:p>
          </table:table-cell>
          <table:table-cell office:value-type="float" office:value="19363.19">
            <text:p>19363.19</text:p>
          </table:table-cell>
        </table:table-row>
        <table:table-row table:style-name="ro1" table:visibility="filter">
          <table:table-cell office:value-type="string">
            <text:p>December-2007</text:p>
          </table:table-cell>
          <table:table-cell office:value-type="float" office:value="19547.09">
            <text:p>19547.09</text:p>
          </table:table-cell>
          <table:table-cell office:value-type="float" office:value="20498.11">
            <text:p>20498.11</text:p>
          </table:table-cell>
          <table:table-cell office:value-type="float" office:value="18886.4">
            <text:p>18886.4</text:p>
          </table:table-cell>
          <table:table-cell office:value-type="float" office:value="20286.99">
            <text:p>20286.99</text:p>
          </table:table-cell>
        </table:table-row>
        <table:table-row table:style-name="ro1" table:visibility="filter">
          <table:table-cell office:value-type="string">
            <text:p>January-2008</text:p>
          </table:table-cell>
          <table:table-cell office:value-type="float" office:value="20325.27">
            <text:p>20325.27</text:p>
          </table:table-cell>
          <table:table-cell office:value-type="float" office:value="21206.77">
            <text:p>21206.77</text:p>
          </table:table-cell>
          <table:table-cell office:value-type="float" office:value="15332.42">
            <text:p>15332.42</text:p>
          </table:table-cell>
          <table:table-cell office:value-type="float" office:value="17648.71">
            <text:p>17648.71</text:p>
          </table:table-cell>
        </table:table-row>
        <table:table-row table:style-name="ro1" table:visibility="filter">
          <table:table-cell office:value-type="string">
            <text:p>February-2008</text:p>
          </table:table-cell>
          <table:table-cell office:value-type="float" office:value="17820.67">
            <text:p>17820.67</text:p>
          </table:table-cell>
          <table:table-cell office:value-type="float" office:value="18895.34">
            <text:p>18895.34</text:p>
          </table:table-cell>
          <table:table-cell office:value-type="float" office:value="16457.74">
            <text:p>16457.74</text:p>
          </table:table-cell>
          <table:table-cell office:value-type="float" office:value="17578.72">
            <text:p>17578.72</text:p>
          </table:table-cell>
        </table:table-row>
        <table:table-row table:style-name="ro1" table:visibility="filter">
          <table:table-cell office:value-type="string">
            <text:p>March-2008</text:p>
          </table:table-cell>
          <table:table-cell table:number-columns-repeated="2" office:value-type="float" office:value="17227.56">
            <text:p>17227.56</text:p>
          </table:table-cell>
          <table:table-cell office:value-type="float" office:value="14677.24">
            <text:p>14677.24</text:p>
          </table:table-cell>
          <table:table-cell office:value-type="float" office:value="15644.44">
            <text:p>15644.44</text:p>
          </table:table-cell>
        </table:table-row>
        <table:table-row table:style-name="ro1">
          <table:table-cell office:value-type="string">
            <text:p>April-2008</text:p>
          </table:table-cell>
          <table:table-cell office:value-type="float" office:value="15771.72">
            <text:p>15771.72</text:p>
          </table:table-cell>
          <table:table-cell office:value-type="float" office:value="17480.74">
            <text:p>17480.74</text:p>
          </table:table-cell>
          <table:table-cell office:value-type="float" office:value="15297.96">
            <text:p>15297.96</text:p>
          </table:table-cell>
          <table:table-cell office:value-type="float" office:value="17287.31">
            <text:p>17287.31</text:p>
          </table:table-cell>
        </table:table-row>
        <table:table-row table:style-name="ro1" table:visibility="filter">
          <table:table-cell office:value-type="string">
            <text:p>May-2008</text:p>
          </table:table-cell>
          <table:table-cell office:value-type="float" office:value="17560.15">
            <text:p>17560.15</text:p>
          </table:table-cell>
          <table:table-cell office:value-type="float" office:value="17735.7">
            <text:p>17735.7</text:p>
          </table:table-cell>
          <table:table-cell office:value-type="float" office:value="16196.02">
            <text:p>16196.02</text:p>
          </table:table-cell>
          <table:table-cell office:value-type="float" office:value="16415.57">
            <text:p>16415.57</text:p>
          </table:table-cell>
        </table:table-row>
        <table:table-row table:style-name="ro1" table:visibility="filter">
          <table:table-cell office:value-type="string">
            <text:p>June-2008</text:p>
          </table:table-cell>
          <table:table-cell office:value-type="float" office:value="16591.46">
            <text:p>16591.46</text:p>
          </table:table-cell>
          <table:table-cell office:value-type="float" office:value="16632.72">
            <text:p>16632.72</text:p>
          </table:table-cell>
          <table:table-cell office:value-type="float" office:value="13405.54">
            <text:p>13405.54</text:p>
          </table:table-cell>
          <table:table-cell office:value-type="float" office:value="13461.6">
            <text:p>13461.6</text:p>
          </table:table-cell>
        </table:table-row>
        <table:table-row table:style-name="ro1" table:visibility="filter">
          <table:table-cell office:value-type="string">
            <text:p>July-2008</text:p>
          </table:table-cell>
          <table:table-cell office:value-type="float" office:value="13480.02">
            <text:p>13480.02</text:p>
          </table:table-cell>
          <table:table-cell office:value-type="float" office:value="15130.09">
            <text:p>15130.09</text:p>
          </table:table-cell>
          <table:table-cell office:value-type="float" office:value="12514.02">
            <text:p>12514.02</text:p>
          </table:table-cell>
          <table:table-cell office:value-type="float" office:value="14355.75">
            <text:p>14355.75</text:p>
          </table:table-cell>
        </table:table-row>
        <table:table-row table:style-name="ro1" table:visibility="filter">
          <table:table-cell office:value-type="string">
            <text:p>August-2008</text:p>
          </table:table-cell>
          <table:table-cell office:value-type="float" office:value="14064.26">
            <text:p>14064.26</text:p>
          </table:table-cell>
          <table:table-cell office:value-type="float" office:value="15579.78">
            <text:p>15579.78</text:p>
          </table:table-cell>
          <table:table-cell office:value-type="float" office:value="14002.43">
            <text:p>14002.43</text:p>
          </table:table-cell>
          <table:table-cell office:value-type="float" office:value="14564.53">
            <text:p>14564.53</text:p>
          </table:table-cell>
        </table:table-row>
        <table:table-row table:style-name="ro1" table:visibility="filter">
          <table:table-cell office:value-type="string">
            <text:p>September-2008</text:p>
          </table:table-cell>
          <table:table-cell office:value-type="float" office:value="14412.99">
            <text:p>14412.99</text:p>
          </table:table-cell>
          <table:table-cell office:value-type="float" office:value="15107.01">
            <text:p>15107.01</text:p>
          </table:table-cell>
          <table:table-cell office:value-type="float" office:value="12153.55">
            <text:p>12153.55</text:p>
          </table:table-cell>
          <table:table-cell office:value-type="float" office:value="12860.43">
            <text:p>12860.43</text:p>
          </table:table-cell>
        </table:table-row>
        <table:table-row table:style-name="ro1" table:visibility="filter">
          <table:table-cell office:value-type="string">
            <text:p>October-2008</text:p>
          </table:table-cell>
          <table:table-cell office:value-type="float" office:value="13006.72">
            <text:p>13006.72</text:p>
          </table:table-cell>
          <table:table-cell office:value-type="float" office:value="13203.86">
            <text:p>13203.86</text:p>
          </table:table-cell>
          <table:table-cell office:value-type="float" office:value="7697.39">
            <text:p>7697.39</text:p>
          </table:table-cell>
          <table:table-cell office:value-type="float" office:value="9788.06">
            <text:p>9788.06</text:p>
          </table:table-cell>
        </table:table-row>
        <table:table-row table:style-name="ro1" table:visibility="filter">
          <table:table-cell office:value-type="string">
            <text:p>November-2008</text:p>
          </table:table-cell>
          <table:table-cell office:value-type="float" office:value="10209.37">
            <text:p>10209.37</text:p>
          </table:table-cell>
          <table:table-cell office:value-type="float" office:value="10945.41">
            <text:p>10945.41</text:p>
          </table:table-cell>
          <table:table-cell office:value-type="float" office:value="8316.39">
            <text:p>8316.39</text:p>
          </table:table-cell>
          <table:table-cell office:value-type="float" office:value="9092.72">
            <text:p>9092.72</text:p>
          </table:table-cell>
        </table:table-row>
        <table:table-row table:style-name="ro1" table:visibility="filter">
          <table:table-cell office:value-type="string">
            <text:p>December-2008</text:p>
          </table:table-cell>
          <table:table-cell office:value-type="float" office:value="9162.94">
            <text:p>9162.94</text:p>
          </table:table-cell>
          <table:table-cell office:value-type="float" office:value="10188.54">
            <text:p>10188.54</text:p>
          </table:table-cell>
          <table:table-cell office:value-type="float" office:value="8467.43">
            <text:p>8467.43</text:p>
          </table:table-cell>
          <table:table-cell office:value-type="float" office:value="9647.31">
            <text:p>9647.31</text:p>
          </table:table-cell>
        </table:table-row>
        <table:table-row table:style-name="ro1" table:visibility="filter">
          <table:table-cell office:value-type="string">
            <text:p>January-2009</text:p>
          </table:table-cell>
          <table:table-cell office:value-type="float" office:value="9720.55">
            <text:p>9720.55</text:p>
          </table:table-cell>
          <table:table-cell office:value-type="float" office:value="10469.72">
            <text:p>10469.72</text:p>
          </table:table-cell>
          <table:table-cell office:value-type="float" office:value="8631.6">
            <text:p>8631.6</text:p>
          </table:table-cell>
          <table:table-cell office:value-type="float" office:value="9424.24">
            <text:p>9424.24</text:p>
          </table:table-cell>
        </table:table-row>
        <table:table-row table:style-name="ro1" table:visibility="filter">
          <table:table-cell office:value-type="string">
            <text:p>February-2009</text:p>
          </table:table-cell>
          <table:table-cell office:value-type="float" office:value="9363.58">
            <text:p>9363.58</text:p>
          </table:table-cell>
          <table:table-cell office:value-type="float" office:value="9724.87">
            <text:p>9724.87</text:p>
          </table:table-cell>
          <table:table-cell office:value-type="float" office:value="8619.22">
            <text:p>8619.22</text:p>
          </table:table-cell>
          <table:table-cell office:value-type="float" office:value="8891.61">
            <text:p>8891.61</text:p>
          </table:table-cell>
        </table:table-row>
        <table:table-row table:style-name="ro1" table:visibility="filter">
          <table:table-cell office:value-type="string">
            <text:p>March-2009</text:p>
          </table:table-cell>
          <table:table-cell office:value-type="float" office:value="8762.88">
            <text:p>8762.88</text:p>
          </table:table-cell>
          <table:table-cell office:value-type="float" office:value="10127.09">
            <text:p>10127.09</text:p>
          </table:table-cell>
          <table:table-cell office:value-type="float" office:value="8047.17">
            <text:p>8047.17</text:p>
          </table:table-cell>
          <table:table-cell office:value-type="float" office:value="9708.5">
            <text:p>9708.5</text:p>
          </table:table-cell>
        </table:table-row>
        <table:table-row table:style-name="ro1">
          <table:table-cell office:value-type="string">
            <text:p>April-2009</text:p>
          </table:table-cell>
          <table:table-cell office:value-type="float" office:value="9745.77">
            <text:p>9745.77</text:p>
          </table:table-cell>
          <table:table-cell office:value-type="float" office:value="11492.1">
            <text:p>11492.1</text:p>
          </table:table-cell>
          <table:table-cell office:value-type="float" office:value="9546.29">
            <text:p>9546.29</text:p>
          </table:table-cell>
          <table:table-cell office:value-type="float" office:value="11403.25">
            <text:p>11403.25</text:p>
          </table:table-cell>
        </table:table-row>
        <table:table-row table:style-name="ro1" table:visibility="filter">
          <table:table-cell office:value-type="string">
            <text:p>May-2009</text:p>
          </table:table-cell>
          <table:table-cell office:value-type="float" office:value="11635.24">
            <text:p>11635.24</text:p>
          </table:table-cell>
          <table:table-cell office:value-type="float" office:value="14930.54">
            <text:p>14930.54</text:p>
          </table:table-cell>
          <table:table-cell office:value-type="float" office:value="11621.3">
            <text:p>11621.3</text:p>
          </table:table-cell>
          <table:table-cell office:value-type="float" office:value="14625.25">
            <text:p>14625.25</text:p>
          </table:table-cell>
        </table:table-row>
        <table:table-row table:style-name="ro1" table:visibility="filter">
          <table:table-cell office:value-type="string">
            <text:p>June-2009</text:p>
          </table:table-cell>
          <table:table-cell office:value-type="float" office:value="14746.51">
            <text:p>14746.51</text:p>
          </table:table-cell>
          <table:table-cell office:value-type="float" office:value="15600.3">
            <text:p>15600.3</text:p>
          </table:table-cell>
          <table:table-cell office:value-type="float" office:value="14016.95">
            <text:p>14016.95</text:p>
          </table:table-cell>
          <table:table-cell office:value-type="float" office:value="14493.84">
            <text:p>14493.84</text:p>
          </table:table-cell>
        </table:table-row>
        <table:table-row table:style-name="ro1" table:visibility="filter">
          <table:table-cell office:value-type="string">
            <text:p>July-2009</text:p>
          </table:table-cell>
          <table:table-cell office:value-type="float" office:value="14506.43">
            <text:p>14506.43</text:p>
          </table:table-cell>
          <table:table-cell office:value-type="float" office:value="15732.81">
            <text:p>15732.81</text:p>
          </table:table-cell>
          <table:table-cell office:value-type="float" office:value="13219.99">
            <text:p>13219.99</text:p>
          </table:table-cell>
          <table:table-cell office:value-type="float" office:value="15670.31">
            <text:p>15670.31</text:p>
          </table:table-cell>
        </table:table-row>
        <table:table-row table:style-name="ro1" table:visibility="filter">
          <table:table-cell office:value-type="string">
            <text:p>August-2009</text:p>
          </table:table-cell>
          <table:table-cell office:value-type="float" office:value="15694.78">
            <text:p>15694.78</text:p>
          </table:table-cell>
          <table:table-cell office:value-type="float" office:value="16002.46">
            <text:p>16002.46</text:p>
          </table:table-cell>
          <table:table-cell office:value-type="float" office:value="14684.45">
            <text:p>14684.45</text:p>
          </table:table-cell>
          <table:table-cell office:value-type="float" office:value="15666.64">
            <text:p>15666.64</text:p>
          </table:table-cell>
        </table:table-row>
        <table:table-row table:style-name="ro1" table:visibility="filter">
          <table:table-cell office:value-type="string">
            <text:p>September-2009</text:p>
          </table:table-cell>
          <table:table-cell office:value-type="float" office:value="15691.27">
            <text:p>15691.27</text:p>
          </table:table-cell>
          <table:table-cell office:value-type="float" office:value="17142.52">
            <text:p>17142.52</text:p>
          </table:table-cell>
          <table:table-cell office:value-type="float" office:value="15356.72">
            <text:p>15356.72</text:p>
          </table:table-cell>
          <table:table-cell office:value-type="float" office:value="17126.84">
            <text:p>17126.84</text:p>
          </table:table-cell>
        </table:table-row>
        <table:table-row table:style-name="ro1" table:visibility="filter">
          <table:table-cell office:value-type="string">
            <text:p>October-2009</text:p>
          </table:table-cell>
          <table:table-cell office:value-type="float" office:value="17186.2">
            <text:p>17186.2</text:p>
          </table:table-cell>
          <table:table-cell office:value-type="float" office:value="17493.17">
            <text:p>17493.17</text:p>
          </table:table-cell>
          <table:table-cell office:value-type="float" office:value="15805.2">
            <text:p>15805.2</text:p>
          </table:table-cell>
          <table:table-cell office:value-type="float" office:value="15896.28">
            <text:p>15896.28</text:p>
          </table:table-cell>
        </table:table-row>
        <table:table-row table:style-name="ro1" table:visibility="filter">
          <table:table-cell office:value-type="string">
            <text:p>November-2009</text:p>
          </table:table-cell>
          <table:table-cell office:value-type="float" office:value="15838.63">
            <text:p>15838.63</text:p>
          </table:table-cell>
          <table:table-cell office:value-type="float" office:value="17290.48">
            <text:p>17290.48</text:p>
          </table:table-cell>
          <table:table-cell office:value-type="float" office:value="15330.56">
            <text:p>15330.56</text:p>
          </table:table-cell>
          <table:table-cell office:value-type="float" office:value="16926.22">
            <text:p>16926.22</text:p>
          </table:table-cell>
        </table:table-row>
        <table:table-row table:style-name="ro1" table:visibility="filter">
          <table:table-cell office:value-type="string">
            <text:p>December-2009</text:p>
          </table:table-cell>
          <table:table-cell office:value-type="float" office:value="16947.46">
            <text:p>16947.46</text:p>
          </table:table-cell>
          <table:table-cell office:value-type="float" office:value="17530.94">
            <text:p>17530.94</text:p>
          </table:table-cell>
          <table:table-cell office:value-type="float" office:value="16577.78">
            <text:p>16577.78</text:p>
          </table:table-cell>
          <table:table-cell office:value-type="float" office:value="17464.81">
            <text:p>17464.81</text:p>
          </table:table-cell>
        </table:table-row>
        <table:table-row table:style-name="ro1" table:visibility="filter">
          <table:table-cell office:value-type="string">
            <text:p>January-2010</text:p>
          </table:table-cell>
          <table:table-cell office:value-type="float" office:value="17473.45">
            <text:p>17473.45</text:p>
          </table:table-cell>
          <table:table-cell office:value-type="float" office:value="17790.33">
            <text:p>17790.33</text:p>
          </table:table-cell>
          <table:table-cell office:value-type="float" office:value="15982.08">
            <text:p>15982.08</text:p>
          </table:table-cell>
          <table:table-cell office:value-type="float" office:value="16357.96">
            <text:p>16357.96</text:p>
          </table:table-cell>
        </table:table-row>
        <table:table-row table:style-name="ro1" table:visibility="filter">
          <table:table-cell office:value-type="string">
            <text:p>February-2010</text:p>
          </table:table-cell>
          <table:table-cell office:value-type="float" office:value="16339.32">
            <text:p>16339.32</text:p>
          </table:table-cell>
          <table:table-cell office:value-type="float" office:value="16669.25">
            <text:p>16669.25</text:p>
          </table:table-cell>
          <table:table-cell office:value-type="float" office:value="15651.99">
            <text:p>15651.99</text:p>
          </table:table-cell>
          <table:table-cell office:value-type="float" office:value="16429.55">
            <text:p>16429.55</text:p>
          </table:table-cell>
        </table:table-row>
        <table:table-row table:style-name="ro1" table:visibility="filter">
          <table:table-cell office:value-type="string">
            <text:p>March-2010</text:p>
          </table:table-cell>
          <table:table-cell office:value-type="float" office:value="16438.45">
            <text:p>16438.45</text:p>
          </table:table-cell>
          <table:table-cell office:value-type="float" office:value="17793.01">
            <text:p>17793.01</text:p>
          </table:table-cell>
          <table:table-cell office:value-type="float" office:value="16438.45">
            <text:p>16438.45</text:p>
          </table:table-cell>
          <table:table-cell office:value-type="float" office:value="17527.77">
            <text:p>17527.77</text:p>
          </table:table-cell>
        </table:table-row>
        <table:table-row table:style-name="ro1">
          <table:table-cell office:value-type="string">
            <text:p>April-2010</text:p>
          </table:table-cell>
          <table:table-cell office:value-type="float" office:value="17555.04">
            <text:p>17555.04</text:p>
          </table:table-cell>
          <table:table-cell office:value-type="float" office:value="18047.86">
            <text:p>18047.86</text:p>
          </table:table-cell>
          <table:table-cell office:value-type="float" office:value="17276.8">
            <text:p>17276.8</text:p>
          </table:table-cell>
          <table:table-cell office:value-type="float" office:value="17558.71">
            <text:p>17558.71</text:p>
          </table:table-cell>
        </table:table-row>
        <table:table-row table:style-name="ro1" table:visibility="filter">
          <table:table-cell office:value-type="string">
            <text:p>May-2010</text:p>
          </table:table-cell>
          <table:table-cell table:number-columns-repeated="2" office:value-type="float" office:value="17536.86">
            <text:p>17536.86</text:p>
          </table:table-cell>
          <table:table-cell office:value-type="float" office:value="15960.15">
            <text:p>15960.15</text:p>
          </table:table-cell>
          <table:table-cell office:value-type="float" office:value="16944.63">
            <text:p>16944.63</text:p>
          </table:table-cell>
        </table:table-row>
        <table:table-row table:style-name="ro1" table:visibility="filter">
          <table:table-cell office:value-type="string">
            <text:p>June-2010</text:p>
          </table:table-cell>
          <table:table-cell office:value-type="float" office:value="16942.82">
            <text:p>16942.82</text:p>
          </table:table-cell>
          <table:table-cell office:value-type="float" office:value="17919.62">
            <text:p>17919.62</text:p>
          </table:table-cell>
          <table:table-cell office:value-type="float" office:value="16318.39">
            <text:p>16318.39</text:p>
          </table:table-cell>
          <table:table-cell office:value-type="float" office:value="17700.9">
            <text:p>17700.9</text:p>
          </table:table-cell>
        </table:table-row>
        <table:table-row table:style-name="ro1" table:visibility="filter">
          <table:table-cell office:value-type="string">
            <text:p>July-2010</text:p>
          </table:table-cell>
          <table:table-cell office:value-type="float" office:value="17679.34">
            <text:p>17679.34</text:p>
          </table:table-cell>
          <table:table-cell office:value-type="float" office:value="18237.56">
            <text:p>18237.56</text:p>
          </table:table-cell>
          <table:table-cell office:value-type="float" office:value="17395.58">
            <text:p>17395.58</text:p>
          </table:table-cell>
          <table:table-cell office:value-type="float" office:value="17868.29">
            <text:p>17868.29</text:p>
          </table:table-cell>
        </table:table-row>
        <table:table-row table:style-name="ro1" table:visibility="filter">
          <table:table-cell office:value-type="string">
            <text:p>August-2010</text:p>
          </table:table-cell>
          <table:table-cell office:value-type="float" office:value="17911.31">
            <text:p>17911.31</text:p>
          </table:table-cell>
          <table:table-cell office:value-type="float" office:value="18475.27">
            <text:p>18475.27</text:p>
          </table:table-cell>
          <table:table-cell office:value-type="float" office:value="17819.99">
            <text:p>17819.99</text:p>
          </table:table-cell>
          <table:table-cell office:value-type="float" office:value="17971.12">
            <text:p>17971.12</text:p>
          </table:table-cell>
        </table:table-row>
        <table:table-row table:style-name="ro1" table:visibility="filter">
          <table:table-cell office:value-type="string">
            <text:p>September-2010</text:p>
          </table:table-cell>
          <table:table-cell office:value-type="float" office:value="18027.12">
            <text:p>18027.12</text:p>
          </table:table-cell>
          <table:table-cell office:value-type="float" office:value="20267.98">
            <text:p>20267.98</text:p>
          </table:table-cell>
          <table:table-cell office:value-type="float" office:value="18027.12">
            <text:p>18027.12</text:p>
          </table:table-cell>
          <table:table-cell office:value-type="float" office:value="20069.12">
            <text:p>20069.12</text:p>
          </table:table-cell>
        </table:table-row>
        <table:table-row table:style-name="ro1" table:visibility="filter">
          <table:table-cell office:value-type="string">
            <text:p>October-2010</text:p>
          </table:table-cell>
          <table:table-cell office:value-type="float" office:value="20094.1">
            <text:p>20094.1</text:p>
          </table:table-cell>
          <table:table-cell office:value-type="float" office:value="20854.55">
            <text:p>20854.55</text:p>
          </table:table-cell>
          <table:table-cell office:value-type="float" office:value="19768.96">
            <text:p>19768.96</text:p>
          </table:table-cell>
          <table:table-cell office:value-type="float" office:value="20032.34">
            <text:p>20032.34</text:p>
          </table:table-cell>
        </table:table-row>
        <table:table-row table:style-name="ro1" table:visibility="filter">
          <table:table-cell office:value-type="string">
            <text:p>November-2010</text:p>
          </table:table-cell>
          <table:table-cell office:value-type="float" office:value="20272.49">
            <text:p>20272.49</text:p>
          </table:table-cell>
          <table:table-cell office:value-type="float" office:value="21108.64">
            <text:p>21108.64</text:p>
          </table:table-cell>
          <table:table-cell office:value-type="float" office:value="18954.82">
            <text:p>18954.82</text:p>
          </table:table-cell>
          <table:table-cell office:value-type="float" office:value="19521.25">
            <text:p>19521.25</text:p>
          </table:table-cell>
        </table:table-row>
        <table:table-row table:style-name="ro1" table:visibility="filter">
          <table:table-cell office:value-type="string">
            <text:p>December-2010</text:p>
          </table:table-cell>
          <table:table-cell office:value-type="float" office:value="19529.99">
            <text:p>19529.99</text:p>
          </table:table-cell>
          <table:table-cell office:value-type="float" office:value="20552.03">
            <text:p>20552.03</text:p>
          </table:table-cell>
          <table:table-cell office:value-type="float" office:value="19074.57">
            <text:p>19074.57</text:p>
          </table:table-cell>
          <table:table-cell office:value-type="float" office:value="20509.09">
            <text:p>20509.09</text:p>
          </table:table-cell>
        </table:table-row>
        <table:table-row table:style-name="ro1" table:visibility="filter">
          <table:table-cell office:value-type="string">
            <text:p>January-2011</text:p>
          </table:table-cell>
          <table:table-cell office:value-type="float" office:value="20621.61">
            <text:p>20621.61</text:p>
          </table:table-cell>
          <table:table-cell office:value-type="float" office:value="20664.8">
            <text:p>20664.8</text:p>
          </table:table-cell>
          <table:table-cell office:value-type="float" office:value="18038.48">
            <text:p>18038.48</text:p>
          </table:table-cell>
          <table:table-cell office:value-type="float" office:value="18327.76">
            <text:p>18327.76</text:p>
          </table:table-cell>
        </table:table-row>
        <table:table-row table:style-name="ro1" table:visibility="filter">
          <table:table-cell office:value-type="string">
            <text:p>February-2011</text:p>
          </table:table-cell>
          <table:table-cell office:value-type="float" office:value="18425.18">
            <text:p>18425.18</text:p>
          </table:table-cell>
          <table:table-cell office:value-type="float" office:value="18690.97">
            <text:p>18690.97</text:p>
          </table:table-cell>
          <table:table-cell office:value-type="float" office:value="17295.62">
            <text:p>17295.62</text:p>
          </table:table-cell>
          <table:table-cell office:value-type="float" office:value="17823.4">
            <text:p>17823.4</text:p>
          </table:table-cell>
        </table:table-row>
        <table:table-row table:style-name="ro1" table:visibility="filter">
          <table:table-cell office:value-type="string">
            <text:p>March-2011</text:p>
          </table:table-cell>
          <table:table-cell office:value-type="float" office:value="17982.28">
            <text:p>17982.28</text:p>
          </table:table-cell>
          <table:table-cell office:value-type="float" office:value="19575.16">
            <text:p>19575.16</text:p>
          </table:table-cell>
          <table:table-cell office:value-type="float" office:value="17792.17">
            <text:p>17792.17</text:p>
          </table:table-cell>
          <table:table-cell office:value-type="float" office:value="19445.22">
            <text:p>19445.22</text:p>
          </table:table-cell>
        </table:table-row>
        <table:table-row table:style-name="ro1">
          <table:table-cell office:value-type="string">
            <text:p>April-2011</text:p>
          </table:table-cell>
          <table:table-cell office:value-type="float" office:value="19463.11">
            <text:p>19463.11</text:p>
          </table:table-cell>
          <table:table-cell office:value-type="float" office:value="19811.14">
            <text:p>19811.14</text:p>
          </table:table-cell>
          <table:table-cell office:value-type="float" office:value="18976.19">
            <text:p>18976.19</text:p>
          </table:table-cell>
          <table:table-cell office:value-type="float" office:value="19135.96">
            <text:p>19135.96</text:p>
          </table:table-cell>
        </table:table-row>
        <table:table-row table:style-name="ro1" table:visibility="filter">
          <table:table-cell office:value-type="string">
            <text:p>May-2011</text:p>
          </table:table-cell>
          <table:table-cell office:value-type="float" office:value="19224.05">
            <text:p>19224.05</text:p>
          </table:table-cell>
          <table:table-cell office:value-type="float" office:value="19253.87">
            <text:p>19253.87</text:p>
          </table:table-cell>
          <table:table-cell office:value-type="float" office:value="17786.13">
            <text:p>17786.13</text:p>
          </table:table-cell>
          <table:table-cell office:value-type="float" office:value="18503.28">
            <text:p>18503.28</text:p>
          </table:table-cell>
        </table:table-row>
        <table:table-row table:style-name="ro1" table:visibility="filter">
          <table:table-cell office:value-type="string">
            <text:p>June-2011</text:p>
          </table:table-cell>
          <table:table-cell office:value-type="float" office:value="18527.12">
            <text:p>18527.12</text:p>
          </table:table-cell>
          <table:table-cell office:value-type="float" office:value="18873.39">
            <text:p>18873.39</text:p>
          </table:table-cell>
          <table:table-cell office:value-type="float" office:value="17314.38">
            <text:p>17314.38</text:p>
          </table:table-cell>
          <table:table-cell office:value-type="float" office:value="18845.87">
            <text:p>18845.87</text:p>
          </table:table-cell>
        </table:table-row>
        <table:table-row table:style-name="ro1" table:visibility="filter">
          <table:table-cell office:value-type="string">
            <text:p>July-2011</text:p>
          </table:table-cell>
          <table:table-cell office:value-type="float" office:value="18974.96">
            <text:p>18974.96</text:p>
          </table:table-cell>
          <table:table-cell office:value-type="float" office:value="19131.7">
            <text:p>19131.7</text:p>
          </table:table-cell>
          <table:table-cell office:value-type="float" office:value="18131.86">
            <text:p>18131.86</text:p>
          </table:table-cell>
          <table:table-cell office:value-type="float" office:value="18197.2">
            <text:p>18197.2</text:p>
          </table:table-cell>
        </table:table-row>
        <table:table-row table:style-name="ro1" table:visibility="filter">
          <table:table-cell office:value-type="string">
            <text:p>August-2011</text:p>
          </table:table-cell>
          <table:table-cell office:value-type="float" office:value="18352.23">
            <text:p>18352.23</text:p>
          </table:table-cell>
          <table:table-cell office:value-type="float" office:value="18440.07">
            <text:p>18440.07</text:p>
          </table:table-cell>
          <table:table-cell office:value-type="float" office:value="15765.53">
            <text:p>15765.53</text:p>
          </table:table-cell>
          <table:table-cell office:value-type="float" office:value="16676.75">
            <text:p>16676.75</text:p>
          </table:table-cell>
        </table:table-row>
        <table:table-row table:style-name="ro1" table:visibility="filter">
          <table:table-cell office:value-type="string">
            <text:p>September-2011</text:p>
          </table:table-cell>
          <table:table-cell office:value-type="float" office:value="16963.67">
            <text:p>16963.67</text:p>
          </table:table-cell>
          <table:table-cell office:value-type="float" office:value="17211.8">
            <text:p>17211.8</text:p>
          </table:table-cell>
          <table:table-cell office:value-type="float" office:value="15801.01">
            <text:p>15801.01</text:p>
          </table:table-cell>
          <table:table-cell office:value-type="float" office:value="16453.76">
            <text:p>16453.76</text:p>
          </table:table-cell>
        </table:table-row>
        <table:table-row table:style-name="ro1" table:visibility="filter">
          <table:table-cell office:value-type="string">
            <text:p>October-2011</text:p>
          </table:table-cell>
          <table:table-cell office:value-type="float" office:value="16255.97">
            <text:p>16255.97</text:p>
          </table:table-cell>
          <table:table-cell office:value-type="float" office:value="17908.13">
            <text:p>17908.13</text:p>
          </table:table-cell>
          <table:table-cell office:value-type="float" office:value="15745.43">
            <text:p>15745.43</text:p>
          </table:table-cell>
          <table:table-cell office:value-type="float" office:value="17705.01">
            <text:p>17705.01</text:p>
          </table:table-cell>
        </table:table-row>
        <table:table-row table:style-name="ro1" table:visibility="filter">
          <table:table-cell office:value-type="string">
            <text:p>November-2011</text:p>
          </table:table-cell>
          <table:table-cell office:value-type="float" office:value="17540.55">
            <text:p>17540.55</text:p>
          </table:table-cell>
          <table:table-cell office:value-type="float" office:value="17702.26">
            <text:p>17702.26</text:p>
          </table:table-cell>
          <table:table-cell office:value-type="float" office:value="15478.69">
            <text:p>15478.69</text:p>
          </table:table-cell>
          <table:table-cell office:value-type="float" office:value="16123.46">
            <text:p>16123.46</text:p>
          </table:table-cell>
        </table:table-row>
        <table:table-row table:style-name="ro1" table:visibility="filter">
          <table:table-cell office:value-type="string">
            <text:p>December-2011</text:p>
          </table:table-cell>
          <table:table-cell office:value-type="float" office:value="16555.93">
            <text:p>16555.93</text:p>
          </table:table-cell>
          <table:table-cell office:value-type="float" office:value="17003.71">
            <text:p>17003.71</text:p>
          </table:table-cell>
          <table:table-cell office:value-type="float" office:value="15135.86">
            <text:p>15135.86</text:p>
          </table:table-cell>
          <table:table-cell office:value-type="float" office:value="15454.92">
            <text:p>15454.92</text:p>
          </table:table-cell>
        </table:table-row>
        <table:table-row table:style-name="ro1" table:visibility="filter">
          <table:table-cell office:value-type="string">
            <text:p>January-2012</text:p>
          </table:table-cell>
          <table:table-cell office:value-type="float" office:value="15534.67">
            <text:p>15534.67</text:p>
          </table:table-cell>
          <table:table-cell office:value-type="float" office:value="17258.97">
            <text:p>17258.97</text:p>
          </table:table-cell>
          <table:table-cell office:value-type="float" office:value="15358.02">
            <text:p>15358.02</text:p>
          </table:table-cell>
          <table:table-cell office:value-type="float" office:value="17193.55">
            <text:p>17193.55</text:p>
          </table:table-cell>
        </table:table-row>
        <table:table-row table:style-name="ro1" table:visibility="filter">
          <table:table-cell office:value-type="string">
            <text:p>February-2012</text:p>
          </table:table-cell>
          <table:table-cell office:value-type="float" office:value="17179.64">
            <text:p>17179.64</text:p>
          </table:table-cell>
          <table:table-cell office:value-type="float" office:value="18523.78">
            <text:p>18523.78</text:p>
          </table:table-cell>
          <table:table-cell office:value-type="float" office:value="17061.55">
            <text:p>17061.55</text:p>
          </table:table-cell>
          <table:table-cell office:value-type="float" office:value="17752.68">
            <text:p>17752.68</text:p>
          </table:table-cell>
        </table:table-row>
        <table:table-row table:style-name="ro1" table:visibility="filter">
          <table:table-cell office:value-type="string">
            <text:p>March-2012</text:p>
          </table:table-cell>
          <table:table-cell office:value-type="float" office:value="17714.62">
            <text:p>17714.62</text:p>
          </table:table-cell>
          <table:table-cell office:value-type="float" office:value="18040.69">
            <text:p>18040.69</text:p>
          </table:table-cell>
          <table:table-cell office:value-type="float" office:value="16920.61">
            <text:p>16920.61</text:p>
          </table:table-cell>
          <table:table-cell office:value-type="float" office:value="17404.2">
            <text:p>17404.2</text:p>
          </table:table-cell>
        </table:table-row>
        <table:table-row table:style-name="ro1">
          <table:table-cell office:value-type="string">
            <text:p>April-2012</text:p>
          </table:table-cell>
          <table:table-cell office:value-type="float" office:value="17429.96">
            <text:p>17429.96</text:p>
          </table:table-cell>
          <table:table-cell office:value-type="float" office:value="17664.1">
            <text:p>17664.1</text:p>
          </table:table-cell>
          <table:table-cell office:value-type="float" office:value="17010.16">
            <text:p>17010.16</text:p>
          </table:table-cell>
          <table:table-cell office:value-type="float" office:value="17318.81">
            <text:p>17318.81</text:p>
          </table:table-cell>
        </table:table-row>
        <table:table-row table:style-name="ro1" table:visibility="filter">
          <table:table-cell office:value-type="string">
            <text:p>May-2012</text:p>
          </table:table-cell>
          <table:table-cell office:value-type="float" office:value="17370.93">
            <text:p>17370.93</text:p>
          </table:table-cell>
          <table:table-cell office:value-type="float" office:value="17432.33">
            <text:p>17432.33</text:p>
          </table:table-cell>
          <table:table-cell office:value-type="float" office:value="15809.71">
            <text:p>15809.71</text:p>
          </table:table-cell>
          <table:table-cell office:value-type="float" office:value="16218.53">
            <text:p>16218.53</text:p>
          </table:table-cell>
        </table:table-row>
        <table:table-row table:style-name="ro1" table:visibility="filter">
          <table:table-cell office:value-type="string">
            <text:p>June-2012</text:p>
          </table:table-cell>
          <table:table-cell office:value-type="float" office:value="16217.48">
            <text:p>16217.48</text:p>
          </table:table-cell>
          <table:table-cell office:value-type="float" office:value="17448.48">
            <text:p>17448.48</text:p>
          </table:table-cell>
          <table:table-cell office:value-type="float" office:value="15748.98">
            <text:p>15748.98</text:p>
          </table:table-cell>
          <table:table-cell office:value-type="float" office:value="17429.98">
            <text:p>17429.98</text:p>
          </table:table-cell>
        </table:table-row>
        <table:table-row table:style-name="ro1" table:visibility="filter">
          <table:table-cell office:value-type="string">
            <text:p>July-2012</text:p>
          </table:table-cell>
          <table:table-cell office:value-type="float" office:value="17438.68">
            <text:p>17438.68</text:p>
          </table:table-cell>
          <table:table-cell office:value-type="float" office:value="17631.19">
            <text:p>17631.19</text:p>
          </table:table-cell>
          <table:table-cell office:value-type="float" office:value="16598.48">
            <text:p>16598.48</text:p>
          </table:table-cell>
          <table:table-cell office:value-type="float" office:value="17236.18">
            <text:p>17236.18</text:p>
          </table:table-cell>
        </table:table-row>
        <table:table-row table:style-name="ro1" table:visibility="filter">
          <table:table-cell office:value-type="string">
            <text:p>August-2012</text:p>
          </table:table-cell>
          <table:table-cell office:value-type="float" office:value="17244.44">
            <text:p>17244.44</text:p>
          </table:table-cell>
          <table:table-cell office:value-type="float" office:value="17972.54">
            <text:p>17972.54</text:p>
          </table:table-cell>
          <table:table-cell office:value-type="float" office:value="17026.97">
            <text:p>17026.97</text:p>
          </table:table-cell>
          <table:table-cell office:value-type="float" office:value="17429.56">
            <text:p>17429.56</text:p>
          </table:table-cell>
        </table:table-row>
        <table:table-row table:style-name="ro1" table:visibility="filter">
          <table:table-cell office:value-type="string">
            <text:p>September-2012</text:p>
          </table:table-cell>
          <table:table-cell office:value-type="float" office:value="17465.6">
            <text:p>17465.6</text:p>
          </table:table-cell>
          <table:table-cell office:value-type="float" office:value="18869.94">
            <text:p>18869.94</text:p>
          </table:table-cell>
          <table:table-cell office:value-type="float" office:value="17250.8">
            <text:p>17250.8</text:p>
          </table:table-cell>
          <table:table-cell office:value-type="float" office:value="18762.74">
            <text:p>18762.74</text:p>
          </table:table-cell>
        </table:table-row>
        <table:table-row table:style-name="ro1" table:visibility="filter">
          <table:table-cell office:value-type="string">
            <text:p>October-2012</text:p>
          </table:table-cell>
          <table:table-cell office:value-type="float" office:value="18784.64">
            <text:p>18784.64</text:p>
          </table:table-cell>
          <table:table-cell office:value-type="float" office:value="19137.29">
            <text:p>19137.29</text:p>
          </table:table-cell>
          <table:table-cell office:value-type="float" office:value="18393.42">
            <text:p>18393.42</text:p>
          </table:table-cell>
          <table:table-cell office:value-type="float" office:value="18505.38">
            <text:p>18505.38</text:p>
          </table:table-cell>
        </table:table-row>
        <table:table-row table:style-name="ro1" table:visibility="filter">
          <table:table-cell office:value-type="string">
            <text:p>November-2012</text:p>
          </table:table-cell>
          <table:table-cell office:value-type="float" office:value="18487.9">
            <text:p>18487.9</text:p>
          </table:table-cell>
          <table:table-cell office:value-type="float" office:value="19372.7">
            <text:p>19372.7</text:p>
          </table:table-cell>
          <table:table-cell office:value-type="float" office:value="18255.69">
            <text:p>18255.69</text:p>
          </table:table-cell>
          <table:table-cell office:value-type="float" office:value="19339.9">
            <text:p>19339.9</text:p>
          </table:table-cell>
        </table:table-row>
        <table:table-row table:style-name="ro1" table:visibility="filter">
          <table:table-cell office:value-type="string">
            <text:p>December-2012</text:p>
          </table:table-cell>
          <table:table-cell office:value-type="float" office:value="19342.83">
            <text:p>19342.83</text:p>
          </table:table-cell>
          <table:table-cell office:value-type="float" office:value="19612.18">
            <text:p>19612.18</text:p>
          </table:table-cell>
          <table:table-cell office:value-type="float" office:value="19149.03">
            <text:p>19149.03</text:p>
          </table:table-cell>
          <table:table-cell office:value-type="float" office:value="19426.71">
            <text:p>19426.71</text:p>
          </table:table-cell>
        </table:table-row>
        <table:table-row table:style-name="ro1" table:visibility="filter">
          <table:table-cell office:value-type="string">
            <text:p>January-2013</text:p>
          </table:table-cell>
          <table:table-cell office:value-type="float" office:value="19513.45">
            <text:p>19513.45</text:p>
          </table:table-cell>
          <table:table-cell office:value-type="float" office:value="20203.66">
            <text:p>20203.66</text:p>
          </table:table-cell>
          <table:table-cell office:value-type="float" office:value="19508.93">
            <text:p>19508.93</text:p>
          </table:table-cell>
          <table:table-cell office:value-type="float" office:value="19894.98">
            <text:p>19894.98</text:p>
          </table:table-cell>
        </table:table-row>
        <table:table-row table:style-name="ro1" table:visibility="filter">
          <table:table-cell office:value-type="string">
            <text:p>February-2013</text:p>
          </table:table-cell>
          <table:table-cell office:value-type="float" office:value="19907.21">
            <text:p>19907.21</text:p>
          </table:table-cell>
          <table:table-cell office:value-type="float" office:value="19966.69">
            <text:p>19966.69</text:p>
          </table:table-cell>
          <table:table-cell office:value-type="float" office:value="18793.97">
            <text:p>18793.97</text:p>
          </table:table-cell>
          <table:table-cell office:value-type="float" office:value="18861.54">
            <text:p>18861.54</text:p>
          </table:table-cell>
        </table:table-row>
        <table:table-row table:style-name="ro1" table:visibility="filter">
          <table:table-cell office:value-type="string">
            <text:p>March-2013</text:p>
          </table:table-cell>
          <table:table-cell office:value-type="float" office:value="18876.68">
            <text:p>18876.68</text:p>
          </table:table-cell>
          <table:table-cell office:value-type="float" office:value="19754.66">
            <text:p>19754.66</text:p>
          </table:table-cell>
          <table:table-cell office:value-type="float" office:value="18568.43">
            <text:p>18568.43</text:p>
          </table:table-cell>
          <table:table-cell office:value-type="float" office:value="18835.77">
            <text:p>18835.77</text:p>
          </table:table-cell>
        </table:table-row>
        <table:table-row table:style-name="ro1">
          <table:table-cell office:value-type="string">
            <text:p>April-2013</text:p>
          </table:table-cell>
          <table:table-cell office:value-type="float" office:value="18890.81">
            <text:p>18890.81</text:p>
          </table:table-cell>
          <table:table-cell office:value-type="float" office:value="19622.68">
            <text:p>19622.68</text:p>
          </table:table-cell>
          <table:table-cell office:value-type="float" office:value="18144.22">
            <text:p>18144.22</text:p>
          </table:table-cell>
          <table:table-cell office:value-type="float" office:value="19504.18">
            <text:p>19504.18</text:p>
          </table:table-cell>
        </table:table-row>
        <table:table-row table:style-name="ro1" table:visibility="filter">
          <table:table-cell office:value-type="string">
            <text:p>May-2013</text:p>
          </table:table-cell>
          <table:table-cell office:value-type="float" office:value="19459.33">
            <text:p>19459.33</text:p>
          </table:table-cell>
          <table:table-cell office:value-type="float" office:value="20443.62">
            <text:p>20443.62</text:p>
          </table:table-cell>
          <table:table-cell office:value-type="float" office:value="19451.26">
            <text:p>19451.26</text:p>
          </table:table-cell>
          <table:table-cell office:value-type="float" office:value="19760.3">
            <text:p>19760.3</text:p>
          </table:table-cell>
        </table:table-row>
        <table:table-row table:style-name="ro1" table:visibility="filter">
          <table:table-cell office:value-type="string">
            <text:p>June-2013</text:p>
          </table:table-cell>
          <table:table-cell office:value-type="float" office:value="19859.22">
            <text:p>19859.22</text:p>
          </table:table-cell>
          <table:table-cell office:value-type="float" office:value="19860.19">
            <text:p>19860.19</text:p>
          </table:table-cell>
          <table:table-cell office:value-type="float" office:value="18467.16">
            <text:p>18467.16</text:p>
          </table:table-cell>
          <table:table-cell office:value-type="float" office:value="19395.81">
            <text:p>19395.81</text:p>
          </table:table-cell>
        </table:table-row>
        <table:table-row table:style-name="ro1" table:visibility="filter">
          <table:table-cell office:value-type="string">
            <text:p>July-2013</text:p>
          </table:table-cell>
          <table:table-cell office:value-type="float" office:value="19352.48">
            <text:p>19352.48</text:p>
          </table:table-cell>
          <table:table-cell office:value-type="float" office:value="20351.06">
            <text:p>20351.06</text:p>
          </table:table-cell>
          <table:table-cell office:value-type="float" office:value="19126.82">
            <text:p>19126.82</text:p>
          </table:table-cell>
          <table:table-cell office:value-type="float" office:value="19345.7">
            <text:p>19345.7</text:p>
          </table:table-cell>
        </table:table-row>
        <table:table-row table:style-name="ro1" table:visibility="filter">
          <table:table-cell office:value-type="string">
            <text:p>August-2013</text:p>
          </table:table-cell>
          <table:table-cell office:value-type="float" office:value="19443.29">
            <text:p>19443.29</text:p>
          </table:table-cell>
          <table:table-cell office:value-type="float" office:value="19569.2">
            <text:p>19569.2</text:p>
          </table:table-cell>
          <table:table-cell office:value-type="float" office:value="17448.71">
            <text:p>17448.71</text:p>
          </table:table-cell>
          <table:table-cell office:value-type="float" office:value="18619.72">
            <text:p>18619.72</text:p>
          </table:table-cell>
        </table:table-row>
        <table:table-row table:style-name="ro1" table:visibility="filter">
          <table:table-cell office:value-type="string">
            <text:p>September-2013</text:p>
          </table:table-cell>
          <table:table-cell office:value-type="float" office:value="18691.83">
            <text:p>18691.83</text:p>
          </table:table-cell>
          <table:table-cell office:value-type="float" office:value="20739.69">
            <text:p>20739.69</text:p>
          </table:table-cell>
          <table:table-cell office:value-type="float" office:value="18166.17">
            <text:p>18166.17</text:p>
          </table:table-cell>
          <table:table-cell office:value-type="float" office:value="19379.77">
            <text:p>19379.77</text:p>
          </table:table-cell>
        </table:table-row>
        <table:table-row table:style-name="ro1" table:visibility="filter">
          <table:table-cell office:value-type="string">
            <text:p>October-2013</text:p>
          </table:table-cell>
          <table:table-cell office:value-type="float" office:value="19452.05">
            <text:p>19452.05</text:p>
          </table:table-cell>
          <table:table-cell office:value-type="float" office:value="21205.44">
            <text:p>21205.44</text:p>
          </table:table-cell>
          <table:table-cell office:value-type="float" office:value="19264.72">
            <text:p>19264.72</text:p>
          </table:table-cell>
          <table:table-cell office:value-type="float" office:value="21164.52">
            <text:p>21164.52</text:p>
          </table:table-cell>
        </table:table-row>
        <table:table-row table:style-name="ro1" table:visibility="filter">
          <table:table-cell office:value-type="string">
            <text:p>November-2013</text:p>
          </table:table-cell>
          <table:table-cell office:value-type="float" office:value="21158.81">
            <text:p>21158.81</text:p>
          </table:table-cell>
          <table:table-cell office:value-type="float" office:value="21321.53">
            <text:p>21321.53</text:p>
          </table:table-cell>
          <table:table-cell office:value-type="float" office:value="20137.67">
            <text:p>20137.67</text:p>
          </table:table-cell>
          <table:table-cell office:value-type="float" office:value="20791.93">
            <text:p>20791.93</text:p>
          </table:table-cell>
        </table:table-row>
        <table:table-row table:style-name="ro1" table:visibility="filter">
          <table:table-cell office:value-type="string">
            <text:p>December-2013</text:p>
          </table:table-cell>
          <table:table-cell office:value-type="float" office:value="20771.27">
            <text:p>20771.27</text:p>
          </table:table-cell>
          <table:table-cell office:value-type="float" office:value="21483.74">
            <text:p>21483.74</text:p>
          </table:table-cell>
          <table:table-cell office:value-type="float" office:value="20568.7">
            <text:p>20568.7</text:p>
          </table:table-cell>
          <table:table-cell office:value-type="float" office:value="21170.68">
            <text:p>21170.68</text:p>
          </table:table-cell>
        </table:table-row>
        <table:table-row table:style-name="ro1" table:visibility="filter">
          <table:table-cell office:value-type="string">
            <text:p>January-2014</text:p>
          </table:table-cell>
          <table:table-cell office:value-type="float" office:value="21222.19">
            <text:p>21222.19</text:p>
          </table:table-cell>
          <table:table-cell office:value-type="float" office:value="21409.66">
            <text:p>21409.66</text:p>
          </table:table-cell>
          <table:table-cell office:value-type="float" office:value="20343.78">
            <text:p>20343.78</text:p>
          </table:table-cell>
          <table:table-cell office:value-type="float" office:value="20513.85">
            <text:p>20513.85</text:p>
          </table:table-cell>
        </table:table-row>
        <table:table-row table:style-name="ro1" table:visibility="filter">
          <table:table-cell office:value-type="string">
            <text:p>February-2014</text:p>
          </table:table-cell>
          <table:table-cell office:value-type="float" office:value="20479.03">
            <text:p>20479.03</text:p>
          </table:table-cell>
          <table:table-cell office:value-type="float" office:value="21140.51">
            <text:p>21140.51</text:p>
          </table:table-cell>
          <table:table-cell office:value-type="float" office:value="19963.12">
            <text:p>19963.12</text:p>
          </table:table-cell>
          <table:table-cell office:value-type="float" office:value="21120.12">
            <text:p>21120.12</text:p>
          </table:table-cell>
        </table:table-row>
        <table:table-row table:style-name="ro1" table:visibility="filter">
          <table:table-cell office:value-type="string">
            <text:p>March-2014</text:p>
          </table:table-cell>
          <table:table-cell office:value-type="float" office:value="21079.27">
            <text:p>21079.27</text:p>
          </table:table-cell>
          <table:table-cell office:value-type="float" office:value="22467.21">
            <text:p>22467.21</text:p>
          </table:table-cell>
          <table:table-cell office:value-type="float" office:value="20920.98">
            <text:p>20920.98</text:p>
          </table:table-cell>
          <table:table-cell office:value-type="float" office:value="22386.27">
            <text:p>22386.27</text:p>
          </table:table-cell>
        </table:table-row>
        <table:table-row table:style-name="ro1">
          <table:table-cell office:value-type="string">
            <text:p>April-2014</text:p>
          </table:table-cell>
          <table:table-cell office:value-type="float" office:value="22455.23">
            <text:p>22455.23</text:p>
          </table:table-cell>
          <table:table-cell office:value-type="float" office:value="22939.31">
            <text:p>22939.31</text:p>
          </table:table-cell>
          <table:table-cell office:value-type="float" office:value="22197.51">
            <text:p>22197.51</text:p>
          </table:table-cell>
          <table:table-cell office:value-type="float" office:value="22417.8">
            <text:p>22417.8</text:p>
          </table:table-cell>
        </table:table-row>
        <table:table-row table:style-name="ro1" table:visibility="filter">
          <table:table-cell office:value-type="string">
            <text:p>May-2014</text:p>
          </table:table-cell>
          <table:table-cell office:value-type="float" office:value="22493.59">
            <text:p>22493.59</text:p>
          </table:table-cell>
          <table:table-cell office:value-type="float" office:value="25375.63">
            <text:p>25375.63</text:p>
          </table:table-cell>
          <table:table-cell office:value-type="float" office:value="22277.04">
            <text:p>22277.04</text:p>
          </table:table-cell>
          <table:table-cell office:value-type="float" office:value="24217.34">
            <text:p>24217.34</text:p>
          </table:table-cell>
        </table:table-row>
        <table:table-row table:style-name="ro1" table:visibility="filter">
          <table:table-cell office:value-type="string">
            <text:p>June-2014</text:p>
          </table:table-cell>
          <table:table-cell office:value-type="float" office:value="24368.96">
            <text:p>24368.96</text:p>
          </table:table-cell>
          <table:table-cell office:value-type="float" office:value="25725.12">
            <text:p>25725.12</text:p>
          </table:table-cell>
          <table:table-cell office:value-type="float" office:value="24270.2">
            <text:p>24270.2</text:p>
          </table:table-cell>
          <table:table-cell office:value-type="float" office:value="25413.78">
            <text:p>25413.78</text:p>
          </table:table-cell>
        </table:table-row>
        <table:table-row table:style-name="ro1" table:visibility="filter">
          <table:table-cell office:value-type="string">
            <text:p>July-2014</text:p>
          </table:table-cell>
          <table:table-cell office:value-type="float" office:value="25469.94">
            <text:p>25469.94</text:p>
          </table:table-cell>
          <table:table-cell office:value-type="float" office:value="26300.17">
            <text:p>26300.17</text:p>
          </table:table-cell>
          <table:table-cell office:value-type="float" office:value="24892">
            <text:p>24892</text:p>
          </table:table-cell>
          <table:table-cell office:value-type="float" office:value="25894.97">
            <text:p>25894.97</text:p>
          </table:table-cell>
        </table:table-row>
        <table:table-row table:style-name="ro1" table:visibility="filter">
          <table:table-cell office:value-type="string">
            <text:p>August-2014</text:p>
          </table:table-cell>
          <table:table-cell office:value-type="float" office:value="25753.92">
            <text:p>25753.92</text:p>
          </table:table-cell>
          <table:table-cell office:value-type="float" office:value="26674.38">
            <text:p>26674.38</text:p>
          </table:table-cell>
          <table:table-cell office:value-type="float" office:value="25232.82">
            <text:p>25232.82</text:p>
          </table:table-cell>
          <table:table-cell office:value-type="float" office:value="26638.11">
            <text:p>26638.11</text:p>
          </table:table-cell>
        </table:table-row>
        <table:table-row table:style-name="ro1" table:visibility="filter">
          <table:table-cell office:value-type="string">
            <text:p>September-2014</text:p>
          </table:table-cell>
          <table:table-cell office:value-type="float" office:value="26733.18">
            <text:p>26733.18</text:p>
          </table:table-cell>
          <table:table-cell office:value-type="float" office:value="27354.99">
            <text:p>27354.99</text:p>
          </table:table-cell>
          <table:table-cell office:value-type="float" office:value="26220.49">
            <text:p>26220.49</text:p>
          </table:table-cell>
          <table:table-cell office:value-type="float" office:value="26630.51">
            <text:p>26630.51</text:p>
          </table:table-cell>
        </table:table-row>
        <table:table-row table:style-name="ro1" table:visibility="filter">
          <table:table-cell office:value-type="string">
            <text:p>October-2014</text:p>
          </table:table-cell>
          <table:table-cell office:value-type="float" office:value="26681.47">
            <text:p>26681.47</text:p>
          </table:table-cell>
          <table:table-cell office:value-type="float" office:value="27894.32">
            <text:p>27894.32</text:p>
          </table:table-cell>
          <table:table-cell office:value-type="float" office:value="25910.77">
            <text:p>25910.77</text:p>
          </table:table-cell>
          <table:table-cell office:value-type="float" office:value="27865.83">
            <text:p>27865.83</text:p>
          </table:table-cell>
        </table:table-row>
        <table:table-row table:style-name="ro1" table:visibility="filter">
          <table:table-cell office:value-type="string">
            <text:p>November-2014</text:p>
          </table:table-cell>
          <table:table-cell office:value-type="float" office:value="27943.04">
            <text:p>27943.04</text:p>
          </table:table-cell>
          <table:table-cell office:value-type="float" office:value="28822.37">
            <text:p>28822.37</text:p>
          </table:table-cell>
          <table:table-cell office:value-type="float" office:value="27739.56">
            <text:p>27739.56</text:p>
          </table:table-cell>
          <table:table-cell office:value-type="float" office:value="28693.99">
            <text:p>28693.99</text:p>
          </table:table-cell>
        </table:table-row>
        <table:table-row table:style-name="ro1" table:visibility="filter">
          <table:table-cell office:value-type="string">
            <text:p>December-2014</text:p>
          </table:table-cell>
          <table:table-cell office:value-type="float" office:value="28748.22">
            <text:p>28748.22</text:p>
          </table:table-cell>
          <table:table-cell office:value-type="float" office:value="28809.64">
            <text:p>28809.64</text:p>
          </table:table-cell>
          <table:table-cell office:value-type="float" office:value="26469.42">
            <text:p>26469.42</text:p>
          </table:table-cell>
          <table:table-cell office:value-type="float" office:value="27499.42">
            <text:p>27499.42</text:p>
          </table:table-cell>
        </table:table-row>
        <table:table-row table:style-name="ro1" table:visibility="filter">
          <table:table-cell office:value-type="string">
            <text:p>January-2015</text:p>
          </table:table-cell>
          <table:table-cell office:value-type="float" office:value="27485.77">
            <text:p>27485.77</text:p>
          </table:table-cell>
          <table:table-cell office:value-type="float" office:value="29844.16">
            <text:p>29844.16</text:p>
          </table:table-cell>
          <table:table-cell office:value-type="float" office:value="26776.12">
            <text:p>26776.12</text:p>
          </table:table-cell>
          <table:table-cell office:value-type="float" office:value="29182.95">
            <text:p>29182.95</text:p>
          </table:table-cell>
        </table:table-row>
        <table:table-row table:style-name="ro1" table:visibility="filter">
          <table:table-cell office:value-type="string">
            <text:p>February-2015</text:p>
          </table:table-cell>
          <table:table-cell office:value-type="float" office:value="29143.63">
            <text:p>29143.63</text:p>
          </table:table-cell>
          <table:table-cell office:value-type="float" office:value="29560.32">
            <text:p>29560.32</text:p>
          </table:table-cell>
          <table:table-cell office:value-type="float" office:value="28044.49">
            <text:p>28044.49</text:p>
          </table:table-cell>
          <table:table-cell office:value-type="float" office:value="29361.5">
            <text:p>29361.5</text:p>
          </table:table-cell>
        </table:table-row>
        <table:table-row table:style-name="ro1" table:visibility="filter">
          <table:table-cell office:value-type="string">
            <text:p>March-2015</text:p>
          </table:table-cell>
          <table:table-cell office:value-type="float" office:value="29533.42">
            <text:p>29533.42</text:p>
          </table:table-cell>
          <table:table-cell office:value-type="float" office:value="30024.74">
            <text:p>30024.74</text:p>
          </table:table-cell>
          <table:table-cell office:value-type="float" office:value="27248.45">
            <text:p>27248.45</text:p>
          </table:table-cell>
          <table:table-cell office:value-type="float" office:value="27957.49">
            <text:p>27957.49</text:p>
          </table:table-cell>
        </table:table-row>
        <table:table-row table:style-name="ro1">
          <table:table-cell office:value-type="string">
            <text:p>April-2015</text:p>
          </table:table-cell>
          <table:table-cell office:value-type="float" office:value="27954.86">
            <text:p>27954.86</text:p>
          </table:table-cell>
          <table:table-cell office:value-type="float" office:value="29094.61">
            <text:p>29094.61</text:p>
          </table:table-cell>
          <table:table-cell office:value-type="float" office:value="26897.54">
            <text:p>26897.54</text:p>
          </table:table-cell>
          <table:table-cell office:value-type="float" office:value="27011.31">
            <text:p>27011.31</text:p>
          </table:table-cell>
        </table:table-row>
        <table:table-row table:style-name="ro1" table:visibility="filter">
          <table:table-cell office:value-type="string">
            <text:p>May-2015</text:p>
          </table:table-cell>
          <table:table-cell office:value-type="float" office:value="27204.63">
            <text:p>27204.63</text:p>
          </table:table-cell>
          <table:table-cell office:value-type="float" office:value="28071.16">
            <text:p>28071.16</text:p>
          </table:table-cell>
          <table:table-cell office:value-type="float" office:value="26423.99">
            <text:p>26423.99</text:p>
          </table:table-cell>
          <table:table-cell office:value-type="float" office:value="27828.44">
            <text:p>27828.44</text:p>
          </table:table-cell>
        </table:table-row>
        <table:table-row table:style-name="ro1" table:visibility="filter">
          <table:table-cell office:value-type="string">
            <text:p>June-2015</text:p>
          </table:table-cell>
          <table:table-cell office:value-type="float" office:value="27770.79">
            <text:p>27770.79</text:p>
          </table:table-cell>
          <table:table-cell office:value-type="float" office:value="27968.75">
            <text:p>27968.75</text:p>
          </table:table-cell>
          <table:table-cell office:value-type="float" office:value="26307.07">
            <text:p>26307.07</text:p>
          </table:table-cell>
          <table:table-cell office:value-type="float" office:value="27780.83">
            <text:p>27780.83</text:p>
          </table:table-cell>
        </table:table-row>
        <table:table-row table:style-name="ro1" table:visibility="filter">
          <table:table-cell office:value-type="string">
            <text:p>July-2015</text:p>
          </table:table-cell>
          <table:table-cell office:value-type="float" office:value="27823.65">
            <text:p>27823.65</text:p>
          </table:table-cell>
          <table:table-cell office:value-type="float" office:value="28578.33">
            <text:p>28578.33</text:p>
          </table:table-cell>
          <table:table-cell office:value-type="float" office:value="27416.39">
            <text:p>27416.39</text:p>
          </table:table-cell>
          <table:table-cell office:value-type="float" office:value="28114.56">
            <text:p>28114.56</text:p>
          </table:table-cell>
        </table:table-row>
        <table:table-row table:style-name="ro1" table:visibility="filter">
          <table:table-cell office:value-type="string">
            <text:p>August-2015</text:p>
          </table:table-cell>
          <table:table-cell office:value-type="float" office:value="28089.09">
            <text:p>28089.09</text:p>
          </table:table-cell>
          <table:table-cell office:value-type="float" office:value="28417.59">
            <text:p>28417.59</text:p>
          </table:table-cell>
          <table:table-cell office:value-type="float" office:value="25298.42">
            <text:p>25298.42</text:p>
          </table:table-cell>
          <table:table-cell office:value-type="float" office:value="26283.09">
            <text:p>26283.09</text:p>
          </table:table-cell>
        </table:table-row>
        <table:table-row table:style-name="ro1" table:visibility="filter">
          <table:table-cell office:value-type="string">
            <text:p>September-2015</text:p>
          </table:table-cell>
          <table:table-cell office:value-type="float" office:value="26127.04">
            <text:p>26127.04</text:p>
          </table:table-cell>
          <table:table-cell office:value-type="float" office:value="26471.82">
            <text:p>26471.82</text:p>
          </table:table-cell>
          <table:table-cell office:value-type="float" office:value="24833.54">
            <text:p>24833.54</text:p>
          </table:table-cell>
          <table:table-cell office:value-type="float" office:value="26154.83">
            <text:p>26154.83</text:p>
          </table:table-cell>
        </table:table-row>
        <table:table-row table:style-name="ro1" table:visibility="filter">
          <table:table-cell office:value-type="string">
            <text:p>October-2015</text:p>
          </table:table-cell>
          <table:table-cell office:value-type="float" office:value="26344.19">
            <text:p>26344.19</text:p>
          </table:table-cell>
          <table:table-cell office:value-type="float" office:value="27618.14">
            <text:p>27618.14</text:p>
          </table:table-cell>
          <table:table-cell office:value-type="float" office:value="26168.71">
            <text:p>26168.71</text:p>
          </table:table-cell>
          <table:table-cell office:value-type="float" office:value="26656.83">
            <text:p>26656.83</text:p>
          </table:table-cell>
        </table:table-row>
        <table:table-row table:style-name="ro1" table:visibility="filter">
          <table:table-cell office:value-type="string">
            <text:p>November-2015</text:p>
          </table:table-cell>
          <table:table-cell office:value-type="float" office:value="26641.69">
            <text:p>26641.69</text:p>
          </table:table-cell>
          <table:table-cell office:value-type="float" office:value="26824.3">
            <text:p>26824.3</text:p>
          </table:table-cell>
          <table:table-cell office:value-type="float" office:value="25451.42">
            <text:p>25451.42</text:p>
          </table:table-cell>
          <table:table-cell office:value-type="float" office:value="26145.67">
            <text:p>26145.67</text:p>
          </table:table-cell>
        </table:table-row>
        <table:table-row table:style-name="ro1" table:visibility="filter">
          <table:table-cell office:value-type="string">
            <text:p>December-2015</text:p>
          </table:table-cell>
          <table:table-cell office:value-type="float" office:value="26201.27">
            <text:p>26201.27</text:p>
          </table:table-cell>
          <table:table-cell office:value-type="float" office:value="26256.42">
            <text:p>26256.42</text:p>
          </table:table-cell>
          <table:table-cell office:value-type="float" office:value="24867.73">
            <text:p>24867.73</text:p>
          </table:table-cell>
          <table:table-cell office:value-type="float" office:value="26117.54">
            <text:p>26117.54</text:p>
          </table:table-cell>
        </table:table-row>
        <table:table-row table:style-name="ro1" table:visibility="filter">
          <table:table-cell office:value-type="string">
            <text:p>January-2016</text:p>
          </table:table-cell>
          <table:table-cell office:value-type="float" office:value="26101.5">
            <text:p>26101.5</text:p>
          </table:table-cell>
          <table:table-cell office:value-type="float" office:value="26197.27">
            <text:p>26197.27</text:p>
          </table:table-cell>
          <table:table-cell office:value-type="float" office:value="23839.76">
            <text:p>23839.76</text:p>
          </table:table-cell>
          <table:table-cell office:value-type="float" office:value="24870.69">
            <text:p>24870.69</text:p>
          </table:table-cell>
        </table:table-row>
        <table:table-row table:style-name="ro1" table:visibility="filter">
          <table:table-cell office:value-type="string">
            <text:p>February-2016</text:p>
          </table:table-cell>
          <table:table-cell office:value-type="float" office:value="24982.22">
            <text:p>24982.22</text:p>
          </table:table-cell>
          <table:table-cell office:value-type="float" office:value="25002.32">
            <text:p>25002.32</text:p>
          </table:table-cell>
          <table:table-cell office:value-type="float" office:value="22494.61">
            <text:p>22494.61</text:p>
          </table:table-cell>
          <table:table-cell office:value-type="float" office:value="23002">
            <text:p>23002</text:p>
          </table:table-cell>
        </table:table-row>
        <table:table-row table:style-name="ro1" table:visibility="filter">
          <table:table-cell office:value-type="string">
            <text:p>March-2016</text:p>
          </table:table-cell>
          <table:table-cell office:value-type="float" office:value="23153.32">
            <text:p>23153.32</text:p>
          </table:table-cell>
          <table:table-cell office:value-type="float" office:value="25479.62">
            <text:p>25479.62</text:p>
          </table:table-cell>
          <table:table-cell office:value-type="float" office:value="23133.18">
            <text:p>23133.18</text:p>
          </table:table-cell>
          <table:table-cell office:value-type="float" office:value="25341.86">
            <text:p>25341.86</text:p>
          </table:table-cell>
        </table:table-row>
        <table:table-row table:style-name="ro1">
          <table:table-cell office:value-type="string">
            <text:p>April-2016</text:p>
          </table:table-cell>
          <table:table-cell office:value-type="float" office:value="25301.7">
            <text:p>25301.7</text:p>
          </table:table-cell>
          <table:table-cell office:value-type="float" office:value="26100.54">
            <text:p>26100.54</text:p>
          </table:table-cell>
          <table:table-cell office:value-type="float" office:value="24523.2">
            <text:p>24523.2</text:p>
          </table:table-cell>
          <table:table-cell office:value-type="float" office:value="25606.62">
            <text:p>25606.62</text:p>
          </table:table-cell>
        </table:table-row>
        <table:table-row table:style-name="ro1" table:visibility="filter">
          <table:table-cell office:value-type="string">
            <text:p>May-2016</text:p>
          </table:table-cell>
          <table:table-cell office:value-type="float" office:value="25565.44">
            <text:p>25565.44</text:p>
          </table:table-cell>
          <table:table-cell office:value-type="float" office:value="26837.2">
            <text:p>26837.2</text:p>
          </table:table-cell>
          <table:table-cell office:value-type="float" office:value="25057.93">
            <text:p>25057.93</text:p>
          </table:table-cell>
          <table:table-cell office:value-type="float" office:value="26667.96">
            <text:p>26667.96</text:p>
          </table:table-cell>
        </table:table-row>
        <table:table-row table:style-name="ro1" table:visibility="filter">
          <table:table-cell office:value-type="string">
            <text:p>June-2016</text:p>
          </table:table-cell>
          <table:table-cell office:value-type="float" office:value="26684.46">
            <text:p>26684.46</text:p>
          </table:table-cell>
          <table:table-cell office:value-type="float" office:value="27105.41">
            <text:p>27105.41</text:p>
          </table:table-cell>
          <table:table-cell office:value-type="float" office:value="25911.33">
            <text:p>25911.33</text:p>
          </table:table-cell>
          <table:table-cell office:value-type="float" office:value="26999.72">
            <text:p>26999.72</text:p>
          </table:table-cell>
        </table:table-row>
        <table:table-row table:style-name="ro1" table:visibility="filter">
          <table:table-cell office:value-type="string">
            <text:p>July-2016</text:p>
          </table:table-cell>
          <table:table-cell office:value-type="float" office:value="27064.33">
            <text:p>27064.33</text:p>
          </table:table-cell>
          <table:table-cell office:value-type="float" office:value="28240.2">
            <text:p>28240.2</text:p>
          </table:table-cell>
          <table:table-cell office:value-type="float" office:value="27034.14">
            <text:p>27034.14</text:p>
          </table:table-cell>
          <table:table-cell office:value-type="float" office:value="28051.86">
            <text:p>28051.86</text:p>
          </table:table-cell>
        </table:table-row>
        <table:table-row table:style-name="ro1" table:visibility="filter">
          <table:table-cell office:value-type="string">
            <text:p>August-2016</text:p>
          </table:table-cell>
          <table:table-cell office:value-type="float" office:value="28083.08">
            <text:p>28083.08</text:p>
          </table:table-cell>
          <table:table-cell office:value-type="float" office:value="28532.25">
            <text:p>28532.25</text:p>
          </table:table-cell>
          <table:table-cell office:value-type="float" office:value="27627.97">
            <text:p>27627.97</text:p>
          </table:table-cell>
          <table:table-cell office:value-type="float" office:value="28452.17">
            <text:p>28452.17</text:p>
          </table:table-cell>
        </table:table-row>
        <table:table-row table:style-name="ro1" table:visibility="filter">
          <table:table-cell office:value-type="string">
            <text:p>September-2016</text:p>
          </table:table-cell>
          <table:table-cell office:value-type="float" office:value="28459.09">
            <text:p>28459.09</text:p>
          </table:table-cell>
          <table:table-cell office:value-type="float" office:value="29077.28">
            <text:p>29077.28</text:p>
          </table:table-cell>
          <table:table-cell office:value-type="float" office:value="27716.78">
            <text:p>27716.78</text:p>
          </table:table-cell>
          <table:table-cell office:value-type="float" office:value="27865.96">
            <text:p>27865.96</text:p>
          </table:table-cell>
        </table:table-row>
        <table:table-row table:style-name="ro1" table:visibility="filter">
          <table:table-cell office:value-type="string">
            <text:p>October-2016</text:p>
          </table:table-cell>
          <table:table-cell office:value-type="float" office:value="27997.29">
            <text:p>27997.29</text:p>
          </table:table-cell>
          <table:table-cell office:value-type="float" office:value="28477.65">
            <text:p>28477.65</text:p>
          </table:table-cell>
          <table:table-cell office:value-type="float" office:value="27488.3">
            <text:p>27488.3</text:p>
          </table:table-cell>
          <table:table-cell office:value-type="float" office:value="27930.21">
            <text:p>27930.21</text:p>
          </table:table-cell>
        </table:table-row>
        <table:table-row table:style-name="ro1" table:visibility="filter">
          <table:table-cell office:value-type="string">
            <text:p>November-2016</text:p>
          </table:table-cell>
          <table:table-cell office:value-type="float" office:value="27966.18">
            <text:p>27966.18</text:p>
          </table:table-cell>
          <table:table-cell office:value-type="float" office:value="28029.8">
            <text:p>28029.8</text:p>
          </table:table-cell>
          <table:table-cell office:value-type="float" office:value="25717.93">
            <text:p>25717.93</text:p>
          </table:table-cell>
          <table:table-cell office:value-type="float" office:value="26652.81">
            <text:p>26652.81</text:p>
          </table:table-cell>
        </table:table-row>
        <table:table-row table:style-name="ro1" table:visibility="filter">
          <table:table-cell office:value-type="string">
            <text:p>December-2016</text:p>
          </table:table-cell>
          <table:table-cell office:value-type="float" office:value="26756.66">
            <text:p>26756.66</text:p>
          </table:table-cell>
          <table:table-cell office:value-type="float" office:value="26803.76">
            <text:p>26803.76</text:p>
          </table:table-cell>
          <table:table-cell office:value-type="float" office:value="25753.74">
            <text:p>25753.74</text:p>
          </table:table-cell>
          <table:table-cell office:value-type="float" office:value="26626.46">
            <text:p>26626.46</text:p>
          </table:table-cell>
        </table:table-row>
        <table:table-row table:style-name="ro1" table:visibility="filter">
          <table:table-cell office:value-type="string">
            <text:p>January-2017</text:p>
          </table:table-cell>
          <table:table-cell office:value-type="float" office:value="26711.15">
            <text:p>26711.15</text:p>
          </table:table-cell>
          <table:table-cell office:value-type="float" office:value="27980.39">
            <text:p>27980.39</text:p>
          </table:table-cell>
          <table:table-cell office:value-type="float" office:value="26447.06">
            <text:p>26447.06</text:p>
          </table:table-cell>
          <table:table-cell office:value-type="float" office:value="27655.96">
            <text:p>27655.96</text:p>
          </table:table-cell>
        </table:table-row>
        <table:table-row table:style-name="ro1" table:visibility="filter">
          <table:table-cell office:value-type="string">
            <text:p>February-2017</text:p>
          </table:table-cell>
          <table:table-cell office:value-type="float" office:value="27669.08">
            <text:p>27669.08</text:p>
          </table:table-cell>
          <table:table-cell office:value-type="float" office:value="29065.31">
            <text:p>29065.31</text:p>
          </table:table-cell>
          <table:table-cell office:value-type="float" office:value="27590.1">
            <text:p>27590.1</text:p>
          </table:table-cell>
          <table:table-cell office:value-type="float" office:value="28743.32">
            <text:p>28743.32</text:p>
          </table:table-cell>
        </table:table-row>
        <table:table-row table:style-name="ro1" table:visibility="filter">
          <table:table-cell office:value-type="string">
            <text:p>March-2017</text:p>
          </table:table-cell>
          <table:table-cell office:value-type="float" office:value="28849.04">
            <text:p>28849.04</text:p>
          </table:table-cell>
          <table:table-cell office:value-type="float" office:value="29824.62">
            <text:p>29824.62</text:p>
          </table:table-cell>
          <table:table-cell office:value-type="float" office:value="28716.21">
            <text:p>28716.21</text:p>
          </table:table-cell>
          <table:table-cell office:value-type="float" office:value="29620.5">
            <text:p>29620.5</text:p>
          </table:table-cell>
        </table:table-row>
        <table:table-row table:style-name="ro1">
          <table:table-cell office:value-type="string">
            <text:p>April-2017</text:p>
          </table:table-cell>
          <table:table-cell office:value-type="float" office:value="29737.73">
            <text:p>29737.73</text:p>
          </table:table-cell>
          <table:table-cell office:value-type="float" office:value="30184.22">
            <text:p>30184.22</text:p>
          </table:table-cell>
          <table:table-cell office:value-type="float" office:value="29241.48">
            <text:p>29241.48</text:p>
          </table:table-cell>
          <table:table-cell office:value-type="float" office:value="29918.4">
            <text:p>29918.4</text:p>
          </table:table-cell>
        </table:table-row>
        <table:table-row table:style-name="ro1" table:visibility="filter">
          <table:table-cell office:value-type="string">
            <text:p>May-2017</text:p>
          </table:table-cell>
          <table:table-cell office:value-type="float" office:value="30021.49">
            <text:p>30021.49</text:p>
          </table:table-cell>
          <table:table-cell office:value-type="float" office:value="31255.28">
            <text:p>31255.28</text:p>
          </table:table-cell>
          <table:table-cell office:value-type="float" office:value="29804.12">
            <text:p>29804.12</text:p>
          </table:table-cell>
          <table:table-cell office:value-type="float" office:value="31145.8">
            <text:p>31145.8</text:p>
          </table:table-cell>
        </table:table-row>
        <table:table-row table:style-name="ro1" table:visibility="filter">
          <table:table-cell office:value-type="string">
            <text:p>June-2017</text:p>
          </table:table-cell>
          <table:table-cell office:value-type="float" office:value="31117.09">
            <text:p>31117.09</text:p>
          </table:table-cell>
          <table:table-cell office:value-type="float" office:value="31522.87">
            <text:p>31522.87</text:p>
          </table:table-cell>
          <table:table-cell office:value-type="float" office:value="30680.66">
            <text:p>30680.66</text:p>
          </table:table-cell>
          <table:table-cell office:value-type="float" office:value="30921.61">
            <text:p>30921.61</text:p>
          </table:table-cell>
        </table:table-row>
        <table:table-row table:style-name="ro1" table:visibility="filter">
          <table:table-cell office:value-type="string">
            <text:p>July-2017</text:p>
          </table:table-cell>
          <table:table-cell office:value-type="float" office:value="31156.04">
            <text:p>31156.04</text:p>
          </table:table-cell>
          <table:table-cell office:value-type="float" office:value="32672.66">
            <text:p>32672.66</text:p>
          </table:table-cell>
          <table:table-cell office:value-type="float" office:value="31017.11">
            <text:p>31017.11</text:p>
          </table:table-cell>
          <table:table-cell office:value-type="float" office:value="32514.94">
            <text:p>32514.94</text:p>
          </table:table-cell>
        </table:table-row>
        <table:table-row table:style-name="ro1" table:visibility="filter">
          <table:table-cell office:value-type="string">
            <text:p>August-2017</text:p>
          </table:table-cell>
          <table:table-cell office:value-type="float" office:value="32579.8">
            <text:p>32579.8</text:p>
          </table:table-cell>
          <table:table-cell office:value-type="float" office:value="32686.48">
            <text:p>32686.48</text:p>
          </table:table-cell>
          <table:table-cell office:value-type="float" office:value="31128.02">
            <text:p>31128.02</text:p>
          </table:table-cell>
          <table:table-cell office:value-type="float" office:value="31730.49">
            <text:p>31730.49</text:p>
          </table:table-cell>
        </table:table-row>
        <table:table-row table:style-name="ro1" table:visibility="filter">
          <table:table-cell office:value-type="string">
            <text:p>September-2017</text:p>
          </table:table-cell>
          <table:table-cell office:value-type="float" office:value="31769.34">
            <text:p>31769.34</text:p>
          </table:table-cell>
          <table:table-cell office:value-type="float" office:value="32524.11">
            <text:p>32524.11</text:p>
          </table:table-cell>
          <table:table-cell office:value-type="float" office:value="31081.83">
            <text:p>31081.83</text:p>
          </table:table-cell>
          <table:table-cell office:value-type="float" office:value="31283.72">
            <text:p>31283.72</text:p>
          </table:table-cell>
        </table:table-row>
        <table:table-row table:style-name="ro1" table:visibility="filter">
          <table:table-cell office:value-type="string">
            <text:p>October-2017</text:p>
          </table:table-cell>
          <table:table-cell office:value-type="float" office:value="31537.81">
            <text:p>31537.81</text:p>
          </table:table-cell>
          <table:table-cell office:value-type="float" office:value="33340.17">
            <text:p>33340.17</text:p>
          </table:table-cell>
          <table:table-cell office:value-type="float" office:value="31440.48">
            <text:p>31440.48</text:p>
          </table:table-cell>
          <table:table-cell office:value-type="float" office:value="33213.13">
            <text:p>33213.13</text:p>
          </table:table-cell>
        </table:table-row>
        <table:table-row table:style-name="ro1" table:visibility="filter">
          <table:table-cell office:value-type="string">
            <text:p>November-2017</text:p>
          </table:table-cell>
          <table:table-cell office:value-type="float" office:value="33344.23">
            <text:p>33344.23</text:p>
          </table:table-cell>
          <table:table-cell office:value-type="float" office:value="33865.95">
            <text:p>33865.95</text:p>
          </table:table-cell>
          <table:table-cell office:value-type="float" office:value="32683.59">
            <text:p>32683.59</text:p>
          </table:table-cell>
          <table:table-cell office:value-type="float" office:value="33149.35">
            <text:p>33149.35</text:p>
          </table:table-cell>
        </table:table-row>
        <table:table-row table:style-name="ro1" table:visibility="filter">
          <table:table-cell office:value-type="string">
            <text:p>December-2017</text:p>
          </table:table-cell>
          <table:table-cell office:value-type="float" office:value="33247.66">
            <text:p>33247.66</text:p>
          </table:table-cell>
          <table:table-cell office:value-type="float" office:value="34137.97">
            <text:p>34137.97</text:p>
          </table:table-cell>
          <table:table-cell office:value-type="float" office:value="32565.16">
            <text:p>32565.16</text:p>
          </table:table-cell>
          <table:table-cell office:value-type="float" office:value="34056.83">
            <text:p>34056.83</text:p>
          </table:table-cell>
        </table:table-row>
        <table:table-row table:style-name="ro1" table:visibility="filter">
          <table:table-cell office:value-type="string">
            <text:p>January-2018</text:p>
          </table:table-cell>
          <table:table-cell office:value-type="float" office:value="34059.99">
            <text:p>34059.99</text:p>
          </table:table-cell>
          <table:table-cell office:value-type="float" office:value="36443.98">
            <text:p>36443.98</text:p>
          </table:table-cell>
          <table:table-cell office:value-type="float" office:value="33703.37">
            <text:p>33703.37</text:p>
          </table:table-cell>
          <table:table-cell office:value-type="float" office:value="35965.02">
            <text:p>35965.02</text:p>
          </table:table-cell>
        </table:table-row>
        <table:table-row table:style-name="ro1" table:visibility="filter">
          <table:table-cell office:value-type="string">
            <text:p>February-2018</text:p>
          </table:table-cell>
          <table:table-cell office:value-type="float" office:value="36048.99">
            <text:p>36048.99</text:p>
          </table:table-cell>
          <table:table-cell office:value-type="float" office:value="36256.83">
            <text:p>36256.83</text:p>
          </table:table-cell>
          <table:table-cell office:value-type="float" office:value="33482.81">
            <text:p>33482.81</text:p>
          </table:table-cell>
          <table:table-cell office:value-type="float" office:value="34184.04">
            <text:p>34184.04</text:p>
          </table:table-cell>
        </table:table-row>
        <table:table-row table:style-name="ro1" table:visibility="filter">
          <table:table-cell office:value-type="string">
            <text:p>March-2018</text:p>
          </table:table-cell>
          <table:table-cell office:value-type="float" office:value="34141.22">
            <text:p>34141.22</text:p>
          </table:table-cell>
          <table:table-cell office:value-type="float" office:value="34278.63">
            <text:p>34278.63</text:p>
          </table:table-cell>
          <table:table-cell office:value-type="float" office:value="32483.84">
            <text:p>32483.84</text:p>
          </table:table-cell>
          <table:table-cell office:value-type="float" office:value="32968.68">
            <text:p>32968.68</text:p>
          </table:table-cell>
        </table:table-row>
        <table:table-row table:style-name="ro1">
          <table:table-cell office:value-type="string">
            <text:p>April-2018</text:p>
          </table:table-cell>
          <table:table-cell office:value-type="float" office:value="33030.87">
            <text:p>33030.87</text:p>
          </table:table-cell>
          <table:table-cell office:value-type="float" office:value="35213.3">
            <text:p>35213.3</text:p>
          </table:table-cell>
          <table:table-cell office:value-type="float" office:value="32972.56">
            <text:p>32972.56</text:p>
          </table:table-cell>
          <table:table-cell office:value-type="float" office:value="35160.36">
            <text:p>35160.36</text:p>
          </table:table-cell>
        </table:table-row>
        <table:table-row table:style-name="ro1" table:visibility="filter">
          <table:table-cell office:value-type="string">
            <text:p>May-2018</text:p>
          </table:table-cell>
          <table:table-cell office:value-type="float" office:value="35328.91">
            <text:p>35328.91</text:p>
          </table:table-cell>
          <table:table-cell office:value-type="float" office:value="35993.53">
            <text:p>35993.53</text:p>
          </table:table-cell>
          <table:table-cell office:value-type="float" office:value="34302.89">
            <text:p>34302.89</text:p>
          </table:table-cell>
          <table:table-cell office:value-type="float" office:value="35322.38">
            <text:p>35322.38</text:p>
          </table:table-cell>
        </table:table-row>
        <table:table-row table:style-name="ro1" table:visibility="filter">
          <table:table-cell office:value-type="string">
            <text:p>June-2018</text:p>
          </table:table-cell>
          <table:table-cell office:value-type="float" office:value="35373.98">
            <text:p>35373.98</text:p>
          </table:table-cell>
          <table:table-cell office:value-type="float" office:value="35877.41">
            <text:p>35877.41</text:p>
          </table:table-cell>
          <table:table-cell office:value-type="float" office:value="34784.68">
            <text:p>34784.68</text:p>
          </table:table-cell>
          <table:table-cell office:value-type="float" office:value="35423.48">
            <text:p>35423.48</text:p>
          </table:table-cell>
        </table:table-row>
        <table:table-row table:style-name="ro1" table:visibility="filter">
          <table:table-cell office:value-type="string">
            <text:p>July-2018</text:p>
          </table:table-cell>
          <table:table-cell office:value-type="float" office:value="35545.22">
            <text:p>35545.22</text:p>
          </table:table-cell>
          <table:table-cell office:value-type="float" office:value="37644.59">
            <text:p>37644.59</text:p>
          </table:table-cell>
          <table:table-cell office:value-type="float" office:value="35106.57">
            <text:p>35106.57</text:p>
          </table:table-cell>
          <table:table-cell office:value-type="float" office:value="37606.58">
            <text:p>37606.58</text:p>
          </table:table-cell>
        </table:table-row>
        <table:table-row table:style-name="ro1" table:visibility="filter">
          <table:table-cell office:value-type="string">
            <text:p>August-2018</text:p>
          </table:table-cell>
          <table:table-cell office:value-type="float" office:value="37643.87">
            <text:p>37643.87</text:p>
          </table:table-cell>
          <table:table-cell office:value-type="float" office:value="38989.65">
            <text:p>38989.65</text:p>
          </table:table-cell>
          <table:table-cell office:value-type="float" office:value="37128.99">
            <text:p>37128.99</text:p>
          </table:table-cell>
          <table:table-cell office:value-type="float" office:value="38645.07">
            <text:p>38645.07</text:p>
          </table:table-cell>
        </table:table-row>
        <table:table-row table:style-name="ro1" table:visibility="filter">
          <table:table-cell office:value-type="string">
            <text:p>September-2018</text:p>
          </table:table-cell>
          <table:table-cell office:value-type="float" office:value="38915.91">
            <text:p>38915.91</text:p>
          </table:table-cell>
          <table:table-cell office:value-type="float" office:value="38934.35">
            <text:p>38934.35</text:p>
          </table:table-cell>
          <table:table-cell office:value-type="float" office:value="35985.63">
            <text:p>35985.63</text:p>
          </table:table-cell>
          <table:table-cell office:value-type="float" office:value="36227.14">
            <text:p>36227.14</text:p>
          </table:table-cell>
        </table:table-row>
        <table:table-row table:style-name="ro1" table:visibility="filter">
          <table:table-cell office:value-type="string">
            <text:p>October-2018</text:p>
          </table:table-cell>
          <table:table-cell office:value-type="float" office:value="36274.25">
            <text:p>36274.25</text:p>
          </table:table-cell>
          <table:table-cell office:value-type="float" office:value="36616.64">
            <text:p>36616.64</text:p>
          </table:table-cell>
          <table:table-cell office:value-type="float" office:value="33291.58">
            <text:p>33291.58</text:p>
          </table:table-cell>
          <table:table-cell office:value-type="float" office:value="34442.05">
            <text:p>34442.05</text:p>
          </table:table-cell>
        </table:table-row>
        <table:table-row table:style-name="ro1" table:visibility="filter">
          <table:table-cell office:value-type="string">
            <text:p>November-2018</text:p>
          </table:table-cell>
          <table:table-cell office:value-type="float" office:value="34650.63">
            <text:p>34650.63</text:p>
          </table:table-cell>
          <table:table-cell office:value-type="float" office:value="36389.22">
            <text:p>36389.22</text:p>
          </table:table-cell>
          <table:table-cell office:value-type="float" office:value="34303.38">
            <text:p>34303.38</text:p>
          </table:table-cell>
          <table:table-cell office:value-type="float" office:value="36194.3">
            <text:p>36194.3</text:p>
          </table:table-cell>
        </table:table-row>
        <table:table-row table:style-name="ro1" table:visibility="filter">
          <table:table-cell office:value-type="string">
            <text:p>December-2018</text:p>
          </table:table-cell>
          <table:table-cell office:value-type="float" office:value="36396.69">
            <text:p>36396.69</text:p>
          </table:table-cell>
          <table:table-cell office:value-type="float" office:value="36554.99">
            <text:p>36554.99</text:p>
          </table:table-cell>
          <table:table-cell office:value-type="float" office:value="34426.29">
            <text:p>34426.29</text:p>
          </table:table-cell>
          <table:table-cell office:value-type="float" office:value="36068.33">
            <text:p>36068.33</text:p>
          </table:table-cell>
        </table:table-row>
        <table:table-row table:style-name="ro1" table:visibility="filter">
          <table:table-cell office:value-type="string">
            <text:p>January-2019</text:p>
          </table:table-cell>
          <table:table-cell office:value-type="float" office:value="36161.8">
            <text:p>36161.8</text:p>
          </table:table-cell>
          <table:table-cell office:value-type="float" office:value="36701.03">
            <text:p>36701.03</text:p>
          </table:table-cell>
          <table:table-cell office:value-type="float" office:value="35375.51">
            <text:p>35375.51</text:p>
          </table:table-cell>
          <table:table-cell office:value-type="float" office:value="36256.69">
            <text:p>36256.69</text:p>
          </table:table-cell>
        </table:table-row>
        <table:table-row table:style-name="ro1" table:visibility="filter">
          <table:table-cell office:value-type="string">
            <text:p>February-2019</text:p>
          </table:table-cell>
          <table:table-cell office:value-type="float" office:value="36311.74">
            <text:p>36311.74</text:p>
          </table:table-cell>
          <table:table-cell office:value-type="float" office:value="37172.18">
            <text:p>37172.18</text:p>
          </table:table-cell>
          <table:table-cell office:value-type="float" office:value="35287.16">
            <text:p>35287.16</text:p>
          </table:table-cell>
          <table:table-cell office:value-type="float" office:value="35867.44">
            <text:p>35867.44</text:p>
          </table:table-cell>
        </table:table-row>
        <table:table-row table:style-name="ro1" table:visibility="filter">
          <table:table-cell office:value-type="string">
            <text:p>March-2019</text:p>
          </table:table-cell>
          <table:table-cell office:value-type="float" office:value="36018.49">
            <text:p>36018.49</text:p>
          </table:table-cell>
          <table:table-cell office:value-type="float" office:value="38748.54">
            <text:p>38748.54</text:p>
          </table:table-cell>
          <table:table-cell office:value-type="float" office:value="35926.94">
            <text:p>35926.94</text:p>
          </table:table-cell>
          <table:table-cell office:value-type="float" office:value="38672.91">
            <text:p>38672.91</text:p>
          </table:table-cell>
        </table:table-row>
        <table:table-row table:style-name="ro1">
          <table:table-cell office:value-type="string">
            <text:p>April-2019</text:p>
          </table:table-cell>
          <table:table-cell office:value-type="float" office:value="38858.88">
            <text:p>38858.88</text:p>
          </table:table-cell>
          <table:table-cell office:value-type="float" office:value="39270.14">
            <text:p>39270.14</text:p>
          </table:table-cell>
          <table:table-cell office:value-type="float" office:value="38460.25">
            <text:p>38460.25</text:p>
          </table:table-cell>
          <table:table-cell office:value-type="float" office:value="38767.11">
            <text:p>38767.11</text:p>
          </table:table-cell>
        </table:table-row>
      </table:table>
      <table:table table:name="Sensex in USD" table:style-name="ta1" table:print="false"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>
          <table:table-cell table:style-name="ce8" office:value-type="string" calcext:value-type="string">
            <text:p>Year</text:p>
          </table:table-cell>
          <table:table-cell table:style-name="ce8" office:value-type="string" calcext:value-type="string">
            <text:p>Sensex (INR)</text:p>
          </table:table-cell>
          <table:table-cell table:style-name="ce8" office:value-type="string" calcext:value-type="string">
            <text:p>1USD to INR</text:p>
          </table:table-cell>
          <table:table-cell table:style-name="ce8" office:value-type="string" calcext:value-type="string">
            <text:p>Sensex (USD)</text:p>
          </table:table-cell>
          <table:table-cell table:number-columns-repeated="2"/>
          <table:table-cell>
            <draw:frame table:end-cell-address="'Sensex in USD'.N21" table:end-x="0.1154in" table:end-y="0.0398in" draw:z-index="0" draw:style-name="gr1" draw:text-style-name="P1" svg:width="6.3016in" svg:height="3.5488in" svg:x="0.0394in" svg:y="0.0602in">
              <draw:object draw:notify-on-update-of-ranges="'Sensex in USD'.A2:'Sensex in USD'.A41 'Sensex in USD'.D1:'Sensex in USD'.D1 'Sensex in USD'.D2:'Sensex in USD'.D4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7.25" calcext:value-type="float">
            <text:p>127.25</text:p>
          </table:table-cell>
          <table:table-cell office:value-type="float" office:value="7.86" calcext:value-type="float">
            <text:p>7.86</text:p>
          </table:table-cell>
          <table:table-cell table:formula="of:=ROUND(([.B2]/[.C2]);2)" office:value-type="float" office:value="16.19" calcext:value-type="float">
            <text:p>16.19</text:p>
          </table:table-cell>
          <table:table-cell table:number-columns-repeated="3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86.29" calcext:value-type="float">
            <text:p>186.29</text:p>
          </table:table-cell>
          <table:table-cell office:value-type="float" office:value="8.66" calcext:value-type="float">
            <text:p>8.66</text:p>
          </table:table-cell>
          <table:table-cell table:formula="of:=ROUND(([.B3]/[.C3]);2)" office:value-type="float" office:value="21.51" calcext:value-type="float">
            <text:p>21.51</text:p>
          </table:table-cell>
          <table:table-cell table:number-columns-repeated="3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25.9" calcext:value-type="float">
            <text:p>225.9</text:p>
          </table:table-cell>
          <table:table-cell office:value-type="float" office:value="9.46" calcext:value-type="float">
            <text:p>9.46</text:p>
          </table:table-cell>
          <table:table-cell table:formula="of:=ROUND(([.B4]/[.C4]);2)" office:value-type="float" office:value="23.88" calcext:value-type="float">
            <text:p>23.88</text:p>
          </table:table-cell>
          <table:table-cell table:number-columns-repeated="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14.16" calcext:value-type="float">
            <text:p>214.16</text:p>
          </table:table-cell>
          <table:table-cell office:value-type="float" office:value="10.1" calcext:value-type="float">
            <text:p>10.1</text:p>
          </table:table-cell>
          <table:table-cell table:formula="of:=ROUND(([.B5]/[.C5]);2)" office:value-type="float" office:value="21.2" calcext:value-type="float">
            <text:p>21.2</text:p>
          </table:table-cell>
          <table:table-cell table:number-columns-repeated="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35.27" calcext:value-type="float">
            <text:p>235.27</text:p>
          </table:table-cell>
          <table:table-cell office:value-type="float" office:value="11.36" calcext:value-type="float">
            <text:p>11.36</text:p>
          </table:table-cell>
          <table:table-cell table:formula="of:=ROUND(([.B6]/[.C6]);2)" office:value-type="float" office:value="20.71" calcext:value-type="float">
            <text:p>20.71</text:p>
          </table:table-cell>
          <table:table-cell table:number-columns-repeated="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386.95" calcext:value-type="float">
            <text:p>386.95</text:p>
          </table:table-cell>
          <table:table-cell office:value-type="float" office:value="12.37" calcext:value-type="float">
            <text:p>12.37</text:p>
          </table:table-cell>
          <table:table-cell table:formula="of:=ROUND(([.B7]/[.C7]);2)" office:value-type="float" office:value="31.28" calcext:value-type="float">
            <text:p>31.28</text:p>
          </table:table-cell>
          <table:table-cell table:number-columns-repeated="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598.53" calcext:value-type="float">
            <text:p>598.53</text:p>
          </table:table-cell>
          <table:table-cell office:value-type="float" office:value="12.61" calcext:value-type="float">
            <text:p>12.61</text:p>
          </table:table-cell>
          <table:table-cell table:formula="of:=ROUND(([.B8]/[.C8]);2)" office:value-type="float" office:value="47.46" calcext:value-type="float">
            <text:p>47.46</text:p>
          </table:table-cell>
          <table:table-cell table:number-columns-repeated="3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479.87" calcext:value-type="float">
            <text:p>479.87</text:p>
          </table:table-cell>
          <table:table-cell office:value-type="float" office:value="12.96" calcext:value-type="float">
            <text:p>12.96</text:p>
          </table:table-cell>
          <table:table-cell table:formula="of:=ROUND(([.B9]/[.C9]);2)" office:value-type="float" office:value="37.03" calcext:value-type="float">
            <text:p>37.03</text:p>
          </table:table-cell>
          <table:table-cell table:number-columns-repeated="3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471.5" calcext:value-type="float">
            <text:p>471.5</text:p>
          </table:table-cell>
          <table:table-cell office:value-type="float" office:value="13.92" calcext:value-type="float">
            <text:p>13.92</text:p>
          </table:table-cell>
          <table:table-cell table:formula="of:=ROUND(([.B10]/[.C10]);2)" office:value-type="float" office:value="33.87" calcext:value-type="float">
            <text:p>33.87</text:p>
          </table:table-cell>
          <table:table-cell table:number-columns-repeated="3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780.36" calcext:value-type="float">
            <text:p>780.36</text:p>
          </table:table-cell>
          <table:table-cell office:value-type="float" office:value="16.23" calcext:value-type="float">
            <text:p>16.23</text:p>
          </table:table-cell>
          <table:table-cell table:formula="of:=ROUND(([.B11]/[.C11]);2)" office:value-type="float" office:value="48.08" calcext:value-type="float">
            <text:p>48.08</text:p>
          </table:table-cell>
          <table:table-cell table:number-columns-repeated="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795.13" calcext:value-type="float">
            <text:p>795.13</text:p>
          </table:table-cell>
          <table:table-cell office:value-type="float" office:value="17.5" calcext:value-type="float">
            <text:p>17.5</text:p>
          </table:table-cell>
          <table:table-cell table:formula="of:=ROUND(([.B12]/[.C12]);2)" office:value-type="float" office:value="45.44" calcext:value-type="float">
            <text:p>45.44</text:p>
          </table:table-cell>
          <table:table-cell table:number-columns-repeated="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235.11" calcext:value-type="float">
            <text:p>1235.11</text:p>
          </table:table-cell>
          <table:table-cell office:value-type="float" office:value="22.74" calcext:value-type="float">
            <text:p>22.74</text:p>
          </table:table-cell>
          <table:table-cell table:formula="of:=ROUND(([.B13]/[.C13]);2)" office:value-type="float" office:value="54.31" calcext:value-type="float">
            <text:p>54.31</text:p>
          </table:table-cell>
          <table:table-cell table:number-columns-repeated="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887.72" calcext:value-type="float">
            <text:p>3887.72</text:p>
          </table:table-cell>
          <table:table-cell office:value-type="float" office:value="25.92" calcext:value-type="float">
            <text:p>25.92</text:p>
          </table:table-cell>
          <table:table-cell table:formula="of:=ROUND(([.B14]/[.C14]);2)" office:value-type="float" office:value="149.99" calcext:value-type="float">
            <text:p>149.99</text:p>
          </table:table-cell>
          <table:table-cell table:number-columns-repeated="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122.3" calcext:value-type="float">
            <text:p>2122.3</text:p>
          </table:table-cell>
          <table:table-cell office:value-type="float" office:value="30.49" calcext:value-type="float">
            <text:p>30.49</text:p>
          </table:table-cell>
          <table:table-cell table:formula="of:=ROUND(([.B15]/[.C15]);2)" office:value-type="float" office:value="69.61" calcext:value-type="float">
            <text:p>69.61</text:p>
          </table:table-cell>
          <table:table-cell table:number-columns-repeated="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3746.1" calcext:value-type="float">
            <text:p>3746.1</text:p>
          </table:table-cell>
          <table:table-cell office:value-type="float" office:value="31.37" calcext:value-type="float">
            <text:p>31.37</text:p>
          </table:table-cell>
          <table:table-cell table:formula="of:=ROUND(([.B16]/[.C16]);2)" office:value-type="float" office:value="119.42" calcext:value-type="float">
            <text:p>119.42</text:p>
          </table:table-cell>
          <table:table-cell table:number-columns-repeated="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133.28" calcext:value-type="float">
            <text:p>3133.28</text:p>
          </table:table-cell>
          <table:table-cell office:value-type="float" office:value="32.43" calcext:value-type="float">
            <text:p>32.43</text:p>
          </table:table-cell>
          <table:table-cell table:formula="of:=ROUND(([.B17]/[.C17]);2)" office:value-type="float" office:value="96.62" calcext:value-type="float">
            <text:p>96.62</text:p>
          </table:table-cell>
          <table:table-cell table:number-columns-repeated="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826.72" calcext:value-type="float">
            <text:p>3826.72</text:p>
          </table:table-cell>
          <table:table-cell office:value-type="float" office:value="35.43" calcext:value-type="float">
            <text:p>35.43</text:p>
          </table:table-cell>
          <table:table-cell table:formula="of:=ROUND(([.B18]/[.C18]);2)" office:value-type="float" office:value="108.01" calcext:value-type="float">
            <text:p>108.01</text:p>
          </table:table-cell>
          <table:table-cell table:number-columns-repeated="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841.11" calcext:value-type="float">
            <text:p>3841.11</text:p>
          </table:table-cell>
          <table:table-cell office:value-type="float" office:value="36.31" calcext:value-type="float">
            <text:p>36.31</text:p>
          </table:table-cell>
          <table:table-cell table:formula="of:=ROUND(([.B19]/[.C19]);2)" office:value-type="float" office:value="105.79" calcext:value-type="float">
            <text:p>105.79</text:p>
          </table:table-cell>
          <table:table-cell table:number-columns-repeated="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006.81" calcext:value-type="float">
            <text:p>4006.81</text:p>
          </table:table-cell>
          <table:table-cell office:value-type="float" office:value="41.26" calcext:value-type="float">
            <text:p>41.26</text:p>
          </table:table-cell>
          <table:table-cell table:formula="of:=ROUND(([.B20]/[.C20]);2)" office:value-type="float" office:value="97.11" calcext:value-type="float">
            <text:p>97.11</text:p>
          </table:table-cell>
          <table:table-cell table:number-columns-repeated="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325.69" calcext:value-type="float">
            <text:p>3325.69</text:p>
          </table:table-cell>
          <table:table-cell office:value-type="float" office:value="43.06" calcext:value-type="float">
            <text:p>43.06</text:p>
          </table:table-cell>
          <table:table-cell table:formula="of:=ROUND(([.B21]/[.C21]);2)" office:value-type="float" office:value="77.23" calcext:value-type="float">
            <text:p>77.23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657.55" calcext:value-type="float">
            <text:p>4657.55</text:p>
          </table:table-cell>
          <table:table-cell office:value-type="float" office:value="44.94" calcext:value-type="float">
            <text:p>44.94</text:p>
          </table:table-cell>
          <table:table-cell table:formula="of:=ROUND(([.B22]/[.C22]);2)" office:value-type="float" office:value="103.64" calcext:value-type="float">
            <text:p>103.64</text:p>
          </table:table-cell>
          <table:table-cell table:number-columns-repeated="2"/>
          <table:table-cell>
            <draw:frame table:end-cell-address="'Sensex in USD'.N42" table:end-x="0.0803in" table:end-y="0.0921in" draw:z-index="1" draw:style-name="gr1" draw:text-style-name="P1" svg:width="6.3016in" svg:height="3.5559in" svg:x="0.0043in" svg:y="0.1059in">
              <draw:object draw:notify-on-update-of-ranges="'Sensex in USD'.A2:'Sensex in USD'.A41 'Sensex in USD'.B1:'Sensex in USD'.B1 'Sensex in USD'.B2:'Sensex in USD'.B4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519.16" calcext:value-type="float">
            <text:p>3519.16</text:p>
          </table:table-cell>
          <table:table-cell office:value-type="float" office:value="47.19" calcext:value-type="float">
            <text:p>47.19</text:p>
          </table:table-cell>
          <table:table-cell table:formula="of:=ROUND(([.B23]/[.C23]);2)" office:value-type="float" office:value="74.57" calcext:value-type="float">
            <text:p>74.57</text:p>
          </table:table-cell>
          <table:table-cell table:number-columns-repeated="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338.16" calcext:value-type="float">
            <text:p>3338.16</text:p>
          </table:table-cell>
          <table:table-cell office:value-type="float" office:value="48.61" calcext:value-type="float">
            <text:p>48.61</text:p>
          </table:table-cell>
          <table:table-cell table:formula="of:=ROUND(([.B24]/[.C24]);2)" office:value-type="float" office:value="68.67" calcext:value-type="float">
            <text:p>68.67</text:p>
          </table:table-cell>
          <table:table-cell table:number-columns-repeated="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959.79" calcext:value-type="float">
            <text:p>2959.79</text:p>
          </table:table-cell>
          <table:table-cell office:value-type="float" office:value="46.58" calcext:value-type="float">
            <text:p>46.58</text:p>
          </table:table-cell>
          <table:table-cell table:formula="of:=ROUND(([.B25]/[.C25]);2)" office:value-type="float" office:value="63.54" calcext:value-type="float">
            <text:p>63.54</text:p>
          </table:table-cell>
          <table:table-cell table:number-columns-repeated="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655.09" calcext:value-type="float">
            <text:p>5655.09</text:p>
          </table:table-cell>
          <table:table-cell office:value-type="float" office:value="45.32" calcext:value-type="float">
            <text:p>45.32</text:p>
          </table:table-cell>
          <table:table-cell table:formula="of:=ROUND(([.B26]/[.C26]);2)" office:value-type="float" office:value="124.78" calcext:value-type="float">
            <text:p>124.78</text:p>
          </table:table-cell>
          <table:table-cell table:number-columns-repeated="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6154.44" calcext:value-type="float">
            <text:p>6154.44</text:p>
          </table:table-cell>
          <table:table-cell office:value-type="float" office:value="44.1" calcext:value-type="float">
            <text:p>44.1</text:p>
          </table:table-cell>
          <table:table-cell table:formula="of:=ROUND(([.B27]/[.C27]);2)" office:value-type="float" office:value="139.56" calcext:value-type="float">
            <text:p>139.56</text:p>
          </table:table-cell>
          <table:table-cell table:number-columns-repeated="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2042.56" calcext:value-type="float">
            <text:p>12042.56</text:p>
          </table:table-cell>
          <table:table-cell office:value-type="float" office:value="45.31" calcext:value-type="float">
            <text:p>45.31</text:p>
          </table:table-cell>
          <table:table-cell table:formula="of:=ROUND(([.B28]/[.C28]);2)" office:value-type="float" office:value="265.78" calcext:value-type="float">
            <text:p>265.78</text:p>
          </table:table-cell>
          <table:table-cell table:number-columns-repeated="3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3872.37" calcext:value-type="float">
            <text:p>13872.37</text:p>
          </table:table-cell>
          <table:table-cell office:value-type="float" office:value="41.35" calcext:value-type="float">
            <text:p>41.35</text:p>
          </table:table-cell>
          <table:table-cell table:formula="of:=ROUND(([.B29]/[.C29]);2)" office:value-type="float" office:value="335.49" calcext:value-type="float">
            <text:p>335.49</text:p>
          </table:table-cell>
          <table:table-cell table:number-columns-repeated="3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7287.31" calcext:value-type="float">
            <text:p>17287.31</text:p>
          </table:table-cell>
          <table:table-cell office:value-type="float" office:value="43.51" calcext:value-type="float">
            <text:p>43.51</text:p>
          </table:table-cell>
          <table:table-cell table:formula="of:=ROUND(([.B30]/[.C30]);2)" office:value-type="float" office:value="397.32" calcext:value-type="float">
            <text:p>397.32</text:p>
          </table:table-cell>
          <table:table-cell table:number-columns-repeated="3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1403.25" calcext:value-type="float">
            <text:p>11403.25</text:p>
          </table:table-cell>
          <table:table-cell office:value-type="float" office:value="48.41" calcext:value-type="float">
            <text:p>48.41</text:p>
          </table:table-cell>
          <table:table-cell table:formula="of:=ROUND(([.B31]/[.C31]);2)" office:value-type="float" office:value="235.56" calcext:value-type="float">
            <text:p>235.56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7558.71" calcext:value-type="float">
            <text:p>17558.71</text:p>
          </table:table-cell>
          <table:table-cell office:value-type="float" office:value="45.73" calcext:value-type="float">
            <text:p>45.73</text:p>
          </table:table-cell>
          <table:table-cell table:formula="of:=ROUND(([.B32]/[.C32]);2)" office:value-type="float" office:value="383.96" calcext:value-type="float">
            <text:p>383.96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135.96" calcext:value-type="float">
            <text:p>19135.96</text:p>
          </table:table-cell>
          <table:table-cell office:value-type="float" office:value="46.67" calcext:value-type="float">
            <text:p>46.67</text:p>
          </table:table-cell>
          <table:table-cell table:formula="of:=ROUND(([.B33]/[.C33]);2)" office:value-type="float" office:value="410.03" calcext:value-type="float">
            <text:p>410.03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7318.81" calcext:value-type="float">
            <text:p>17318.81</text:p>
          </table:table-cell>
          <table:table-cell office:value-type="float" office:value="53.44" calcext:value-type="float">
            <text:p>53.44</text:p>
          </table:table-cell>
          <table:table-cell table:formula="of:=ROUND(([.B34]/[.C34]);2)" office:value-type="float" office:value="324.08" calcext:value-type="float">
            <text:p>324.08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9504.18" calcext:value-type="float">
            <text:p>19504.18</text:p>
          </table:table-cell>
          <table:table-cell office:value-type="float" office:value="56.57" calcext:value-type="float">
            <text:p>56.57</text:p>
          </table:table-cell>
          <table:table-cell table:formula="of:=ROUND(([.B35]/[.C35]);2)" office:value-type="float" office:value="344.78" calcext:value-type="float">
            <text:p>344.78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417.8" calcext:value-type="float">
            <text:p>22417.8</text:p>
          </table:table-cell>
          <table:table-cell office:value-type="float" office:value="62.33" calcext:value-type="float">
            <text:p>62.33</text:p>
          </table:table-cell>
          <table:table-cell table:formula="of:=ROUND(([.B36]/[.C36]);2)" office:value-type="float" office:value="359.66" calcext:value-type="float">
            <text:p>359.66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7011.31" calcext:value-type="float">
            <text:p>27011.31</text:p>
          </table:table-cell>
          <table:table-cell office:value-type="float" office:value="62.97" calcext:value-type="float">
            <text:p>62.97</text:p>
          </table:table-cell>
          <table:table-cell table:formula="of:=ROUND(([.B37]/[.C37]);2)" office:value-type="float" office:value="428.96" calcext:value-type="float">
            <text:p>428.96</text:p>
          </table:table-cell>
          <table:table-cell table:number-columns-repeated="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606.62" calcext:value-type="float">
            <text:p>25606.62</text:p>
          </table:table-cell>
          <table:table-cell office:value-type="float" office:value="66.46" calcext:value-type="float">
            <text:p>66.46</text:p>
          </table:table-cell>
          <table:table-cell table:formula="of:=ROUND(([.B38]/[.C38]);2)" office:value-type="float" office:value="385.29" calcext:value-type="float">
            <text:p>385.29</text:p>
          </table:table-cell>
          <table:table-cell table:number-columns-repeated="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918.4" calcext:value-type="float">
            <text:p>29918.4</text:p>
          </table:table-cell>
          <table:table-cell office:value-type="float" office:value="67.79" calcext:value-type="float">
            <text:p>67.79</text:p>
          </table:table-cell>
          <table:table-cell table:formula="of:=ROUND(([.B39]/[.C39]);2)" office:value-type="float" office:value="441.34" calcext:value-type="float">
            <text:p>441.34</text:p>
          </table:table-cell>
          <table:table-cell table:number-columns-repeated="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5160.36" calcext:value-type="float">
            <text:p>35160.36</text:p>
          </table:table-cell>
          <table:table-cell office:value-type="float" office:value="70.09" calcext:value-type="float">
            <text:p>70.09</text:p>
          </table:table-cell>
          <table:table-cell table:formula="of:=ROUND(([.B40]/[.C40]);2)" office:value-type="float" office:value="501.65" calcext:value-type="float">
            <text:p>501.65</text:p>
          </table:table-cell>
          <table:table-cell table:number-columns-repeated="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8767.11" calcext:value-type="float">
            <text:p>38767.11</text:p>
          </table:table-cell>
          <table:table-cell office:value-type="float" office:value="68.95" calcext:value-type="float">
            <text:p>68.95</text:p>
          </table:table-cell>
          <table:table-cell table:formula="of:=ROUND(([.B41]/[.C41]);2)" office:value-type="float" office:value="562.25" calcext:value-type="float">
            <text:p>562.25</text:p>
          </table:table-cell>
          <table:table-cell table:number-columns-repeated="3"/>
        </table:table-row>
      </table:table>
      <table:table table:name="Gold-Sensex-INR" table:style-name="ta1" table:print="false">
        <table:table-column table:style-name="co3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8"/>
        <table:table-column table:style-name="co11" table:number-columns-repeated="2" table:default-cell-style-name="ce10"/>
        <table:table-column table:style-name="co3" table:number-columns-repeated="2" table:default-cell-style-name="Default"/>
        <table:table-row table:style-name="ro1">
          <table:table-cell table:style-name="ce9" office:value-type="string" calcext:value-type="string">
            <text:p>Year</text:p>
          </table:table-cell>
          <table:table-cell table:style-name="ce9" office:value-type="string" calcext:value-type="string">
            <text:p>10g Gold (INR)</text:p>
          </table:table-cell>
          <table:table-cell table:style-name="ce9" office:value-type="string" calcext:value-type="string">
            <text:p>Sensex (INR)</text:p>
          </table:table-cell>
          <table:table-cell table:style-name="ce9" office:value-type="string" calcext:value-type="string">
            <text:p>Sensex (1g Gold)</text:p>
          </table:table-cell>
          <table:table-cell table:style-name="ce9" office:value-type="string" calcext:value-type="string">
            <text:p>Sensex (S) / Gold (G)</text:p>
          </table:table-cell>
          <table:table-cell table:style-name="ce9" office:value-type="string" calcext:value-type="string">
            <text:p>Investment Value (1g Gold)</text:p>
          </table:table-cell>
          <table:table-cell table:style-name="ce9" office:value-type="string" calcext:value-type="string">
            <text:p>Investment Value (INR)</text:p>
          </table:table-cell>
          <table:table-cell/>
          <table:table-cell>
            <draw:frame table:end-cell-address="'Gold-Sensex-INR'.P21" table:end-x="0.8756in" table:end-y="0.1134in" draw:z-index="0" draw:style-name="gr1" draw:text-style-name="P1" svg:width="6.3024in" svg:height="3.5484in" svg:x="0.7996in" svg:y="0.1343in">
              <draw:object draw:notify-on-update-of-ranges="'Gold-Sensex-INR'.A2:'Gold-Sensex-INR'.A41 'Gold-Sensex-INR'.D1:'Gold-Sensex-INR'.D1 'Gold-Sensex-INR'.D2:'Gold-Sensex-INR'.D4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330" calcext:value-type="float">
            <text:p>1330</text:p>
          </table:table-cell>
          <table:table-cell office:value-type="float" office:value="127.25" calcext:value-type="float">
            <text:p>127.25</text:p>
          </table:table-cell>
          <table:table-cell table:formula="of:=ROUND((([.C2]/[.B2]) * 10);2)" office:value-type="float" office:value="0.96" calcext:value-type="float">
            <text:p>0.9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formula="of:=ROUND([.F2]*[.B2])" office:value-type="float" office:value="1330" calcext:value-type="float">
            <text:p>1330</text:p>
          </table:table-cell>
          <table:table-cell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800" calcext:value-type="float">
            <text:p>1800</text:p>
          </table:table-cell>
          <table:table-cell office:value-type="float" office:value="186.29" calcext:value-type="float">
            <text:p>186.29</text:p>
          </table:table-cell>
          <table:table-cell table:formula="of:=ROUND((([.C3]/[.B3]) * 10);2)" office:value-type="float" office:value="1.03" calcext:value-type="float">
            <text:p>1.03</text:p>
          </table:table-cell>
          <table:table-cell office:value-type="string" calcext:value-type="string">
            <text:p>S</text:p>
          </table:table-cell>
          <table:table-cell table:formula="of:=IF([.E3]=&quot;S&quot;;(ROUND(([.F2] * [.D3] /[.D2]);2)))" office:value-type="float" office:value="1.07" calcext:value-type="float">
            <text:p>1.07</text:p>
          </table:table-cell>
          <table:table-cell table:formula="of:=ROUND([.F3]*[.B3])" office:value-type="float" office:value="1926" calcext:value-type="float">
            <text:p>1926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645" calcext:value-type="float">
            <text:p>1645</text:p>
          </table:table-cell>
          <table:table-cell office:value-type="float" office:value="225.9" calcext:value-type="float">
            <text:p>225.9</text:p>
          </table:table-cell>
          <table:table-cell table:formula="of:=ROUND((([.C4]/[.B4]) * 10);2)" office:value-type="float" office:value="1.37" calcext:value-type="float">
            <text:p>1.37</text:p>
          </table:table-cell>
          <table:table-cell office:value-type="string" calcext:value-type="string">
            <text:p>S</text:p>
          </table:table-cell>
          <table:table-cell table:formula="of:=IF([.E4]=&quot;S&quot;;(ROUND(([.F3] * [.D4] /[.D3]);2)))" office:value-type="float" office:value="1.42" calcext:value-type="float">
            <text:p>1.42</text:p>
          </table:table-cell>
          <table:table-cell table:formula="of:=ROUND([.F4]*[.B4])" office:value-type="float" office:value="2336" calcext:value-type="float">
            <text:p>2336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800" calcext:value-type="float">
            <text:p>1800</text:p>
          </table:table-cell>
          <table:table-cell office:value-type="float" office:value="214.16" calcext:value-type="float">
            <text:p>214.16</text:p>
          </table:table-cell>
          <table:table-cell table:formula="of:=ROUND((([.C5]/[.B5]) * 10);2)" office:value-type="float" office:value="1.19" calcext:value-type="float">
            <text:p>1.19</text:p>
          </table:table-cell>
          <table:table-cell office:value-type="string" calcext:value-type="string">
            <text:p>S</text:p>
          </table:table-cell>
          <table:table-cell table:formula="of:=IF([.E5]=&quot;S&quot;;(ROUND(([.F4] * [.D5] /[.D4]);2)))" office:value-type="float" office:value="1.23" calcext:value-type="float">
            <text:p>1.23</text:p>
          </table:table-cell>
          <table:table-cell table:formula="of:=ROUND([.F5]*[.B5])" office:value-type="float" office:value="2214" calcext:value-type="float">
            <text:p>2214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970" calcext:value-type="float">
            <text:p>1970</text:p>
          </table:table-cell>
          <table:table-cell office:value-type="float" office:value="235.27" calcext:value-type="float">
            <text:p>235.27</text:p>
          </table:table-cell>
          <table:table-cell table:formula="of:=ROUND((([.C6]/[.B6]) * 10);2)" office:value-type="float" office:value="1.19" calcext:value-type="float">
            <text:p>1.19</text:p>
          </table:table-cell>
          <table:table-cell office:value-type="string" calcext:value-type="string">
            <text:p>S</text:p>
          </table:table-cell>
          <table:table-cell table:formula="of:=IF([.E6]=&quot;S&quot;;(ROUND(([.F5] * [.D6] /[.D5]);2)))" office:value-type="float" office:value="1.23" calcext:value-type="float">
            <text:p>1.23</text:p>
          </table:table-cell>
          <table:table-cell table:formula="of:=ROUND([.F6]*[.B6])" office:value-type="float" office:value="2423" calcext:value-type="float">
            <text:p>2423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130" calcext:value-type="float">
            <text:p>2130</text:p>
          </table:table-cell>
          <table:table-cell office:value-type="float" office:value="386.95" calcext:value-type="float">
            <text:p>386.95</text:p>
          </table:table-cell>
          <table:table-cell table:formula="of:=ROUND((([.C7]/[.B7]) * 10);2)" office:value-type="float" office:value="1.82" calcext:value-type="float">
            <text:p>1.82</text:p>
          </table:table-cell>
          <table:table-cell office:value-type="string" calcext:value-type="string">
            <text:p>S</text:p>
          </table:table-cell>
          <table:table-cell table:formula="of:=IF([.E7]=&quot;S&quot;;(ROUND(([.F6] * [.D7] /[.D6]);2)))" office:value-type="float" office:value="1.88" calcext:value-type="float">
            <text:p>1.88</text:p>
          </table:table-cell>
          <table:table-cell table:formula="of:=ROUND([.F7]*[.B7])" office:value-type="float" office:value="4004" calcext:value-type="float">
            <text:p>4004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140" calcext:value-type="float">
            <text:p>2140</text:p>
          </table:table-cell>
          <table:table-cell office:value-type="float" office:value="598.53" calcext:value-type="float">
            <text:p>598.53</text:p>
          </table:table-cell>
          <table:table-cell table:formula="of:=ROUND((([.C8]/[.B8]) * 10);2)" office:value-type="float" office:value="2.8" calcext:value-type="float">
            <text:p>2.8</text:p>
          </table:table-cell>
          <table:table-cell office:value-type="string" calcext:value-type="string">
            <text:p>S</text:p>
          </table:table-cell>
          <table:table-cell table:formula="of:=IF([.E8]=&quot;S&quot;;(ROUND(([.F7] * [.D8] /[.D7]);2)))" office:value-type="float" office:value="2.89" calcext:value-type="float">
            <text:p>2.89</text:p>
          </table:table-cell>
          <table:table-cell table:formula="of:=ROUND([.F8]*[.B8])" office:value-type="float" office:value="6185" calcext:value-type="float">
            <text:p>6185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570" calcext:value-type="float">
            <text:p>2570</text:p>
          </table:table-cell>
          <table:table-cell office:value-type="float" office:value="479.87" calcext:value-type="float">
            <text:p>479.87</text:p>
          </table:table-cell>
          <table:table-cell table:formula="of:=ROUND((([.C9]/[.B9]) * 10);2)" office:value-type="float" office:value="1.87" calcext:value-type="float">
            <text:p>1.87</text:p>
          </table:table-cell>
          <table:table-cell office:value-type="string" calcext:value-type="string">
            <text:p>S</text:p>
          </table:table-cell>
          <table:table-cell table:formula="of:=IF([.E9]=&quot;S&quot;;(ROUND(([.F8] * [.D9] /[.D8]);2)))" office:value-type="float" office:value="1.93" calcext:value-type="float">
            <text:p>1.93</text:p>
          </table:table-cell>
          <table:table-cell table:formula="of:=ROUND([.F9]*[.B9])" office:value-type="float" office:value="4960" calcext:value-type="float">
            <text:p>4960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3130" calcext:value-type="float">
            <text:p>3130</text:p>
          </table:table-cell>
          <table:table-cell office:value-type="float" office:value="471.5" calcext:value-type="float">
            <text:p>471.5</text:p>
          </table:table-cell>
          <table:table-cell table:formula="of:=ROUND((([.C10]/[.B10]) * 10);2)" office:value-type="float" office:value="1.51" calcext:value-type="float">
            <text:p>1.51</text:p>
          </table:table-cell>
          <table:table-cell office:value-type="string" calcext:value-type="string">
            <text:p>S</text:p>
          </table:table-cell>
          <table:table-cell table:formula="of:=IF([.E10]=&quot;S&quot;;(ROUND(([.F9] * [.D10] /[.D9]);2)))" office:value-type="float" office:value="1.56" calcext:value-type="float">
            <text:p>1.56</text:p>
          </table:table-cell>
          <table:table-cell table:formula="of:=ROUND([.F10]*[.B10])" office:value-type="float" office:value="4883" calcext:value-type="float">
            <text:p>4883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3140" calcext:value-type="float">
            <text:p>3140</text:p>
          </table:table-cell>
          <table:table-cell office:value-type="float" office:value="780.36" calcext:value-type="float">
            <text:p>780.36</text:p>
          </table:table-cell>
          <table:table-cell table:formula="of:=ROUND((([.C11]/[.B11]) * 10);2)" office:value-type="float" office:value="2.49" calcext:value-type="float">
            <text:p>2.49</text:p>
          </table:table-cell>
          <table:table-cell office:value-type="string" calcext:value-type="string">
            <text:p>S</text:p>
          </table:table-cell>
          <table:table-cell table:formula="of:=IF([.E11]=&quot;S&quot;;(ROUND(([.F10] * [.D11] /[.D10]);2)))" office:value-type="float" office:value="2.57" calcext:value-type="float">
            <text:p>2.57</text:p>
          </table:table-cell>
          <table:table-cell table:formula="of:=ROUND([.F11]*[.B11])" office:value-type="float" office:value="8070" calcext:value-type="float">
            <text:p>8070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200" calcext:value-type="float">
            <text:p>3200</text:p>
          </table:table-cell>
          <table:table-cell office:value-type="float" office:value="795.13" calcext:value-type="float">
            <text:p>795.13</text:p>
          </table:table-cell>
          <table:table-cell table:formula="of:=ROUND((([.C12]/[.B12]) * 10);2)" office:value-type="float" office:value="2.48" calcext:value-type="float">
            <text:p>2.48</text:p>
          </table:table-cell>
          <table:table-cell office:value-type="string" calcext:value-type="string">
            <text:p>S</text:p>
          </table:table-cell>
          <table:table-cell table:formula="of:=IF([.E12]=&quot;S&quot;;(ROUND(([.F11] * [.D12] /[.D11]);2)))" office:value-type="float" office:value="2.56" calcext:value-type="float">
            <text:p>2.56</text:p>
          </table:table-cell>
          <table:table-cell table:formula="of:=ROUND([.F12]*[.B12])" office:value-type="float" office:value="8192" calcext:value-type="float">
            <text:p>8192</text:p>
          </table:table-cell>
          <table:table-cell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466" calcext:value-type="float">
            <text:p>3466</text:p>
          </table:table-cell>
          <table:table-cell office:value-type="float" office:value="1235.11" calcext:value-type="float">
            <text:p>1235.11</text:p>
          </table:table-cell>
          <table:table-cell table:formula="of:=ROUND((([.C13]/[.B13]) * 10);2)" office:value-type="float" office:value="3.56" calcext:value-type="float">
            <text:p>3.56</text:p>
          </table:table-cell>
          <table:table-cell office:value-type="string" calcext:value-type="string">
            <text:p>S</text:p>
          </table:table-cell>
          <table:table-cell table:formula="of:=IF([.E13]=&quot;S&quot;;(ROUND(([.F12] * [.D13] /[.D12]);2)))" office:value-type="float" office:value="3.67" calcext:value-type="float">
            <text:p>3.67</text:p>
          </table:table-cell>
          <table:table-cell table:formula="of:=ROUND([.F13]*[.B13])" office:value-type="float" office:value="12720" calcext:value-type="float">
            <text:p>12720</text:p>
          </table:table-cell>
          <table:table-cell table:number-columns-repeated="2"/>
        </table:table-row>
        <table:table-row table:style-name="ro1">
          <table:table-cell table:style-name="ce11" office:value-type="float" office:value="1992" calcext:value-type="float">
            <text:p>1992</text:p>
          </table:table-cell>
          <table:table-cell table:style-name="ce11" office:value-type="float" office:value="4344" calcext:value-type="float">
            <text:p>4344</text:p>
          </table:table-cell>
          <table:table-cell table:style-name="ce11" office:value-type="float" office:value="3887.72" calcext:value-type="float">
            <text:p>3887.72</text:p>
          </table:table-cell>
          <table:table-cell table:style-name="ce11" table:formula="of:=ROUND((([.C14]/[.B14]) * 10);2)" office:value-type="float" office:value="8.95" calcext:value-type="float">
            <text:p>8.95</text:p>
          </table:table-cell>
          <table:table-cell table:style-name="ce19" office:value-type="string" calcext:value-type="string">
            <text:p>S to G</text:p>
          </table:table-cell>
          <table:table-cell table:style-name="ce11" table:formula="of:=ROUND(([.F13] * [.D14] /[.D13]);2)" office:value-type="float" office:value="9.23" calcext:value-type="float">
            <text:p>9.23</text:p>
          </table:table-cell>
          <table:table-cell table:style-name="ce11" table:formula="of:=ROUND([.F14]*[.B14])" office:value-type="float" office:value="40095" calcext:value-type="float">
            <text:p>40095</text:p>
          </table:table-cell>
          <table:table-cell table:number-columns-repeated="2"/>
        </table:table-row>
        <table:table-row table:style-name="ro1">
          <table:table-cell table:style-name="ce11" office:value-type="float" office:value="1993" calcext:value-type="float">
            <text:p>1993</text:p>
          </table:table-cell>
          <table:table-cell table:style-name="ce11" office:value-type="float" office:value="4140" calcext:value-type="float">
            <text:p>4140</text:p>
          </table:table-cell>
          <table:table-cell table:style-name="ce11" office:value-type="float" office:value="2122.3" calcext:value-type="float">
            <text:p>2122.3</text:p>
          </table:table-cell>
          <table:table-cell table:style-name="ce11" table:formula="of:=ROUND((([.C15]/[.B15]) * 10);2)" office:value-type="float" office:value="5.13" calcext:value-type="float">
            <text:p>5.13</text:p>
          </table:table-cell>
          <table:table-cell table:style-name="ce19" office:value-type="string" calcext:value-type="string">
            <text:p>G to S</text:p>
          </table:table-cell>
          <table:table-cell table:style-name="ce11" table:formula="of:=[.F14]" office:value-type="float" office:value="9.23" calcext:value-type="float">
            <text:p>9.23</text:p>
          </table:table-cell>
          <table:table-cell table:style-name="ce11" table:formula="of:=ROUND([.F15]*[.B15])" office:value-type="float" office:value="38212" calcext:value-type="float">
            <text:p>38212</text:p>
          </table:table-cell>
          <table:table-cell table:number-columns-repeated="2"/>
        </table:table-row>
        <table:table-row table:style-name="ro1">
          <table:table-cell table:style-name="ce11" office:value-type="float" office:value="1994" calcext:value-type="float">
            <text:p>1994</text:p>
          </table:table-cell>
          <table:table-cell table:style-name="ce11" office:value-type="float" office:value="4598" calcext:value-type="float">
            <text:p>4598</text:p>
          </table:table-cell>
          <table:table-cell table:style-name="ce11" office:value-type="float" office:value="3746.1" calcext:value-type="float">
            <text:p>3746.1</text:p>
          </table:table-cell>
          <table:table-cell table:style-name="ce11" table:formula="of:=ROUND((([.C16]/[.B16]) * 10);2)" office:value-type="float" office:value="8.15" calcext:value-type="float">
            <text:p>8.15</text:p>
          </table:table-cell>
          <table:table-cell table:style-name="ce19" office:value-type="string" calcext:value-type="string">
            <text:p>S to G</text:p>
          </table:table-cell>
          <table:table-cell table:style-name="ce11" table:formula="of:=ROUND(([.F15] * [.D16] /[.D15]);2)" office:value-type="float" office:value="14.66" calcext:value-type="float">
            <text:p>14.66</text:p>
          </table:table-cell>
          <table:table-cell table:style-name="ce11" table:formula="of:=ROUND([.F16]*[.B16])" office:value-type="float" office:value="67407" calcext:value-type="float">
            <text:p>67407</text:p>
          </table:table-cell>
          <table:table-cell table:number-columns-repeated="2"/>
        </table:table-row>
        <table:table-row table:style-name="ro1">
          <table:table-cell table:style-name="ce11" office:value-type="float" office:value="1995" calcext:value-type="float">
            <text:p>1995</text:p>
          </table:table-cell>
          <table:table-cell table:style-name="ce11" office:value-type="float" office:value="4680" calcext:value-type="float">
            <text:p>4680</text:p>
          </table:table-cell>
          <table:table-cell table:style-name="ce11" office:value-type="float" office:value="3133.28" calcext:value-type="float">
            <text:p>3133.28</text:p>
          </table:table-cell>
          <table:table-cell table:style-name="ce11" table:formula="of:=ROUND((([.C17]/[.B17]) * 10);2)" office:value-type="float" office:value="6.7" calcext:value-type="float">
            <text:p>6.7</text:p>
          </table:table-cell>
          <table:table-cell table:style-name="ce19" office:value-type="string" calcext:value-type="string">
            <text:p>G to S</text:p>
          </table:table-cell>
          <table:table-cell table:style-name="ce11" table:formula="of:=[.F16]" office:value-type="float" office:value="14.66" calcext:value-type="float">
            <text:p>14.66</text:p>
          </table:table-cell>
          <table:table-cell table:style-name="ce11" table:formula="of:=ROUND([.F17]*[.B17])" office:value-type="float" office:value="68609" calcext:value-type="float">
            <text:p>68609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5160" calcext:value-type="float">
            <text:p>5160</text:p>
          </table:table-cell>
          <table:table-cell office:value-type="float" office:value="3826.72" calcext:value-type="float">
            <text:p>3826.72</text:p>
          </table:table-cell>
          <table:table-cell table:formula="of:=ROUND((([.C18]/[.B18]) * 10);2)" office:value-type="float" office:value="7.42" calcext:value-type="float">
            <text:p>7.42</text:p>
          </table:table-cell>
          <table:table-cell office:value-type="string" calcext:value-type="string">
            <text:p>S</text:p>
          </table:table-cell>
          <table:table-cell table:formula="of:=IF([.E18]=&quot;S&quot;;(ROUND(([.F17] * [.D18] /[.D17]);2)))" office:value-type="float" office:value="16.24" calcext:value-type="float">
            <text:p>16.24</text:p>
          </table:table-cell>
          <table:table-cell table:formula="of:=ROUND([.F18]*[.B18])" office:value-type="float" office:value="83798" calcext:value-type="float">
            <text:p>83798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4725" calcext:value-type="float">
            <text:p>4725</text:p>
          </table:table-cell>
          <table:table-cell office:value-type="float" office:value="3841.11" calcext:value-type="float">
            <text:p>3841.11</text:p>
          </table:table-cell>
          <table:table-cell table:formula="of:=ROUND((([.C19]/[.B19]) * 10);2)" office:value-type="float" office:value="8.13" calcext:value-type="float">
            <text:p>8.13</text:p>
          </table:table-cell>
          <table:table-cell office:value-type="string" calcext:value-type="string">
            <text:p>S</text:p>
          </table:table-cell>
          <table:table-cell table:formula="of:=IF([.E19]=&quot;S&quot;;(ROUND(([.F18] * [.D19] /[.D18]);2)))" office:value-type="float" office:value="17.79" calcext:value-type="float">
            <text:p>17.79</text:p>
          </table:table-cell>
          <table:table-cell table:formula="of:=ROUND([.F19]*[.B19])" office:value-type="float" office:value="84058" calcext:value-type="float">
            <text:p>84058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045" calcext:value-type="float">
            <text:p>4045</text:p>
          </table:table-cell>
          <table:table-cell office:value-type="float" office:value="4006.81" calcext:value-type="float">
            <text:p>4006.81</text:p>
          </table:table-cell>
          <table:table-cell table:formula="of:=ROUND((([.C20]/[.B20]) * 10);2)" office:value-type="float" office:value="9.91" calcext:value-type="float">
            <text:p>9.91</text:p>
          </table:table-cell>
          <table:table-cell office:value-type="string" calcext:value-type="string">
            <text:p>S</text:p>
          </table:table-cell>
          <table:table-cell table:formula="of:=IF([.E20]=&quot;S&quot;;(ROUND(([.F19] * [.D20] /[.D19]);2)))" office:value-type="float" office:value="21.68" calcext:value-type="float">
            <text:p>21.68</text:p>
          </table:table-cell>
          <table:table-cell table:formula="of:=ROUND([.F20]*[.B20])" office:value-type="float" office:value="87696" calcext:value-type="float">
            <text:p>87696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234" calcext:value-type="float">
            <text:p>4234</text:p>
          </table:table-cell>
          <table:table-cell office:value-type="float" office:value="3325.69" calcext:value-type="float">
            <text:p>3325.69</text:p>
          </table:table-cell>
          <table:table-cell table:formula="of:=ROUND((([.C21]/[.B21]) * 10);2)" office:value-type="float" office:value="7.85" calcext:value-type="float">
            <text:p>7.85</text:p>
          </table:table-cell>
          <table:table-cell office:value-type="string" calcext:value-type="string">
            <text:p>S</text:p>
          </table:table-cell>
          <table:table-cell table:formula="of:=IF([.E21]=&quot;S&quot;;(ROUND(([.F20] * [.D21] /[.D20]);2)))" office:value-type="float" office:value="17.17" calcext:value-type="float">
            <text:p>17.17</text:p>
          </table:table-cell>
          <table:table-cell table:formula="of:=ROUND([.F21]*[.B21])" office:value-type="float" office:value="72698" calcext:value-type="float">
            <text:p>72698</text:p>
          </table:table-cell>
          <table:table-cell/>
          <table:table-cell>
            <draw:frame table:end-cell-address="'Gold-Sensex-INR'.P41" table:end-x="0.8543in" table:end-y="0.152in" draw:z-index="1" draw:style-name="gr1" draw:text-style-name="P1" svg:width="6.3024in" svg:height="3.5567in" svg:x="0.7783in" svg:y="0.1654in">
              <draw:object draw:notify-on-update-of-ranges="'Gold-Sensex-INR'.A2:'Gold-Sensex-INR'.A41 'Gold-Sensex-INR'.C1:'Gold-Sensex-INR'.C1 'Gold-Sensex-INR'.C2:'Gold-Sensex-INR'.C4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4400" calcext:value-type="float">
            <text:p>4400</text:p>
          </table:table-cell>
          <table:table-cell table:style-name="ce11" office:value-type="float" office:value="4657.55" calcext:value-type="float">
            <text:p>4657.55</text:p>
          </table:table-cell>
          <table:table-cell table:style-name="ce11" table:formula="of:=ROUND((([.C22]/[.B22]) * 10);2)" office:value-type="float" office:value="10.59" calcext:value-type="float">
            <text:p>10.59</text:p>
          </table:table-cell>
          <table:table-cell table:style-name="ce19" office:value-type="string" calcext:value-type="string">
            <text:p>S to G</text:p>
          </table:table-cell>
          <table:table-cell table:style-name="ce11" table:formula="of:=(ROUND(([.F21] * [.D22] /[.D21]);2))" office:value-type="float" office:value="23.16" calcext:value-type="float">
            <text:p>23.16</text:p>
          </table:table-cell>
          <table:table-cell table:style-name="ce11" table:formula="of:=ROUND([.F22]*[.B22])" office:value-type="float" office:value="101904" calcext:value-type="float">
            <text:p>101904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4300" calcext:value-type="float">
            <text:p>4300</text:p>
          </table:table-cell>
          <table:table-cell office:value-type="float" office:value="3519.16" calcext:value-type="float">
            <text:p>3519.16</text:p>
          </table:table-cell>
          <table:table-cell table:formula="of:=ROUND((([.C23]/[.B23]) * 10);2)" office:value-type="float" office:value="8.18" calcext:value-type="float">
            <text:p>8.18</text:p>
          </table:table-cell>
          <table:table-cell office:value-type="string" calcext:value-type="string">
            <text:p>G</text:p>
          </table:table-cell>
          <table:table-cell table:formula="of:=[.F22]" office:value-type="float" office:value="23.16" calcext:value-type="float">
            <text:p>23.16</text:p>
          </table:table-cell>
          <table:table-cell table:formula="of:=ROUND([.F23]*[.B23])" office:value-type="float" office:value="99588" calcext:value-type="float">
            <text:p>99588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4990" calcext:value-type="float">
            <text:p>4990</text:p>
          </table:table-cell>
          <table:table-cell office:value-type="float" office:value="3338.16" calcext:value-type="float">
            <text:p>3338.16</text:p>
          </table:table-cell>
          <table:table-cell table:formula="of:=ROUND((([.C24]/[.B24]) * 10);2)" office:value-type="float" office:value="6.69" calcext:value-type="float">
            <text:p>6.69</text:p>
          </table:table-cell>
          <table:table-cell office:value-type="string" calcext:value-type="string">
            <text:p>G</text:p>
          </table:table-cell>
          <table:table-cell table:formula="of:=[.F23]" office:value-type="float" office:value="23.16" calcext:value-type="float">
            <text:p>23.16</text:p>
          </table:table-cell>
          <table:table-cell table:formula="of:=ROUND([.F24]*[.B24])" office:value-type="float" office:value="115568" calcext:value-type="float">
            <text:p>115568</text:p>
          </table:table-cell>
          <table:table-cell table:number-columns-repeated="2"/>
        </table:table-row>
        <table:table-row table:style-name="ro1">
          <table:table-cell table:style-name="ce11" office:value-type="float" office:value="2003" calcext:value-type="float">
            <text:p>2003</text:p>
          </table:table-cell>
          <table:table-cell table:style-name="ce11" office:value-type="float" office:value="5600" calcext:value-type="float">
            <text:p>5600</text:p>
          </table:table-cell>
          <table:table-cell table:style-name="ce11" office:value-type="float" office:value="2959.79" calcext:value-type="float">
            <text:p>2959.79</text:p>
          </table:table-cell>
          <table:table-cell table:style-name="ce11" table:formula="of:=ROUND((([.C25]/[.B25]) * 10);2)" office:value-type="float" office:value="5.29" calcext:value-type="float">
            <text:p>5.29</text:p>
          </table:table-cell>
          <table:table-cell table:style-name="ce19" office:value-type="string" calcext:value-type="string">
            <text:p>G to S</text:p>
          </table:table-cell>
          <table:table-cell table:style-name="ce11" table:formula="of:=[.F24]" office:value-type="float" office:value="23.16" calcext:value-type="float">
            <text:p>23.16</text:p>
          </table:table-cell>
          <table:table-cell table:style-name="ce11" table:formula="of:=ROUND([.F25]*[.B25])" office:value-type="float" office:value="129696" calcext:value-type="float">
            <text:p>129696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5850" calcext:value-type="float">
            <text:p>5850</text:p>
          </table:table-cell>
          <table:table-cell office:value-type="float" office:value="5655.09" calcext:value-type="float">
            <text:p>5655.09</text:p>
          </table:table-cell>
          <table:table-cell table:formula="of:=ROUND((([.C26]/[.B26]) * 10);2)" office:value-type="float" office:value="9.67" calcext:value-type="float">
            <text:p>9.67</text:p>
          </table:table-cell>
          <table:table-cell office:value-type="string" calcext:value-type="string">
            <text:p>S</text:p>
          </table:table-cell>
          <table:table-cell table:formula="of:=IF([.E26]=&quot;S&quot;;(ROUND(([.F25] * [.D26] /[.D25]);2)))" office:value-type="float" office:value="42.34" calcext:value-type="float">
            <text:p>42.34</text:p>
          </table:table-cell>
          <table:table-cell table:formula="of:=ROUND([.F26]*[.B26])" office:value-type="float" office:value="247689" calcext:value-type="float">
            <text:p>247689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000" calcext:value-type="float">
            <text:p>7000</text:p>
          </table:table-cell>
          <table:table-cell office:value-type="float" office:value="6154.44" calcext:value-type="float">
            <text:p>6154.44</text:p>
          </table:table-cell>
          <table:table-cell table:formula="of:=ROUND((([.C27]/[.B27]) * 10);2)" office:value-type="float" office:value="8.79" calcext:value-type="float">
            <text:p>8.79</text:p>
          </table:table-cell>
          <table:table-cell office:value-type="string" calcext:value-type="string">
            <text:p>S</text:p>
          </table:table-cell>
          <table:table-cell table:formula="of:=IF([.E27]=&quot;S&quot;;(ROUND(([.F26] * [.D27] /[.D26]);2)))" office:value-type="float" office:value="38.49" calcext:value-type="float">
            <text:p>38.49</text:p>
          </table:table-cell>
          <table:table-cell table:formula="of:=ROUND([.F27]*[.B27])" office:value-type="float" office:value="269430" calcext:value-type="float">
            <text:p>269430</text:p>
          </table:table-cell>
          <table:table-cell table:number-columns-repeated="2"/>
        </table:table-row>
        <table:table-row table:style-name="ro1">
          <table:table-cell table:style-name="ce11" office:value-type="float" office:value="2006" calcext:value-type="float">
            <text:p>2006</text:p>
          </table:table-cell>
          <table:table-cell table:style-name="ce11" office:value-type="float" office:value="8400" calcext:value-type="float">
            <text:p>8400</text:p>
          </table:table-cell>
          <table:table-cell table:style-name="ce11" office:value-type="float" office:value="12042.56" calcext:value-type="float">
            <text:p>12042.56</text:p>
          </table:table-cell>
          <table:table-cell table:style-name="ce11" table:formula="of:=ROUND((([.C28]/[.B28]) * 10);2)" office:value-type="float" office:value="14.34" calcext:value-type="float">
            <text:p>14.34</text:p>
          </table:table-cell>
          <table:table-cell table:style-name="ce19" office:value-type="string" calcext:value-type="string">
            <text:p>S to G</text:p>
          </table:table-cell>
          <table:table-cell table:style-name="ce11" table:formula="of:=(ROUND(([.F27] * [.D28] /[.D27]);2))" office:value-type="float" office:value="62.79" calcext:value-type="float">
            <text:p>62.79</text:p>
          </table:table-cell>
          <table:table-cell table:style-name="ce11" table:formula="of:=ROUND([.F28]*[.B28])" office:value-type="float" office:value="527436" calcext:value-type="float">
            <text:p>527436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800" calcext:value-type="float">
            <text:p>10800</text:p>
          </table:table-cell>
          <table:table-cell office:value-type="float" office:value="13872.37" calcext:value-type="float">
            <text:p>13872.37</text:p>
          </table:table-cell>
          <table:table-cell table:formula="of:=ROUND((([.C29]/[.B29]) * 10);2)" office:value-type="float" office:value="12.84" calcext:value-type="float">
            <text:p>12.84</text:p>
          </table:table-cell>
          <table:table-cell office:value-type="string" calcext:value-type="string">
            <text:p>G</text:p>
          </table:table-cell>
          <table:table-cell table:formula="of:=[.F28]" office:value-type="float" office:value="62.79" calcext:value-type="float">
            <text:p>62.79</text:p>
          </table:table-cell>
          <table:table-cell table:formula="of:=ROUND([.F29]*[.B29])" office:value-type="float" office:value="678132" calcext:value-type="float">
            <text:p>678132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2500" calcext:value-type="float">
            <text:p>12500</text:p>
          </table:table-cell>
          <table:table-cell office:value-type="float" office:value="17287.31" calcext:value-type="float">
            <text:p>17287.31</text:p>
          </table:table-cell>
          <table:table-cell table:formula="of:=ROUND((([.C30]/[.B30]) * 10);2)" office:value-type="float" office:value="13.83" calcext:value-type="float">
            <text:p>13.83</text:p>
          </table:table-cell>
          <table:table-cell office:value-type="string" calcext:value-type="string">
            <text:p>G</text:p>
          </table:table-cell>
          <table:table-cell table:formula="of:=[.F29]" office:value-type="float" office:value="62.79" calcext:value-type="float">
            <text:p>62.79</text:p>
          </table:table-cell>
          <table:table-cell table:formula="of:=ROUND([.F30]*[.B30])" office:value-type="float" office:value="784875" calcext:value-type="float">
            <text:p>784875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4500" calcext:value-type="float">
            <text:p>14500</text:p>
          </table:table-cell>
          <table:table-cell office:value-type="float" office:value="11403.25" calcext:value-type="float">
            <text:p>11403.25</text:p>
          </table:table-cell>
          <table:table-cell table:formula="of:=ROUND((([.C31]/[.B31]) * 10);2)" office:value-type="float" office:value="7.86" calcext:value-type="float">
            <text:p>7.86</text:p>
          </table:table-cell>
          <table:table-cell office:value-type="string" calcext:value-type="string">
            <text:p>G</text:p>
          </table:table-cell>
          <table:table-cell table:formula="of:=[.F30]" office:value-type="float" office:value="62.79" calcext:value-type="float">
            <text:p>62.79</text:p>
          </table:table-cell>
          <table:table-cell table:formula="of:=ROUND([.F31]*[.B31])" office:value-type="float" office:value="910455" calcext:value-type="float">
            <text:p>910455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8500" calcext:value-type="float">
            <text:p>18500</text:p>
          </table:table-cell>
          <table:table-cell office:value-type="float" office:value="17558.71" calcext:value-type="float">
            <text:p>17558.71</text:p>
          </table:table-cell>
          <table:table-cell table:formula="of:=ROUND((([.C32]/[.B32]) * 10);2)" office:value-type="float" office:value="9.49" calcext:value-type="float">
            <text:p>9.49</text:p>
          </table:table-cell>
          <table:table-cell office:value-type="string" calcext:value-type="string">
            <text:p>G</text:p>
          </table:table-cell>
          <table:table-cell table:formula="of:=[.F31]" office:value-type="float" office:value="62.79" calcext:value-type="float">
            <text:p>62.79</text:p>
          </table:table-cell>
          <table:table-cell table:formula="of:=ROUND([.F32]*[.B32])" office:value-type="float" office:value="1161615" calcext:value-type="float">
            <text:p>1161615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6400" calcext:value-type="float">
            <text:p>26400</text:p>
          </table:table-cell>
          <table:table-cell office:value-type="float" office:value="19135.96" calcext:value-type="float">
            <text:p>19135.96</text:p>
          </table:table-cell>
          <table:table-cell table:formula="of:=ROUND((([.C33]/[.B33]) * 10);2)" office:value-type="float" office:value="7.25" calcext:value-type="float">
            <text:p>7.25</text:p>
          </table:table-cell>
          <table:table-cell office:value-type="string" calcext:value-type="string">
            <text:p>G</text:p>
          </table:table-cell>
          <table:table-cell table:formula="of:=[.F32]" office:value-type="float" office:value="62.79" calcext:value-type="float">
            <text:p>62.79</text:p>
          </table:table-cell>
          <table:table-cell table:formula="of:=ROUND([.F33]*[.B33])" office:value-type="float" office:value="1657656" calcext:value-type="float">
            <text:p>1657656</text:p>
          </table:table-cell>
          <table:table-cell table:number-columns-repeated="2"/>
        </table:table-row>
        <table:table-row table:style-name="ro1">
          <table:table-cell table:style-name="ce11" office:value-type="float" office:value="2012" calcext:value-type="float">
            <text:p>2012</text:p>
          </table:table-cell>
          <table:table-cell table:style-name="ce11" office:value-type="float" office:value="31050" calcext:value-type="float">
            <text:p>31050</text:p>
          </table:table-cell>
          <table:table-cell table:style-name="ce11" office:value-type="float" office:value="17318.81" calcext:value-type="float">
            <text:p>17318.81</text:p>
          </table:table-cell>
          <table:table-cell table:style-name="ce11" table:formula="of:=ROUND((([.C34]/[.B34]) * 10);2)" office:value-type="float" office:value="5.58" calcext:value-type="float">
            <text:p>5.58</text:p>
          </table:table-cell>
          <table:table-cell table:style-name="ce19" office:value-type="string" calcext:value-type="string">
            <text:p>G to S</text:p>
          </table:table-cell>
          <table:table-cell table:style-name="ce11" table:formula="of:=[.F33]" office:value-type="float" office:value="62.79" calcext:value-type="float">
            <text:p>62.79</text:p>
          </table:table-cell>
          <table:table-cell table:style-name="ce11" table:formula="of:=ROUND([.F34]*[.B34])" office:value-type="float" office:value="1949630" calcext:value-type="float">
            <text:p>1949630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9600" calcext:value-type="float">
            <text:p>29600</text:p>
          </table:table-cell>
          <table:table-cell office:value-type="float" office:value="19504.18" calcext:value-type="float">
            <text:p>19504.18</text:p>
          </table:table-cell>
          <table:table-cell table:formula="of:=ROUND((([.C35]/[.B35]) * 10);2)" office:value-type="float" office:value="6.59" calcext:value-type="float">
            <text:p>6.59</text:p>
          </table:table-cell>
          <table:table-cell office:value-type="string" calcext:value-type="string">
            <text:p>S</text:p>
          </table:table-cell>
          <table:table-cell table:formula="of:=IF([.E35]=&quot;S&quot;;(ROUND(([.F34] * [.D35] /[.D34]);2)))" office:value-type="float" office:value="74.16" calcext:value-type="float">
            <text:p>74.16</text:p>
          </table:table-cell>
          <table:table-cell table:formula="of:=ROUND([.F35]*[.B35])" office:value-type="float" office:value="2195136" calcext:value-type="float">
            <text:p>2195136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8006.5" calcext:value-type="float">
            <text:p>28006.5</text:p>
          </table:table-cell>
          <table:table-cell office:value-type="float" office:value="22417.8" calcext:value-type="float">
            <text:p>22417.8</text:p>
          </table:table-cell>
          <table:table-cell table:formula="of:=ROUND((([.C36]/[.B36]) * 10);2)"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table:formula="of:=IF([.E36]=&quot;S&quot;;(ROUND(([.F35] * [.D36] /[.D35]);2)))" office:value-type="float" office:value="90.03" calcext:value-type="float">
            <text:p>90.03</text:p>
          </table:table-cell>
          <table:table-cell table:formula="of:=ROUND([.F36]*[.B36])" office:value-type="float" office:value="2521425" calcext:value-type="float">
            <text:p>2521425</text:p>
          </table:table-cell>
          <table:table-cell table:number-columns-repeated="2"/>
        </table:table-row>
        <table:table-row table:style-name="ro1">
          <table:table-cell table:style-name="ce11" office:value-type="float" office:value="2015" calcext:value-type="float">
            <text:p>2015</text:p>
          </table:table-cell>
          <table:table-cell table:style-name="ce11" office:value-type="float" office:value="26343" calcext:value-type="float">
            <text:p>26343</text:p>
          </table:table-cell>
          <table:table-cell table:style-name="ce11" office:value-type="float" office:value="27011.31" calcext:value-type="float">
            <text:p>27011.31</text:p>
          </table:table-cell>
          <table:table-cell table:style-name="ce11" table:formula="of:=ROUND((([.C37]/[.B37]) * 10);2)" office:value-type="float" office:value="10.25" calcext:value-type="float">
            <text:p>10.25</text:p>
          </table:table-cell>
          <table:table-cell table:style-name="ce19" office:value-type="string" calcext:value-type="string">
            <text:p>S to G</text:p>
          </table:table-cell>
          <table:table-cell table:style-name="ce11" table:formula="of:=(ROUND(([.F36] * [.D37] /[.D36]);2))" office:value-type="float" office:value="115.35" calcext:value-type="float">
            <text:p>115.35</text:p>
          </table:table-cell>
          <table:table-cell table:style-name="ce11" table:formula="of:=ROUND([.F37]*[.B37])" office:value-type="float" office:value="3038665" calcext:value-type="float">
            <text:p>3038665</text:p>
          </table:table-cell>
          <table:table-cell table:number-columns-repeated="2"/>
        </table:table-row>
        <table:table-row table:style-name="ro1">
          <table:table-cell table:style-name="ce11" office:value-type="float" office:value="2016" calcext:value-type="float">
            <text:p>2016</text:p>
          </table:table-cell>
          <table:table-cell table:style-name="ce11" office:value-type="float" office:value="28623.5" calcext:value-type="float">
            <text:p>28623.5</text:p>
          </table:table-cell>
          <table:table-cell table:style-name="ce11" office:value-type="float" office:value="25606.62" calcext:value-type="float">
            <text:p>25606.62</text:p>
          </table:table-cell>
          <table:table-cell table:style-name="ce11" table:formula="of:=ROUND((([.C38]/[.B38]) * 10);2)" office:value-type="float" office:value="8.95" calcext:value-type="float">
            <text:p>8.95</text:p>
          </table:table-cell>
          <table:table-cell table:style-name="ce19" office:value-type="string" calcext:value-type="string">
            <text:p>G to S</text:p>
          </table:table-cell>
          <table:table-cell table:style-name="ce11" table:formula="of:=[.F37]" office:value-type="float" office:value="115.35" calcext:value-type="float">
            <text:p>115.35</text:p>
          </table:table-cell>
          <table:table-cell table:style-name="ce11" table:formula="of:=ROUND([.F38]*[.B38])" office:value-type="float" office:value="3301721" calcext:value-type="float">
            <text:p>3301721</text:p>
          </table:table-cell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667.5" calcext:value-type="float">
            <text:p>29667.5</text:p>
          </table:table-cell>
          <table:table-cell office:value-type="float" office:value="29918.4" calcext:value-type="float">
            <text:p>29918.4</text:p>
          </table:table-cell>
          <table:table-cell table:formula="of:=ROUND((([.C39]/[.B39]) * 10);2)" office:value-type="float" office:value="10.08" calcext:value-type="float">
            <text:p>10.08</text:p>
          </table:table-cell>
          <table:table-cell office:value-type="string" calcext:value-type="string">
            <text:p>S</text:p>
          </table:table-cell>
          <table:table-cell table:formula="of:=IF([.E39]=&quot;S&quot;;(ROUND(([.F38] * [.D39] /[.D38]);2)))" office:value-type="float" office:value="129.91" calcext:value-type="float">
            <text:p>129.91</text:p>
          </table:table-cell>
          <table:table-cell table:formula="of:=ROUND([.F39]*[.B39])" office:value-type="float" office:value="3854105" calcext:value-type="float">
            <text:p>3854105</text:p>
          </table:table-cell>
          <table:table-cell table:number-columns-repeated="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575" calcext:value-type="float">
            <text:p>31575</text:p>
          </table:table-cell>
          <table:table-cell office:value-type="float" office:value="35160.36" calcext:value-type="float">
            <text:p>35160.36</text:p>
          </table:table-cell>
          <table:table-cell table:formula="of:=ROUND((([.C40]/[.B40]) * 10);2)" office:value-type="float" office:value="11.14" calcext:value-type="float">
            <text:p>11.14</text:p>
          </table:table-cell>
          <table:table-cell office:value-type="string" calcext:value-type="string">
            <text:p>S</text:p>
          </table:table-cell>
          <table:table-cell table:formula="of:=IF([.E40]=&quot;S&quot;;(ROUND(([.F39] * [.D40] /[.D39]);2)))" office:value-type="float" office:value="143.57" calcext:value-type="float">
            <text:p>143.57</text:p>
          </table:table-cell>
          <table:table-cell table:formula="of:=ROUND([.F40]*[.B40])" office:value-type="float" office:value="4533223" calcext:value-type="float">
            <text:p>4533223</text:p>
          </table:table-cell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9000" calcext:value-type="float">
            <text:p>39000</text:p>
          </table:table-cell>
          <table:table-cell office:value-type="float" office:value="41000" calcext:value-type="float">
            <text:p>41000</text:p>
          </table:table-cell>
          <table:table-cell table:formula="of:=ROUND((([.C41]/[.B41]) * 10);2)" office:value-type="float" office:value="10.51" calcext:value-type="float">
            <text:p>10.51</text:p>
          </table:table-cell>
          <table:table-cell office:value-type="string" calcext:value-type="string">
            <text:p>S</text:p>
          </table:table-cell>
          <table:table-cell table:formula="of:=IF([.E41]=&quot;S&quot;;(ROUND(([.F40] * [.D41] /[.D40]);2)))" office:value-type="float" office:value="135.45" calcext:value-type="float">
            <text:p>135.45</text:p>
          </table:table-cell>
          <table:table-cell table:formula="of:=ROUND([.F41]*[.B41])" office:value-type="float" office:value="5282550" calcext:value-type="float">
            <text:p>5282550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12" office:value-type="string" calcext:value-type="string">
            <text:p>Term</text:p>
          </table:table-cell>
          <table:table-cell table:formula="of:=[.A41]-[.A2]" office:value-type="float" office:value="39" calcext:value-type="float">
            <text:p>39</text:p>
          </table:table-cell>
          <table:table-cell table:number-columns-repeated="2"/>
          <table:table-cell table:style-name="ce10"/>
          <table:table-cell table:number-columns-repeated="4"/>
        </table:table-row>
        <table:table-row table:style-name="ro1">
          <table:table-cell table:style-name="ce12" office:value-type="string" calcext:value-type="string">
            <text:p>Growth</text:p>
          </table:table-cell>
          <table:table-cell table:formula="of:=ROUND(([.B41]/[.B2]);2)" office:value-type="float" office:value="29.32" calcext:value-type="float">
            <text:p>29.32</text:p>
          </table:table-cell>
          <table:table-cell table:formula="of:=ROUND(([.C41]/[.C2]);2)" office:value-type="float" office:value="322.2" calcext:value-type="float">
            <text:p>322.2</text:p>
          </table:table-cell>
          <table:table-cell table:formula="of:=ROUND(([.D41]/[.D2]);2)" office:value-type="float" office:value="10.95" calcext:value-type="float">
            <text:p>10.95</text:p>
          </table:table-cell>
          <table:table-cell table:style-name="ce10"/>
          <table:table-cell table:formula="of:=ROUND(([.F41]/[.F2]);2)" office:value-type="float" office:value="135.45" calcext:value-type="float">
            <text:p>135.45</text:p>
          </table:table-cell>
          <table:table-cell table:formula="of:=ROUND(([.G41]/[.G2]);2)" office:value-type="float" office:value="3971.84" calcext:value-type="float">
            <text:p>3971.84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CAGR</text:p>
          </table:table-cell>
          <table:table-cell table:formula="of:=ROUND((([.B44] ^ (1/[.$B$43]) -1) * 100);2)" office:value-type="float" office:value="9.05" calcext:value-type="float">
            <text:p>9.05</text:p>
          </table:table-cell>
          <table:table-cell table:formula="of:=ROUND((([.C44] ^ (1/[.$B$43]) -1) * 100);2)" office:value-type="float" office:value="15.96" calcext:value-type="float">
            <text:p>15.96</text:p>
          </table:table-cell>
          <table:table-cell table:formula="of:=ROUND((([.D44] ^ (1/[.$B$43]) -1) * 100);2)" office:value-type="float" office:value="6.33" calcext:value-type="float">
            <text:p>6.33</text:p>
          </table:table-cell>
          <table:table-cell table:style-name="ce10"/>
          <table:table-cell table:formula="of:=ROUND((([.F44] ^ (1/[.$B$43]) -1) * 100);2)" office:value-type="float" office:value="13.41" calcext:value-type="float">
            <text:p>13.41</text:p>
          </table:table-cell>
          <table:table-cell table:formula="of:=ROUND((([.G44] ^ (1/[.$B$43]) -1) * 100);2)" office:value-type="float" office:value="23.67" calcext:value-type="float">
            <text:p>23.67</text:p>
          </table:table-cell>
          <table:table-cell table:number-columns-repeated="2"/>
        </table:table-row>
      </table:table>
      <table:table table:name="Gold-Sensex-USD" table:style-name="ta1" table:print="false"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style-name="ce8" office:value-type="string" calcext:value-type="string">
            <text:p>Year</text:p>
          </table:table-cell>
          <table:table-cell table:style-name="ce8" office:value-type="string" calcext:value-type="string">
            <text:p>10g Gold (USD)</text:p>
          </table:table-cell>
          <table:table-cell table:style-name="ce8" office:value-type="string" calcext:value-type="string">
            <text:p>Sensex (USD)</text:p>
          </table:table-cell>
          <table:table-cell table:style-name="ce8" office:value-type="string" calcext:value-type="string">
            <text:p>Sensex(1g Gold)</text:p>
          </table:table-cell>
          <table:table-cell table:style-name="ce8" table:number-columns-repeated="3"/>
          <table:table-cell/>
          <table:table-cell>
            <draw:frame table:end-cell-address="'Gold-Sensex-USD'.P21" table:end-x="0.0984in" table:end-y="0.076in" draw:z-index="1" draw:style-name="gr1" draw:text-style-name="P1" svg:width="6.3008in" svg:height="3.5488in" svg:x="0.0236in" svg:y="0.0965in">
              <draw:object draw:notify-on-update-of-ranges="'Gold-Sensex-USD'.A2:'Gold-Sensex-USD'.A41 'Gold-Sensex-USD'.D1:'Gold-Sensex-USD'.D1 'Gold-Sensex-USD'.D2:'Gold-Sensex-USD'.D4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69.21" calcext:value-type="float">
            <text:p>169.21</text:p>
          </table:table-cell>
          <table:table-cell office:value-type="float" office:value="16.19" calcext:value-type="float">
            <text:p>16.19</text:p>
          </table:table-cell>
          <table:table-cell table:formula="of:=ROUND((([.C2]/[.B2]) * 10);2)" office:value-type="float" office:value="0.96" calcext:value-type="float">
            <text:p>0.96</text:p>
          </table:table-cell>
          <table:table-cell table:number-columns-repeated="5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07.85" calcext:value-type="float">
            <text:p>207.85</text:p>
          </table:table-cell>
          <table:table-cell office:value-type="float" office:value="21.51" calcext:value-type="float">
            <text:p>21.51</text:p>
          </table:table-cell>
          <table:table-cell table:formula="of:=ROUND((([.C3]/[.B3]) * 10);2)" office:value-type="float" office:value="1.03" calcext:value-type="float">
            <text:p>1.03</text:p>
          </table:table-cell>
          <table:table-cell table:number-columns-repeated="5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73.89" calcext:value-type="float">
            <text:p>173.89</text:p>
          </table:table-cell>
          <table:table-cell office:value-type="float" office:value="23.88" calcext:value-type="float">
            <text:p>23.88</text:p>
          </table:table-cell>
          <table:table-cell table:formula="of:=ROUND((([.C4]/[.B4]) * 10);2)" office:value-type="float" office:value="1.37" calcext:value-type="float">
            <text:p>1.37</text:p>
          </table:table-cell>
          <table:table-cell table:number-columns-repeated="5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78.22" calcext:value-type="float">
            <text:p>178.22</text:p>
          </table:table-cell>
          <table:table-cell office:value-type="float" office:value="21.2" calcext:value-type="float">
            <text:p>21.2</text:p>
          </table:table-cell>
          <table:table-cell table:formula="of:=ROUND((([.C5]/[.B5]) * 10);2)" office:value-type="float" office:value="1.19" calcext:value-type="float">
            <text:p>1.19</text:p>
          </table:table-cell>
          <table:table-cell table:number-columns-repeated="5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73.42" calcext:value-type="float">
            <text:p>173.42</text:p>
          </table:table-cell>
          <table:table-cell office:value-type="float" office:value="20.71" calcext:value-type="float">
            <text:p>20.71</text:p>
          </table:table-cell>
          <table:table-cell table:formula="of:=ROUND((([.C6]/[.B6]) * 10);2)" office:value-type="float" office:value="1.19" calcext:value-type="float">
            <text:p>1.19</text:p>
          </table:table-cell>
          <table:table-cell table:number-columns-repeated="5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72.19" calcext:value-type="float">
            <text:p>172.19</text:p>
          </table:table-cell>
          <table:table-cell office:value-type="float" office:value="31.28" calcext:value-type="float">
            <text:p>31.28</text:p>
          </table:table-cell>
          <table:table-cell table:formula="of:=ROUND((([.C7]/[.B7]) * 10);2)" office:value-type="float" office:value="1.82" calcext:value-type="float">
            <text:p>1.82</text:p>
          </table:table-cell>
          <table:table-cell table:number-columns-repeated="5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69.71" calcext:value-type="float">
            <text:p>169.71</text:p>
          </table:table-cell>
          <table:table-cell office:value-type="float" office:value="47.46" calcext:value-type="float">
            <text:p>47.46</text:p>
          </table:table-cell>
          <table:table-cell table:formula="of:=ROUND((([.C8]/[.B8]) * 10);2)" office:value-type="float" office:value="2.8" calcext:value-type="float">
            <text:p>2.8</text:p>
          </table:table-cell>
          <table:table-cell table:number-columns-repeated="5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98.3" calcext:value-type="float">
            <text:p>198.3</text:p>
          </table:table-cell>
          <table:table-cell office:value-type="float" office:value="37.03" calcext:value-type="float">
            <text:p>37.03</text:p>
          </table:table-cell>
          <table:table-cell table:formula="of:=ROUND((([.C9]/[.B9]) * 10);2)" office:value-type="float" office:value="1.87" calcext:value-type="float">
            <text:p>1.87</text:p>
          </table:table-cell>
          <table:table-cell table:number-columns-repeated="5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24.86" calcext:value-type="float">
            <text:p>224.86</text:p>
          </table:table-cell>
          <table:table-cell office:value-type="float" office:value="33.87" calcext:value-type="float">
            <text:p>33.87</text:p>
          </table:table-cell>
          <table:table-cell table:formula="of:=ROUND((([.C10]/[.B10]) * 10);2)" office:value-type="float" office:value="1.51" calcext:value-type="float">
            <text:p>1.51</text:p>
          </table:table-cell>
          <table:table-cell table:number-columns-repeated="5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93.47" calcext:value-type="float">
            <text:p>193.47</text:p>
          </table:table-cell>
          <table:table-cell office:value-type="float" office:value="48.08" calcext:value-type="float">
            <text:p>48.08</text:p>
          </table:table-cell>
          <table:table-cell table:formula="of:=ROUND((([.C11]/[.B11]) * 10);2)" office:value-type="float" office:value="2.49" calcext:value-type="float">
            <text:p>2.49</text:p>
          </table:table-cell>
          <table:table-cell table:number-columns-repeated="5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82.86" calcext:value-type="float">
            <text:p>182.86</text:p>
          </table:table-cell>
          <table:table-cell office:value-type="float" office:value="45.44" calcext:value-type="float">
            <text:p>45.44</text:p>
          </table:table-cell>
          <table:table-cell table:formula="of:=ROUND((([.C12]/[.B12]) * 10);2)" office:value-type="float" office:value="2.48" calcext:value-type="float">
            <text:p>2.48</text:p>
          </table:table-cell>
          <table:table-cell table:number-columns-repeated="5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52.42" calcext:value-type="float">
            <text:p>152.42</text:p>
          </table:table-cell>
          <table:table-cell office:value-type="float" office:value="54.31" calcext:value-type="float">
            <text:p>54.31</text:p>
          </table:table-cell>
          <table:table-cell table:formula="of:=ROUND((([.C13]/[.B13]) * 10);2)" office:value-type="float" office:value="3.56" calcext:value-type="float">
            <text:p>3.56</text:p>
          </table:table-cell>
          <table:table-cell table:number-columns-repeated="5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67.59" calcext:value-type="float">
            <text:p>167.59</text:p>
          </table:table-cell>
          <table:table-cell office:value-type="float" office:value="149.99" calcext:value-type="float">
            <text:p>149.99</text:p>
          </table:table-cell>
          <table:table-cell table:formula="of:=ROUND((([.C14]/[.B14]) * 10);2)" office:value-type="float" office:value="8.95" calcext:value-type="float">
            <text:p>8.95</text:p>
          </table:table-cell>
          <table:table-cell table:number-columns-repeated="5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35.78" calcext:value-type="float">
            <text:p>135.78</text:p>
          </table:table-cell>
          <table:table-cell office:value-type="float" office:value="69.61" calcext:value-type="float">
            <text:p>69.61</text:p>
          </table:table-cell>
          <table:table-cell table:formula="of:=ROUND((([.C15]/[.B15]) * 10);2)" office:value-type="float" office:value="5.13" calcext:value-type="float">
            <text:p>5.13</text:p>
          </table:table-cell>
          <table:table-cell table:number-columns-repeated="5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46.57" calcext:value-type="float">
            <text:p>146.57</text:p>
          </table:table-cell>
          <table:table-cell office:value-type="float" office:value="119.42" calcext:value-type="float">
            <text:p>119.42</text:p>
          </table:table-cell>
          <table:table-cell table:formula="of:=ROUND((([.C16]/[.B16]) * 10);2)" office:value-type="float" office:value="8.15" calcext:value-type="float">
            <text:p>8.15</text:p>
          </table:table-cell>
          <table:table-cell table:number-columns-repeated="5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44.31" calcext:value-type="float">
            <text:p>144.31</text:p>
          </table:table-cell>
          <table:table-cell office:value-type="float" office:value="96.62" calcext:value-type="float">
            <text:p>96.62</text:p>
          </table:table-cell>
          <table:table-cell table:formula="of:=ROUND((([.C17]/[.B17]) * 10);2)" office:value-type="float" office:value="6.7" calcext:value-type="float">
            <text:p>6.7</text:p>
          </table:table-cell>
          <table:table-cell table:number-columns-repeated="5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45.64" calcext:value-type="float">
            <text:p>145.64</text:p>
          </table:table-cell>
          <table:table-cell office:value-type="float" office:value="108.01" calcext:value-type="float">
            <text:p>108.01</text:p>
          </table:table-cell>
          <table:table-cell table:formula="of:=ROUND((([.C18]/[.B18]) * 10);2)" office:value-type="float" office:value="7.42" calcext:value-type="float">
            <text:p>7.42</text:p>
          </table:table-cell>
          <table:table-cell table:number-columns-repeated="5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30.13" calcext:value-type="float">
            <text:p>130.13</text:p>
          </table:table-cell>
          <table:table-cell office:value-type="float" office:value="105.79" calcext:value-type="float">
            <text:p>105.79</text:p>
          </table:table-cell>
          <table:table-cell table:formula="of:=ROUND((([.C19]/[.B19]) * 10);2)" office:value-type="float" office:value="8.13" calcext:value-type="float">
            <text:p>8.13</text:p>
          </table:table-cell>
          <table:table-cell table:number-columns-repeated="5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98.04" calcext:value-type="float">
            <text:p>98.04</text:p>
          </table:table-cell>
          <table:table-cell office:value-type="float" office:value="97.11" calcext:value-type="float">
            <text:p>97.11</text:p>
          </table:table-cell>
          <table:table-cell table:formula="of:=ROUND((([.C20]/[.B20]) * 10);2)" office:value-type="float" office:value="9.91" calcext:value-type="float">
            <text:p>9.91</text:p>
          </table:table-cell>
          <table:table-cell table:number-columns-repeated="5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98.33" calcext:value-type="float">
            <text:p>98.33</text:p>
          </table:table-cell>
          <table:table-cell office:value-type="float" office:value="77.23" calcext:value-type="float">
            <text:p>77.23</text:p>
          </table:table-cell>
          <table:table-cell table:formula="of:=ROUND((([.C21]/[.B21]) * 10);2)" office:value-type="float" office:value="7.85" calcext:value-type="float">
            <text:p>7.85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7.91" calcext:value-type="float">
            <text:p>97.91</text:p>
          </table:table-cell>
          <table:table-cell office:value-type="float" office:value="103.64" calcext:value-type="float">
            <text:p>103.64</text:p>
          </table:table-cell>
          <table:table-cell table:formula="of:=ROUND((([.C22]/[.B22]) * 10);2)" office:value-type="float" office:value="10.59" calcext:value-type="float">
            <text:p>10.59</text:p>
          </table:table-cell>
          <table:table-cell table:number-columns-repeated="4"/>
          <table:table-cell>
            <draw:frame table:end-cell-address="'Gold-Sensex-USD'.P42" table:end-x="0.1157in" table:end-y="0.0921in" draw:z-index="0" draw:style-name="gr1" draw:text-style-name="P1" svg:width="6.3008in" svg:height="3.5559in" svg:x="0.0409in" svg:y="0.1059in">
              <draw:object draw:notify-on-update-of-ranges="'Gold-Sensex-USD'.A2:'Gold-Sensex-USD'.A41 'Gold-Sensex-USD'.C1:'Gold-Sensex-USD'.C1 'Gold-Sensex-USD'.C2:'Gold-Sensex-USD'.C4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91.12" calcext:value-type="float">
            <text:p>91.12</text:p>
          </table:table-cell>
          <table:table-cell office:value-type="float" office:value="74.57" calcext:value-type="float">
            <text:p>74.57</text:p>
          </table:table-cell>
          <table:table-cell table:formula="of:=ROUND((([.C23]/[.B23]) * 10);2)" office:value-type="float" office:value="8.18" calcext:value-type="float">
            <text:p>8.18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2.65" calcext:value-type="float">
            <text:p>102.65</text:p>
          </table:table-cell>
          <table:table-cell office:value-type="float" office:value="68.67" calcext:value-type="float">
            <text:p>68.67</text:p>
          </table:table-cell>
          <table:table-cell table:formula="of:=ROUND((([.C24]/[.B24]) * 10);2)" office:value-type="float" office:value="6.69" calcext:value-type="float">
            <text:p>6.69</text:p>
          </table:table-cell>
          <table:table-cell table:number-columns-repeated="5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20.22" calcext:value-type="float">
            <text:p>120.22</text:p>
          </table:table-cell>
          <table:table-cell office:value-type="float" office:value="63.54" calcext:value-type="float">
            <text:p>63.54</text:p>
          </table:table-cell>
          <table:table-cell table:formula="of:=ROUND((([.C25]/[.B25]) * 10);2)" office:value-type="float" office:value="5.29" calcext:value-type="float">
            <text:p>5.29</text:p>
          </table:table-cell>
          <table:table-cell table:number-columns-repeated="5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29.08" calcext:value-type="float">
            <text:p>129.08</text:p>
          </table:table-cell>
          <table:table-cell office:value-type="float" office:value="124.78" calcext:value-type="float">
            <text:p>124.78</text:p>
          </table:table-cell>
          <table:table-cell table:formula="of:=ROUND((([.C26]/[.B26]) * 10);2)" office:value-type="float" office:value="9.67" calcext:value-type="float">
            <text:p>9.67</text:p>
          </table:table-cell>
          <table:table-cell table:number-columns-repeated="5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58.73" calcext:value-type="float">
            <text:p>158.73</text:p>
          </table:table-cell>
          <table:table-cell office:value-type="float" office:value="139.56" calcext:value-type="float">
            <text:p>139.56</text:p>
          </table:table-cell>
          <table:table-cell table:formula="of:=ROUND((([.C27]/[.B27]) * 10);2)" office:value-type="float" office:value="8.79" calcext:value-type="float">
            <text:p>8.79</text:p>
          </table:table-cell>
          <table:table-cell table:number-columns-repeated="5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85.39" calcext:value-type="float">
            <text:p>185.39</text:p>
          </table:table-cell>
          <table:table-cell office:value-type="float" office:value="265.78" calcext:value-type="float">
            <text:p>265.78</text:p>
          </table:table-cell>
          <table:table-cell table:formula="of:=ROUND((([.C28]/[.B28]) * 10);2)" office:value-type="float" office:value="14.34" calcext:value-type="float">
            <text:p>14.34</text:p>
          </table:table-cell>
          <table:table-cell table:number-columns-repeated="5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61.19" calcext:value-type="float">
            <text:p>261.19</text:p>
          </table:table-cell>
          <table:table-cell office:value-type="float" office:value="335.49" calcext:value-type="float">
            <text:p>335.49</text:p>
          </table:table-cell>
          <table:table-cell table:formula="of:=ROUND((([.C29]/[.B29]) * 10);2)" office:value-type="float" office:value="12.84" calcext:value-type="float">
            <text:p>12.84</text:p>
          </table:table-cell>
          <table:table-cell table:number-columns-repeated="5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87.29" calcext:value-type="float">
            <text:p>287.29</text:p>
          </table:table-cell>
          <table:table-cell office:value-type="float" office:value="397.32" calcext:value-type="float">
            <text:p>397.32</text:p>
          </table:table-cell>
          <table:table-cell table:formula="of:=ROUND((([.C30]/[.B30]) * 10);2)" office:value-type="float" office:value="13.83" calcext:value-type="float">
            <text:p>13.83</text:p>
          </table:table-cell>
          <table:table-cell table:number-columns-repeated="5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99.52" calcext:value-type="float">
            <text:p>299.52</text:p>
          </table:table-cell>
          <table:table-cell office:value-type="float" office:value="235.56" calcext:value-type="float">
            <text:p>235.56</text:p>
          </table:table-cell>
          <table:table-cell table:formula="of:=ROUND((([.C31]/[.B31]) * 10);2)" office:value-type="float" office:value="7.86" calcext:value-type="float">
            <text:p>7.86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04.55" calcext:value-type="float">
            <text:p>404.55</text:p>
          </table:table-cell>
          <table:table-cell office:value-type="float" office:value="383.96" calcext:value-type="float">
            <text:p>383.96</text:p>
          </table:table-cell>
          <table:table-cell table:formula="of:=ROUND((([.C32]/[.B32]) * 10);2)" office:value-type="float" office:value="9.49" calcext:value-type="float">
            <text:p>9.49</text:p>
          </table:table-cell>
          <table:table-cell table:number-columns-repeated="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65.67" calcext:value-type="float">
            <text:p>565.67</text:p>
          </table:table-cell>
          <table:table-cell office:value-type="float" office:value="410.03" calcext:value-type="float">
            <text:p>410.03</text:p>
          </table:table-cell>
          <table:table-cell table:formula="of:=ROUND((([.C33]/[.B33]) * 10);2)" office:value-type="float" office:value="7.25" calcext:value-type="float">
            <text:p>7.25</text:p>
          </table:table-cell>
          <table:table-cell table:number-columns-repeated="5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81.03" calcext:value-type="float">
            <text:p>581.03</text:p>
          </table:table-cell>
          <table:table-cell office:value-type="float" office:value="324.08" calcext:value-type="float">
            <text:p>324.08</text:p>
          </table:table-cell>
          <table:table-cell table:formula="of:=ROUND((([.C34]/[.B34]) * 10);2)" office:value-type="float" office:value="5.58" calcext:value-type="float">
            <text:p>5.58</text:p>
          </table:table-cell>
          <table:table-cell table:number-columns-repeated="5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23.25" calcext:value-type="float">
            <text:p>523.25</text:p>
          </table:table-cell>
          <table:table-cell office:value-type="float" office:value="344.78" calcext:value-type="float">
            <text:p>344.78</text:p>
          </table:table-cell>
          <table:table-cell table:formula="of:=ROUND((([.C35]/[.B35]) * 10);2)" office:value-type="float" office:value="6.59" calcext:value-type="float">
            <text:p>6.59</text:p>
          </table:table-cell>
          <table:table-cell table:number-columns-repeated="5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49.33" calcext:value-type="float">
            <text:p>449.33</text:p>
          </table:table-cell>
          <table:table-cell office:value-type="float" office:value="359.66" calcext:value-type="float">
            <text:p>359.66</text:p>
          </table:table-cell>
          <table:table-cell table:formula="of:=ROUND((([.C36]/[.B36]) * 10);2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18.34" calcext:value-type="float">
            <text:p>418.34</text:p>
          </table:table-cell>
          <table:table-cell office:value-type="float" office:value="428.96" calcext:value-type="float">
            <text:p>428.96</text:p>
          </table:table-cell>
          <table:table-cell table:formula="of:=ROUND((([.C37]/[.B37]) * 10);2)" office:value-type="float" office:value="10.25" calcext:value-type="float">
            <text:p>10.25</text:p>
          </table:table-cell>
          <table:table-cell table:number-columns-repeated="5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0.69" calcext:value-type="float">
            <text:p>430.69</text:p>
          </table:table-cell>
          <table:table-cell office:value-type="float" office:value="385.29" calcext:value-type="float">
            <text:p>385.29</text:p>
          </table:table-cell>
          <table:table-cell table:formula="of:=ROUND((([.C38]/[.B38]) * 10);2)" office:value-type="float" office:value="8.95" calcext:value-type="float">
            <text:p>8.95</text:p>
          </table:table-cell>
          <table:table-cell table:number-columns-repeated="5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7.64" calcext:value-type="float">
            <text:p>437.64</text:p>
          </table:table-cell>
          <table:table-cell office:value-type="float" office:value="441.34" calcext:value-type="float">
            <text:p>441.34</text:p>
          </table:table-cell>
          <table:table-cell table:formula="of:=ROUND((([.C39]/[.B39]) * 10);2)" office:value-type="float" office:value="10.08" calcext:value-type="float">
            <text:p>10.08</text:p>
          </table:table-cell>
          <table:table-cell table:number-columns-repeated="5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50.49" calcext:value-type="float">
            <text:p>450.49</text:p>
          </table:table-cell>
          <table:table-cell office:value-type="float" office:value="501.65" calcext:value-type="float">
            <text:p>501.65</text:p>
          </table:table-cell>
          <table:table-cell table:formula="of:=ROUND((([.C40]/[.B40]) * 10);2)" office:value-type="float" office:value="11.14" calcext:value-type="float">
            <text:p>11.14</text:p>
          </table:table-cell>
          <table:table-cell table:number-columns-repeated="5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74.55" calcext:value-type="float">
            <text:p>474.55</text:p>
          </table:table-cell>
          <table:table-cell office:value-type="float" office:value="562.25" calcext:value-type="float">
            <text:p>562.25</text:p>
          </table:table-cell>
          <table:table-cell table:formula="of:=ROUND((([.C41]/[.B41]) * 10);2)" office:value-type="float" office:value="11.85" calcext:value-type="float">
            <text:p>11.8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rm</text:p>
          </table:table-cell>
          <table:table-cell table:formula="of:=[.A41]-[.A2]"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rowth</text:p>
          </table:table-cell>
          <table:table-cell table:formula="of:=ROUND(([.B41]/[.B2]);2)" office:value-type="float" office:value="2.8" calcext:value-type="float">
            <text:p>2.8</text:p>
          </table:table-cell>
          <table:table-cell table:formula="of:=ROUND(([.C41]/[.C2]);2)" office:value-type="float" office:value="34.73" calcext:value-type="float">
            <text:p>34.73</text:p>
          </table:table-cell>
          <table:table-cell table:formula="of:=ROUND(([.D41]/[.D2]);2)" office:value-type="float" office:value="12.34" calcext:value-type="float">
            <text:p>12.34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ROUND(((([.C41]/[.C39]) -1) * 100);2)" office:value-type="float" office:value="27.4" calcext:value-type="float">
            <text:p>27.4</text:p>
          </table:table-cell>
          <table:table-cell office:value-type="string" calcext:value-type="string">
            <text:p>%</text:p>
          </table:table-cell>
          <table:table-cell table:number-columns-repeated="5"/>
        </table:table-row>
      </table:table>
      <table:table table:name="population" table:style-name="ta1" table:print="false">
        <table:table-column table:style-name="co3" table:default-cell-style-name="ce22"/>
        <table:table-column table:style-name="co9" table:default-cell-style-name="ce22"/>
        <table:table-column table:style-name="co12" table:default-cell-style-name="ce22"/>
        <table:table-column table:style-name="co5" table:default-cell-style-name="ce22"/>
        <table:table-column table:style-name="co6" table:default-cell-style-name="ce22"/>
        <table:table-column table:style-name="co5" table:default-cell-style-name="ce22"/>
        <table:table-column table:style-name="co3" table:number-columns-repeated="1018" table:default-cell-style-name="ce22"/>
        <table:table-row table:style-name="ro3">
          <table:table-cell table:style-name="ce20" office:value-type="string" calcext:value-type="string">
            <text:p>Year</text:p>
          </table:table-cell>
          <table:table-cell table:style-name="ce20" office:value-type="string" calcext:value-type="string">
            <text:p>Population (K)</text:p>
          </table:table-cell>
          <table:table-cell table:style-name="ce20" office:value-type="string" calcext:value-type="string">
            <text:p>Population (Million)</text:p>
          </table:table-cell>
          <table:table-cell table:style-name="ce24" office:value-type="string" calcext:value-type="string">
            <text:p>Sensex (1g Gold)</text:p>
          </table:table-cell>
          <table:table-cell table:style-name="ce24" office:value-type="string" calcext:value-type="string">
            <text:p>Normalized Population</text:p>
          </table:table-cell>
          <table:table-cell table:style-name="ce24" office:value-type="string" calcext:value-type="string">
            <text:p>Normalized Sensex (1g Gold)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81" calcext:value-type="float">
            <text:p>1981</text:p>
          </table:table-cell>
          <table:table-cell table:style-name="ce21" office:value-type="float" office:value="716493" calcext:value-type="float">
            <text:p>716493</text:p>
          </table:table-cell>
          <table:table-cell table:style-name="Default" table:formula="of:=[.B2]/1000" office:value-type="float" office:value="716.493" calcext:value-type="float">
            <text:p>716.493</text:p>
          </table:table-cell>
          <table:table-cell table:style-name="ce21" office:value-type="float" office:value="1.03" calcext:value-type="float">
            <text:p>1.03</text:p>
          </table:table-cell>
          <table:table-cell table:style-name="ce21" table:formula="of:=ROUND((([.C2]/[.$C$42]) * 100);2) -20" office:value-type="float" office:value="36.24" calcext:value-type="float">
            <text:p>36.24</text:p>
          </table:table-cell>
          <table:table-cell table:style-name="ce21" table:formula="of:=ROUND((([.D2]/[.$D$42]) * 100);2)" office:value-type="float" office:value="7.18" calcext:value-type="float">
            <text:p>7.18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82" calcext:value-type="float">
            <text:p>1982</text:p>
          </table:table-cell>
          <table:table-cell table:style-name="ce21" office:value-type="float" office:value="733152" calcext:value-type="float">
            <text:p>733152</text:p>
          </table:table-cell>
          <table:table-cell table:style-name="Default" table:formula="of:=[.B3]/1000" office:value-type="float" office:value="733.152" calcext:value-type="float">
            <text:p>733.152</text:p>
          </table:table-cell>
          <table:table-cell table:style-name="ce21" office:value-type="float" office:value="1.37" calcext:value-type="float">
            <text:p>1.37</text:p>
          </table:table-cell>
          <table:table-cell table:style-name="ce21" table:formula="of:=ROUND((([.C3]/[.$C$42]) * 100);2) -20" office:value-type="float" office:value="37.55" calcext:value-type="float">
            <text:p>37.55</text:p>
          </table:table-cell>
          <table:table-cell table:style-name="ce21" table:formula="of:=ROUND((([.D3]/[.$D$42]) * 100);2)" office:value-type="float" office:value="9.55" calcext:value-type="float">
            <text:p>9.55</text:p>
          </table:table-cell>
          <table:table-cell table:style-name="ce21"/>
          <table:table-cell table:style-name="ce21">
            <draw:frame table:end-cell-address="population.R29" table:end-x="0.0094in" table:end-y="0.1717in" draw:z-index="0" draw:style-name="gr1" draw:text-style-name="P1" svg:width="8.9051in" svg:height="5.0079in" svg:x="0.0283in" svg:y="0.0035in">
              <draw:object draw:notify-on-update-of-ranges="population.A2:population.A40 population.E1:population.E1 population.E2:population.E40 population.A2:population.A40 population.F1:population.F1 population.F2:population.F4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style-name="ce21"/>
          <table:table-cell table:number-columns-repeated="1015"/>
        </table:table-row>
        <table:table-row table:style-name="ro4">
          <table:table-cell table:style-name="ce21" office:value-type="float" office:value="1983" calcext:value-type="float">
            <text:p>1983</text:p>
          </table:table-cell>
          <table:table-cell table:style-name="ce21" office:value-type="float" office:value="750034" calcext:value-type="float">
            <text:p>750034</text:p>
          </table:table-cell>
          <table:table-cell table:style-name="Default" table:formula="of:=[.B4]/1000" office:value-type="float" office:value="750.034" calcext:value-type="float">
            <text:p>750.034</text:p>
          </table:table-cell>
          <table:table-cell table:style-name="ce21" office:value-type="float" office:value="1.19" calcext:value-type="float">
            <text:p>1.19</text:p>
          </table:table-cell>
          <table:table-cell table:style-name="ce21" table:formula="of:=ROUND((([.C4]/[.$C$42]) * 100);2) -20" office:value-type="float" office:value="38.87" calcext:value-type="float">
            <text:p>38.87</text:p>
          </table:table-cell>
          <table:table-cell table:style-name="ce21" table:formula="of:=ROUND((([.D4]/[.$D$42]) * 100);2)" office:value-type="float" office:value="8.3" calcext:value-type="float">
            <text:p>8.3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84" calcext:value-type="float">
            <text:p>1984</text:p>
          </table:table-cell>
          <table:table-cell table:style-name="ce21" office:value-type="float" office:value="767147" calcext:value-type="float">
            <text:p>767147</text:p>
          </table:table-cell>
          <table:table-cell table:style-name="Default" table:formula="of:=[.B5]/1000" office:value-type="float" office:value="767.147" calcext:value-type="float">
            <text:p>767.147</text:p>
          </table:table-cell>
          <table:table-cell table:style-name="ce21" office:value-type="float" office:value="1.19" calcext:value-type="float">
            <text:p>1.19</text:p>
          </table:table-cell>
          <table:table-cell table:style-name="ce21" table:formula="of:=ROUND((([.C5]/[.$C$42]) * 100);2) -20" office:value-type="float" office:value="40.22" calcext:value-type="float">
            <text:p>40.22</text:p>
          </table:table-cell>
          <table:table-cell table:style-name="ce21" table:formula="of:=ROUND((([.D5]/[.$D$42]) * 100);2)" office:value-type="float" office:value="8.3" calcext:value-type="float">
            <text:p>8.3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85" calcext:value-type="float">
            <text:p>1985</text:p>
          </table:table-cell>
          <table:table-cell table:style-name="ce21" office:value-type="float" office:value="784491" calcext:value-type="float">
            <text:p>784491</text:p>
          </table:table-cell>
          <table:table-cell table:style-name="Default" table:formula="of:=[.B6]/1000" office:value-type="float" office:value="784.491" calcext:value-type="float">
            <text:p>784.491</text:p>
          </table:table-cell>
          <table:table-cell table:style-name="ce21" office:value-type="float" office:value="1.82" calcext:value-type="float">
            <text:p>1.82</text:p>
          </table:table-cell>
          <table:table-cell table:style-name="ce21" table:formula="of:=ROUND((([.C6]/[.$C$42]) * 100);2) -20" office:value-type="float" office:value="41.58" calcext:value-type="float">
            <text:p>41.58</text:p>
          </table:table-cell>
          <table:table-cell table:style-name="ce21" table:formula="of:=ROUND((([.D6]/[.$D$42]) * 100);2)" office:value-type="float" office:value="12.69" calcext:value-type="float">
            <text:p>12.69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86" calcext:value-type="float">
            <text:p>1986</text:p>
          </table:table-cell>
          <table:table-cell table:style-name="ce21" office:value-type="float" office:value="802052" calcext:value-type="float">
            <text:p>802052</text:p>
          </table:table-cell>
          <table:table-cell table:style-name="Default" table:formula="of:=[.B7]/1000" office:value-type="float" office:value="802.052" calcext:value-type="float">
            <text:p>802.052</text:p>
          </table:table-cell>
          <table:table-cell table:style-name="ce21" office:value-type="float" office:value="2.8" calcext:value-type="float">
            <text:p>2.8</text:p>
          </table:table-cell>
          <table:table-cell table:style-name="ce21" table:formula="of:=ROUND((([.C7]/[.$C$42]) * 100);2) -20" office:value-type="float" office:value="42.96" calcext:value-type="float">
            <text:p>42.96</text:p>
          </table:table-cell>
          <table:table-cell table:style-name="ce21" table:formula="of:=ROUND((([.D7]/[.$D$42]) * 100);2)" office:value-type="float" office:value="19.53" calcext:value-type="float">
            <text:p>19.53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87" calcext:value-type="float">
            <text:p>1987</text:p>
          </table:table-cell>
          <table:table-cell table:style-name="ce21" office:value-type="float" office:value="819800" calcext:value-type="float">
            <text:p>819800</text:p>
          </table:table-cell>
          <table:table-cell table:style-name="Default" table:formula="of:=[.B8]/1000" office:value-type="float" office:value="819.8" calcext:value-type="float">
            <text:p>819.8</text:p>
          </table:table-cell>
          <table:table-cell table:style-name="ce21" office:value-type="float" office:value="1.87" calcext:value-type="float">
            <text:p>1.87</text:p>
          </table:table-cell>
          <table:table-cell table:style-name="ce21" table:formula="of:=ROUND((([.C8]/[.$C$42]) * 100);2) -20" office:value-type="float" office:value="44.35" calcext:value-type="float">
            <text:p>44.35</text:p>
          </table:table-cell>
          <table:table-cell table:style-name="ce21" table:formula="of:=ROUND((([.D8]/[.$D$42]) * 100);2)" office:value-type="float" office:value="13.04" calcext:value-type="float">
            <text:p>13.04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88" calcext:value-type="float">
            <text:p>1988</text:p>
          </table:table-cell>
          <table:table-cell table:style-name="ce21" office:value-type="float" office:value="837700" calcext:value-type="float">
            <text:p>837700</text:p>
          </table:table-cell>
          <table:table-cell table:style-name="Default" table:formula="of:=[.B9]/1000" office:value-type="float" office:value="837.7" calcext:value-type="float">
            <text:p>837.7</text:p>
          </table:table-cell>
          <table:table-cell table:style-name="ce21" office:value-type="float" office:value="1.51" calcext:value-type="float">
            <text:p>1.51</text:p>
          </table:table-cell>
          <table:table-cell table:style-name="ce21" table:formula="of:=ROUND((([.C9]/[.$C$42]) * 100);2) -20" office:value-type="float" office:value="45.75" calcext:value-type="float">
            <text:p>45.75</text:p>
          </table:table-cell>
          <table:table-cell table:style-name="ce21" table:formula="of:=ROUND((([.D9]/[.$D$42]) * 100);2)" office:value-type="float" office:value="10.53" calcext:value-type="float">
            <text:p>10.53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89" calcext:value-type="float">
            <text:p>1989</text:p>
          </table:table-cell>
          <table:table-cell table:style-name="ce21" office:value-type="float" office:value="855707" calcext:value-type="float">
            <text:p>855707</text:p>
          </table:table-cell>
          <table:table-cell table:style-name="Default" table:formula="of:=[.B10]/1000" office:value-type="float" office:value="855.707" calcext:value-type="float">
            <text:p>855.707</text:p>
          </table:table-cell>
          <table:table-cell table:style-name="ce21" office:value-type="float" office:value="2.49" calcext:value-type="float">
            <text:p>2.49</text:p>
          </table:table-cell>
          <table:table-cell table:style-name="ce21" table:formula="of:=ROUND((([.C10]/[.$C$42]) * 100);2) -20" office:value-type="float" office:value="47.17" calcext:value-type="float">
            <text:p>47.17</text:p>
          </table:table-cell>
          <table:table-cell table:style-name="ce21" table:formula="of:=ROUND((([.D10]/[.$D$42]) * 100);2)" office:value-type="float" office:value="17.36" calcext:value-type="float">
            <text:p>17.36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90" calcext:value-type="float">
            <text:p>1990</text:p>
          </table:table-cell>
          <table:table-cell table:style-name="ce21" office:value-type="float" office:value="873785" calcext:value-type="float">
            <text:p>873785</text:p>
          </table:table-cell>
          <table:table-cell table:style-name="Default" table:formula="of:=[.B11]/1000" office:value-type="float" office:value="873.785" calcext:value-type="float">
            <text:p>873.785</text:p>
          </table:table-cell>
          <table:table-cell table:style-name="ce21" office:value-type="float" office:value="2.48" calcext:value-type="float">
            <text:p>2.48</text:p>
          </table:table-cell>
          <table:table-cell table:style-name="ce21" table:formula="of:=ROUND((([.C11]/[.$C$42]) * 100);2) -20" office:value-type="float" office:value="48.59" calcext:value-type="float">
            <text:p>48.59</text:p>
          </table:table-cell>
          <table:table-cell table:style-name="ce21" table:formula="of:=ROUND((([.D11]/[.$D$42]) * 100);2)" office:value-type="float" office:value="17.29" calcext:value-type="float">
            <text:p>17.29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91" calcext:value-type="float">
            <text:p>1991</text:p>
          </table:table-cell>
          <table:table-cell table:style-name="ce21" office:value-type="float" office:value="891910" calcext:value-type="float">
            <text:p>891910</text:p>
          </table:table-cell>
          <table:table-cell table:style-name="Default" table:formula="of:=[.B12]/1000" office:value-type="float" office:value="891.91" calcext:value-type="float">
            <text:p>891.91</text:p>
          </table:table-cell>
          <table:table-cell table:style-name="ce21" office:value-type="float" office:value="3.56" calcext:value-type="float">
            <text:p>3.56</text:p>
          </table:table-cell>
          <table:table-cell table:style-name="ce21" table:formula="of:=ROUND((([.C12]/[.$C$42]) * 100);2) -20" office:value-type="float" office:value="50.01" calcext:value-type="float">
            <text:p>50.01</text:p>
          </table:table-cell>
          <table:table-cell table:style-name="ce21" table:formula="of:=ROUND((([.D12]/[.$D$42]) * 100);2)" office:value-type="float" office:value="24.83" calcext:value-type="float">
            <text:p>24.83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92" calcext:value-type="float">
            <text:p>1992</text:p>
          </table:table-cell>
          <table:table-cell table:style-name="ce21" office:value-type="float" office:value="910065" calcext:value-type="float">
            <text:p>910065</text:p>
          </table:table-cell>
          <table:table-cell table:style-name="Default" table:formula="of:=[.B13]/1000" office:value-type="float" office:value="910.065" calcext:value-type="float">
            <text:p>910.065</text:p>
          </table:table-cell>
          <table:table-cell table:style-name="ce21" office:value-type="float" office:value="8.95" calcext:value-type="float">
            <text:p>8.95</text:p>
          </table:table-cell>
          <table:table-cell table:style-name="ce21" table:formula="of:=ROUND((([.C13]/[.$C$42]) * 100);2) -20" office:value-type="float" office:value="51.43" calcext:value-type="float">
            <text:p>51.43</text:p>
          </table:table-cell>
          <table:table-cell table:style-name="ce21" table:formula="of:=ROUND((([.D13]/[.$D$42]) * 100);2)" office:value-type="float" office:value="62.41" calcext:value-type="float">
            <text:p>62.41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93" calcext:value-type="float">
            <text:p>1993</text:p>
          </table:table-cell>
          <table:table-cell table:style-name="ce21" office:value-type="float" office:value="928226" calcext:value-type="float">
            <text:p>928226</text:p>
          </table:table-cell>
          <table:table-cell table:style-name="Default" table:formula="of:=[.B14]/1000" office:value-type="float" office:value="928.226" calcext:value-type="float">
            <text:p>928.226</text:p>
          </table:table-cell>
          <table:table-cell table:style-name="ce21" office:value-type="float" office:value="5.13" calcext:value-type="float">
            <text:p>5.13</text:p>
          </table:table-cell>
          <table:table-cell table:style-name="ce21" table:formula="of:=ROUND((([.C14]/[.$C$42]) * 100);2) -20" office:value-type="float" office:value="52.86" calcext:value-type="float">
            <text:p>52.86</text:p>
          </table:table-cell>
          <table:table-cell table:style-name="ce21" table:formula="of:=ROUND((([.D14]/[.$D$42]) * 100);2)" office:value-type="float" office:value="35.77" calcext:value-type="float">
            <text:p>35.77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94" calcext:value-type="float">
            <text:p>1994</text:p>
          </table:table-cell>
          <table:table-cell table:style-name="ce21" office:value-type="float" office:value="946373" calcext:value-type="float">
            <text:p>946373</text:p>
          </table:table-cell>
          <table:table-cell table:style-name="Default" table:formula="of:=[.B15]/1000" office:value-type="float" office:value="946.373" calcext:value-type="float">
            <text:p>946.373</text:p>
          </table:table-cell>
          <table:table-cell table:style-name="ce21" office:value-type="float" office:value="8.15" calcext:value-type="float">
            <text:p>8.15</text:p>
          </table:table-cell>
          <table:table-cell table:style-name="ce21" table:formula="of:=ROUND((([.C15]/[.$C$42]) * 100);2) -20" office:value-type="float" office:value="54.28" calcext:value-type="float">
            <text:p>54.28</text:p>
          </table:table-cell>
          <table:table-cell table:style-name="ce21" table:formula="of:=ROUND((([.D15]/[.$D$42]) * 100);2)" office:value-type="float" office:value="56.83" calcext:value-type="float">
            <text:p>56.83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95" calcext:value-type="float">
            <text:p>1995</text:p>
          </table:table-cell>
          <table:table-cell table:style-name="ce21" office:value-type="float" office:value="964486" calcext:value-type="float">
            <text:p>964486</text:p>
          </table:table-cell>
          <table:table-cell table:style-name="Default" table:formula="of:=[.B16]/1000" office:value-type="float" office:value="964.486" calcext:value-type="float">
            <text:p>964.486</text:p>
          </table:table-cell>
          <table:table-cell table:style-name="ce21" office:value-type="float" office:value="6.7" calcext:value-type="float">
            <text:p>6.7</text:p>
          </table:table-cell>
          <table:table-cell table:style-name="ce21" table:formula="of:=ROUND((([.C16]/[.$C$42]) * 100);2) -20" office:value-type="float" office:value="55.71" calcext:value-type="float">
            <text:p>55.71</text:p>
          </table:table-cell>
          <table:table-cell table:style-name="ce21" table:formula="of:=ROUND((([.D16]/[.$D$42]) * 100);2)" office:value-type="float" office:value="46.72" calcext:value-type="float">
            <text:p>46.72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96" calcext:value-type="float">
            <text:p>1996</text:p>
          </table:table-cell>
          <table:table-cell table:style-name="ce21" office:value-type="float" office:value="982553" calcext:value-type="float">
            <text:p>982553</text:p>
          </table:table-cell>
          <table:table-cell table:style-name="Default" table:formula="of:=[.B17]/1000" office:value-type="float" office:value="982.553" calcext:value-type="float">
            <text:p>982.553</text:p>
          </table:table-cell>
          <table:table-cell table:style-name="ce21" office:value-type="float" office:value="7.42" calcext:value-type="float">
            <text:p>7.42</text:p>
          </table:table-cell>
          <table:table-cell table:style-name="ce21" table:formula="of:=ROUND((([.C17]/[.$C$42]) * 100);2) -20" office:value-type="float" office:value="57.12" calcext:value-type="float">
            <text:p>57.12</text:p>
          </table:table-cell>
          <table:table-cell table:style-name="ce21" table:formula="of:=ROUND((([.D17]/[.$D$42]) * 100);2)" office:value-type="float" office:value="51.74" calcext:value-type="float">
            <text:p>51.74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97" calcext:value-type="float">
            <text:p>1997</text:p>
          </table:table-cell>
          <table:table-cell table:style-name="ce21" office:value-type="float" office:value="1000558" calcext:value-type="float">
            <text:p>1000558</text:p>
          </table:table-cell>
          <table:table-cell table:style-name="Default" table:formula="of:=[.B18]/1000" office:value-type="float" office:value="1000.558" calcext:value-type="float">
            <text:p>1000.558</text:p>
          </table:table-cell>
          <table:table-cell table:style-name="ce21" office:value-type="float" office:value="8.13" calcext:value-type="float">
            <text:p>8.13</text:p>
          </table:table-cell>
          <table:table-cell table:style-name="ce21" table:formula="of:=ROUND((([.C18]/[.$C$42]) * 100);2) -20" office:value-type="float" office:value="58.54" calcext:value-type="float">
            <text:p>58.54</text:p>
          </table:table-cell>
          <table:table-cell table:style-name="ce21" table:formula="of:=ROUND((([.D18]/[.$D$42]) * 100);2)" office:value-type="float" office:value="56.69" calcext:value-type="float">
            <text:p>56.69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98" calcext:value-type="float">
            <text:p>1998</text:p>
          </table:table-cell>
          <table:table-cell table:style-name="ce21" office:value-type="float" office:value="1018471" calcext:value-type="float">
            <text:p>1018471</text:p>
          </table:table-cell>
          <table:table-cell table:style-name="Default" table:formula="of:=[.B19]/1000" office:value-type="float" office:value="1018.471" calcext:value-type="float">
            <text:p>1018.471</text:p>
          </table:table-cell>
          <table:table-cell table:style-name="ce21" office:value-type="float" office:value="9.91" calcext:value-type="float">
            <text:p>9.91</text:p>
          </table:table-cell>
          <table:table-cell table:style-name="ce21" table:formula="of:=ROUND((([.C19]/[.$C$42]) * 100);2) -20" office:value-type="float" office:value="59.94" calcext:value-type="float">
            <text:p>59.94</text:p>
          </table:table-cell>
          <table:table-cell table:style-name="ce21" table:formula="of:=ROUND((([.D19]/[.$D$42]) * 100);2)" office:value-type="float" office:value="69.11" calcext:value-type="float">
            <text:p>69.11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1999" calcext:value-type="float">
            <text:p>1999</text:p>
          </table:table-cell>
          <table:table-cell table:style-name="ce21" office:value-type="float" office:value="1036259" calcext:value-type="float">
            <text:p>1036259</text:p>
          </table:table-cell>
          <table:table-cell table:style-name="Default" table:formula="of:=[.B20]/1000" office:value-type="float" office:value="1036.259" calcext:value-type="float">
            <text:p>1036.259</text:p>
          </table:table-cell>
          <table:table-cell table:style-name="ce21" office:value-type="float" office:value="7.85" calcext:value-type="float">
            <text:p>7.85</text:p>
          </table:table-cell>
          <table:table-cell table:style-name="ce21" table:formula="of:=ROUND((([.C20]/[.$C$42]) * 100);2) -20" office:value-type="float" office:value="61.34" calcext:value-type="float">
            <text:p>61.34</text:p>
          </table:table-cell>
          <table:table-cell table:style-name="ce21" table:formula="of:=ROUND((([.D20]/[.$D$42]) * 100);2)" office:value-type="float" office:value="54.74" calcext:value-type="float">
            <text:p>54.74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00" calcext:value-type="float">
            <text:p>2000</text:p>
          </table:table-cell>
          <table:table-cell table:style-name="ce21" office:value-type="float" office:value="1053898" calcext:value-type="float">
            <text:p>1053898</text:p>
          </table:table-cell>
          <table:table-cell table:style-name="Default" table:formula="of:=[.B21]/1000" office:value-type="float" office:value="1053.898" calcext:value-type="float">
            <text:p>1053.898</text:p>
          </table:table-cell>
          <table:table-cell table:style-name="ce21" office:value-type="float" office:value="10.59" calcext:value-type="float">
            <text:p>10.59</text:p>
          </table:table-cell>
          <table:table-cell table:style-name="ce21" table:formula="of:=ROUND((([.C21]/[.$C$42]) * 100);2) -20" office:value-type="float" office:value="62.72" calcext:value-type="float">
            <text:p>62.72</text:p>
          </table:table-cell>
          <table:table-cell table:style-name="ce21" table:formula="of:=ROUND((([.D21]/[.$D$42]) * 100);2)" office:value-type="float" office:value="73.85" calcext:value-type="float">
            <text:p>73.85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01" calcext:value-type="float">
            <text:p>2001</text:p>
          </table:table-cell>
          <table:table-cell table:style-name="ce21" office:value-type="float" office:value="1071374" calcext:value-type="float">
            <text:p>1071374</text:p>
          </table:table-cell>
          <table:table-cell table:style-name="Default" table:formula="of:=[.B22]/1000" office:value-type="float" office:value="1071.374" calcext:value-type="float">
            <text:p>1071.374</text:p>
          </table:table-cell>
          <table:table-cell table:style-name="ce21" office:value-type="float" office:value="8.18" calcext:value-type="float">
            <text:p>8.18</text:p>
          </table:table-cell>
          <table:table-cell table:style-name="ce21" table:formula="of:=ROUND((([.C22]/[.$C$42]) * 100);2) -20" office:value-type="float" office:value="64.1" calcext:value-type="float">
            <text:p>64.1</text:p>
          </table:table-cell>
          <table:table-cell table:style-name="ce21" table:formula="of:=ROUND((([.D22]/[.$D$42]) * 100);2)" office:value-type="float" office:value="57.04" calcext:value-type="float">
            <text:p>57.04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02" calcext:value-type="float">
            <text:p>2002</text:p>
          </table:table-cell>
          <table:table-cell table:style-name="ce21" office:value-type="float" office:value="1088694" calcext:value-type="float">
            <text:p>1088694</text:p>
          </table:table-cell>
          <table:table-cell table:style-name="Default" table:formula="of:=[.B23]/1000" office:value-type="float" office:value="1088.694" calcext:value-type="float">
            <text:p>1088.694</text:p>
          </table:table-cell>
          <table:table-cell table:style-name="ce21" office:value-type="float" office:value="6.69" calcext:value-type="float">
            <text:p>6.69</text:p>
          </table:table-cell>
          <table:table-cell table:style-name="ce21" table:formula="of:=ROUND((([.C23]/[.$C$42]) * 100);2) -20" office:value-type="float" office:value="65.46" calcext:value-type="float">
            <text:p>65.46</text:p>
          </table:table-cell>
          <table:table-cell table:style-name="ce21" table:formula="of:=ROUND((([.D23]/[.$D$42]) * 100);2)" office:value-type="float" office:value="46.65" calcext:value-type="float">
            <text:p>46.65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03" calcext:value-type="float">
            <text:p>2003</text:p>
          </table:table-cell>
          <table:table-cell table:style-name="ce21" office:value-type="float" office:value="1105886" calcext:value-type="float">
            <text:p>1105886</text:p>
          </table:table-cell>
          <table:table-cell table:style-name="Default" table:formula="of:=[.B24]/1000" office:value-type="float" office:value="1105.886" calcext:value-type="float">
            <text:p>1105.886</text:p>
          </table:table-cell>
          <table:table-cell table:style-name="ce21" office:value-type="float" office:value="5.29" calcext:value-type="float">
            <text:p>5.29</text:p>
          </table:table-cell>
          <table:table-cell table:style-name="ce21" table:formula="of:=ROUND((([.C24]/[.$C$42]) * 100);2) -20" office:value-type="float" office:value="66.81" calcext:value-type="float">
            <text:p>66.81</text:p>
          </table:table-cell>
          <table:table-cell table:style-name="ce21" table:formula="of:=ROUND((([.D24]/[.$D$42]) * 100);2)" office:value-type="float" office:value="36.89" calcext:value-type="float">
            <text:p>36.89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04" calcext:value-type="float">
            <text:p>2004</text:p>
          </table:table-cell>
          <table:table-cell table:style-name="ce21" office:value-type="float" office:value="1122991" calcext:value-type="float">
            <text:p>1122991</text:p>
          </table:table-cell>
          <table:table-cell table:style-name="Default" table:formula="of:=[.B25]/1000" office:value-type="float" office:value="1122.991" calcext:value-type="float">
            <text:p>1122.991</text:p>
          </table:table-cell>
          <table:table-cell table:style-name="ce21" office:value-type="float" office:value="9.67" calcext:value-type="float">
            <text:p>9.67</text:p>
          </table:table-cell>
          <table:table-cell table:style-name="ce21" table:formula="of:=ROUND((([.C25]/[.$C$42]) * 100);2) -20" office:value-type="float" office:value="68.15" calcext:value-type="float">
            <text:p>68.15</text:p>
          </table:table-cell>
          <table:table-cell table:style-name="ce21" table:formula="of:=ROUND((([.D25]/[.$D$42]) * 100);2)" office:value-type="float" office:value="67.43" calcext:value-type="float">
            <text:p>67.43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05" calcext:value-type="float">
            <text:p>2005</text:p>
          </table:table-cell>
          <table:table-cell table:style-name="ce21" office:value-type="float" office:value="1140043" calcext:value-type="float">
            <text:p>1140043</text:p>
          </table:table-cell>
          <table:table-cell table:style-name="Default" table:formula="of:=[.B26]/1000" office:value-type="float" office:value="1140.043" calcext:value-type="float">
            <text:p>1140.043</text:p>
          </table:table-cell>
          <table:table-cell table:style-name="ce21" office:value-type="float" office:value="8.79" calcext:value-type="float">
            <text:p>8.79</text:p>
          </table:table-cell>
          <table:table-cell table:style-name="ce21" table:formula="of:=ROUND((([.C26]/[.$C$42]) * 100);2) -20" office:value-type="float" office:value="69.49" calcext:value-type="float">
            <text:p>69.49</text:p>
          </table:table-cell>
          <table:table-cell table:style-name="ce21" table:formula="of:=ROUND((([.D26]/[.$D$42]) * 100);2)" office:value-type="float" office:value="61.3" calcext:value-type="float">
            <text:p>61.3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06" calcext:value-type="float">
            <text:p>2006</text:p>
          </table:table-cell>
          <table:table-cell table:style-name="ce21" office:value-type="float" office:value="1157039" calcext:value-type="float">
            <text:p>1157039</text:p>
          </table:table-cell>
          <table:table-cell table:style-name="Default" table:formula="of:=[.B27]/1000" office:value-type="float" office:value="1157.039" calcext:value-type="float">
            <text:p>1157.039</text:p>
          </table:table-cell>
          <table:table-cell table:style-name="ce21" office:value-type="float" office:value="14.34" calcext:value-type="float">
            <text:p>14.34</text:p>
          </table:table-cell>
          <table:table-cell table:style-name="ce21" table:formula="of:=ROUND((([.C27]/[.$C$42]) * 100);2) -20" office:value-type="float" office:value="70.82" calcext:value-type="float">
            <text:p>70.82</text:p>
          </table:table-cell>
          <table:table-cell table:style-name="ce21" table:formula="of:=ROUND((([.D27]/[.$D$42]) * 100);2)" office:value-type="float" office:value="100" calcext:value-type="float">
            <text:p>100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07" calcext:value-type="float">
            <text:p>2007</text:p>
          </table:table-cell>
          <table:table-cell table:style-name="ce21" office:value-type="float" office:value="1134024" calcext:value-type="float">
            <text:p>1134024</text:p>
          </table:table-cell>
          <table:table-cell table:style-name="Default" table:formula="of:=[.B28]/1000" office:value-type="float" office:value="1134.024" calcext:value-type="float">
            <text:p>1134.024</text:p>
          </table:table-cell>
          <table:table-cell table:style-name="ce21" office:value-type="float" office:value="12.84" calcext:value-type="float">
            <text:p>12.84</text:p>
          </table:table-cell>
          <table:table-cell table:style-name="ce21" table:formula="of:=ROUND((([.C28]/[.$C$42]) * 100);2) -20" office:value-type="float" office:value="69.01" calcext:value-type="float">
            <text:p>69.01</text:p>
          </table:table-cell>
          <table:table-cell table:style-name="ce21" table:formula="of:=ROUND((([.D28]/[.$D$42]) * 100);2)" office:value-type="float" office:value="89.54" calcext:value-type="float">
            <text:p>89.54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08" calcext:value-type="float">
            <text:p>2008</text:p>
          </table:table-cell>
          <table:table-cell table:style-name="ce21" office:value-type="float" office:value="1150196" calcext:value-type="float">
            <text:p>1150196</text:p>
          </table:table-cell>
          <table:table-cell table:style-name="Default" table:formula="of:=[.B29]/1000" office:value-type="float" office:value="1150.196" calcext:value-type="float">
            <text:p>1150.196</text:p>
          </table:table-cell>
          <table:table-cell table:style-name="ce21" office:value-type="float" office:value="13.83" calcext:value-type="float">
            <text:p>13.83</text:p>
          </table:table-cell>
          <table:table-cell table:style-name="ce21" table:formula="of:=ROUND((([.C29]/[.$C$42]) * 100);2) -20" office:value-type="float" office:value="70.28" calcext:value-type="float">
            <text:p>70.28</text:p>
          </table:table-cell>
          <table:table-cell table:style-name="ce21" table:formula="of:=ROUND((([.D29]/[.$D$42]) * 100);2)" office:value-type="float" office:value="96.44" calcext:value-type="float">
            <text:p>96.44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09" calcext:value-type="float">
            <text:p>2009</text:p>
          </table:table-cell>
          <table:table-cell table:style-name="ce21" office:value-type="float" office:value="1166228" calcext:value-type="float">
            <text:p>1166228</text:p>
          </table:table-cell>
          <table:table-cell table:style-name="Default" table:formula="of:=[.B30]/1000" office:value-type="float" office:value="1166.228" calcext:value-type="float">
            <text:p>1166.228</text:p>
          </table:table-cell>
          <table:table-cell table:style-name="ce21" office:value-type="float" office:value="7.86" calcext:value-type="float">
            <text:p>7.86</text:p>
          </table:table-cell>
          <table:table-cell table:style-name="ce21" table:formula="of:=ROUND((([.C30]/[.$C$42]) * 100);2) -20" office:value-type="float" office:value="71.54" calcext:value-type="float">
            <text:p>71.54</text:p>
          </table:table-cell>
          <table:table-cell table:style-name="ce21" table:formula="of:=ROUND((([.D30]/[.$D$42]) * 100);2)" office:value-type="float" office:value="54.81" calcext:value-type="float">
            <text:p>54.81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10" calcext:value-type="float">
            <text:p>2010</text:p>
          </table:table-cell>
          <table:table-cell table:style-name="ce21" office:value-type="float" office:value="1182108" calcext:value-type="float">
            <text:p>1182108</text:p>
          </table:table-cell>
          <table:table-cell table:style-name="Default" table:formula="of:=[.B31]/1000" office:value-type="float" office:value="1182.108" calcext:value-type="float">
            <text:p>1182.108</text:p>
          </table:table-cell>
          <table:table-cell table:style-name="ce21" office:value-type="float" office:value="9.49" calcext:value-type="float">
            <text:p>9.49</text:p>
          </table:table-cell>
          <table:table-cell table:style-name="ce21" table:formula="of:=ROUND((([.C31]/[.$C$42]) * 100);2) -20" office:value-type="float" office:value="72.79" calcext:value-type="float">
            <text:p>72.79</text:p>
          </table:table-cell>
          <table:table-cell table:style-name="ce21" table:formula="of:=ROUND((([.D31]/[.$D$42]) * 100);2)" office:value-type="float" office:value="66.18" calcext:value-type="float">
            <text:p>66.18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11" calcext:value-type="float">
            <text:p>2011</text:p>
          </table:table-cell>
          <table:table-cell table:style-name="ce21" office:value-type="float" office:value="1197658" calcext:value-type="float">
            <text:p>1197658</text:p>
          </table:table-cell>
          <table:table-cell table:style-name="Default" table:formula="of:=[.B32]/1000" office:value-type="float" office:value="1197.658" calcext:value-type="float">
            <text:p>1197.658</text:p>
          </table:table-cell>
          <table:table-cell table:style-name="ce21" office:value-type="float" office:value="7.25" calcext:value-type="float">
            <text:p>7.25</text:p>
          </table:table-cell>
          <table:table-cell table:style-name="ce21" table:formula="of:=ROUND((([.C32]/[.$C$42]) * 100);2) -20" office:value-type="float" office:value="74.01" calcext:value-type="float">
            <text:p>74.01</text:p>
          </table:table-cell>
          <table:table-cell table:style-name="ce21" table:formula="of:=ROUND((([.D32]/[.$D$42]) * 100);2)" office:value-type="float" office:value="50.56" calcext:value-type="float">
            <text:p>50.56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12" calcext:value-type="float">
            <text:p>2012</text:p>
          </table:table-cell>
          <table:table-cell table:style-name="ce21" office:value-type="float" office:value="1212827" calcext:value-type="float">
            <text:p>1212827</text:p>
          </table:table-cell>
          <table:table-cell table:style-name="Default" table:formula="of:=[.B33]/1000" office:value-type="float" office:value="1212.827" calcext:value-type="float">
            <text:p>1212.827</text:p>
          </table:table-cell>
          <table:table-cell table:style-name="ce21" office:value-type="float" office:value="5.58" calcext:value-type="float">
            <text:p>5.58</text:p>
          </table:table-cell>
          <table:table-cell table:style-name="ce21" table:formula="of:=ROUND((([.C33]/[.$C$42]) * 100);2) -20" office:value-type="float" office:value="75.2" calcext:value-type="float">
            <text:p>75.2</text:p>
          </table:table-cell>
          <table:table-cell table:style-name="ce21" table:formula="of:=ROUND((([.D33]/[.$D$42]) * 100);2)" office:value-type="float" office:value="38.91" calcext:value-type="float">
            <text:p>38.91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13" calcext:value-type="float">
            <text:p>2013</text:p>
          </table:table-cell>
          <table:table-cell table:style-name="ce21" office:value-type="float" office:value="1227012" calcext:value-type="float">
            <text:p>1227012</text:p>
          </table:table-cell>
          <table:table-cell table:style-name="Default" table:formula="of:=[.B34]/1000" office:value-type="float" office:value="1227.012" calcext:value-type="float">
            <text:p>1227.012</text:p>
          </table:table-cell>
          <table:table-cell table:style-name="ce21" office:value-type="float" office:value="6.59" calcext:value-type="float">
            <text:p>6.59</text:p>
          </table:table-cell>
          <table:table-cell table:style-name="ce21" table:formula="of:=ROUND((([.C34]/[.$C$42]) * 100);2) -20" office:value-type="float" office:value="76.31" calcext:value-type="float">
            <text:p>76.31</text:p>
          </table:table-cell>
          <table:table-cell table:style-name="ce21" table:formula="of:=ROUND((([.D34]/[.$D$42]) * 100);2)" office:value-type="float" office:value="45.96" calcext:value-type="float">
            <text:p>45.96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14" calcext:value-type="float">
            <text:p>2014</text:p>
          </table:table-cell>
          <table:table-cell table:style-name="ce21" office:value-type="float" office:value="1233542" calcext:value-type="float">
            <text:p>1233542</text:p>
          </table:table-cell>
          <table:table-cell table:style-name="Default" table:formula="of:=[.B35]/1000" office:value-type="float" office:value="1233.542" calcext:value-type="float">
            <text:p>1233.542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ROUND((([.C35]/[.$C$42]) * 100);2) -20" office:value-type="float" office:value="76.83" calcext:value-type="float">
            <text:p>76.83</text:p>
          </table:table-cell>
          <table:table-cell table:style-name="ce21" table:formula="of:=ROUND((([.D35]/[.$D$42]) * 100);2)" office:value-type="float" office:value="55.79" calcext:value-type="float">
            <text:p>55.79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15" calcext:value-type="float">
            <text:p>2015</text:p>
          </table:table-cell>
          <table:table-cell table:style-name="ce21" office:value-type="float" office:value="1259108" calcext:value-type="float">
            <text:p>1259108</text:p>
          </table:table-cell>
          <table:table-cell table:style-name="Default" table:formula="of:=[.B36]/1000" office:value-type="float" office:value="1259.108" calcext:value-type="float">
            <text:p>1259.108</text:p>
          </table:table-cell>
          <table:table-cell office:value-type="float" office:value="10.25" calcext:value-type="float">
            <text:p>10.25</text:p>
          </table:table-cell>
          <table:table-cell table:style-name="ce21" table:formula="of:=ROUND((([.C36]/[.$C$42]) * 100);2) -20" office:value-type="float" office:value="78.83" calcext:value-type="float">
            <text:p>78.83</text:p>
          </table:table-cell>
          <table:table-cell table:style-name="ce21" table:formula="of:=ROUND((([.D36]/[.$D$42]) * 100);2)" office:value-type="float" office:value="71.48" calcext:value-type="float">
            <text:p>71.48</text:p>
          </table:table-cell>
          <table:table-cell table:style-name="ce21" table:number-columns-repeated="3"/>
          <table:table-cell table:number-columns-repeated="1015"/>
        </table:table-row>
        <table:table-row table:style-name="ro4">
          <table:table-cell table:style-name="ce21" office:value-type="float" office:value="2016" calcext:value-type="float">
            <text:p>2016</text:p>
          </table:table-cell>
          <table:table-cell table:style-name="ce21" office:value-type="float" office:value="1273986" calcext:value-type="float">
            <text:p>1273986</text:p>
          </table:table-cell>
          <table:table-cell table:style-name="Default" table:formula="of:=[.B37]/1000" office:value-type="float" office:value="1273.986" calcext:value-type="float">
            <text:p>1273.986</text:p>
          </table:table-cell>
          <table:table-cell office:value-type="float" office:value="8.95" calcext:value-type="float">
            <text:p>8.95</text:p>
          </table:table-cell>
          <table:table-cell table:style-name="ce21" table:formula="of:=ROUND((([.C37]/[.$C$42]) * 100);2) -20" office:value-type="float" office:value="80" calcext:value-type="float">
            <text:p>80</text:p>
          </table:table-cell>
          <table:table-cell table:style-name="ce21" table:formula="of:=ROUND((([.D37]/[.$D$42]) * 100);2)" office:value-type="float" office:value="62.41" calcext:value-type="float">
            <text:p>62.41</text:p>
          </table:table-cell>
          <table:table-cell table:number-columns-repeated="1018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21" office:value-type="float" office:value="1273986" calcext:value-type="float">
            <text:p>1273986</text:p>
          </table:table-cell>
          <table:table-cell table:style-name="Default" table:formula="of:=[.B38]/1000" office:value-type="float" office:value="1273.986" calcext:value-type="float">
            <text:p>1273.986</text:p>
          </table:table-cell>
          <table:table-cell office:value-type="float" office:value="10.08" calcext:value-type="float">
            <text:p>10.08</text:p>
          </table:table-cell>
          <table:table-cell table:style-name="ce21" table:formula="of:=ROUND((([.C38]/[.$C$42]) * 100);2) -20" office:value-type="float" office:value="80" calcext:value-type="float">
            <text:p>80</text:p>
          </table:table-cell>
          <table:table-cell table:style-name="ce21" table:formula="of:=ROUND((([.D38]/[.$D$42]) * 100);2)" office:value-type="float" office:value="70.29" calcext:value-type="float">
            <text:p>70.29</text:p>
          </table:table-cell>
          <table:table-cell table:number-columns-repeated="1018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21" office:value-type="float" office:value="1273986" calcext:value-type="float">
            <text:p>1273986</text:p>
          </table:table-cell>
          <table:table-cell table:style-name="Default" table:formula="of:=[.B39]/1000" office:value-type="float" office:value="1273.986" calcext:value-type="float">
            <text:p>1273.986</text:p>
          </table:table-cell>
          <table:table-cell office:value-type="float" office:value="11.14" calcext:value-type="float">
            <text:p>11.14</text:p>
          </table:table-cell>
          <table:table-cell table:style-name="ce21" table:formula="of:=ROUND((([.C39]/[.$C$42]) * 100);2) -20" office:value-type="float" office:value="80" calcext:value-type="float">
            <text:p>80</text:p>
          </table:table-cell>
          <table:table-cell table:style-name="ce21" table:formula="of:=ROUND((([.D39]/[.$D$42]) * 100);2)" office:value-type="float" office:value="77.68" calcext:value-type="float">
            <text:p>77.68</text:p>
          </table:table-cell>
          <table:table-cell table:number-columns-repeated="1018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21" office:value-type="float" office:value="1273986" calcext:value-type="float">
            <text:p>1273986</text:p>
          </table:table-cell>
          <table:table-cell table:style-name="Default" table:formula="of:=[.B40]/1000" office:value-type="float" office:value="1273.986" calcext:value-type="float">
            <text:p>1273.986</text:p>
          </table:table-cell>
          <table:table-cell office:value-type="float" office:value="11.85" calcext:value-type="float">
            <text:p>11.85</text:p>
          </table:table-cell>
          <table:table-cell table:style-name="ce21" table:formula="of:=ROUND((([.C40]/[.$C$42]) * 100);2) -20" office:value-type="float" office:value="80" calcext:value-type="float">
            <text:p>80</text:p>
          </table:table-cell>
          <table:table-cell table:style-name="ce21" table:formula="of:=ROUND((([.D40]/[.$D$42]) * 100);2)" office:value-type="float" office:value="82.64" calcext:value-type="float">
            <text:p>82.64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23" office:value-type="string" calcext:value-type="string">
            <text:p>Max</text:p>
          </table:table-cell>
          <table:table-cell table:formula="of:=MAX([.B2:.B40])" office:value-type="float" office:value="1273986" calcext:value-type="float">
            <text:p>1273986</text:p>
          </table:table-cell>
          <table:table-cell table:formula="of:=MAX([.C2:.C40])" office:value-type="float" office:value="1273.986" calcext:value-type="float">
            <text:p>1273.986</text:p>
          </table:table-cell>
          <table:table-cell table:formula="of:=MAX([.D2:.D40])" office:value-type="float" office:value="14.34" calcext:value-type="float">
            <text:p>14.34</text:p>
          </table:table-cell>
          <table:table-cell table:number-columns-repeated="102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ld" table:style-name="ta1" table:print="false">
        <table:table-column table:style-name="co3" table:default-cell-style-name="ce13"/>
        <table:table-column table:style-name="co6" table:default-cell-style-name="ce13"/>
        <table:table-column table:style-name="co7" table:default-cell-style-name="ce14"/>
        <table:table-column table:style-name="co5" table:default-cell-style-name="ce3"/>
        <table:table-column table:style-name="co6" table:default-cell-style-name="ce14"/>
        <table:table-row table:style-name="ro1">
          <table:table-cell table:style-name="ce2" office:value-type="string">
            <text:p>Year</text:p>
          </table:table-cell>
          <table:table-cell table:style-name="ce2" office:value-type="string">
            <text:p>10g Gold (INR)</text:p>
          </table:table-cell>
          <table:table-cell table:style-name="ce2" office:value-type="string">
            <text:p>INR Growth (%)</text:p>
          </table:table-cell>
          <table:table-cell table:style-name="ce2" office:value-type="string">
            <text:p>10g Gold (USD)</text:p>
          </table:table-cell>
          <table:table-cell table:style-name="ce2" office:value-type="string">
            <text:p><text:s/></text:p>
          </table:table-cell>
        </table:table-row>
        <table:table-row table:style-name="ro1">
          <table:table-cell table:style-name="ce3" office:value-type="float" office:value="1980">
            <text:p>1980</text:p>
          </table:table-cell>
          <table:table-cell table:style-name="ce3" office:value-type="float" office:value="1330">
            <text:p>1330</text:p>
          </table:table-cell>
          <table:table-cell table:style-name="ce3" office:value-type="float" office:value="0">
            <text:p>0</text:p>
          </table:table-cell>
          <table:table-cell office:value-type="float" office:value="169.21">
            <text:p>169.21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style-name="ce3" office:value-type="float" office:value="1981">
            <text:p>1981</text:p>
          </table:table-cell>
          <table:table-cell table:style-name="ce3" office:value-type="float" office:value="1800">
            <text:p>1800</text:p>
          </table:table-cell>
          <table:table-cell table:formula="of:=ROUND(((([.B3]/[.B2]) - 1) * 100);2)" office:value-type="float" office:value="35.34">
            <text:p>35.34</text:p>
          </table:table-cell>
          <table:table-cell office:value-type="float" office:value="207.85">
            <text:p>207.85</text:p>
          </table:table-cell>
          <table:table-cell table:formula="of:=ROUND(((([.D3]/[.D2]) - 1) * 100);2)" office:value-type="float" office:value="22.84">
            <text:p>22.84</text:p>
          </table:table-cell>
        </table:table-row>
        <table:table-row table:style-name="ro1">
          <table:table-cell table:style-name="ce3" office:value-type="float" office:value="1982">
            <text:p>1982</text:p>
          </table:table-cell>
          <table:table-cell table:style-name="ce3" office:value-type="float" office:value="1645">
            <text:p>1645</text:p>
          </table:table-cell>
          <table:table-cell table:formula="of:=ROUND(((([.B4]/[.B3]) - 1) * 100);2)" office:value-type="float" office:value="-8.61">
            <text:p>-8.61</text:p>
          </table:table-cell>
          <table:table-cell office:value-type="float" office:value="173.89">
            <text:p>173.89</text:p>
          </table:table-cell>
          <table:table-cell table:formula="of:=ROUND(((([.D4]/[.D3]) - 1) * 100);2)" office:value-type="float" office:value="-16.34">
            <text:p>-16.34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1800">
            <text:p>1800</text:p>
          </table:table-cell>
          <table:table-cell table:style-name="ce15" table:formula="of:=ROUND(((([.B5]/[.B4]) - 1) * 100);2)" office:value-type="float" office:value="9.42">
            <text:p>9.42</text:p>
          </table:table-cell>
          <table:table-cell office:value-type="float" office:value="178.22">
            <text:p>178.22</text:p>
          </table:table-cell>
          <table:table-cell table:formula="of:=ROUND(((([.D5]/[.D4]) - 1) * 100);2)" office:value-type="float" office:value="2.49">
            <text:p>2.49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1970">
            <text:p>1970</text:p>
          </table:table-cell>
          <table:table-cell table:style-name="ce16" table:formula="of:=ROUND(((([.B6]/[.B5]) - 1) * 100);2)" office:value-type="float" office:value="9.44">
            <text:p>9.44</text:p>
          </table:table-cell>
          <table:table-cell table:style-name="ce17" office:value-type="float" office:value="173.42">
            <text:p>173.42</text:p>
          </table:table-cell>
          <table:table-cell table:style-name="ce16" table:formula="of:=ROUND(((([.D6]/[.D5]) - 1) * 100);2)" office:value-type="float" office:value="-2.69">
            <text:p>-2.69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2130">
            <text:p>2130</text:p>
          </table:table-cell>
          <table:table-cell table:style-name="ce15" table:formula="of:=ROUND(((([.B7]/[.B6]) - 1) * 100);2)" office:value-type="float" office:value="8.12">
            <text:p>8.12</text:p>
          </table:table-cell>
          <table:table-cell office:value-type="float" office:value="172.19">
            <text:p>172.19</text:p>
          </table:table-cell>
          <table:table-cell table:formula="of:=ROUND(((([.D7]/[.D6]) - 1) * 100);2)" office:value-type="float" office:value="-0.71">
            <text:p>-0.71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2140">
            <text:p>2140</text:p>
          </table:table-cell>
          <table:table-cell table:style-name="ce15" table:formula="of:=ROUND(((([.B8]/[.B7]) - 1) * 100);2)" office:value-type="float" office:value="0.47">
            <text:p>0.47</text:p>
          </table:table-cell>
          <table:table-cell office:value-type="float" office:value="169.71">
            <text:p>169.71</text:p>
          </table:table-cell>
          <table:table-cell table:formula="of:=ROUND(((([.D8]/[.D7]) - 1) * 100);2)" office:value-type="float" office:value="-1.44">
            <text:p>-1.44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2570">
            <text:p>2570</text:p>
          </table:table-cell>
          <table:table-cell table:style-name="ce15" table:formula="of:=ROUND(((([.B9]/[.B8]) - 1) * 100);2)" office:value-type="float" office:value="20.09">
            <text:p>20.09</text:p>
          </table:table-cell>
          <table:table-cell office:value-type="float" office:value="198.3">
            <text:p>198.3</text:p>
          </table:table-cell>
          <table:table-cell table:formula="of:=ROUND(((([.D9]/[.D8]) - 1) * 100);2)" office:value-type="float" office:value="16.85">
            <text:p>16.85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3130">
            <text:p>3130</text:p>
          </table:table-cell>
          <table:table-cell table:style-name="ce15" table:formula="of:=ROUND(((([.B10]/[.B9]) - 1) * 100);2)" office:value-type="float" office:value="21.79">
            <text:p>21.79</text:p>
          </table:table-cell>
          <table:table-cell office:value-type="float" office:value="224.86">
            <text:p>224.86</text:p>
          </table:table-cell>
          <table:table-cell table:formula="of:=ROUND(((([.D10]/[.D9]) - 1) * 100);2)" office:value-type="float" office:value="13.39">
            <text:p>13.39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3140">
            <text:p>3140</text:p>
          </table:table-cell>
          <table:table-cell table:style-name="ce15" table:formula="of:=ROUND(((([.B11]/[.B10]) - 1) * 100);2)" office:value-type="float" office:value="0.32">
            <text:p>0.32</text:p>
          </table:table-cell>
          <table:table-cell office:value-type="float" office:value="193.47">
            <text:p>193.47</text:p>
          </table:table-cell>
          <table:table-cell table:formula="of:=ROUND(((([.D11]/[.D10]) - 1) * 100);2)" office:value-type="float" office:value="-13.96">
            <text:p>-13.96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3200">
            <text:p>3200</text:p>
          </table:table-cell>
          <table:table-cell table:style-name="ce15" table:formula="of:=ROUND(((([.B12]/[.B11]) - 1) * 100);2)" office:value-type="float" office:value="1.91">
            <text:p>1.91</text:p>
          </table:table-cell>
          <table:table-cell office:value-type="float" office:value="182.86">
            <text:p>182.86</text:p>
          </table:table-cell>
          <table:table-cell table:formula="of:=ROUND(((([.D12]/[.D11]) - 1) * 100);2)" office:value-type="float" office:value="-5.48">
            <text:p>-5.48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3466">
            <text:p>3466</text:p>
          </table:table-cell>
          <table:table-cell table:style-name="ce15" table:formula="of:=ROUND(((([.B13]/[.B12]) - 1) * 100);2)" office:value-type="float" office:value="8.31">
            <text:p>8.31</text:p>
          </table:table-cell>
          <table:table-cell office:value-type="float" office:value="152.42">
            <text:p>152.42</text:p>
          </table:table-cell>
          <table:table-cell table:formula="of:=ROUND(((([.D13]/[.D12]) - 1) * 100);2)" office:value-type="float" office:value="-16.65">
            <text:p>-16.65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4344">
            <text:p>4344</text:p>
          </table:table-cell>
          <table:table-cell table:style-name="ce15" table:formula="of:=ROUND(((([.B14]/[.B13]) - 1) * 100);2)" office:value-type="float" office:value="25.33">
            <text:p>25.33</text:p>
          </table:table-cell>
          <table:table-cell office:value-type="float" office:value="167.59">
            <text:p>167.59</text:p>
          </table:table-cell>
          <table:table-cell table:formula="of:=ROUND(((([.D14]/[.D13]) - 1) * 100);2)" office:value-type="float" office:value="9.95">
            <text:p>9.95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4140">
            <text:p>4140</text:p>
          </table:table-cell>
          <table:table-cell table:formula="of:=ROUND(((([.B15]/[.B14]) - 1) * 100);2)" office:value-type="float" office:value="-4.7">
            <text:p>-4.7</text:p>
          </table:table-cell>
          <table:table-cell office:value-type="float" office:value="135.78">
            <text:p>135.78</text:p>
          </table:table-cell>
          <table:table-cell table:formula="of:=ROUND(((([.D15]/[.D14]) - 1) * 100);2)" office:value-type="float" office:value="-18.98">
            <text:p>-18.98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4598">
            <text:p>4598</text:p>
          </table:table-cell>
          <table:table-cell table:formula="of:=ROUND(((([.B16]/[.B15]) - 1) * 100);2)" office:value-type="float" office:value="11.06">
            <text:p>11.06</text:p>
          </table:table-cell>
          <table:table-cell office:value-type="float" office:value="146.57">
            <text:p>146.57</text:p>
          </table:table-cell>
          <table:table-cell table:formula="of:=ROUND(((([.D16]/[.D15]) - 1) * 100);2)" office:value-type="float" office:value="7.95">
            <text:p>7.95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4680">
            <text:p>4680</text:p>
          </table:table-cell>
          <table:table-cell table:style-name="ce16" table:formula="of:=ROUND(((([.B17]/[.B16]) - 1) * 100);2)" office:value-type="float" office:value="1.78">
            <text:p>1.78</text:p>
          </table:table-cell>
          <table:table-cell table:style-name="ce17" office:value-type="float" office:value="144.31">
            <text:p>144.31</text:p>
          </table:table-cell>
          <table:table-cell table:style-name="ce16" table:formula="of:=ROUND(((([.D17]/[.D16]) - 1) * 100);2)" office:value-type="float" office:value="-1.54">
            <text:p>-1.54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5160">
            <text:p>5160</text:p>
          </table:table-cell>
          <table:table-cell table:formula="of:=ROUND(((([.B18]/[.B17]) - 1) * 100);2)" office:value-type="float" office:value="10.26">
            <text:p>10.26</text:p>
          </table:table-cell>
          <table:table-cell office:value-type="float" office:value="145.64">
            <text:p>145.64</text:p>
          </table:table-cell>
          <table:table-cell table:formula="of:=ROUND(((([.D18]/[.D17]) - 1) * 100);2)" office:value-type="float" office:value="0.92">
            <text:p>0.92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4725">
            <text:p>4725</text:p>
          </table:table-cell>
          <table:table-cell table:formula="of:=ROUND(((([.B19]/[.B18]) - 1) * 100);2)" office:value-type="float" office:value="-8.43">
            <text:p>-8.43</text:p>
          </table:table-cell>
          <table:table-cell office:value-type="float" office:value="130.13">
            <text:p>130.13</text:p>
          </table:table-cell>
          <table:table-cell table:formula="of:=ROUND(((([.D19]/[.D18]) - 1) * 100);2)" office:value-type="float" office:value="-10.65">
            <text:p>-10.65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4045">
            <text:p>4045</text:p>
          </table:table-cell>
          <table:table-cell table:formula="of:=ROUND(((([.B20]/[.B19]) - 1) * 100);2)" office:value-type="float" office:value="-14.39">
            <text:p>-14.39</text:p>
          </table:table-cell>
          <table:table-cell office:value-type="float" office:value="98.04">
            <text:p>98.04</text:p>
          </table:table-cell>
          <table:table-cell table:formula="of:=ROUND(((([.D20]/[.D19]) - 1) * 100);2)" office:value-type="float" office:value="-24.66">
            <text:p>-24.66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4234">
            <text:p>4234</text:p>
          </table:table-cell>
          <table:table-cell table:formula="of:=ROUND(((([.B21]/[.B20]) - 1) * 100);2)" office:value-type="float" office:value="4.67">
            <text:p>4.67</text:p>
          </table:table-cell>
          <table:table-cell office:value-type="float" office:value="98.33">
            <text:p>98.33</text:p>
          </table:table-cell>
          <table:table-cell table:formula="of:=ROUND(((([.D21]/[.D20]) - 1) * 100);2)" office:value-type="float" office:value="0.3">
            <text:p>0.3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4400">
            <text:p>4400</text:p>
          </table:table-cell>
          <table:table-cell table:formula="of:=ROUND(((([.B22]/[.B21]) - 1) * 100);2)" office:value-type="float" office:value="3.92">
            <text:p>3.92</text:p>
          </table:table-cell>
          <table:table-cell office:value-type="float" office:value="97.91">
            <text:p>97.91</text:p>
          </table:table-cell>
          <table:table-cell table:formula="of:=ROUND(((([.D22]/[.D21]) - 1) * 100);2)" office:value-type="float" office:value="-0.43">
            <text:p>-0.43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300">
            <text:p>4300</text:p>
          </table:table-cell>
          <table:table-cell table:formula="of:=ROUND(((([.B23]/[.B22]) - 1) * 100);2)" office:value-type="float" office:value="-2.27">
            <text:p>-2.27</text:p>
          </table:table-cell>
          <table:table-cell office:value-type="float" office:value="91.12">
            <text:p>91.12</text:p>
          </table:table-cell>
          <table:table-cell table:formula="of:=ROUND(((([.D23]/[.D22]) - 1) * 100);2)" office:value-type="float" office:value="-6.93">
            <text:p>-6.93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4990">
            <text:p>4990</text:p>
          </table:table-cell>
          <table:table-cell table:style-name="ce16" table:formula="of:=ROUND(((([.B24]/[.B23]) - 1) * 100);2)" office:value-type="float" office:value="16.05">
            <text:p>16.05</text:p>
          </table:table-cell>
          <table:table-cell office:value-type="float" office:value="102.65">
            <text:p>102.65</text:p>
          </table:table-cell>
          <table:table-cell table:style-name="ce16" table:formula="of:=ROUND(((([.D24]/[.D23]) - 1) * 100);2)" office:value-type="float" office:value="12.65">
            <text:p>12.65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5600">
            <text:p>5600</text:p>
          </table:table-cell>
          <table:table-cell table:style-name="ce16" table:formula="of:=ROUND(((([.B25]/[.B24]) - 1) * 100);2)" office:value-type="float" office:value="12.22">
            <text:p>12.22</text:p>
          </table:table-cell>
          <table:table-cell office:value-type="float" office:value="120.22">
            <text:p>120.22</text:p>
          </table:table-cell>
          <table:table-cell table:style-name="ce16" table:formula="of:=ROUND(((([.D25]/[.D24]) - 1) * 100);2)" office:value-type="float" office:value="17.12">
            <text:p>17.1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5850">
            <text:p>5850</text:p>
          </table:table-cell>
          <table:table-cell table:style-name="ce16" table:formula="of:=ROUND(((([.B26]/[.B25]) - 1) * 100);2)" office:value-type="float" office:value="4.46">
            <text:p>4.46</text:p>
          </table:table-cell>
          <table:table-cell office:value-type="float" office:value="129.08">
            <text:p>129.08</text:p>
          </table:table-cell>
          <table:table-cell table:style-name="ce16" table:formula="of:=ROUND(((([.D26]/[.D25]) - 1) * 100);2)" office:value-type="float" office:value="7.37">
            <text:p>7.37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7000">
            <text:p>7000</text:p>
          </table:table-cell>
          <table:table-cell table:style-name="ce16" table:formula="of:=ROUND(((([.B27]/[.B26]) - 1) * 100);2)" office:value-type="float" office:value="19.66">
            <text:p>19.66</text:p>
          </table:table-cell>
          <table:table-cell office:value-type="float" office:value="158.73">
            <text:p>158.73</text:p>
          </table:table-cell>
          <table:table-cell table:style-name="ce16" table:formula="of:=ROUND(((([.D27]/[.D26]) - 1) * 100);2)" office:value-type="float" office:value="22.97">
            <text:p>22.9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8400">
            <text:p>8400</text:p>
          </table:table-cell>
          <table:table-cell table:style-name="ce16" table:formula="of:=ROUND(((([.B28]/[.B27]) - 1) * 100);2)" office:value-type="float" office:value="20">
            <text:p>20</text:p>
          </table:table-cell>
          <table:table-cell office:value-type="float" office:value="185.39">
            <text:p>185.39</text:p>
          </table:table-cell>
          <table:table-cell table:style-name="ce16" table:formula="of:=ROUND(((([.D28]/[.D27]) - 1) * 100);2)" office:value-type="float" office:value="16.8">
            <text:p>16.8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800">
            <text:p>10800</text:p>
          </table:table-cell>
          <table:table-cell table:style-name="ce16" table:formula="of:=ROUND(((([.B29]/[.B28]) - 1) * 100);2)" office:value-type="float" office:value="28.57">
            <text:p>28.57</text:p>
          </table:table-cell>
          <table:table-cell office:value-type="float" office:value="261.19">
            <text:p>261.19</text:p>
          </table:table-cell>
          <table:table-cell table:style-name="ce16" table:formula="of:=ROUND(((([.D29]/[.D28]) - 1) * 100);2)" office:value-type="float" office:value="40.89">
            <text:p>40.89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2500">
            <text:p>12500</text:p>
          </table:table-cell>
          <table:table-cell table:style-name="ce16" table:formula="of:=ROUND(((([.B30]/[.B29]) - 1) * 100);2)" office:value-type="float" office:value="15.74">
            <text:p>15.74</text:p>
          </table:table-cell>
          <table:table-cell office:value-type="float" office:value="287.29">
            <text:p>287.29</text:p>
          </table:table-cell>
          <table:table-cell table:style-name="ce16" table:formula="of:=ROUND(((([.D30]/[.D29]) - 1) * 100);2)" office:value-type="float" office:value="9.99">
            <text:p>9.99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4500">
            <text:p>14500</text:p>
          </table:table-cell>
          <table:table-cell table:style-name="ce16" table:formula="of:=ROUND(((([.B31]/[.B30]) - 1) * 100);2)" office:value-type="float" office:value="16">
            <text:p>16</text:p>
          </table:table-cell>
          <table:table-cell office:value-type="float" office:value="299.52">
            <text:p>299.52</text:p>
          </table:table-cell>
          <table:table-cell table:style-name="ce16" table:formula="of:=ROUND(((([.D31]/[.D30]) - 1) * 100);2)" office:value-type="float" office:value="4.26">
            <text:p>4.26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8500">
            <text:p>18500</text:p>
          </table:table-cell>
          <table:table-cell table:style-name="ce16" table:formula="of:=ROUND(((([.B32]/[.B31]) - 1) * 100);2)" office:value-type="float" office:value="27.59">
            <text:p>27.59</text:p>
          </table:table-cell>
          <table:table-cell office:value-type="float" office:value="404.55">
            <text:p>404.55</text:p>
          </table:table-cell>
          <table:table-cell table:style-name="ce16" table:formula="of:=ROUND(((([.D32]/[.D31]) - 1) * 100);2)" office:value-type="float" office:value="35.07">
            <text:p>35.07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26400">
            <text:p>26400</text:p>
          </table:table-cell>
          <table:table-cell table:style-name="ce16" table:formula="of:=ROUND(((([.B33]/[.B32]) - 1) * 100);2)" office:value-type="float" office:value="42.7">
            <text:p>42.7</text:p>
          </table:table-cell>
          <table:table-cell office:value-type="float" office:value="565.67">
            <text:p>565.67</text:p>
          </table:table-cell>
          <table:table-cell table:style-name="ce16" table:formula="of:=ROUND(((([.D33]/[.D32]) - 1) * 100);2)" office:value-type="float" office:value="39.83">
            <text:p>39.83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31050">
            <text:p>31050</text:p>
          </table:table-cell>
          <table:table-cell table:style-name="ce16" table:formula="of:=ROUND(((([.B34]/[.B33]) - 1) * 100);2)" office:value-type="float" office:value="17.61">
            <text:p>17.61</text:p>
          </table:table-cell>
          <table:table-cell office:value-type="float" office:value="581.03">
            <text:p>581.03</text:p>
          </table:table-cell>
          <table:table-cell table:style-name="ce16" table:formula="of:=ROUND(((([.D34]/[.D33]) - 1) * 100);2)" office:value-type="float" office:value="2.72">
            <text:p>2.72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29600">
            <text:p>29600</text:p>
          </table:table-cell>
          <table:table-cell table:formula="of:=ROUND(((([.B35]/[.B34]) - 1) * 100);2)" office:value-type="float" office:value="-4.67">
            <text:p>-4.67</text:p>
          </table:table-cell>
          <table:table-cell office:value-type="float" office:value="523.25">
            <text:p>523.25</text:p>
          </table:table-cell>
          <table:table-cell table:formula="of:=ROUND(((([.D35]/[.D34]) - 1) * 100);2)" office:value-type="float" office:value="-9.94">
            <text:p>-9.94</text:p>
          </table:table-cell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28006.5">
            <text:p>28006.5</text:p>
          </table:table-cell>
          <table:table-cell table:formula="of:=ROUND(((([.B36]/[.B35]) - 1) * 100);2)" office:value-type="float" office:value="-5.38">
            <text:p>-5.38</text:p>
          </table:table-cell>
          <table:table-cell office:value-type="float" office:value="449.33">
            <text:p>449.33</text:p>
          </table:table-cell>
          <table:table-cell table:formula="of:=ROUND(((([.D36]/[.D35]) - 1) * 100);2)" office:value-type="float" office:value="-14.13">
            <text:p>-14.13</text:p>
          </table:table-cell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26343">
            <text:p>26343</text:p>
          </table:table-cell>
          <table:table-cell table:formula="of:=ROUND(((([.B37]/[.B36]) - 1) * 100);2)" office:value-type="float" office:value="-5.94">
            <text:p>-5.94</text:p>
          </table:table-cell>
          <table:table-cell office:value-type="float" office:value="418.34">
            <text:p>418.34</text:p>
          </table:table-cell>
          <table:table-cell table:formula="of:=ROUND(((([.D37]/[.D36]) - 1) * 100);2)" office:value-type="float" office:value="-6.9">
            <text:p>-6.9</text:p>
          </table:table-cell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28623.5">
            <text:p>28623.5</text:p>
          </table:table-cell>
          <table:table-cell table:formula="of:=ROUND(((([.B38]/[.B37]) - 1) * 100);2)" office:value-type="float" office:value="8.66">
            <text:p>8.66</text:p>
          </table:table-cell>
          <table:table-cell office:value-type="float" office:value="430.69">
            <text:p>430.69</text:p>
          </table:table-cell>
          <table:table-cell table:formula="of:=ROUND(((([.D38]/[.D37]) - 1) * 100);2)" office:value-type="float" office:value="2.95">
            <text:p>2.95</text:p>
          </table:table-cell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29667.5">
            <text:p>29667.5</text:p>
          </table:table-cell>
          <table:table-cell table:formula="of:=ROUND(((([.B39]/[.B38]) - 1) * 100);2)" office:value-type="float" office:value="3.65">
            <text:p>3.65</text:p>
          </table:table-cell>
          <table:table-cell office:value-type="float" office:value="437.64">
            <text:p>437.64</text:p>
          </table:table-cell>
          <table:table-cell table:formula="of:=ROUND(((([.D39]/[.D38]) - 1) * 100);2)" office:value-type="float" office:value="1.61">
            <text:p>1.61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31575">
            <text:p>31575</text:p>
          </table:table-cell>
          <table:table-cell table:formula="of:=ROUND(((([.B40]/[.B39]) - 1) * 100);2)" office:value-type="float" office:value="6.43">
            <text:p>6.43</text:p>
          </table:table-cell>
          <table:table-cell office:value-type="float" office:value="450.49">
            <text:p>450.49</text:p>
          </table:table-cell>
          <table:table-cell table:formula="of:=ROUND(((([.D40]/[.D39]) - 1) * 100);2)" office:value-type="float" office:value="2.94">
            <text:p>2.94</text:p>
          </table:table-cell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32720">
            <text:p>32720</text:p>
          </table:table-cell>
          <table:table-cell table:formula="of:=ROUND(((([.B41]/[.B40]) - 1) * 100);2)" office:value-type="float" office:value="3.63">
            <text:p>3.63</text:p>
          </table:table-cell>
          <table:table-cell office:value-type="float" office:value="474.55">
            <text:p>474.55</text:p>
          </table:table-cell>
          <table:table-cell table:formula="of:=ROUND(((([.D41]/[.D40]) - 1) * 100);2)" office:value-type="float" office:value="5.34">
            <text:p>5.34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table:formula="of:=(([.B41]/[.B34]) -1) * 100" office:value-type="float" office:value="5.37842190016102">
            <text:p>5.3784219002</text:p>
          </table:table-cell>
          <table:table-cell table:style-name="Default"/>
          <table:table-cell table:style-name="Default" table:formula="of:=(([.D41]/[.D34]) -1) * 100" office:value-type="float" office:value="-18.3260761062251">
            <text:p>-18.3260761062</text:p>
          </table:table-cell>
          <table:table-cell table:style-name="Default"/>
        </table:table-row>
      </table:table>
      <table:named-expressions/>
      <table:database-ranges>
        <table:database-range table:name="__Anonymous_Sheet_DB__0" table:target-range-address="'Month-Data'.A1:'Month-Data'.E473" table:display-filter-buttons="true" table:orientation="column">
          <table:filter>
            <table:filter-or>
              <table:filter-condition table:field-number="0" table:value="April" table:operator="contains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8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8T15:03:14.271394667</dc:date>
    <dc:creator>root </dc:creator>
    <meta:generator>LibreOffice/4.1.3.2$Linux_x86 LibreOffice_project/410$Build-2</meta:generator>
    <meta:editing-duration>PT16H43M</meta:editing-duration>
    <meta:editing-cycles>32</meta:editing-cycles>
    <meta:document-statistic meta:table-count="6" meta:cell-count="303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81cm" xlink:href=".." xlink:type="simple" chart:class="chart:scatter" chart:style-name="ch1">
        <chart:legend chart:legend-position="bottom" svg:x="6.335cm" svg:y="8.172cm" style:legend-expansion="wide" chart:style-name="ch2"/>
        <chart:plot-area chart:style-name="ch3" table:cell-range-address="'Sensex in USD'.A2:'Sensex in USD'.A41 'Sensex in USD'.D1:'Sensex in USD'.D41" chart:data-source-has-labels="row" svg:x="0.77cm" svg:y="0.851cm" svg:width="14.59cm" svg:height="6.722cm">
          <chartooo:coordinate-region svg:x="1.578cm" svg:y="1.064cm" svg:width="13.411cm" svg:height="5.8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ensex in USD'.D2:'Sensex in USD'.D41" chart:label-cell-address="'Sensex in USD'.D1:'Sensex in USD'.D1" chart:class="chart:scatter">
            <chart:domain table:cell-range-address="'Sensex in USD'.A2:'Sensex in USD'.A41"/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nsex (USD)</text:p>
                <draw:g>
                  <svg:desc>'Sensex in USD'.D1:'Sensex in USD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0">
                <text:p>1980</text:p>
                <draw:g>
                  <svg:desc>'Sensex in USD'.A2:'Sensex in USD'.A41</svg:desc>
                </draw:g>
              </table:table-cell>
              <table:table-cell office:value-type="float" office:value="16.19">
                <text:p>16.19</text:p>
                <draw:g>
                  <svg:desc>'Sensex in USD'.D2:'Sensex in USD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1">
                <text:p>1981</text:p>
              </table:table-cell>
              <table:table-cell office:value-type="float" office:value="21.51">
                <text:p>21.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2">
                <text:p>1982</text:p>
              </table:table-cell>
              <table:table-cell office:value-type="float" office:value="23.88">
                <text:p>23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3">
                <text:p>1983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4">
                <text:p>1984</text:p>
              </table:table-cell>
              <table:table-cell office:value-type="float" office:value="20.71">
                <text:p>20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5">
                <text:p>1985</text:p>
              </table:table-cell>
              <table:table-cell office:value-type="float" office:value="31.28">
                <text:p>31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6">
                <text:p>1986</text:p>
              </table:table-cell>
              <table:table-cell office:value-type="float" office:value="47.46">
                <text:p>47.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7">
                <text:p>1987</text:p>
              </table:table-cell>
              <table:table-cell office:value-type="float" office:value="37.03">
                <text:p>37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8">
                <text:p>1988</text:p>
              </table:table-cell>
              <table:table-cell office:value-type="float" office:value="33.87">
                <text:p>33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9">
                <text:p>1989</text:p>
              </table:table-cell>
              <table:table-cell office:value-type="float" office:value="48.08">
                <text:p>48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0">
                <text:p>1990</text:p>
              </table:table-cell>
              <table:table-cell office:value-type="float" office:value="45.44">
                <text:p>45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1">
                <text:p>1991</text:p>
              </table:table-cell>
              <table:table-cell office:value-type="float" office:value="54.31">
                <text:p>54.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2">
                <text:p>1992</text:p>
              </table:table-cell>
              <table:table-cell office:value-type="float" office:value="149.99">
                <text:p>149.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">
                <text:p>1993</text:p>
              </table:table-cell>
              <table:table-cell office:value-type="float" office:value="69.61">
                <text:p>69.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4">
                <text:p>1994</text:p>
              </table:table-cell>
              <table:table-cell office:value-type="float" office:value="119.42">
                <text:p>119.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5">
                <text:p>1995</text:p>
              </table:table-cell>
              <table:table-cell office:value-type="float" office:value="96.62">
                <text:p>96.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6">
                <text:p>1996</text:p>
              </table:table-cell>
              <table:table-cell office:value-type="float" office:value="108.01">
                <text:p>108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7">
                <text:p>1997</text:p>
              </table:table-cell>
              <table:table-cell office:value-type="float" office:value="105.79">
                <text:p>105.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8">
                <text:p>1998</text:p>
              </table:table-cell>
              <table:table-cell office:value-type="float" office:value="97.11">
                <text:p>97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9">
                <text:p>1999</text:p>
              </table:table-cell>
              <table:table-cell office:value-type="float" office:value="77.23">
                <text:p>77.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103.64">
                <text:p>103.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1">
                <text:p>2001</text:p>
              </table:table-cell>
              <table:table-cell office:value-type="float" office:value="74.57">
                <text:p>74.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2">
                <text:p>2002</text:p>
              </table:table-cell>
              <table:table-cell office:value-type="float" office:value="68.67">
                <text:p>68.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3">
                <text:p>2003</text:p>
              </table:table-cell>
              <table:table-cell office:value-type="float" office:value="63.54">
                <text:p>63.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4">
                <text:p>2004</text:p>
              </table:table-cell>
              <table:table-cell office:value-type="float" office:value="124.78">
                <text:p>124.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5">
                <text:p>2005</text:p>
              </table:table-cell>
              <table:table-cell office:value-type="float" office:value="139.56">
                <text:p>139.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6">
                <text:p>2006</text:p>
              </table:table-cell>
              <table:table-cell office:value-type="float" office:value="265.78">
                <text:p>265.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7">
                <text:p>2007</text:p>
              </table:table-cell>
              <table:table-cell office:value-type="float" office:value="335.49">
                <text:p>335.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8">
                <text:p>2008</text:p>
              </table:table-cell>
              <table:table-cell office:value-type="float" office:value="397.32">
                <text:p>397.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9">
                <text:p>2009</text:p>
              </table:table-cell>
              <table:table-cell office:value-type="float" office:value="235.56">
                <text:p>235.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10">
                <text:p>2010</text:p>
              </table:table-cell>
              <table:table-cell office:value-type="float" office:value="383.96">
                <text:p>383.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1">
                <text:p>2011</text:p>
              </table:table-cell>
              <table:table-cell office:value-type="float" office:value="410.03">
                <text:p>410.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12">
                <text:p>2012</text:p>
              </table:table-cell>
              <table:table-cell office:value-type="float" office:value="324.08">
                <text:p>324.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3">
                <text:p>2013</text:p>
              </table:table-cell>
              <table:table-cell office:value-type="float" office:value="344.78">
                <text:p>344.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4">
                <text:p>2014</text:p>
              </table:table-cell>
              <table:table-cell office:value-type="float" office:value="359.66">
                <text:p>359.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5">
                <text:p>2015</text:p>
              </table:table-cell>
              <table:table-cell office:value-type="float" office:value="428.96">
                <text:p>428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6">
                <text:p>2016</text:p>
              </table:table-cell>
              <table:table-cell office:value-type="float" office:value="385.29">
                <text:p>385.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17">
                <text:p>2017</text:p>
              </table:table-cell>
              <table:table-cell office:value-type="float" office:value="441.34">
                <text:p>441.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8">
                <text:p>2018</text:p>
              </table:table-cell>
              <table:table-cell office:value-type="float" office:value="501.65">
                <text:p>501.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9">
                <text:p>2019</text:p>
              </table:table-cell>
              <table:table-cell office:value-type="float" office:value="562.25">
                <text:p>562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414cm" svg:y="8.191cm" style:legend-expansion="wide" chart:style-name="ch2"/>
        <chart:plot-area chart:style-name="ch3" table:cell-range-address="'Sensex in USD'.A2:'Sensex in USD'.B41 'Sensex in USD'.B1:'Sensex in USD'.B1" chart:data-source-has-labels="row" svg:x="0.77cm" svg:y="0.855cm" svg:width="14.59cm" svg:height="6.736cm">
          <chartooo:coordinate-region svg:x="1.947cm" svg:y="1.067cm" svg:width="13.041cm" svg:height="5.8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ensex in USD'.B2:'Sensex in USD'.B41" chart:label-cell-address="'Sensex in USD'.B1:'Sensex in USD'.B1" chart:class="chart:scatter">
            <chart:domain table:cell-range-address="'Sensex in USD'.A2:'Sensex in USD'.A41"/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nsex (INR)</text:p>
                <draw:g>
                  <svg:desc>'Sensex in USD'.B1:'Sensex in USD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0">
                <text:p>1980</text:p>
                <draw:g>
                  <svg:desc>'Sensex in USD'.A2:'Sensex in USD'.A41</svg:desc>
                </draw:g>
              </table:table-cell>
              <table:table-cell office:value-type="float" office:value="127.25">
                <text:p>127.25</text:p>
                <draw:g>
                  <svg:desc>'Sensex in USD'.B2:'Sensex in USD'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1">
                <text:p>1981</text:p>
              </table:table-cell>
              <table:table-cell office:value-type="float" office:value="186.29">
                <text:p>186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2">
                <text:p>1982</text:p>
              </table:table-cell>
              <table:table-cell office:value-type="float" office:value="225.9">
                <text:p>22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3">
                <text:p>1983</text:p>
              </table:table-cell>
              <table:table-cell office:value-type="float" office:value="214.16">
                <text:p>214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4">
                <text:p>1984</text:p>
              </table:table-cell>
              <table:table-cell office:value-type="float" office:value="235.27">
                <text:p>235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5">
                <text:p>1985</text:p>
              </table:table-cell>
              <table:table-cell office:value-type="float" office:value="386.95">
                <text:p>386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6">
                <text:p>1986</text:p>
              </table:table-cell>
              <table:table-cell office:value-type="float" office:value="598.53">
                <text:p>598.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7">
                <text:p>1987</text:p>
              </table:table-cell>
              <table:table-cell office:value-type="float" office:value="479.87">
                <text:p>479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8">
                <text:p>1988</text:p>
              </table:table-cell>
              <table:table-cell office:value-type="float" office:value="471.5">
                <text:p>47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9">
                <text:p>1989</text:p>
              </table:table-cell>
              <table:table-cell office:value-type="float" office:value="780.36">
                <text:p>780.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0">
                <text:p>1990</text:p>
              </table:table-cell>
              <table:table-cell office:value-type="float" office:value="795.13">
                <text:p>795.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1">
                <text:p>1991</text:p>
              </table:table-cell>
              <table:table-cell office:value-type="float" office:value="1235.11">
                <text:p>1235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2">
                <text:p>1992</text:p>
              </table:table-cell>
              <table:table-cell office:value-type="float" office:value="3887.72">
                <text:p>3887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">
                <text:p>1993</text:p>
              </table:table-cell>
              <table:table-cell office:value-type="float" office:value="2122.3">
                <text:p>2122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4">
                <text:p>1994</text:p>
              </table:table-cell>
              <table:table-cell office:value-type="float" office:value="3746.1">
                <text:p>3746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5">
                <text:p>1995</text:p>
              </table:table-cell>
              <table:table-cell office:value-type="float" office:value="3133.28">
                <text:p>3133.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6">
                <text:p>1996</text:p>
              </table:table-cell>
              <table:table-cell office:value-type="float" office:value="3826.72">
                <text:p>3826.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7">
                <text:p>1997</text:p>
              </table:table-cell>
              <table:table-cell office:value-type="float" office:value="3841.11">
                <text:p>384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8">
                <text:p>1998</text:p>
              </table:table-cell>
              <table:table-cell office:value-type="float" office:value="4006.81">
                <text:p>4006.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9">
                <text:p>1999</text:p>
              </table:table-cell>
              <table:table-cell office:value-type="float" office:value="3325.69">
                <text:p>3325.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4657.55">
                <text:p>4657.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1">
                <text:p>2001</text:p>
              </table:table-cell>
              <table:table-cell office:value-type="float" office:value="3519.16">
                <text:p>3519.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2">
                <text:p>2002</text:p>
              </table:table-cell>
              <table:table-cell office:value-type="float" office:value="3338.16">
                <text:p>3338.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3">
                <text:p>2003</text:p>
              </table:table-cell>
              <table:table-cell office:value-type="float" office:value="2959.79">
                <text:p>2959.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4">
                <text:p>2004</text:p>
              </table:table-cell>
              <table:table-cell office:value-type="float" office:value="5655.09">
                <text:p>5655.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5">
                <text:p>2005</text:p>
              </table:table-cell>
              <table:table-cell office:value-type="float" office:value="6154.44">
                <text:p>6154.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6">
                <text:p>2006</text:p>
              </table:table-cell>
              <table:table-cell office:value-type="float" office:value="12042.56">
                <text:p>12042.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7">
                <text:p>2007</text:p>
              </table:table-cell>
              <table:table-cell office:value-type="float" office:value="13872.37">
                <text:p>13872.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8">
                <text:p>2008</text:p>
              </table:table-cell>
              <table:table-cell office:value-type="float" office:value="17287.31">
                <text:p>17287.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9">
                <text:p>2009</text:p>
              </table:table-cell>
              <table:table-cell office:value-type="float" office:value="11403.25">
                <text:p>11403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10">
                <text:p>2010</text:p>
              </table:table-cell>
              <table:table-cell office:value-type="float" office:value="17558.71">
                <text:p>17558.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1">
                <text:p>2011</text:p>
              </table:table-cell>
              <table:table-cell office:value-type="float" office:value="19135.96">
                <text:p>19135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12">
                <text:p>2012</text:p>
              </table:table-cell>
              <table:table-cell office:value-type="float" office:value="17318.81">
                <text:p>17318.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3">
                <text:p>2013</text:p>
              </table:table-cell>
              <table:table-cell office:value-type="float" office:value="19504.18">
                <text:p>19504.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4">
                <text:p>2014</text:p>
              </table:table-cell>
              <table:table-cell office:value-type="float" office:value="22417.8">
                <text:p>22417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5">
                <text:p>2015</text:p>
              </table:table-cell>
              <table:table-cell office:value-type="float" office:value="27011.31">
                <text:p>27011.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6">
                <text:p>2016</text:p>
              </table:table-cell>
              <table:table-cell office:value-type="float" office:value="25606.62">
                <text:p>25606.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17">
                <text:p>2017</text:p>
              </table:table-cell>
              <table:table-cell office:value-type="float" office:value="29918.4">
                <text:p>29918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8">
                <text:p>2018</text:p>
              </table:table-cell>
              <table:table-cell office:value-type="float" office:value="35160.36">
                <text:p>35160.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9">
                <text:p>2019</text:p>
              </table:table-cell>
              <table:table-cell office:value-type="float" office:value="38767.11">
                <text:p>38767.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.016cm" xlink:href=".." xlink:type="simple" chart:class="chart:scatter" chart:style-name="ch1">
        <chart:legend chart:legend-position="bottom" svg:x="3.572cm" svg:y="8.233cm" style:legend-expansion="wide" chart:style-name="ch2"/>
        <chart:plot-area chart:style-name="ch3" table:cell-range-address="'Gold-Sensex-INR'.A2:'Gold-Sensex-INR'.A41 'Gold-Sensex-INR'.D1:'Gold-Sensex-INR'.D41" chart:data-source-has-labels="row" svg:x="0.77cm" svg:y="0.855cm" svg:width="14.59cm" svg:height="6.778cm">
          <chartooo:coordinate-region svg:x="1.392cm" svg:y="1.054cm" svg:width="13.597cm" svg:height="5.9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old-Sensex-INR'.D2:'Gold-Sensex-INR'.D41" chart:label-cell-address="'Gold-Sensex-INR'.D1:'Gold-Sensex-INR'.D1" chart:class="chart:scatter">
            <chart:domain table:cell-range-address="'Gold-Sensex-INR'.A2:'Gold-Sensex-INR'.A41"/>
            <chart:regression-curve chart:style-name="ch7"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nsex (1g Gold)</text:p>
                <draw:g>
                  <svg:desc>'Gold-Sensex-INR'.D1:'Gold-Sensex-INR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0">
                <text:p>1980</text:p>
                <draw:g>
                  <svg:desc>'Gold-Sensex-INR'.A2:'Gold-Sensex-INR'.A41</svg:desc>
                </draw:g>
              </table:table-cell>
              <table:table-cell office:value-type="float" office:value="0.96">
                <text:p>0.96</text:p>
                <draw:g>
                  <svg:desc>'Gold-Sensex-INR'.D2:'Gold-Sensex-INR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1">
                <text:p>198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2">
                <text:p>1982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3">
                <text:p>198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4">
                <text:p>198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5">
                <text:p>1985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6">
                <text:p>198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7">
                <text:p>1987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8">
                <text:p>1988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9">
                <text:p>1989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0">
                <text:p>1990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1">
                <text:p>1991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2">
                <text:p>1992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">
                <text:p>1993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4">
                <text:p>1994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5">
                <text:p>199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6">
                <text:p>1996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7">
                <text:p>1997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8">
                <text:p>1998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9">
                <text:p>1999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1">
                <text:p>2001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2">
                <text:p>2002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3">
                <text:p>2003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4">
                <text:p>2004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5">
                <text:p>2005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6">
                <text:p>2006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7">
                <text:p>2007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8">
                <text:p>2008</text:p>
              </table:table-cell>
              <table:table-cell office:value-type="float" office:value="13.83">
                <text:p>13.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9">
                <text:p>2009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10">
                <text:p>2010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1">
                <text:p>2011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12">
                <text:p>2012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3">
                <text:p>2013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4">
                <text:p>20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5">
                <text:p>201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6">
                <text:p>2016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17">
                <text:p>2017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8">
                <text:p>2018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9">
                <text:p>2019</text:p>
              </table:table-cell>
              <table:table-cell office:value-type="float" office:value="10.51">
                <text:p>10.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335cm" svg:y="8.191cm" style:legend-expansion="wide" chart:style-name="ch2"/>
        <chart:plot-area chart:style-name="ch3" table:cell-range-address="'Gold-Sensex-USD'.A2:'Gold-Sensex-USD'.A41 'Gold-Sensex-USD'.C1:'Gold-Sensex-USD'.C41" chart:data-source-has-labels="row" svg:x="0.77cm" svg:y="0.855cm" svg:width="14.59cm" svg:height="6.736cm">
          <chartooo:coordinate-region svg:x="1.578cm" svg:y="1.067cm" svg:width="13.411cm" svg:height="5.8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old-Sensex-USD'.C2:'Gold-Sensex-USD'.C41" chart:label-cell-address="'Gold-Sensex-USD'.C1:'Gold-Sensex-USD'.C1" chart:class="chart:scatter">
            <chart:domain table:cell-range-address="'Gold-Sensex-USD'.A2:'Gold-Sensex-USD'.A41"/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nsex (USD)</text:p>
                <draw:g>
                  <svg:desc>'Gold-Sensex-USD'.C1:'Gold-Sensex-USD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0">
                <text:p>1980</text:p>
                <draw:g>
                  <svg:desc>'Gold-Sensex-USD'.A2:'Gold-Sensex-USD'.A41</svg:desc>
                </draw:g>
              </table:table-cell>
              <table:table-cell office:value-type="float" office:value="16.19">
                <text:p>16.19</text:p>
                <draw:g>
                  <svg:desc>'Gold-Sensex-USD'.C2:'Gold-Sensex-USD'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1">
                <text:p>1981</text:p>
              </table:table-cell>
              <table:table-cell office:value-type="float" office:value="21.51">
                <text:p>21.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2">
                <text:p>1982</text:p>
              </table:table-cell>
              <table:table-cell office:value-type="float" office:value="23.88">
                <text:p>23.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3">
                <text:p>1983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4">
                <text:p>1984</text:p>
              </table:table-cell>
              <table:table-cell office:value-type="float" office:value="20.71">
                <text:p>20.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5">
                <text:p>1985</text:p>
              </table:table-cell>
              <table:table-cell office:value-type="float" office:value="31.28">
                <text:p>31.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6">
                <text:p>1986</text:p>
              </table:table-cell>
              <table:table-cell office:value-type="float" office:value="47.46">
                <text:p>47.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7">
                <text:p>1987</text:p>
              </table:table-cell>
              <table:table-cell office:value-type="float" office:value="37.03">
                <text:p>37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8">
                <text:p>1988</text:p>
              </table:table-cell>
              <table:table-cell office:value-type="float" office:value="33.87">
                <text:p>33.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9">
                <text:p>1989</text:p>
              </table:table-cell>
              <table:table-cell office:value-type="float" office:value="48.08">
                <text:p>48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0">
                <text:p>1990</text:p>
              </table:table-cell>
              <table:table-cell office:value-type="float" office:value="45.44">
                <text:p>45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1">
                <text:p>1991</text:p>
              </table:table-cell>
              <table:table-cell office:value-type="float" office:value="54.31">
                <text:p>54.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2">
                <text:p>1992</text:p>
              </table:table-cell>
              <table:table-cell office:value-type="float" office:value="149.99">
                <text:p>149.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">
                <text:p>1993</text:p>
              </table:table-cell>
              <table:table-cell office:value-type="float" office:value="69.61">
                <text:p>69.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4">
                <text:p>1994</text:p>
              </table:table-cell>
              <table:table-cell office:value-type="float" office:value="119.42">
                <text:p>119.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5">
                <text:p>1995</text:p>
              </table:table-cell>
              <table:table-cell office:value-type="float" office:value="96.62">
                <text:p>96.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6">
                <text:p>1996</text:p>
              </table:table-cell>
              <table:table-cell office:value-type="float" office:value="108.01">
                <text:p>108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7">
                <text:p>1997</text:p>
              </table:table-cell>
              <table:table-cell office:value-type="float" office:value="105.79">
                <text:p>105.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8">
                <text:p>1998</text:p>
              </table:table-cell>
              <table:table-cell office:value-type="float" office:value="97.11">
                <text:p>97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9">
                <text:p>1999</text:p>
              </table:table-cell>
              <table:table-cell office:value-type="float" office:value="77.23">
                <text:p>77.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103.64">
                <text:p>103.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1">
                <text:p>2001</text:p>
              </table:table-cell>
              <table:table-cell office:value-type="float" office:value="74.57">
                <text:p>74.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2">
                <text:p>2002</text:p>
              </table:table-cell>
              <table:table-cell office:value-type="float" office:value="68.67">
                <text:p>68.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3">
                <text:p>2003</text:p>
              </table:table-cell>
              <table:table-cell office:value-type="float" office:value="63.54">
                <text:p>63.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4">
                <text:p>2004</text:p>
              </table:table-cell>
              <table:table-cell office:value-type="float" office:value="124.78">
                <text:p>124.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5">
                <text:p>2005</text:p>
              </table:table-cell>
              <table:table-cell office:value-type="float" office:value="139.56">
                <text:p>139.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6">
                <text:p>2006</text:p>
              </table:table-cell>
              <table:table-cell office:value-type="float" office:value="265.78">
                <text:p>265.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7">
                <text:p>2007</text:p>
              </table:table-cell>
              <table:table-cell office:value-type="float" office:value="335.49">
                <text:p>335.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8">
                <text:p>2008</text:p>
              </table:table-cell>
              <table:table-cell office:value-type="float" office:value="397.32">
                <text:p>397.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9">
                <text:p>2009</text:p>
              </table:table-cell>
              <table:table-cell office:value-type="float" office:value="235.56">
                <text:p>235.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10">
                <text:p>2010</text:p>
              </table:table-cell>
              <table:table-cell office:value-type="float" office:value="383.96">
                <text:p>383.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1">
                <text:p>2011</text:p>
              </table:table-cell>
              <table:table-cell office:value-type="float" office:value="410.03">
                <text:p>410.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12">
                <text:p>2012</text:p>
              </table:table-cell>
              <table:table-cell office:value-type="float" office:value="324.08">
                <text:p>324.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3">
                <text:p>2013</text:p>
              </table:table-cell>
              <table:table-cell office:value-type="float" office:value="344.78">
                <text:p>344.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4">
                <text:p>2014</text:p>
              </table:table-cell>
              <table:table-cell office:value-type="float" office:value="359.66">
                <text:p>359.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5">
                <text:p>2015</text:p>
              </table:table-cell>
              <table:table-cell office:value-type="float" office:value="428.96">
                <text:p>428.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6">
                <text:p>2016</text:p>
              </table:table-cell>
              <table:table-cell office:value-type="float" office:value="385.29">
                <text:p>385.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17">
                <text:p>2017</text:p>
              </table:table-cell>
              <table:table-cell office:value-type="float" office:value="441.34">
                <text:p>441.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8">
                <text:p>2018</text:p>
              </table:table-cell>
              <table:table-cell office:value-type="float" office:value="501.65">
                <text:p>501.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9">
                <text:p>2019</text:p>
              </table:table-cell>
              <table:table-cell office:value-type="float" office:value="562.25">
                <text:p>562.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6.15cm" svg:y="8.191cm" style:legend-expansion="wide" chart:style-name="ch2"/>
        <chart:plot-area chart:style-name="ch3" table:cell-range-address="'Gold-Sensex-USD'.A2:'Gold-Sensex-USD'.A41 'Gold-Sensex-USD'.D1:'Gold-Sensex-USD'.D41" chart:data-source-has-labels="row" svg:x="0.77cm" svg:y="0.855cm" svg:width="14.59cm" svg:height="6.736cm">
          <chartooo:coordinate-region svg:x="1.391cm" svg:y="1.067cm" svg:width="13.597cm" svg:height="5.8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old-Sensex-USD'.D2:'Gold-Sensex-USD'.D41" chart:label-cell-address="'Gold-Sensex-USD'.D1:'Gold-Sensex-USD'.D1" chart:class="chart:scatter">
            <chart:domain table:cell-range-address="'Gold-Sensex-USD'.A2:'Gold-Sensex-USD'.A41"/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nsex(1g Gold)</text:p>
                <draw:g>
                  <svg:desc>'Gold-Sensex-USD'.D1:'Gold-Sensex-USD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0">
                <text:p>1980</text:p>
                <draw:g>
                  <svg:desc>'Gold-Sensex-USD'.A2:'Gold-Sensex-USD'.A41</svg:desc>
                </draw:g>
              </table:table-cell>
              <table:table-cell office:value-type="float" office:value="0.96">
                <text:p>0.96</text:p>
                <draw:g>
                  <svg:desc>'Gold-Sensex-USD'.D2:'Gold-Sensex-USD'.D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1">
                <text:p>198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2">
                <text:p>1982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3">
                <text:p>198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4">
                <text:p>198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5">
                <text:p>1985</text:p>
              </table:table-cell>
              <table:table-cell office:value-type="float" office:value="1.82">
                <text:p>1.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6">
                <text:p>198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7">
                <text:p>1987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8">
                <text:p>1988</text:p>
              </table:table-cell>
              <table:table-cell office:value-type="float" office:value="1.51">
                <text:p>1.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9">
                <text:p>1989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0">
                <text:p>1990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1">
                <text:p>1991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2">
                <text:p>1992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">
                <text:p>1993</text:p>
              </table:table-cell>
              <table:table-cell office:value-type="float" office:value="5.13">
                <text:p>5.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4">
                <text:p>1994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5">
                <text:p>199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6">
                <text:p>1996</text:p>
              </table:table-cell>
              <table:table-cell office:value-type="float" office:value="7.42">
                <text:p>7.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7">
                <text:p>1997</text:p>
              </table:table-cell>
              <table:table-cell office:value-type="float" office:value="8.13">
                <text:p>8.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8">
                <text:p>1998</text:p>
              </table:table-cell>
              <table:table-cell office:value-type="float" office:value="9.91">
                <text:p>9.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9">
                <text:p>1999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10.59">
                <text:p>10.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1">
                <text:p>2001</text:p>
              </table:table-cell>
              <table:table-cell office:value-type="float" office:value="8.18">
                <text:p>8.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2">
                <text:p>2002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3">
                <text:p>2003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4">
                <text:p>2004</text:p>
              </table:table-cell>
              <table:table-cell office:value-type="float" office:value="9.67">
                <text:p>9.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5">
                <text:p>2005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6">
                <text:p>2006</text:p>
              </table:table-cell>
              <table:table-cell office:value-type="float" office:value="14.34">
                <text:p>14.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7">
                <text:p>2007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8">
                <text:p>2008</text:p>
              </table:table-cell>
              <table:table-cell office:value-type="float" office:value="13.83">
                <text:p>13.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9">
                <text:p>2009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10">
                <text:p>2010</text:p>
              </table:table-cell>
              <table:table-cell office:value-type="float" office:value="9.49">
                <text:p>9.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1">
                <text:p>2011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12">
                <text:p>2012</text:p>
              </table:table-cell>
              <table:table-cell office:value-type="float" office:value="5.58">
                <text:p>5.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3">
                <text:p>2013</text:p>
              </table:table-cell>
              <table:table-cell office:value-type="float" office:value="6.59">
                <text:p>6.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4">
                <text:p>20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5">
                <text:p>2015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6">
                <text:p>2016</text:p>
              </table:table-cell>
              <table:table-cell office:value-type="float" office:value="8.95">
                <text:p>8.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17">
                <text:p>2017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8">
                <text:p>2018</text:p>
              </table:table-cell>
              <table:table-cell office:value-type="float" office:value="11.14">
                <text:p>11.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9">
                <text:p>2019</text:p>
              </table:table-cell>
              <table:table-cell office:value-type="float" office:value="11.85">
                <text:p>11.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 chart:regression-type="exponential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regression-type="exponential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bottom" svg:x="3.77cm" svg:y="8.217cm" style:legend-expansion="wide" chart:style-name="ch2"/>
        <chart:plot-area chart:style-name="ch3" table:cell-range-address="'Gold-Sensex-INR'.A2:'Gold-Sensex-INR'.A41 'Gold-Sensex-INR'.C1:'Gold-Sensex-INR'.C41" chart:data-source-has-labels="row" svg:x="0.77cm" svg:y="0.855cm" svg:width="14.59cm" svg:height="6.762cm">
          <chartooo:coordinate-region svg:x="1.948cm" svg:y="1.054cm" svg:width="13.041cm" svg:height="5.9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old-Sensex-INR'.C2:'Gold-Sensex-INR'.C41" chart:label-cell-address="'Gold-Sensex-INR'.C1:'Gold-Sensex-INR'.C1" chart:class="chart:scatter">
            <chart:domain table:cell-range-address="'Gold-Sensex-INR'.A2:'Gold-Sensex-INR'.A41"/>
            <chart:regression-curve chart:style-name="ch7"/>
            <chart:data-point chart:repeated="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nsex (INR)</text:p>
                <draw:g>
                  <svg:desc>'Gold-Sensex-INR'.C1:'Gold-Sensex-INR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0">
                <text:p>1980</text:p>
                <draw:g>
                  <svg:desc>'Gold-Sensex-INR'.A2:'Gold-Sensex-INR'.A41</svg:desc>
                </draw:g>
              </table:table-cell>
              <table:table-cell office:value-type="float" office:value="127.25">
                <text:p>127.25</text:p>
                <draw:g>
                  <svg:desc>'Gold-Sensex-INR'.C2:'Gold-Sensex-INR'.C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1">
                <text:p>1981</text:p>
              </table:table-cell>
              <table:table-cell office:value-type="float" office:value="186.29">
                <text:p>186.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2">
                <text:p>1982</text:p>
              </table:table-cell>
              <table:table-cell office:value-type="float" office:value="225.9">
                <text:p>225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3">
                <text:p>1983</text:p>
              </table:table-cell>
              <table:table-cell office:value-type="float" office:value="214.16">
                <text:p>214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4">
                <text:p>1984</text:p>
              </table:table-cell>
              <table:table-cell office:value-type="float" office:value="235.27">
                <text:p>235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5">
                <text:p>1985</text:p>
              </table:table-cell>
              <table:table-cell office:value-type="float" office:value="386.95">
                <text:p>386.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6">
                <text:p>1986</text:p>
              </table:table-cell>
              <table:table-cell office:value-type="float" office:value="598.53">
                <text:p>598.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7">
                <text:p>1987</text:p>
              </table:table-cell>
              <table:table-cell office:value-type="float" office:value="479.87">
                <text:p>479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8">
                <text:p>1988</text:p>
              </table:table-cell>
              <table:table-cell office:value-type="float" office:value="471.5">
                <text:p>471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9">
                <text:p>1989</text:p>
              </table:table-cell>
              <table:table-cell office:value-type="float" office:value="780.36">
                <text:p>780.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0">
                <text:p>1990</text:p>
              </table:table-cell>
              <table:table-cell office:value-type="float" office:value="795.13">
                <text:p>795.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1">
                <text:p>1991</text:p>
              </table:table-cell>
              <table:table-cell office:value-type="float" office:value="1235.11">
                <text:p>1235.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2">
                <text:p>1992</text:p>
              </table:table-cell>
              <table:table-cell office:value-type="float" office:value="3887.72">
                <text:p>3887.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">
                <text:p>1993</text:p>
              </table:table-cell>
              <table:table-cell office:value-type="float" office:value="2122.3">
                <text:p>2122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4">
                <text:p>1994</text:p>
              </table:table-cell>
              <table:table-cell office:value-type="float" office:value="3746.1">
                <text:p>3746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5">
                <text:p>1995</text:p>
              </table:table-cell>
              <table:table-cell office:value-type="float" office:value="3133.28">
                <text:p>3133.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6">
                <text:p>1996</text:p>
              </table:table-cell>
              <table:table-cell office:value-type="float" office:value="3826.72">
                <text:p>3826.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7">
                <text:p>1997</text:p>
              </table:table-cell>
              <table:table-cell office:value-type="float" office:value="3841.11">
                <text:p>384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8">
                <text:p>1998</text:p>
              </table:table-cell>
              <table:table-cell office:value-type="float" office:value="4006.81">
                <text:p>4006.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9">
                <text:p>1999</text:p>
              </table:table-cell>
              <table:table-cell office:value-type="float" office:value="3325.69">
                <text:p>3325.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4657.55">
                <text:p>4657.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1">
                <text:p>2001</text:p>
              </table:table-cell>
              <table:table-cell office:value-type="float" office:value="3519.16">
                <text:p>3519.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2">
                <text:p>2002</text:p>
              </table:table-cell>
              <table:table-cell office:value-type="float" office:value="3338.16">
                <text:p>3338.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3">
                <text:p>2003</text:p>
              </table:table-cell>
              <table:table-cell office:value-type="float" office:value="2959.79">
                <text:p>2959.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4">
                <text:p>2004</text:p>
              </table:table-cell>
              <table:table-cell office:value-type="float" office:value="5655.09">
                <text:p>5655.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5">
                <text:p>2005</text:p>
              </table:table-cell>
              <table:table-cell office:value-type="float" office:value="6154.44">
                <text:p>6154.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6">
                <text:p>2006</text:p>
              </table:table-cell>
              <table:table-cell office:value-type="float" office:value="12042.56">
                <text:p>12042.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7">
                <text:p>2007</text:p>
              </table:table-cell>
              <table:table-cell office:value-type="float" office:value="13872.37">
                <text:p>13872.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8">
                <text:p>2008</text:p>
              </table:table-cell>
              <table:table-cell office:value-type="float" office:value="17287.31">
                <text:p>17287.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9">
                <text:p>2009</text:p>
              </table:table-cell>
              <table:table-cell office:value-type="float" office:value="11403.25">
                <text:p>11403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10">
                <text:p>2010</text:p>
              </table:table-cell>
              <table:table-cell office:value-type="float" office:value="17558.71">
                <text:p>17558.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1">
                <text:p>2011</text:p>
              </table:table-cell>
              <table:table-cell office:value-type="float" office:value="19135.96">
                <text:p>19135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12">
                <text:p>2012</text:p>
              </table:table-cell>
              <table:table-cell office:value-type="float" office:value="17318.81">
                <text:p>17318.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3">
                <text:p>2013</text:p>
              </table:table-cell>
              <table:table-cell office:value-type="float" office:value="19504.18">
                <text:p>19504.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4">
                <text:p>2014</text:p>
              </table:table-cell>
              <table:table-cell office:value-type="float" office:value="22417.8">
                <text:p>22417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5">
                <text:p>2015</text:p>
              </table:table-cell>
              <table:table-cell office:value-type="float" office:value="27011.31">
                <text:p>27011.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6">
                <text:p>2016</text:p>
              </table:table-cell>
              <table:table-cell office:value-type="float" office:value="25606.62">
                <text:p>25606.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17">
                <text:p>2017</text:p>
              </table:table-cell>
              <table:table-cell office:value-type="float" office:value="29918.4">
                <text:p>29918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8">
                <text:p>2018</text:p>
              </table:table-cell>
              <table:table-cell office:value-type="float" office:value="35160.36">
                <text:p>35160.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9">
                <text:p>2019</text:p>
              </table:table-cell>
              <table:table-cell office:value-type="float" office:value="41000">
                <text:p>410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534cm" svg:height="12.675cm" xlink:href=".." xlink:type="simple" chart:class="chart:scatter" chart:style-name="ch1">
        <chart:legend chart:legend-position="bottom" svg:x="6.164cm" svg:y="11.866cm" style:legend-expansion="wide" chart:style-name="ch2"/>
        <chart:plot-area chart:style-name="ch3" table:cell-range-address="population.A2:population.A40 population.E1:population.F40" chart:data-source-has-labels="row" svg:x="0.9cm" svg:y="1.147cm" svg:width="20.734cm" svg:height="10.046cm">
          <chartooo:coordinate-region svg:x="1.707cm" svg:y="1.359cm" svg:width="19.555cm" svg:height="9.1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pulation.E2:population.E40" chart:label-cell-address="population.E1:population.E1" chart:class="chart:scatter">
            <chart:domain table:cell-range-address="population.A2:population.A40"/>
            <chart:data-point chart:repeated="39"/>
          </chart:series>
          <chart:series chart:style-name="ch7" chart:values-cell-range-address="population.F2:population.F40" chart:label-cell-address="population.F1:population.F1" chart:class="chart:scatter">
            <chart:data-point chart:repeated="3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rmalized Population</text:p>
                <draw:g>
                  <svg:desc>population.E1:population.E1</svg:desc>
                </draw:g>
              </table:table-cell>
              <table:table-cell office:value-type="string">
                <text:p>Normalized Sensex (1g Gold)</text:p>
                <draw:g>
                  <svg:desc>population.F1:populati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81">
                <text:p>1981</text:p>
                <draw:g>
                  <svg:desc>population.A2:population.A40</svg:desc>
                </draw:g>
              </table:table-cell>
              <table:table-cell office:value-type="float" office:value="36.24">
                <text:p>36.24</text:p>
                <draw:g>
                  <svg:desc>population.E2:population.E40</svg:desc>
                </draw:g>
              </table:table-cell>
              <table:table-cell office:value-type="float" office:value="7.18">
                <text:p>7.18</text:p>
                <draw:g>
                  <svg:desc>population.F2:population.F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2">
                <text:p>1982</text:p>
              </table:table-cell>
              <table:table-cell office:value-type="float" office:value="37.55">
                <text:p>37.55</text:p>
              </table:table-cell>
              <table:table-cell office:value-type="float" office:value="9.55">
                <text:p>9.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3">
                <text:p>1983</text:p>
              </table:table-cell>
              <table:table-cell office:value-type="float" office:value="38.87">
                <text:p>38.8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4">
                <text:p>1984</text:p>
              </table:table-cell>
              <table:table-cell office:value-type="float" office:value="40.22">
                <text:p>40.22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5">
                <text:p>1985</text:p>
              </table:table-cell>
              <table:table-cell office:value-type="float" office:value="41.58">
                <text:p>41.58</text:p>
              </table:table-cell>
              <table:table-cell office:value-type="float" office:value="12.69">
                <text:p>12.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6">
                <text:p>1986</text:p>
              </table:table-cell>
              <table:table-cell office:value-type="float" office:value="42.96">
                <text:p>42.96</text:p>
              </table:table-cell>
              <table:table-cell office:value-type="float" office:value="19.53">
                <text:p>19.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7">
                <text:p>1987</text:p>
              </table:table-cell>
              <table:table-cell office:value-type="float" office:value="44.35">
                <text:p>44.35</text:p>
              </table:table-cell>
              <table:table-cell office:value-type="float" office:value="13.04">
                <text:p>13.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8">
                <text:p>1988</text:p>
              </table:table-cell>
              <table:table-cell office:value-type="float" office:value="45.75">
                <text:p>45.75</text:p>
              </table:table-cell>
              <table:table-cell office:value-type="float" office:value="10.53">
                <text:p>10.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9">
                <text:p>1989</text:p>
              </table:table-cell>
              <table:table-cell office:value-type="float" office:value="47.17">
                <text:p>47.17</text:p>
              </table:table-cell>
              <table:table-cell office:value-type="float" office:value="17.36">
                <text:p>17.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0">
                <text:p>1990</text:p>
              </table:table-cell>
              <table:table-cell office:value-type="float" office:value="48.59">
                <text:p>48.59</text:p>
              </table:table-cell>
              <table:table-cell office:value-type="float" office:value="17.29">
                <text:p>17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1">
                <text:p>1991</text:p>
              </table:table-cell>
              <table:table-cell office:value-type="float" office:value="50.01">
                <text:p>50.01</text:p>
              </table:table-cell>
              <table:table-cell office:value-type="float" office:value="24.83">
                <text:p>24.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2">
                <text:p>1992</text:p>
              </table:table-cell>
              <table:table-cell office:value-type="float" office:value="51.43">
                <text:p>51.43</text:p>
              </table:table-cell>
              <table:table-cell office:value-type="float" office:value="62.41">
                <text:p>62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3">
                <text:p>1993</text:p>
              </table:table-cell>
              <table:table-cell office:value-type="float" office:value="52.86">
                <text:p>52.86</text:p>
              </table:table-cell>
              <table:table-cell office:value-type="float" office:value="35.77">
                <text:p>35.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4">
                <text:p>1994</text:p>
              </table:table-cell>
              <table:table-cell office:value-type="float" office:value="54.28">
                <text:p>54.28</text:p>
              </table:table-cell>
              <table:table-cell office:value-type="float" office:value="56.83">
                <text:p>56.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5">
                <text:p>1995</text:p>
              </table:table-cell>
              <table:table-cell office:value-type="float" office:value="55.71">
                <text:p>55.71</text:p>
              </table:table-cell>
              <table:table-cell office:value-type="float" office:value="46.72">
                <text:p>46.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6">
                <text:p>1996</text:p>
              </table:table-cell>
              <table:table-cell office:value-type="float" office:value="57.12">
                <text:p>57.12</text:p>
              </table:table-cell>
              <table:table-cell office:value-type="float" office:value="51.74">
                <text:p>51.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7">
                <text:p>1997</text:p>
              </table:table-cell>
              <table:table-cell office:value-type="float" office:value="58.54">
                <text:p>58.54</text:p>
              </table:table-cell>
              <table:table-cell office:value-type="float" office:value="56.69">
                <text:p>56.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8">
                <text:p>1998</text:p>
              </table:table-cell>
              <table:table-cell office:value-type="float" office:value="59.94">
                <text:p>59.94</text:p>
              </table:table-cell>
              <table:table-cell office:value-type="float" office:value="69.11">
                <text:p>69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9">
                <text:p>1999</text:p>
              </table:table-cell>
              <table:table-cell office:value-type="float" office:value="61.34">
                <text:p>61.34</text:p>
              </table:table-cell>
              <table:table-cell office:value-type="float" office:value="54.74">
                <text:p>54.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0">
                <text:p>2000</text:p>
              </table:table-cell>
              <table:table-cell office:value-type="float" office:value="62.72">
                <text:p>62.72</text:p>
              </table:table-cell>
              <table:table-cell office:value-type="float" office:value="73.85">
                <text:p>73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1">
                <text:p>2001</text:p>
              </table:table-cell>
              <table:table-cell office:value-type="float" office:value="64.1">
                <text:p>64.1</text:p>
              </table:table-cell>
              <table:table-cell office:value-type="float" office:value="57.04">
                <text:p>57.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2">
                <text:p>2002</text:p>
              </table:table-cell>
              <table:table-cell office:value-type="float" office:value="65.46">
                <text:p>65.46</text:p>
              </table:table-cell>
              <table:table-cell office:value-type="float" office:value="46.65">
                <text:p>46.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3">
                <text:p>2003</text:p>
              </table:table-cell>
              <table:table-cell office:value-type="float" office:value="66.81">
                <text:p>66.81</text:p>
              </table:table-cell>
              <table:table-cell office:value-type="float" office:value="36.89">
                <text:p>36.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4">
                <text:p>2004</text:p>
              </table:table-cell>
              <table:table-cell office:value-type="float" office:value="68.15">
                <text:p>68.15</text:p>
              </table:table-cell>
              <table:table-cell office:value-type="float" office:value="67.43">
                <text:p>67.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5">
                <text:p>2005</text:p>
              </table:table-cell>
              <table:table-cell office:value-type="float" office:value="69.49">
                <text:p>69.49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6">
                <text:p>2006</text:p>
              </table:table-cell>
              <table:table-cell office:value-type="float" office:value="70.82">
                <text:p>70.8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7">
                <text:p>2007</text:p>
              </table:table-cell>
              <table:table-cell office:value-type="float" office:value="69.01">
                <text:p>69.01</text:p>
              </table:table-cell>
              <table:table-cell office:value-type="float" office:value="89.54">
                <text:p>89.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8">
                <text:p>2008</text:p>
              </table:table-cell>
              <table:table-cell office:value-type="float" office:value="70.28">
                <text:p>70.28</text:p>
              </table:table-cell>
              <table:table-cell office:value-type="float" office:value="96.44">
                <text:p>96.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9">
                <text:p>2009</text:p>
              </table:table-cell>
              <table:table-cell office:value-type="float" office:value="71.54">
                <text:p>71.54</text:p>
              </table:table-cell>
              <table:table-cell office:value-type="float" office:value="54.81">
                <text:p>54.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10">
                <text:p>2010</text:p>
              </table:table-cell>
              <table:table-cell office:value-type="float" office:value="72.79">
                <text:p>72.79</text:p>
              </table:table-cell>
              <table:table-cell office:value-type="float" office:value="66.18">
                <text:p>66.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11">
                <text:p>2011</text:p>
              </table:table-cell>
              <table:table-cell office:value-type="float" office:value="74.01">
                <text:p>74.01</text:p>
              </table:table-cell>
              <table:table-cell office:value-type="float" office:value="50.56">
                <text:p>50.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12">
                <text:p>2012</text:p>
              </table:table-cell>
              <table:table-cell office:value-type="float" office:value="75.2">
                <text:p>75.2</text:p>
              </table:table-cell>
              <table:table-cell office:value-type="float" office:value="38.91">
                <text:p>38.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13">
                <text:p>2013</text:p>
              </table:table-cell>
              <table:table-cell office:value-type="float" office:value="76.31">
                <text:p>76.31</text:p>
              </table:table-cell>
              <table:table-cell office:value-type="float" office:value="45.96">
                <text:p>45.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14">
                <text:p>2014</text:p>
              </table:table-cell>
              <table:table-cell office:value-type="float" office:value="76.83">
                <text:p>76.83</text:p>
              </table:table-cell>
              <table:table-cell office:value-type="float" office:value="55.79">
                <text:p>55.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15">
                <text:p>2015</text:p>
              </table:table-cell>
              <table:table-cell office:value-type="float" office:value="78.83">
                <text:p>78.83</text:p>
              </table:table-cell>
              <table:table-cell office:value-type="float" office:value="71.48">
                <text:p>71.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16">
                <text:p>2016</text:p>
              </table:table-cell>
              <table:table-cell office:value-type="float" office:value="80">
                <text:p>80</text:p>
              </table:table-cell>
              <table:table-cell office:value-type="float" office:value="62.41">
                <text:p>62.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17">
                <text:p>2017</text:p>
              </table:table-cell>
              <table:table-cell office:value-type="float" office:value="80">
                <text:p>80</text:p>
              </table:table-cell>
              <table:table-cell office:value-type="float" office:value="70.29">
                <text:p>70.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18">
                <text:p>2018</text:p>
              </table:table-cell>
              <table:table-cell office:value-type="float" office:value="80">
                <text:p>80</text:p>
              </table:table-cell>
              <table:table-cell office:value-type="float" office:value="77.68">
                <text:p>77.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19">
                <text:p>2019</text:p>
              </table:table-cell>
              <table:table-cell office:value-type="float" office:value="80">
                <text:p>80</text:p>
              </table:table-cell>
              <table:table-cell office:value-type="float" office:value="82.64">
                <text:p>82.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